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4000000040644A1834A8B3CFB9.png" manifest:media-type="image/png"/>
  <manifest:file-entry manifest:full-path="Pictures/10000201000000400000004037D68DFED25616A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68.75pt"/>
    </style:style>
    <style:style style:name="co3" style:family="table-column">
      <style:table-column-properties fo:break-before="auto" style:column-width="332.65pt"/>
    </style:style>
    <style:style style:name="co4" style:family="table-column">
      <style:table-column-properties fo:break-before="auto" style:column-width="220.85pt"/>
    </style:style>
    <style:style style:name="co5" style:family="table-column">
      <style:table-column-properties fo:break-before="auto" style:column-width="93.06pt"/>
    </style:style>
    <style:style style:name="co6" style:family="table-column">
      <style:table-column-properties fo:break-before="auto" style:column-width="97.26pt"/>
    </style:style>
    <style:style style:name="co7" style:family="table-column">
      <style:table-column-properties fo:break-before="auto" style:column-width="99.35pt"/>
    </style:style>
    <style:style style:name="co8" style:family="table-column">
      <style:table-column-properties fo:break-before="auto" style:column-width="112.51pt"/>
    </style:style>
    <style:style style:name="co9" style:family="table-column">
      <style:table-column-properties fo:break-before="auto" style:column-width="197.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1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7" style:family="table-cell" style:parent-style-name="Default" style:data-style-name="N128">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8" style:family="table-cell" style:parent-style-name="Default" style:data-style-name="N129">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9"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0" style:family="table-cell" style:parent-style-name="Default" style:data-style-name="N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data-style-name="N125">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3"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 style:family="table-cell" style:parent-style-name="Default" style:data-style-name="N126">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text-shadow="none" style:font-name="Montserrat" fo:font-size="11pt" fo:font-weight="normal" style:text-underline-style="none" style:text-underline-color="font-color" style:text-line-through-type="none" fo:font-style="normal" style:text-outline="false" style:text-position="0% 100%" fo:color="#000000" style:font-name-complex="Montserrat"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Présentation de ce fichier</text:p>
          </table:table-cell>
          <table:table-cell table:style-name="ce3" table:number-columns-repeated="7"/>
          <table:table-cell table:number-columns-repeated="1016"/>
        </table:table-row>
        <table:table-row table:style-name="ro1">
          <table:table-cell table:style-name="ce2" office:value-type="string" calcext:value-type="string">
            <text:p><text:span text:style-name="T1">La feuille "base" recense l'ensemble des articles publiés sur le site uneiaparjour.fr avec les éléments suivants : </text:span></text:p>
          </table:table-cell>
          <table:table-cell table:style-name="ce3" table:number-columns-repeated="7"/>
          <table:table-cell table:number-columns-repeated="1016"/>
        </table:table-row>
        <table:table-row table:style-name="ro1">
          <table:table-cell table:style-name="ce2" office:value-type="string" calcext:value-type="string">
            <text:p>titre / description / URL sur le site / jusqu'à 6 catégories utilisées / date de publication.</text:p>
          </table:table-cell>
          <table:table-cell table:style-name="ce3" table:number-columns-repeated="7"/>
          <table:table-cell table:number-columns-repeated="1016"/>
        </table:table-row>
        <table:table-row table:style-name="ro1">
          <table:table-cell table:style-name="ce3" table:number-columns-repeated="8"/>
          <table:table-cell table:number-columns-repeated="1016"/>
        </table:table-row>
        <table:table-row table:style-name="ro1">
          <table:table-cell table:style-name="ce2" office:value-type="string" calcext:value-type="string">
            <text:p>Dernière mise à jour le 24/04/2025 avec 800 outils recensés.</text:p>
          </table:table-cell>
          <table:table-cell table:style-name="ce3" table:number-columns-repeated="7"/>
          <table:table-cell table:number-columns-repeated="1016"/>
        </table:table-row>
        <table:table-row table:style-name="ro1">
          <table:table-cell table:style-name="ce3"/>
          <table:table-cell table:style-name="ce3">
            <draw:frame table:end-cell-address="Note.B7" table:end-x="41.98pt" table:end-y="13.49pt" draw:z-index="0" draw:name="image1.png" draw:style-name="gr1" draw:text-style-name="P1" svg:width="17.23pt" svg:height="17.23pt" svg:x="24.75pt" svg:y="11.99pt">
              <draw:image xlink:href="Pictures/10000201000000400000004037D68DFED25616AE.png" xlink:type="simple" xlink:show="embed" xlink:actuate="onLoad">
                <text:p/>
              </draw:image>
            </draw:frame>
            <draw:frame table:end-cell-address="Note.B7" table:end-x="62.25pt" table:end-y="13.49pt" draw:z-index="1" draw:name="image2.png" draw:style-name="gr1" draw:text-style-name="P1" svg:width="17.23pt" svg:height="17.23pt" svg:x="45.01pt" svg:y="11.99pt">
              <draw:image xlink:href="Pictures/100002010000004000000040644A1834A8B3CFB9.png" xlink:type="simple" xlink:show="embed" xlink:actuate="onLoad">
                <text:p/>
              </draw:image>
            </draw:frame>
          </table:table-cell>
          <table:table-cell table:style-name="ce3" table:number-columns-repeated="6"/>
          <table:table-cell table:number-columns-repeated="1016"/>
        </table:table-row>
        <table:table-row table:style-name="ro1">
          <table:table-cell table:style-name="ce1" office:value-type="string" calcext:value-type="string">
            <text:p>Licence CC BY 4.0</text:p>
          </table:table-cell>
          <table:table-cell table:style-name="ce1"/>
          <table:table-cell table:style-name="ce3" table:number-columns-repeated="6"/>
          <table:table-cell table:number-columns-repeated="1016"/>
        </table:table-row>
        <table:table-row table:style-name="ro1">
          <table:table-cell table:style-name="ce2" office:value-type="string" calcext:value-type="string">
            <text:p>Cette base est mise à disposition sous licence Creative Commons CC BY. </text:p>
          </table:table-cell>
          <table:table-cell table:style-name="ce3" table:number-columns-repeated="7"/>
          <table:table-cell table:number-columns-repeated="1016"/>
        </table:table-row>
        <table:table-row table:style-name="ro1">
          <table:table-cell table:style-name="ce2" office:value-type="string" calcext:value-type="string">
            <text:p>Pour citer ce document : #uneIAparjour par Bertrand Formet est sous licence CC BY 4.0</text:p>
          </table:table-cell>
          <table:table-cell table:style-name="ce3" table:number-columns-repeated="7"/>
          <table:table-cell table:number-columns-repeated="1016"/>
        </table:table-row>
        <table:table-row table:style-name="ro1" table:number-rows-repeated="2">
          <table:table-cell table:style-name="ce3" table:number-columns-repeated="8"/>
          <table:table-cell table:number-columns-repeated="1016"/>
        </table:table-row>
        <table:table-row table:style-name="ro1">
          <table:table-cell table:style-name="ce1" office:value-type="string" calcext:value-type="string">
            <text:p>Contact</text:p>
          </table:table-cell>
          <table:table-cell table:style-name="ce3" table:number-columns-repeated="7"/>
          <table:table-cell table:number-columns-repeated="1016"/>
        </table:table-row>
        <table:table-row table:style-name="ro1">
          <table:table-cell table:style-name="ce2" office:value-type="string" calcext:value-type="string">
            <text:p>Bertrand Formet</text:p>
          </table:table-cell>
          <table:table-cell table:style-name="ce3" table:number-columns-repeated="7"/>
          <table:table-cell table:number-columns-repeated="1016"/>
        </table:table-row>
        <table:table-row table:style-name="ro1">
          <table:table-cell table:style-name="ce4" office:value-type="string" calcext:value-type="string">
            <text:p><text:a xlink:href="https://fr.linkedin.com/in/bertrandformet" xlink:type="simple">Linkedin</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www.facebook.com/uneIAparjour" xlink:type="simple">Facebook</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bsky.app/profile/bertrandformet.bsky.social" xlink:type="simple">Bluesky</text:a></text:p>
          </table:table-cell>
          <table:table-cell table:style-name="ce3" table:number-columns-repeated="7"/>
          <table:table-cell table:number-columns-repeated="1016"/>
        </table:table-row>
        <table:table-row table:style-name="ro1">
          <table:table-cell table:style-name="ce5" office:value-type="string" calcext:value-type="string">
            <text:p><text:a xlink:href="https://x.com/bertrandformet" xlink:type="simple">X</text:a></text:p>
          </table:table-cell>
          <table:table-cell table:style-name="ce3" table:number-columns-repeated="7"/>
          <table:table-cell table:number-columns-repeated="1016"/>
        </table:table-row>
        <table:table-row table:style-name="ro1">
          <table:table-cell table:style-name="ce4" office:value-type="string" calcext:value-type="string">
            <text:p><text:a xlink:href="mailto:uneiaparjour@gmail.com" xlink:type="simple">uneiaparjour@gmail.com</text:a></text:p>
          </table:table-cell>
          <table:table-cell table:style-name="ce3" table:number-columns-repeated="7"/>
          <table:table-cell table:number-columns-repeated="1016"/>
        </table:table-row>
        <table:table-row table:style-name="ro1">
          <table:table-cell table:style-name="ce3" table:number-columns-repeated="8"/>
          <table:table-cell table:number-columns-repeated="1016"/>
        </table:table-row>
        <table:table-row table:style-name="ro2" table:number-rows-repeated="1048556">
          <table:table-cell table:number-columns-repeated="1024"/>
        </table:table-row>
        <table:table-row table:style-name="ro2">
          <table:table-cell table:number-columns-repeated="1024"/>
        </table:table-row>
      </table:table>
      <table:table table:name="Base"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 table:number-columns-repeated="1013" table:default-cell-style-name="Default"/>
        <table:table-row table:style-name="ro1">
          <table:table-cell table:style-name="ce6" office:value-type="string" calcext:value-type="string">
            <text:p>Titre</text:p>
          </table:table-cell>
          <table:table-cell table:style-name="ce6" office:value-type="string" calcext:value-type="string">
            <text:p>Description</text:p>
          </table:table-cell>
          <table:table-cell table:style-name="ce10" office:value-type="string" calcext:value-type="string">
            <text:p><text:a xlink:href="http://uneiparjour.fr/" xlink:type="simple">URL sur uneiparjour.fr</text:a></text:p>
          </table:table-cell>
          <table:table-cell table:style-name="ce6" office:value-type="string" calcext:value-type="string">
            <text:p>Catégorie 1</text:p>
          </table:table-cell>
          <table:table-cell table:style-name="ce6" office:value-type="string" calcext:value-type="string">
            <text:p>Catégorie 2</text:p>
          </table:table-cell>
          <table:table-cell table:style-name="ce6" office:value-type="string" calcext:value-type="string">
            <text:p>Catégorie 3</text:p>
          </table:table-cell>
          <table:table-cell table:style-name="ce6" office:value-type="string" calcext:value-type="string">
            <text:p>Catégorie 4</text:p>
          </table:table-cell>
          <table:table-cell table:style-name="ce6" office:value-type="string" calcext:value-type="string">
            <text:p>Catégorie 5</text:p>
          </table:table-cell>
          <table:table-cell table:style-name="ce6" office:value-type="string" calcext:value-type="string">
            <text:p>Catégorie 6</text:p>
          </table:table-cell>
          <table:table-cell table:style-name="ce19" office:value-type="string" calcext:value-type="string">
            <text:p>Date de publication</text:p>
          </table:table-cell>
          <table:table-cell table:style-name="ce22"/>
          <table:table-cell table:style-name="ce2" table:number-columns-repeated="19"/>
          <table:table-cell table:number-columns-repeated="994"/>
        </table:table-row>
        <table:table-row table:style-name="ro1">
          <table:table-cell table:style-name="ce7" office:value-type="string" calcext:value-type="string">
            <text:p>Teach me anything</text:p>
          </table:table-cell>
          <table:table-cell table:style-name="ce7" office:value-type="string" calcext:value-type="string">
            <text:p>Teach me anything (https://tma.live/) génére une vidéo explicative à partir d'une instruction. Vidéo générée à la manière d'une présentation animée et commentée avec texte, illustrations et voix (une seule voix de femme disponible même si spécifié dans l'instruction)</text:p>
            <text:p>Une fois une vidéo générée, elle peut être interrogée dans une interface type chatbot : la réponse est générée sous forme d'une nouvelle vidéo. La durée dépend du sujet traité.</text:p>
            <text:p>Français très bien supporté, quelques accents anglophones parfois présents dans la voix et quelques superpositions.</text:p>
            <text:p>Modèle et éditeur non spécifiés (domaine enregistré en Islande), semble toutefois entraîné à rester sur des domaines éducatifs (tests sur des instructions pouvant être « problématiques » effectués : rejetés).</text:p>
            <text:p>Export mp4 et partage par copier/coller de l'url.</text:p>
            <text:p>Gratuit, sans compte et semble illimité.</text:p>
          </table:table-cell>
          <table:table-cell table:style-name="ce11" office:value-type="string" calcext:value-type="string">
            <text:p><text:a xlink:href="https://www.uneiaparjour.fr/teach-me-anything/" xlink:type="simple">https://www.uneiaparjour.fr/teach-me-anything/</text:a></text:p>
          </table:table-cell>
          <table:table-cell table:style-name="ce7" office:value-type="string" calcext:value-type="string">
            <text:p>education</text:p>
          </table:table-cell>
          <table:table-cell table:style-name="ce7" office:value-type="string" calcext:value-type="string">
            <text:p>video</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4-24" calcext:value-type="date">
            <text:p>24/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z1</text:p>
          </table:table-cell>
          <table:table-cell table:style-name="ce7" office:value-type="string" calcext:value-type="string">
            <text:p>Ez1 (https://ez1.dev) génère des applications web à partir d'une instruction (code en html, json, vite et react). Amélioration des instructions et import d'mages possibles.</text:p>
            <text:p>Export des fichiers générés ou vers Github et Netlify pour une mise en ligne.</text:p>
            <text:p>En version gratuite et sans compte, 2 modèles Gemini et 8 modèles Mistral, générations illimitées. D'autres modèles en versions payantes.</text:p>
          </table:table-cell>
          <table:table-cell table:style-name="ce8" office:value-type="string" calcext:value-type="string">
            <text:p><text:a xlink:href="https://www.uneiaparjour.fr/ez1" xlink:type="simple">https://www.uneiaparjour.fr/ez1</text:a></text:p>
          </table:table-cell>
          <table:table-cell table:style-name="ce7" office:value-type="string" calcext:value-type="string">
            <text:p>applic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4-23" calcext:value-type="date">
            <text:p>23/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agi</text:p>
          </table:table-cell>
          <table:table-cell table:style-name="ce7" office:value-type="string" calcext:value-type="string">
            <text:p>Magi (https://sand.ai/magi) génère des vidéos à partir d'une image.L'extension des vidéos générées est possible avec conservation des éléments présents dans l'image initiale et ajout à la première vidéo générée à la manière d'un film monté. Vidéos jusqu'à 10 secondes, reformulation de l'instruction et deux qualités proposées.Partage url et export mp4. 500 crédits gratuits par mois</text:p>
          </table:table-cell>
          <table:table-cell table:style-name="ce11" office:value-type="string" calcext:value-type="string">
            <text:p><text:a xlink:href="https://www.uneiaparjour.fr/magi/" xlink:type="simple">https://www.uneiaparjour.fr/magi/</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5-04-22" calcext:value-type="date">
            <text:p>22/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itnet B 1.58</text:p>
          </table:table-cell>
          <table:table-cell table:style-name="ce7" office:value-type="string" calcext:value-type="string">
            <text:p>Bitnet B 1.58 (Documentation : https://huggingface.co/microsoft/bitnet-b1.58-2B-4T et chatbot sur Huggingface : https://huggingface.co/spaces/suayptalha/Chat-with-Bitnet-b1.58-2B-4T) est un modèle de langage open source de Microsoft qui fonctionne avec 1 bit par paramètre (contre 16 ou 32 pour les autres modèles équivalents). Par cette réduction : Dans le chatbot Huggingface, plusieurs options : « rôle » donné, nombre de tokens et température. Source ...</text:p>
          </table:table-cell>
          <table:table-cell table:style-name="ce11" office:value-type="string" calcext:value-type="string">
            <text:p><text:a xlink:href="https://www.uneiaparjour.fr/bitnet-b-1-58/" xlink:type="simple">https://www.uneiaparjour.fr/bitnet-b-1-58/</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table:table-cell/>
          <table:table-cell table:style-name="ce7"/>
          <table:table-cell table:style-name="ce20" office:value-type="date" office:date-value="2025-04-21" calcext:value-type="date">
            <text:p>21/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search Bunny</text:p>
          </table:table-cell>
          <table:table-cell table:style-name="ce7" office:value-type="string" calcext:value-type="string">
            <text:p>Research Bunny (https://www.researchbunny.com) est un moteur de recherche d'articles scientifiques. Les recherches s'effectuent via 25 catégories et mots-clés avec recherche avancée possible. Les articles sont présentés et résumés avec accès à la publication d'origine. Pour chaque article, une présentation audio, accessible en 12 langues, est générée. Interface en anglais, français disponible pour l'audio.En ligne avec ...</text:p>
          </table:table-cell>
          <table:table-cell table:style-name="ce11" office:value-type="string" calcext:value-type="string">
            <text:p><text:a xlink:href="https://www.uneiaparjour.fr/research-bunny/" xlink:type="simple">https://www.uneiaparjour.fr/research-bunny/</text:a></text:p>
          </table:table-cell>
          <table:table-cell table:style-name="ce7" office:value-type="string" calcext:value-type="string">
            <text:p>recherche</text:p>
          </table:table-cell>
          <table:table-cell table:style-name="ce7" office:value-type="string" calcext:value-type="string">
            <text:p>voix</text:p>
          </table:table-cell>
          <table:table-cell table:style-name="ce7" table:number-columns-repeated="2"/>
          <table:table-cell/>
          <table:table-cell table:style-name="ce7"/>
          <table:table-cell table:style-name="ce20" office:value-type="date" office:date-value="2025-04-20" calcext:value-type="date">
            <text:p>20/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goPDF</text:p>
          </table:table-cell>
          <table:table-cell table:style-name="ce7" office:value-type="string" calcext:value-type="string">
            <text:p>goPDF (https://gopdf.pro) propose le dialogue avec des fichiers pdf, chargés ou en ligne, et la génération de documents dans une interface traitement de texte et à partir de modèles. Des propositions de questions sont disponibles pour les pdf. Outils OCR, d'édition de code HTML / CSS et de capture d'écran également proposés. 200 tokens gratuits ...</text:p>
          </table:table-cell>
          <table:table-cell table:style-name="ce11" office:value-type="string" calcext:value-type="string">
            <text:p><text:a xlink:href="https://www.uneiaparjour.fr/gopdf/" xlink:type="simple">https://www.uneiaparjour.fr/gopdf/</text:a></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number-columns-repeated="2"/>
          <table:table-cell/>
          <table:table-cell table:style-name="ce7"/>
          <table:table-cell table:style-name="ce20" office:value-type="date" office:date-value="2025-04-19" calcext:value-type="date">
            <text:p>19/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GX</text:p>
          </table:table-cell>
          <table:table-cell table:style-name="ce7" office:value-type="string" calcext:value-type="string">
            <text:p>MGX (https://mgx.dev) génère des applications, présentations et sites web à partir d'instructions. Des « agents » spécialisés sont déployés en équipe selon les tâches &amp;#8211; chef de projet, développeur, chef de produit, architecte et analyste data &amp;#8211; pour générer des pages de code en React, JavaScript et Tailwind CSS. Les agents peuvent être questionnés et générer en ...</text:p>
          </table:table-cell>
          <table:table-cell table:style-name="ce11" office:value-type="string" calcext:value-type="string">
            <text:p><text:a xlink:href="https://www.uneiaparjour.fr/mgx/" xlink:type="simple">https://www.uneiaparjour.fr/mgx/</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4-18" calcext:value-type="date">
            <text:p>18/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Veo 2</text:p>
          </table:table-cell>
          <table:table-cell table:style-name="ce7" office:value-type="string" calcext:value-type="string">
            <text:p>Veo 2, le modèle de génération de vidéos de Google, est disponible dans le Google ai Studio (https://aistudio.google.com/generate-video). Ajout d'image de référence, résolution 720p, formats 16/9 et 9/16, durée jusqu'à 8 secondes et prompt négatif disponibles (nombre d'images par secondes et autres résolutions annoncés). Export mp4 ou google drive.Gratuit avec 5 générations par jour. Source ...</text:p>
          </table:table-cell>
          <table:table-cell table:style-name="ce11" office:value-type="string" calcext:value-type="string">
            <text:p><text:a xlink:href="https://www.uneiaparjour.fr/veo-2/" xlink:type="simple">https://www.uneiaparjour.fr/veo-2/</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5-04-17" calcext:value-type="date">
            <text:p>17/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Younet</text:p>
          </table:table-cell>
          <table:table-cell table:style-name="ce7" office:value-type="string" calcext:value-type="string">
            <text:p>Younet (https://younet.ai) crée des chatbots à partir d'un questionnaire renseigné pas à pas par l'utilisateur. Par ces choix, Younet va générer la configuration éditable du chatbot qui pourra être augmenté par des sources externes (site, documents, questions / réponses...). Différents modes de partage public, restreint avec lien ou par courriel, intégration à un site ou ...</text:p>
          </table:table-cell>
          <table:table-cell table:style-name="ce11" office:value-type="string" calcext:value-type="string">
            <text:p><text:a xlink:href="https://www.uneiaparjour.fr/younet/" xlink:type="simple">https://www.uneiaparjour.fr/younet/</text:a></text:p>
          </table:table-cell>
          <table:table-cell table:style-name="ce7" office:value-type="string" calcext:value-type="string">
            <text:p>chatbot</text:p>
          </table:table-cell>
          <table:table-cell table:style-name="ce7" table:number-columns-repeated="3"/>
          <table:table-cell/>
          <table:table-cell table:style-name="ce7"/>
          <table:table-cell table:style-name="ce20" office:value-type="date" office:date-value="2025-04-16" calcext:value-type="date">
            <text:p>16/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ider</text:p>
          </table:table-cell>
          <table:table-cell table:style-name="ce7" office:value-type="string" calcext:value-type="string">
            <text:p>Sider (https://sider.ai) regroupe des outils de génération multiples : chatbot, recherche et recherche approfondie avec accès à la littérature scientifique (outil « Wisebase »), génération d'images avec outils de retouche, résumé de vidéos Youtube, analyse de documents... Pour la génération de texte, le modèle « Sider fusion » choisit le modèle le plus adapté à l'instruction. Disponible dans différents ...</text:p>
          </table:table-cell>
          <table:table-cell table:style-name="ce11" office:value-type="string" calcext:value-type="string">
            <text:p><text:a xlink:href="https://www.uneiaparjour.fr/sider/" xlink:type="simple">https://www.uneiaparjour.fr/sider/</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recherche</text:p>
          </table:table-cell>
          <table:table-cell/>
          <table:table-cell table:style-name="ce7"/>
          <table:table-cell table:style-name="ce20" office:value-type="date" office:date-value="2025-04-15" calcext:value-type="date">
            <text:p>15/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lexbot de Perplexity</text:p>
          </table:table-cell>
          <table:table-cell table:style-name="ce7" office:value-type="string" calcext:value-type="string">
            <text:p>Plexbot (t.me/askplexbot) est le chatbot Telegram de Perplexity Les documents sont acceptés et un mode « pro » est activable via la commande  » /pro  » pour des réponses qui semblent plus développées.Mémoire des 10 messages précédents. Le chatbot peut être inclus dans une conversation externe via @askplexbot (non testé). Gratuit, sans compte (hors compte Telegram) et ...</text:p>
          </table:table-cell>
          <table:table-cell table:style-name="ce11" office:value-type="string" calcext:value-type="string">
            <text:p><text:a xlink:href="https://www.uneiaparjour.fr/plexbot-de-perplexity/" xlink:type="simple">https://www.uneiaparjour.fr/plexbot-de-perplexity/</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sans compte</text:p>
          </table:table-cell>
          <table:table-cell/>
          <table:table-cell table:style-name="ce7"/>
          <table:table-cell table:style-name="ce20" office:value-type="date" office:date-value="2025-04-14" calcext:value-type="date">
            <text:p>14/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latedAI</text:p>
          </table:table-cell>
          <table:table-cell table:style-name="ce7" office:value-type="string" calcext:value-type="string">
            <text:p>RelatedAI (https://relatedai.chat) est un chatbot texte avec historique des conversations qui intègre 10 modèles de langage : Gemini 2 Flash, GPT 3.5, 4o mini et 4o, Command R et R+, Claude 3 Haiku et 3.5 Sonnet, Mistral 7B et 8x7B. Gratuit et illimité avec compte.</text:p>
          </table:table-cell>
          <table:table-cell table:style-name="ce11" office:value-type="string" calcext:value-type="string">
            <text:p><text:a xlink:href="https://www.uneiaparjour.fr/relatedai/" xlink:type="simple">https://www.uneiaparjour.fr/relatedai/</text:a></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4-13" calcext:value-type="date">
            <text:p>13/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irebase studio</text:p>
          </table:table-cell>
          <table:table-cell table:style-name="ce7" office:value-type="string" calcext:value-type="string">
            <text:p>Firebase Studio de Google (https://studio.firebase.google.com/) génère des applications « no code » à partir d’instructions avec Gemini. Le code est éditable et le résultat est directement visible et testable. Des projets existants (fichiers ou dépôt GitHub, GitLab ou Bitbucket) peuvent être importés. Deux modes visuels permettent d'interagir avec le résultat généré : un mode dessin qui peut ...</text:p>
          </table:table-cell>
          <table:table-cell table:style-name="ce11" office:value-type="string" calcext:value-type="string">
            <text:p><text:a xlink:href="https://www.uneiaparjour.fr/firebase-studio/" xlink:type="simple">https://www.uneiaparjour.fr/firebase-studio/</text:a></text:p>
          </table:table-cell>
          <table:table-cell table:style-name="ce7" office:value-type="string" calcext:value-type="string">
            <text:p>application</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4-12" calcext:value-type="date">
            <text:p>12/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Hidream</text:p>
          </table:table-cell>
          <table:table-cell table:style-name="ce7" office:value-type="string" calcext:value-type="string">
            <text:p>Hidream (Modèles et documentation : https://huggingface.co/collections/HiDream-ai/hidream-i1-67f3e90dd509fed088a158b3) est un modèle de génération d'images open source disponible en trois versions dev, full et fast. Grande fidélité aux instructions de génération pendant les tests. Texte géré sur un ou quelques mots. Disponible sur des espaces Huggingface (sans compte) : &amp;#8211; Dev : https://huggingface.co/spaces/HiDream-ai/HiDream-I1-Dev et https://huggingface.co/spaces/blanchon/HiDream-ai-dev&amp;#8211; Full : https://huggingface.co/spaces/blanchon/HiDream-ai-full ...</text:p>
          </table:table-cell>
          <table:table-cell table:style-name="ce11" office:value-type="string" calcext:value-type="string">
            <text:p><text:a xlink:href="https://www.uneiaparjour.fr/hidream/" xlink:type="simple">https://www.uneiaparjour.fr/hidream/</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table:table-cell/>
          <table:table-cell table:style-name="ce7"/>
          <table:table-cell table:style-name="ce20" office:value-type="date" office:date-value="2025-04-11" calcext:value-type="date">
            <text:p>11/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ormulabot</text:p>
          </table:table-cell>
          <table:table-cell table:style-name="ce7" office:value-type="string" calcext:value-type="string">
            <text:p>Formulabot (formulabot.com) analyse des fichiers de données et accompagne la formulation de formules Excel ou Google sheet. Pour les formules via une description dans un champ de texte et pour les fichiers de données (jusqu'à 5mo pour les documents chargés et illimité pour un document Google Sheet partagé) via un chatbot. Les fichiers de données ...</text:p>
          </table:table-cell>
          <table:table-cell table:style-name="ce11" office:value-type="string" calcext:value-type="string">
            <text:p><text:a xlink:href="https://www.uneiaparjour.fr/formulabot/" xlink:type="simple">https://www.uneiaparjour.fr/formulabot/</text:a></text:p>
          </table:table-cell>
          <table:table-cell table:style-name="ce7" office:value-type="string" calcext:value-type="string">
            <text:p>données</text:p>
          </table:table-cell>
          <table:table-cell table:style-name="ce7" table:number-columns-repeated="3"/>
          <table:table-cell/>
          <table:table-cell table:style-name="ce7"/>
          <table:table-cell table:style-name="ce20" office:value-type="date" office:date-value="2025-04-10" calcext:value-type="date">
            <text:p>10/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ork</text:p>
          </table:table-cell>
          <table:table-cell table:style-name="ce7" office:value-type="string" calcext:value-type="string">
            <text:p>Rork (https://rork.app) génère des applications web et mobiles (iOS et Android) à partir d'instructions. Génération en React. Repère les erreurs et propose des corrections.Prévisualisation dans les 3 formats. Tests et déployement local possibles sur téléphone via l'application Expo Go. Hébergement de la version web sur les serveurs de Rork. 5 instructions gratuites par jour.</text:p>
          </table:table-cell>
          <table:table-cell table:style-name="ce11" office:value-type="string" calcext:value-type="string">
            <text:p><text:a xlink:href="https://www.uneiaparjour.fr/rork/" xlink:type="simple">https://www.uneiaparjour.fr/rork/</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4-09" calcext:value-type="date">
            <text:p>09/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bac</text:p>
          </table:table-cell>
          <table:table-cell table:style-name="ce7" office:value-type="string" calcext:value-type="string">
            <text:p>Chatbac (https://chatbac.fr) propose de converser avec des autrices et auteurs au programme du baccalauréat de français : Rimbaud, Ponge, Rabelais, La Bruyère, O. de Gouge, Abbé Prévost, Balzac, Colette, Corneille, Musset et N. Sarraute.Des phrases d'invite aident au lancement de la conversation centrée sur l'oeuvre au programme. Parfois quelques lenteurs et une remise à zéro ...</text:p>
          </table:table-cell>
          <table:table-cell table:style-name="ce11" office:value-type="string" calcext:value-type="string">
            <text:p><text:a xlink:href="https://www.uneiaparjour.fr/chatbac/" xlink:type="simple">https://www.uneiaparjour.fr/chatbac/</text:a></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texte</text:p>
          </table:table-cell>
          <table:table-cell/>
          <table:table-cell table:style-name="ce7"/>
          <table:table-cell table:style-name="ce20" office:value-type="date" office:date-value="2025-04-08" calcext:value-type="date">
            <text:p>08/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lama 4</text:p>
          </table:table-cell>
          <table:table-cell table:style-name="ce7" office:value-type="string" calcext:value-type="string">
            <text:p>Llama 4 (présentation sur https://www.llama.com) est le nouveau modèle de langage de Meta disponible en deux versions, Scout (démo : https://huggingface.co/spaces/openfree/Llama-4-Scout-17B-Research) et Maverick (démo : https://huggingface.co/spaces/openfree/Llama-4-Maverick-17B-Research). Ils comportent 17 milliards de paramètres et acceptent jusqu'à 10 millions de tokens.Une troisième version, Behemoth, est en préparation. Ces deux modèles utilisent la technique des « experts » coordonnés (16 ...</text:p>
          </table:table-cell>
          <table:table-cell table:style-name="ce11" office:value-type="string" calcext:value-type="string">
            <text:p><text:a xlink:href="https://www.uneiaparjour.fr/llama-4/" xlink:type="simple">https://www.uneiaparjour.fr/llama-4/</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4-07" calcext:value-type="date">
            <text:p>07/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pilot search</text:p>
          </table:table-cell>
          <table:table-cell table:style-name="ce7" office:value-type="string" calcext:value-type="string">
            <text:p>Copilot search (https://www.bing.com/copilotsearch) est le nouveau moteur de recherche IA de Microsoft : il fournit des réponses forunies en se basant sur de nombreuses sources en ligne et en illustrant sa réponse d'une vidéo (pertinente lors des différents tests). Le « raisonnement » et l'ensemble des sources sont affichables en haut de la génération. Outil conversationnel, il ...</text:p>
          </table:table-cell>
          <table:table-cell table:style-name="ce11" office:value-type="string" calcext:value-type="string">
            <text:p><text:a xlink:href="https://www.uneiaparjour.fr/copilot-search/" xlink:type="simple">https://www.uneiaparjour.fr/copilot-search/</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4-06" calcext:value-type="date">
            <text:p>06/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anus</text:p>
          </table:table-cell>
          <table:table-cell table:style-name="ce7" office:value-type="string" calcext:value-type="string">
            <text:p>Manus (https://manus.im) automatise les tâches complexes qui lui sont données via une instruction. En les décomposant et en ayant recours à une navigation internet active le cas échéant. Manus va résoudre ces tâches en direct et pas à pas. La tâche complexe peut être donnée par étapes avec proposition de Manus et validation nécessaire pour ...</text:p>
          </table:table-cell>
          <table:table-cell table:style-name="ce11" office:value-type="string" calcext:value-type="string">
            <text:p><text:a xlink:href="https://www.uneiaparjour.fr/manus/" xlink:type="simple">https://www.uneiaparjour.fr/manus/</text:a></text:p>
          </table:table-cell>
          <table:table-cell table:style-name="ce7" office:value-type="string" calcext:value-type="string">
            <text:p>application</text:p>
          </table:table-cell>
          <table:table-cell table:style-name="ce7" office:value-type="string" calcext:value-type="string">
            <text:p>automatisation</text:p>
          </table:table-cell>
          <table:table-cell table:style-name="ce7" office:value-type="string" calcext:value-type="string">
            <text:p>site web</text:p>
          </table:table-cell>
          <table:table-cell table:style-name="ce7"/>
          <table:table-cell/>
          <table:table-cell table:style-name="ce7"/>
          <table:table-cell table:style-name="ce20" office:value-type="date" office:date-value="2025-04-05" calcext:value-type="date">
            <text:p>05/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thena Edu</text:p>
          </table:table-cell>
          <table:table-cell table:style-name="ce7" office:value-type="string" calcext:value-type="string">
            <text:p>Athena Edu (https://athenaedu.ai/) accompagne la créationd e contenus pédagogiques : génération d'un plan de cours, interrogation de documents ou de vidéos, quiz, courriels, lettres... Contenu éditables et partageables via une URL. Des chatbots pour accompagner par questionnement sont disponibles et la création de chatbots personnalisés et partageables &amp;#8211; « les tuteurs » &amp;#8211; est proposée avec suivi ...</text:p>
          </table:table-cell>
          <table:table-cell table:style-name="ce11" office:value-type="string" calcext:value-type="string">
            <text:p><text:a xlink:href="https://www.uneiaparjour.fr/athena-edu/" xlink:type="simple">https://www.uneiaparjour.fr/athena-edu/</text:a></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table-cell table:style-name="ce7"/>
          <table:table-cell table:style-name="ce20" office:value-type="date" office:date-value="2025-04-04" calcext:value-type="date">
            <text:p>04/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asterymate</text:p>
          </table:table-cell>
          <table:table-cell table:style-name="ce7" office:value-type="string" calcext:value-type="string">
            <text:p>Masterymate (https://masterymate.ai/) accompagne la génération de séquences pédagogiques basées sur « l'apprentissage par projet » (Project-Base Learning cf Edubref IFE : https://eduveille.hypotheses.org/files/2019/07/Edubref-octobre-2019.pdf) à partir de trois étapes : &amp;#8211; le cadre,&amp;#8211; les activités,&amp;#8211; l'évaluation et les pistes de réflexion complémentaire. Édition manuelle ou via une instruction. La génération parfois en anglais peut être traduite par une instruction ...</text:p>
          </table:table-cell>
          <table:table-cell table:style-name="ce11" office:value-type="string" calcext:value-type="string">
            <text:p><text:a xlink:href="https://www.uneiaparjour.fr/masterymate/" xlink:type="simple">https://www.uneiaparjour.fr/masterymate/</text:a></text:p>
          </table:table-cell>
          <table:table-cell table:style-name="ce7" office:value-type="string" calcext:value-type="string">
            <text:p>éducation</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4-03" calcext:value-type="date">
            <text:p>03/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nfographics</text:p>
          </table:table-cell>
          <table:table-cell table:style-name="ce7" office:value-type="string" calcext:value-type="string">
            <text:p>Infographics (https://infographics.so/) génère des infographies simples à partir d'une instruction. 8 modèles proposés avec 3 variations de style. Création de styles et édition de tous les éléments générés. FR ok dans les instructions mais textes générés en anglais même si FR précisé. 25 générations gratuites par mois. (Source : https://fr.wikipedia.org/wiki/Pr%C3%A9histoire)</text:p>
          </table:table-cell>
          <table:table-cell table:style-name="ce11" office:value-type="string" calcext:value-type="string">
            <text:p><text:a xlink:href="https://www.uneiaparjour.fr/infographics/" xlink:type="simple">https://www.uneiaparjour.fr/infographics/</text:a></text:p>
          </table:table-cell>
          <table:table-cell table:style-name="ce7" office:value-type="string" calcext:value-type="string">
            <text:p>présentation</text:p>
          </table:table-cell>
          <table:table-cell table:style-name="ce7" table:number-columns-repeated="3"/>
          <table:table-cell/>
          <table:table-cell table:style-name="ce7"/>
          <table:table-cell table:style-name="ce20" office:value-type="date" office:date-value="2025-04-02" calcext:value-type="date">
            <text:p>02/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eta AI</text:p>
          </table:table-cell>
          <table:table-cell table:style-name="ce7" office:value-type="string" calcext:value-type="string">
            <text:p>Meta AI (WhatsApp : https://faq.whatsapp.com/2257017191175152 / Messenger : https://www.facebook.com/help/messenger-app/671966618200379 ) est l’agent conversationnel texte de Meta basé sur Llama 3.2 et intégré à WhatsApp et Messenger. Connecté au web, donne des réponses avec liens actifs parfois aléatoirement. Accessible dans les messageries via ce cercle : Intégration à Facebook et Instagram annoncée mais non disponible pendant ...</text:p>
          </table:table-cell>
          <table:table-cell table:style-name="ce11" office:value-type="string" calcext:value-type="string">
            <text:p><text:a xlink:href="https://www.uneiaparjour.fr/meta-ai/" xlink:type="simple">https://www.uneiaparjour.fr/meta-ai/</text:a></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4-01" calcext:value-type="date">
            <text:p>01/04/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eepsite</text:p>
          </table:table-cell>
          <table:table-cell table:style-name="ce7" office:value-type="string" calcext:value-type="string">
            <text:p>Deepsite (https://huggingface.co/spaces/enzostvs/deepsite) génère une page de code unique à partir d'une instruction pour créer des applications ou pages web. Le code est interprété en direct et le résultat est visible. Les interactions pour correction ou interprétation sont possibles. Basé sur le modèle Deepseek V3, le code peut être copié collé ou hébergé sur un espace ...</text:p>
          </table:table-cell>
          <table:table-cell table:style-name="ce11" office:value-type="string" calcext:value-type="string">
            <text:p><text:a xlink:href="https://www.uneiaparjour.fr/deepsite/" xlink:type="simple">https://www.uneiaparjour.fr/deepsite/</text:a></text:p>
          </table:table-cell>
          <table:table-cell table:style-name="ce7" office:value-type="string" calcext:value-type="string">
            <text:p>application</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3-31" calcext:value-type="date">
            <text:p>31/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irector</text:p>
          </table:table-cell>
          <table:table-cell table:style-name="ce7" office:value-type="string" calcext:value-type="string">
            <text:p>T2v-01 Director (https://hailuoai.video), un nouveau modèle de génération de vidéos de Haiuoai, permet le choix des mouvements de caméra dans la vidéo qui sera générée. 18 mouvements possibles, jusqu'à 3 mouvements combinables dans la même vidéo.Image to video et text to video. 100 crédits gratuits par jour (3 vidéos).</text:p>
          </table:table-cell>
          <table:table-cell table:style-name="ce11" office:value-type="string" calcext:value-type="string">
            <text:p><text:a xlink:href="https://www.uneiaparjour.fr/director/" xlink:type="simple">https://www.uneiaparjour.fr/director/</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5-03-30" calcext:value-type="date">
            <text:p>30/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Outils de Monica</text:p>
          </table:table-cell>
          <table:table-cell table:style-name="ce7" office:value-type="string" calcext:value-type="string">
            <text:p>La boîte à outils de Monica (https://monica.im/tools) &amp;#8211; dont l'extension avait déjà été décrite ici &amp;#8211; regroupe une série d'outils d'IA générative dédiés au texte, aux documents aux images, à la voix et à la vidéo. Liste dans les captures ci-dessous. Les modèles textes et images les plus utilisés sont présents et sont accessibles dans ...</text:p>
          </table:table-cell>
          <table:table-cell table:style-name="ce11" office:value-type="string" calcext:value-type="string">
            <text:p><text:a xlink:href="https://www.uneiaparjour.fr/outils-de-monica/" xlink:type="simple">https://www.uneiaparjour.fr/outils-de-monica/</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texte</text:p>
          </table:table-cell>
          <table:table-cell/>
          <table:table-cell table:style-name="ce7"/>
          <table:table-cell table:style-name="ce20" office:value-type="date" office:date-value="2025-03-29" calcext:value-type="date">
            <text:p>29/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zygraph</text:p>
          </table:table-cell>
          <table:table-cell table:style-name="ce7" office:value-type="string" calcext:value-type="string">
            <text:p>Ezygraph (https://www.ezygraph.com) génère des infographies à partir d'une URL, un article ou une instruction. Trois formats (vertical, carré ou horizontal) et catalogue de thèmes disponibles, édition possible. Export png ou jpg. 10 infographies gratuites par mois. Test depuis la page IA de Réseau Canopé : Test depuis l'article « IA générative » de Wikipedia : Test depuis ...</text:p>
          </table:table-cell>
          <table:table-cell table:style-name="ce11" office:value-type="string" calcext:value-type="string">
            <text:p><text:a xlink:href="https://www.uneiaparjour.fr/ezygraph/" xlink:type="simple">https://www.uneiaparjour.fr/ezygraph/</text:a></text:p>
          </table:table-cell>
          <table:table-cell table:style-name="ce7" office:value-type="string" calcext:value-type="string">
            <text:p>présentation</text:p>
          </table:table-cell>
          <table:table-cell table:style-name="ce7" table:number-columns-repeated="3"/>
          <table:table-cell/>
          <table:table-cell table:style-name="ce7"/>
          <table:table-cell table:style-name="ce20" office:value-type="date" office:date-value="2025-03-28" calcext:value-type="date">
            <text:p>28/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inimax audio</text:p>
          </table:table-cell>
          <table:table-cell table:style-name="ce7" office:value-type="string" calcext:value-type="string">
            <text:p>Minimax audio (https://www.minimax.io/audio) génère des textes audio à partir d'une voix paramétrable. 250 voix dont 8 « françaises », 12 langues disponibles, 9 émotions-tons et 10 paramètres ajustables. Export mp3, 4000 caractères gratuits par jour. Test « Ia générative » wikipedia : Test « Le corbeau et le renard » :</text:p>
          </table:table-cell>
          <table:table-cell table:style-name="ce11" office:value-type="string" calcext:value-type="string">
            <text:p><text:a xlink:href="https://www.uneiaparjour.fr/minimax-audio/" xlink:type="simple">https://www.uneiaparjour.fr/minimax-audio/</text:a></text:p>
          </table:table-cell>
          <table:table-cell table:style-name="ce7" office:value-type="string" calcext:value-type="string">
            <text:p>voix</text:p>
          </table:table-cell>
          <table:table-cell table:style-name="ce7" table:number-columns-repeated="3"/>
          <table:table-cell/>
          <table:table-cell table:style-name="ce7"/>
          <table:table-cell table:style-name="ce20" office:value-type="date" office:date-value="2025-03-27" calcext:value-type="date">
            <text:p>27/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reatr</text:p>
          </table:table-cell>
          <table:table-cell table:style-name="ce7" office:value-type="string" calcext:value-type="string">
            <text:p>Creatr (https://getcreatr.com) génère des pages web et des applications « no code » à partir d'instructions avec vérification du code généré en Next.js et Tailwind CSS et correction automatique éventuelle.Création d'applications intégrant ChatGPT (Claude, Deepseek et Grok annoncés), intégration à une base de données Supabase. Hébergement sur creatr et export github. 5 projets et 100 interactions par ...</text:p>
          </table:table-cell>
          <table:table-cell table:style-name="ce11" office:value-type="string" calcext:value-type="string">
            <text:p><text:a xlink:href="https://www.uneiaparjour.fr/creatr/" xlink:type="simple">https://www.uneiaparjour.fr/creatr/</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3-26" calcext:value-type="date">
            <text:p>26/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ocs</text:p>
          </table:table-cell>
          <table:table-cell table:style-name="ce7" office:value-type="string" calcext:value-type="string">
            <text:p>Docs (https://docs.numerique.gouv.fr) est un traitement de texte collaboratif avec des fonctionnalités d'IA générative : génération de texte à partir d'un texte qui fait office d'instruction, reformulation, résumé, correction, traduction, amélioration et ajout d'emojis. LLM non identifé (non connecté, base probablement datée de 2023, peut-être LLama ?). Côté traitement de texte, fonctionnalités multiples de mise en ...</text:p>
          </table:table-cell>
          <table:table-cell table:style-name="ce11" office:value-type="string" calcext:value-type="string">
            <text:p><text:a xlink:href="https://www.uneiaparjour.fr/docs/" xlink:type="simple">https://www.uneiaparjour.fr/docs/</text:a></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3-25" calcext:value-type="date">
            <text:p>25/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OpenAI FM</text:p>
          </table:table-cell>
          <table:table-cell table:style-name="ce7" office:value-type="string" calcext:value-type="string">
            <text:p>OpenAI FM (https://www.openai.fm/ et documentation : https://platform.openai.com/docs/guides/audio) est l'espace de démonstration des nouveaux modèles de génération de voix d'OpenAI, basés sur GPT 4o. Onze voix et une vingtaine de descriptions (ton, émotions, débit, etc.) disponibles par défaut, 100 langues supportées. Descriptions et textes peuvent être modifiés ou ajoutés. Téléchargement .wav et partage url. Gratuit, illimité ...</text:p>
          </table:table-cell>
          <table:table-cell table:style-name="ce11" office:value-type="string" calcext:value-type="string">
            <text:p><text:a xlink:href="https://www.uneiaparjour.fr/openai-fm/" xlink:type="simple">https://www.uneiaparjour.fr/openai-fm/</text:a></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table-cell/>
          <table:table-cell table:style-name="ce7"/>
          <table:table-cell table:style-name="ce20" office:value-type="date" office:date-value="2025-03-24" calcext:value-type="date">
            <text:p>24/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Wan 2.1</text:p>
          </table:table-cell>
          <table:table-cell table:style-name="ce7" office:value-type="string" calcext:value-type="string">
            <text:p>Wan 2.1 est un modèle de génération de vidéos open source d'Alibaba (documentation : https://github.com/Wan-Video/Wan2.1, démonstration : https://huggingface.co/spaces/Wan-AI/Wan2.1 et site dédié : https://wan.video/). Sur le site dédié, génération à partir d'une instruction, d'une image ou d'un couple d'images (début et fin), sonorisation les vidéos, amélioration d'instructions et 5 formats proposés. Temps de génération plus ou ...</text:p>
          </table:table-cell>
          <table:table-cell table:style-name="ce11" office:value-type="string" calcext:value-type="string">
            <text:p><text:a xlink:href="https://www.uneiaparjour.fr/wan-2-1/" xlink:type="simple">https://www.uneiaparjour.fr/wan-2-1/</text:a></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vidéo</text:p>
          </table:table-cell>
          <table:table-cell table:style-name="ce7"/>
          <table:table-cell/>
          <table:table-cell table:style-name="ce7"/>
          <table:table-cell table:style-name="ce20" office:value-type="date" office:date-value="2025-03-23" calcext:value-type="date">
            <text:p>23/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ve</text:p>
          </table:table-cell>
          <table:table-cell table:style-name="ce7" office:value-type="string" calcext:value-type="string">
            <text:p>Reve.art (https://preview.reve.art/) : un nouveau modèle de génération d'images qui se « cachait » depuis quelques jours à la première place de nombreux classements sous le nom de « Halfmoon » (ici sur Artificial Analysis par exemple). Génération depuis une instruction et un format.Amélioration d'instruction et seed manuel proposés. Changement d'instruction et nouvelle instruction pour amélioration d'image une fois ...</text:p>
          </table:table-cell>
          <table:table-cell table:style-name="ce11" office:value-type="string" calcext:value-type="string">
            <text:p><text:a xlink:href="https://www.uneiaparjour.fr/reve/" xlink:type="simple">https://www.uneiaparjour.fr/reve/</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3-22" calcext:value-type="date">
            <text:p>22/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magine explainers</text:p>
          </table:table-cell>
          <table:table-cell table:style-name="ce7" office:value-type="string" calcext:value-type="string">
            <text:p>Imagine explainers (https://imagineexplainers.com) génère des vidéos image, texte et voix à partir d'une instruction avec recherche internet et images possible, ou d'un document (pdf court, doc, image). Analyse des documents semble efficace, voix en FR avec néanmoins parfois retour en EN. Préférer connexion internet pour une meilleure qualité de présentation. Galerie et page de profil, ...</text:p>
          </table:table-cell>
          <table:table-cell table:style-name="ce11" office:value-type="string" calcext:value-type="string">
            <text:p><text:a xlink:href="https://www.uneiaparjour.fr/imagine-explainers/" xlink:type="simple">https://www.uneiaparjour.fr/imagine-explainers/</text:a></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vidéo</text:p>
          </table:table-cell>
          <table:table-cell table:style-name="ce7" office:value-type="string" calcext:value-type="string">
            <text:p>voix</text:p>
          </table:table-cell>
          <table:table-cell/>
          <table:table-cell table:style-name="ce7"/>
          <table:table-cell table:style-name="ce20" office:value-type="date" office:date-value="2025-03-21" calcext:value-type="date">
            <text:p>21/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Gems de Gemini</text:p>
          </table:table-cell>
          <table:table-cell table:style-name="ce7" office:value-type="string" calcext:value-type="string">
            <text:p>Les Gems de Gemini (https://gemini.google.com/gems/view) sont des assistants personnalisés, leur création est désormais possible via un compte gratuit. 5 gems déjà configurés sont proposés. Les Gems sont utilisables avec les 3 modèles disponibles : Flash 2.0, Flash 2.0 Thinking et Deep research. Une fois configuré, l'ajout de documents et d'images aux instructions est possible. Source ...</text:p>
          </table:table-cell>
          <table:table-cell table:style-name="ce11" office:value-type="string" calcext:value-type="string">
            <text:p><text:a xlink:href="https://www.uneiaparjour.fr/gems-de-gemini/" xlink:type="simple">https://www.uneiaparjour.fr/gems-de-gemini/</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2"/>
          <table:table-cell/>
          <table:table-cell table:style-name="ce7"/>
          <table:table-cell table:style-name="ce20" office:value-type="date" office:date-value="2025-03-20" calcext:value-type="date">
            <text:p>20/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mg-FX</text:p>
          </table:table-cell>
          <table:table-cell table:style-name="ce7" office:value-type="string" calcext:value-type="string">
            <text:p>Img-FX (https://img-fx.com) génère des images à partir du modèle Imagen 3 de Google.Deux autres outils sont proposés : génération d'instruction à partir d'une image et effacement d'arrière-plan. Format carré, export jpg, sans paramétrage. Gratuit, sans compte et illimité. Historique avec compte.</text:p>
          </table:table-cell>
          <table:table-cell table:style-name="ce11" office:value-type="string" calcext:value-type="string">
            <text:p><text:a xlink:href="https://www.uneiaparjour.fr/img-fx/" xlink:type="simple">https://www.uneiaparjour.fr/img-fx/</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3-19" calcext:value-type="date">
            <text:p>19/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eaGo</text:p>
          </table:table-cell>
          <table:table-cell table:style-name="ce7" office:value-type="string" calcext:value-type="string">
            <text:p>BeaGo (https://www.beago.ai/) est un chatbot IA avec fonctions de recherche connecté à internet, les réponses générée incluent des sources récentes et des images.Propose des questions et des sujets liés regroupés en un seul fil. LLM non spécifié, appli web, IOS et Android.Illimité et sans compte, avec compte : historique. Tests : IA génératives en éducation ...</text:p>
          </table:table-cell>
          <table:table-cell table:style-name="ce11" office:value-type="string" calcext:value-type="string">
            <text:p><text:a xlink:href="https://www.uneiaparjour.fr/beago/" xlink:type="simple">https://www.uneiaparjour.fr/beago/</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3-18" calcext:value-type="date">
            <text:p>18/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Kwizie</text:p>
          </table:table-cell>
          <table:table-cell table:style-name="ce7" office:value-type="string" calcext:value-type="string">
            <text:p>Kwizie (https://www.kwizie.ai) génère un quiz à partir d'une vidéo youtube, viméo ou audio enregistré (documents en version payante).Choix du nombre de questions, édition après génération, pourcentage et certificat de réussite, partage par url / qr code. Export multiple. Interface en EN, FR proposé pour la génération. 3 quiz gratuits puis 1 par semaine.</text:p>
          </table:table-cell>
          <table:table-cell table:style-name="ce11" office:value-type="string" calcext:value-type="string">
            <text:p><text:a xlink:href="https://www.uneiaparjour.fr/kwizie/" xlink:type="simple">https://www.uneiaparjour.fr/kwizie/</text:a></text:p>
          </table:table-cell>
          <table:table-cell table:style-name="ce7" office:value-type="string" calcext:value-type="string">
            <text:p>quiz et flashcards</text:p>
          </table:table-cell>
          <table:table-cell table:style-name="ce7" table:number-columns-repeated="3"/>
          <table:table-cell/>
          <table:table-cell table:style-name="ce7"/>
          <table:table-cell table:style-name="ce20" office:value-type="date" office:date-value="2025-03-17" calcext:value-type="date">
            <text:p>17/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abric</text:p>
          </table:table-cell>
          <table:table-cell table:style-name="ce7" office:value-type="string" calcext:value-type="string">
            <text:p>Fabric (https://fabric.so) réunit tout type de documents, notes IA ou écrites, captures d'écrans et sites sauvegardés dans un même lieu. Il permet : ajout d'étiquettes automatiques ou manuelles, résumés et conversations via un chatbot, recherche experte dans les documents, classement dans des dossiers, notes sur les sites et synthèse quotidienne.Applications ordinateur, smartphone et extensions navigateur. ...</text:p>
          </table:table-cell>
          <table:table-cell table:style-name="ce11" office:value-type="string" calcext:value-type="string">
            <text:p><text:a xlink:href="https://www.uneiaparjour.fr/fabric/" xlink:type="simple">https://www.uneiaparjour.fr/fabric/</text:a></text:p>
          </table:table-cell>
          <table:table-cell table:style-name="ce7" office:value-type="string" calcext:value-type="string">
            <text:p>documents</text:p>
          </table:table-cell>
          <table:table-cell table:style-name="ce7" table:number-columns-repeated="3"/>
          <table:table-cell/>
          <table:table-cell table:style-name="ce7"/>
          <table:table-cell table:style-name="ce20" office:value-type="date" office:date-value="2025-03-16" calcext:value-type="date">
            <text:p>16/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Hypernatural</text:p>
          </table:table-cell>
          <table:table-cell table:style-name="ce7" office:value-type="string" calcext:value-type="string">
            <text:p>Hypernatural (https://hypernatural.ai/) génère des vidéos avec images fixes et voix à partir d'une idée ou d'un texte. Choix de la voix, du style et du format.Édition fine disponible avant validation. Export URL ou mp4.100 crédits gratuits par mois (2 à 3 vidéos de 1 min). (Source : définition proposée dans le « Guide pour l'IA générative ...</text:p>
          </table:table-cell>
          <table:table-cell table:style-name="ce11" office:value-type="string" calcext:value-type="string">
            <text:p><text:a xlink:href="https://www.uneiaparjour.fr/hypernatural/" xlink:type="simple">https://www.uneiaparjour.fr/hypernatural/</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5-03-15" calcext:value-type="date">
            <text:p>15/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Gemini 2.0 Flash Experimental</text:p>
          </table:table-cell>
          <table:table-cell table:style-name="ce7" office:value-type="string" calcext:value-type="string">
            <text:p>Gemini 2.0 Flash Experimental est un modèle en version beta disponible sur le « Ai Studio » de Google (https://aistudio.google.com/) : multimodal, il accepte plusieurs fichiers pdf, images, vidéos et audios en entrée. En génération, il gère texte et image simultanément et est capable de modifier les images générées. Les instructions sont modifiables, les textes sont exportables ...</text:p>
          </table:table-cell>
          <table:table-cell table:style-name="ce11" office:value-type="string" calcext:value-type="string">
            <text:p><text:a xlink:href="https://www.uneiaparjour.fr/gemini-2-0-flash-experimental/" xlink:type="simple">https://www.uneiaparjour.fr/gemini-2-0-flash-experimental/</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LLM</text:p>
          </table:table-cell>
          <table:table-cell/>
          <table:table-cell table:style-name="ce7"/>
          <table:table-cell table:style-name="ce20" office:value-type="date" office:date-value="2025-03-14" calcext:value-type="date">
            <text:p>14/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nversational AI</text:p>
          </table:table-cell>
          <table:table-cell table:style-name="ce7" office:value-type="string" calcext:value-type="string">
            <text:p>Conversational AI d'Eleven Labs (https://elevenlabs.io/app/conversational-ai) crée des agents conversationnels audio spécialisés à partir d'instructions et d'une base de connaissances. Modèles de Claude, Gemini, ChatGPT et 30 langues disponibles. Agents accessibles par URL, embarqués sur un site ou via un numéro de téléphone. 10000 crédits (environ 15 min) gratuits par mois. Test enregistré en fin d'article. ...</text:p>
          </table:table-cell>
          <table:table-cell table:style-name="ce11" office:value-type="string" calcext:value-type="string">
            <text:p><text:a xlink:href="https://www.uneiaparjour.fr/conversational-ai/" xlink:type="simple">https://www.uneiaparjour.fr/conversational-ai/</text:a></text:p>
          </table:table-cell>
          <table:table-cell table:style-name="ce7" office:value-type="string" calcext:value-type="string">
            <text:p>chatbot</text:p>
          </table:table-cell>
          <table:table-cell table:style-name="ce7" office:value-type="string" calcext:value-type="string">
            <text:p>voix</text:p>
          </table:table-cell>
          <table:table-cell table:style-name="ce7" table:number-columns-repeated="2"/>
          <table:table-cell/>
          <table:table-cell table:style-name="ce7"/>
          <table:table-cell table:style-name="ce20" office:value-type="date" office:date-value="2025-03-13" calcext:value-type="date">
            <text:p>13/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pace de Reka</text:p>
          </table:table-cell>
          <table:table-cell table:style-name="ce7" office:value-type="string" calcext:value-type="string">
            <text:p>Reka (présenté ici il y a un an) propose « Space » (https://space.reka.ai), des espaces type tableaux blancs utilisant toutes les fonctionnalités de génération de ses modèles : raisonnement, génération de texte et d'images, analyse de documents et vidéos. Les documents déposés ou les productions générées peuvent devenir sources pour de nouvelles générations. Un chatbot est disponible ...</text:p>
          </table:table-cell>
          <table:table-cell table:style-name="ce11" office:value-type="string" calcext:value-type="string">
            <text:p><text:a xlink:href="https://www.uneiaparjour.fr/space-de-reka/" xlink:type="simple">https://www.uneiaparjour.fr/space-de-reka/</text:a></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texte</text:p>
          </table:table-cell>
          <table:table-cell table:style-name="ce7" office:value-type="string" calcext:value-type="string">
            <text:p>usage illimité</text:p>
          </table:table-cell>
          <table:table-cell/>
          <table:table-cell table:style-name="ce7"/>
          <table:table-cell table:style-name="ce20" office:value-type="date" office:date-value="2025-03-12" calcext:value-type="date">
            <text:p>12/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addy</text:p>
          </table:table-cell>
          <table:table-cell table:style-name="ce7" office:value-type="string" calcext:value-type="string">
            <text:p>Readdy (https://readdy.ai) génère des pages web à partir d'une instruction texte qui peut être augmentée d'images de références et d'une palette de couleurs. Formats ordinateur ou mobile. La première génération peut évoluer via une conversation par chatbot. Html, Vue, React et Uniapp proposés. Export de la feuille de code et partage URL.2 projets gratuits simultanés. ...</text:p>
          </table:table-cell>
          <table:table-cell table:style-name="ce11" office:value-type="string" calcext:value-type="string">
            <text:p><text:a xlink:href="https://www.uneiaparjour.fr/readdy/" xlink:type="simple">https://www.uneiaparjour.fr/readdy/</text:a></text:p>
          </table:table-cell>
          <table:table-cell table:style-name="ce7" office:value-type="string" calcext:value-type="string">
            <text:p>site web</text:p>
          </table:table-cell>
          <table:table-cell table:style-name="ce7" table:number-columns-repeated="3"/>
          <table:table-cell/>
          <table:table-cell table:style-name="ce7"/>
          <table:table-cell table:style-name="ce20" office:value-type="date" office:date-value="2025-03-11" calcext:value-type="date">
            <text:p>11/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racter 3 de Hedra</text:p>
          </table:table-cell>
          <table:table-cell table:style-name="ce7" office:value-type="string" calcext:value-type="string">
            <text:p>Character 3 (https://www.hedra.com) est le nouveau modèle de génération de vidéo de Hedra (testé en juin 2024) : à partir d'une instruction décrivant une scène avec un personnage, de la définition d'un texte avec voix et d'une image de référence, une vidéo image et voix est générée. 60 voix en 8 langues / accents (FR ...</text:p>
          </table:table-cell>
          <table:table-cell table:style-name="ce11" office:value-type="string" calcext:value-type="string">
            <text:p><text:a xlink:href="https://www.uneiaparjour.fr/character-3-de-hedra/" xlink:type="simple">https://www.uneiaparjour.fr/character-3-de-hedra/</text:a></text:p>
          </table:table-cell>
          <table:table-cell table:style-name="ce7" office:value-type="string" calcext:value-type="string">
            <text:p>images</text:p>
          </table:table-cell>
          <table:table-cell table:style-name="ce7" office:value-type="string" calcext:value-type="string">
            <text:p>vidéo</text:p>
          </table:table-cell>
          <table:table-cell table:style-name="ce7" office:value-type="string" calcext:value-type="string">
            <text:p>voix</text:p>
          </table:table-cell>
          <table:table-cell table:style-name="ce7"/>
          <table:table-cell/>
          <table:table-cell table:style-name="ce7"/>
          <table:table-cell table:style-name="ce20" office:value-type="date" office:date-value="2025-03-10" calcext:value-type="date">
            <text:p>10/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dmenta</text:p>
          </table:table-cell>
          <table:table-cell table:style-name="ce7" office:value-type="string" calcext:value-type="string">
            <text:p>Redmenta (https://redmenta.com/fr) crée des fiches d'activités à partir de chatbots spécialisés (plus de 150 disponibles) par discipline, évaluation, méthodes, aide administrative... Français pris en charge (quelques erreurs de traduction dans l'interface). Une fois le chatbot choisi (ex : profil d'une figure historique, organisation d'un voyage scolaire, etc.) et après conversation pour définir le plan, l'activité ...</text:p>
          </table:table-cell>
          <table:table-cell table:style-name="ce11" office:value-type="string" calcext:value-type="string">
            <text:p><text:a xlink:href="https://www.uneiaparjour.fr/redmenta/" xlink:type="simple">https://www.uneiaparjour.fr/redmenta/</text:a></text:p>
          </table:table-cell>
          <table:table-cell table:style-name="ce7" office:value-type="string" calcext:value-type="string">
            <text:p>éducation</text:p>
          </table:table-cell>
          <table:table-cell table:style-name="ce7" table:number-columns-repeated="3"/>
          <table:table-cell/>
          <table:table-cell table:style-name="ce7"/>
          <table:table-cell table:style-name="ce20" office:value-type="date" office:date-value="2025-03-09" calcext:value-type="date">
            <text:p>09/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iffRhythm</text:p>
          </table:table-cell>
          <table:table-cell table:style-name="ce7" office:value-type="string" calcext:value-type="string">
            <text:p>DiffRhythm (description : https://aslp-lab.github.io/DiffRhythm.github.io/ et test : https://huggingface.co/spaces/ASLP-lab/DiffRhythm) génère des morceaux de musique avec paroles à partir des paroles minutées et d'un extrait de musique.Outil de génération des paroles en CN ou EN, instructions acceptées en FR.Export ogg, mp3 ou wav.Open source et illimité. Extraits pour les tests : https://commons.wikimedia.org/wiki/File:Double_tracked_distorted_electric_guitar_playing_chords.ogg?uselang=fr et https://commons.wikimedia.org/wiki/File:Country_Boy_-_Meic_Stevens.ogg?uselang=fr</text:p>
          </table:table-cell>
          <table:table-cell table:style-name="ce11" office:value-type="string" calcext:value-type="string">
            <text:p><text:a xlink:href="https://www.uneiaparjour.fr/diffrhythm/" xlink:type="simple">https://www.uneiaparjour.fr/diffrhythm/</text:a></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3-08" calcext:value-type="date">
            <text:p>08/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skvids</text:p>
          </table:table-cell>
          <table:table-cell table:style-name="ce7" office:value-type="string" calcext:value-type="string">
            <text:p>Askvids (https://www.askvids.com) résume des vidéos YouTube en trois formats ou via une instruction. 17 langues disponibles. Partage possible par URL. Sans compte, 3 resumés gratuits par jour. Vidéos pour les tests : https://youtu.be/lXj3syclvZE et https://youtu.be/gW5pxchLzwI Exemples de résumés partagés via URL :</text:p>
          </table:table-cell>
          <table:table-cell table:style-name="ce11" office:value-type="string" calcext:value-type="string">
            <text:p><text:a xlink:href="https://www.uneiaparjour.fr/askvids/" xlink:type="simple">https://www.uneiaparjour.fr/askvids/</text:a></text:p>
          </table:table-cell>
          <table:table-cell table:style-name="ce7" office:value-type="string" calcext:value-type="string">
            <text:p>sans compte</text:p>
          </table:table-cell>
          <table:table-cell table:style-name="ce7" office:value-type="string" calcext:value-type="string">
            <text:p>youtube</text:p>
          </table:table-cell>
          <table:table-cell table:style-name="ce7" table:number-columns-repeated="2"/>
          <table:table-cell/>
          <table:table-cell table:style-name="ce7"/>
          <table:table-cell table:style-name="ce20" office:value-type="date" office:date-value="2025-03-07" calcext:value-type="date">
            <text:p>07/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ya</text:p>
          </table:table-cell>
          <table:table-cell table:style-name="ce7" office:value-type="string" calcext:value-type="string">
            <text:p>Aya de « Cohere For AI » (https://cohere.com/research/aya) : 3 modèles de langage et 2 d'analyse d'images issus d'un projet de recherche ayant pour objectif principal d'augmenter le nombre de langues couvertes par les LLM (101 langues dans la base de données). Modèles et bases de données open source réalisés avec 3000 chercheurs indépendants de 109 pays. ...</text:p>
          </table:table-cell>
          <table:table-cell table:style-name="ce11" office:value-type="string" calcext:value-type="string">
            <text:p><text:a xlink:href="https://www.uneiaparjour.fr/aya/" xlink:type="simple">https://www.uneiaparjour.fr/aya/</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table-cell table:style-name="ce7"/>
          <table:table-cell table:style-name="ce20" office:value-type="date" office:date-value="2025-03-06" calcext:value-type="date">
            <text:p>06/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ype Think</text:p>
          </table:table-cell>
          <table:table-cell table:style-name="ce7" office:value-type="string" calcext:value-type="string">
            <text:p>Type Think (https://typethinkai.com) est un chatbot qui permet l'interrogation simultanée de plusieurs modèles de langage (18 dans la version gratuite), avec recherche web, génération d'images et interprétation de code. Voix possible si un seul modèle sélectionné.10 interactions gratuites par jour.</text:p>
          </table:table-cell>
          <table:table-cell table:style-name="ce11" office:value-type="string" calcext:value-type="string">
            <text:p><text:a xlink:href="https://www.uneiaparjour.fr/type-think/" xlink:type="simple">https://www.uneiaparjour.fr/type-think/</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2"/>
          <table:table-cell/>
          <table:table-cell table:style-name="ce7"/>
          <table:table-cell table:style-name="ce20" office:value-type="date" office:date-value="2025-03-05" calcext:value-type="date">
            <text:p>05/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ria de Opera</text:p>
          </table:table-cell>
          <table:table-cell table:style-name="ce7" office:value-type="string" calcext:value-type="string">
            <text:p>Aria est un chatbot intégré au navigateur Opera (https://www.opera.com/fr) et basé sur ChatGPT 4o, Gemini 1.5 et Imagen 3. Fonctions « classiques » d'un chatbot : génération de texte à partir instructions, analyse d'images (pas documents) avec génération d'images. Fonctions additionnelles avec le mode de composition (type et longueur de texte avec possibilité de personnaliser son propre ...</text:p>
          </table:table-cell>
          <table:table-cell table:style-name="ce11" office:value-type="string" calcext:value-type="string">
            <text:p><text:a xlink:href="https://www.uneiaparjour.fr/aria-de-opera/" xlink:type="simple">https://www.uneiaparjour.fr/aria-de-opera/</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usage illimité</text:p>
          </table:table-cell>
          <table:table-cell/>
          <table:table-cell table:style-name="ce7"/>
          <table:table-cell table:style-name="ce20" office:value-type="date" office:date-value="2025-03-04" calcext:value-type="date">
            <text:p>04/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Gentube</text:p>
          </table:table-cell>
          <table:table-cell table:style-name="ce7" office:value-type="string" calcext:value-type="string">
            <text:p>Gentube (https://www.gentube.app) génère des images à partir d’une instruction ou remixe des images existantes dans sa galerie. Le modèle de génération semble être Flux (non spécifié). Fonctions sociales avec profil et likes : les images générées sont par défaut publiques, si elles ne le sont pas, elles ne sont pas sauvegardées. Amélioration de prompts proposée. ...</text:p>
          </table:table-cell>
          <table:table-cell table:style-name="ce11" office:value-type="string" calcext:value-type="string">
            <text:p><text:a xlink:href="https://www.uneiaparjour.fr/gentube/" xlink:type="simple">https://www.uneiaparjour.fr/gentube/</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3-03" calcext:value-type="date">
            <text:p>03/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ritique</text:p>
          </table:table-cell>
          <table:table-cell table:style-name="ce7" office:value-type="string" calcext:value-type="string">
            <text:p>Critique (https://critiquebrowser.app/) est une extension Chrome qui permet de vérifier les informations présentes sur des sites ou réseaux sociaux. Accessible depuis le bouton droit et/ou intégrée au navigateur via un chatbot. Préciser « Génère en français ». Illimité en mode « manuel », mode automatique en version payante. Sources pour les tests : https://www.humanite.fr/mot-cle/les-theories-du-complot-les-plus-farfelues et tweet https://x.com/ComplotsFaciles/status/950376531846627328</text:p>
          </table:table-cell>
          <table:table-cell table:style-name="ce11" office:value-type="string" calcext:value-type="string">
            <text:p><text:a xlink:href="https://www.uneiaparjour.fr/critique/" xlink:type="simple">https://www.uneiaparjour.fr/critique/</text:a></text:p>
          </table:table-cell>
          <table:table-cell table:style-name="ce7" office:value-type="string" calcext:value-type="string">
            <text:p>actualités et fact-checking</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3-02" calcext:value-type="date">
            <text:p>02/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magen 3</text:p>
          </table:table-cell>
          <table:table-cell table:style-name="ce7" office:value-type="string" calcext:value-type="string">
            <text:p>Imagen 3, le modèle de génération d'images de Google est désormais accessible en Europe et intégré à Gemini (https://gemini.google.com/). Fonctionne avec Gemini 2.0 Flash.Mode conversationnel géré : Gemini reprend l'instruction précédente pour y intégrer les ajouts au fil de la conversation (pas de conservation des images, nouvelle génération).Format carré (2048&amp;#215;2048), texte rendu parfois aléatoirement.Illimité et ...</text:p>
          </table:table-cell>
          <table:table-cell table:style-name="ce11" office:value-type="string" calcext:value-type="string">
            <text:p><text:a xlink:href="https://www.uneiaparjour.fr/imagen-3/" xlink:type="simple">https://www.uneiaparjour.fr/imagen-3/</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3-01" calcext:value-type="date">
            <text:p>01/03/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pp Creator de Poe</text:p>
          </table:table-cell>
          <table:table-cell table:style-name="ce7" office:value-type="string" calcext:value-type="string">
            <text:p>Poe propose App Creator (https://poe.com/App-Creator) : un générateur d'applications à partir d'instructions textuelles et pouvant inclure un LLM dans leur fonctionnement (dans les tests : Claude Sonnet 3.7).Une catégorie de la galerie est dédiée aux applications : https://poe.com/explore?category=Apps.Les applications peuvent être publiées en privé ou publiquement.Utilise les « points Poe » (3000 attribués toutes les 4h en ...</text:p>
          </table:table-cell>
          <table:table-cell table:style-name="ce11" office:value-type="string" calcext:value-type="string">
            <text:p><text:a xlink:href="https://www.uneiaparjour.fr/app-creator-de-poe/" xlink:type="simple">https://www.uneiaparjour.fr/app-creator-de-poe/</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2-28" calcext:value-type="date">
            <text:p>28/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irector de Hailuoai</text:p>
          </table:table-cell>
          <table:table-cell table:style-name="ce7" office:value-type="string" calcext:value-type="string">
            <text:p>Director (https://hailuoai.video) est le dernier modèle de génération de vidéos de Hailuoai : il permet d'ajouter des mouvements de caméra dans la vidéo générée. 18 mouvements disponibles, 9 d'ensemble et 9 à insérer dans l'instruction.« Image to video » et « text to video ». 100 crédits (3 vidéos) gratuits par jour.</text:p>
          </table:table-cell>
          <table:table-cell table:style-name="ce11" office:value-type="string" calcext:value-type="string">
            <text:p><text:a xlink:href="https://www.uneiaparjour.fr/director-de-hailuoai/" xlink:type="simple">https://www.uneiaparjour.fr/director-de-hailuoai/</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5-02-27" calcext:value-type="date">
            <text:p>27/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Kimi</text:p>
          </table:table-cell>
          <table:table-cell table:style-name="ce7" office:value-type="string" calcext:value-type="string">
            <text:p>Kimi K1.5 (https://kimi.ai/) est un nouveau modèle de langage « avec raisonnement » . Connecté à internet, il semble concurrencer les modèles équivalents (voir publication sur Github) en consultant une grande quantité de sources &amp;#8211; jusqu'à 98 sources selon les tests effectués. L'interface du chatbot est en chinois (traduisible par le navigateur &amp;#8211; penser à supprimer la ...</text:p>
          </table:table-cell>
          <table:table-cell table:style-name="ce11" office:value-type="string" calcext:value-type="string">
            <text:p><text:a xlink:href="https://www.uneiaparjour.fr/kimi/" xlink:type="simple">https://www.uneiaparjour.fr/kimi/</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2"/>
          <table:table-cell/>
          <table:table-cell table:style-name="ce7"/>
          <table:table-cell table:style-name="ce20" office:value-type="date" office:date-value="2025-02-26" calcext:value-type="date">
            <text:p>26/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3615 LeChat</text:p>
          </table:table-cell>
          <table:table-cell table:style-name="ce7" office:value-type="string" calcext:value-type="string">
            <text:p>3615 LeChat (https://3615-lechat.wildcode-solutions.com/) propose le modèle de langage Mistral dans une interface inspirée du... Minitel ! Police, couleur, vitesse... tout est présent pour un retour dans les années 1980. Développé, avec beaucoup d'humour, par Jean-Louis Feuvrier Lewendoski et repéré par l'infatigable veilleur Gérald Tirot via cet article de Clubic. Sans compte et illimité.</text:p>
          </table:table-cell>
          <table:table-cell table:style-name="ce11" office:value-type="string" calcext:value-type="string">
            <text:p><text:a xlink:href="https://www.uneiaparjour.fr/3615-lechat/" xlink:type="simple">https://www.uneiaparjour.fr/3615-lechat/</text:a></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2-25" calcext:value-type="date">
            <text:p>25/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Unstuck</text:p>
          </table:table-cell>
          <table:table-cell table:style-name="ce7" office:value-type="string" calcext:value-type="string">
            <text:p>Unstuck (https://unstuckstudy.com/) permet le dialogue avec des documents (présentation, pdf, texte), des vidéos youtube ou des enregistrements (en direct ou fichiers audio). L'application est orientée cours / études et les documents peuvent être regroupés par « classes » et partagés. Retranscriptions et notes automatiques pour les audio et les vidéos youtube.Application smartphone dédiée à l'audio et aux ...</text:p>
          </table:table-cell>
          <table:table-cell table:style-name="ce11" office:value-type="string" calcext:value-type="string">
            <text:p><text:a xlink:href="https://www.uneiaparjour.fr/unstuck/" xlink:type="simple">https://www.uneiaparjour.fr/unstuck/</text:a></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youtube</text:p>
          </table:table-cell>
          <table:table-cell table:style-name="ce7"/>
          <table:table-cell/>
          <table:table-cell table:style-name="ce7"/>
          <table:table-cell table:style-name="ce20" office:value-type="date" office:date-value="2025-02-25" calcext:value-type="date">
            <text:p>25/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ciPub +</text:p>
          </table:table-cell>
          <table:table-cell table:style-name="ce7" office:value-type="string" calcext:value-type="string">
            <text:p>SciPub + (https://scipubplus.com/) accompagne les projets de rédaction de travaux scientifiques avec des agents spécialisés : de la recherche sur le sujet à la revue de littérature en passant par la méthode, l'introduction, la visualisation des données ou le résumé. Basé sur GPT 4o. 100 crédits gratuits par mois, chaque tâche consommant plus ou moins ...</text:p>
          </table:table-cell>
          <table:table-cell table:style-name="ce11" office:value-type="string" calcext:value-type="string">
            <text:p><text:a xlink:href="https://www.uneiaparjour.fr/scipub/" xlink:type="simple">https://www.uneiaparjour.fr/scipub/</text:a></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number-columns-repeated="2"/>
          <table:table-cell/>
          <table:table-cell table:style-name="ce7"/>
          <table:table-cell table:style-name="ce20" office:value-type="date" office:date-value="2025-02-24" calcext:value-type="date">
            <text:p>24/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Uniscribe</text:p>
          </table:table-cell>
          <table:table-cell table:style-name="ce7" office:value-type="string" calcext:value-type="string">
            <text:p>Uniscribe (https://www.uniscribe.co) retranscrit des documents audio, vidéo (mp3, mp4, mpeg, mpga, m4a, wav, et webm) ou youtube pour en produire le résumé, les points importants et une carte heuristique. Chatbot à venir, sur liste d'attente.Export url et txt, srt, vtt en version gratuite. 2h de transcription gratuite par mois et 5 documents par jour. Tests ...</text:p>
          </table:table-cell>
          <table:table-cell table:style-name="ce11" office:value-type="string" calcext:value-type="string">
            <text:p><text:a xlink:href="https://www.uneiaparjour.fr/uniscribe/" xlink:type="simple">https://www.uneiaparjour.fr/uniscribe/</text:a></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voix</text:p>
          </table:table-cell>
          <table:table-cell table:style-name="ce7" office:value-type="string" calcext:value-type="string">
            <text:p>youtube</text:p>
          </table:table-cell>
          <table:table-cell/>
          <table:table-cell table:style-name="ce7"/>
          <table:table-cell table:style-name="ce20" office:value-type="date" office:date-value="2025-02-23" calcext:value-type="date">
            <text:p>23/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Open Deep Research</text:p>
          </table:table-cell>
          <table:table-cell table:style-name="ce7" office:value-type="string" calcext:value-type="string">
            <text:p>Open Deep Research (description : https://huggingface.co/blog/open-deep-research et espace démo : https://huggingface.co/spaces/m-ric/open_Deep-Research ) est l’agent de recherche «&amp;#160;avec raisonnement&amp;#160;» développé par Hugging Face… en 24h après la publication de Deep research d’OpenAI. Open Deep research va décomposer pas à pas les étapes pour répondre à l’instruction proposée. Entre 5 et 15 étapes selon les tests effectués. ...</text:p>
          </table:table-cell>
          <table:table-cell table:style-name="ce11" office:value-type="string" calcext:value-type="string">
            <text:p><text:a xlink:href="https://www.uneiaparjour.fr/open-deep-research/" xlink:type="simple">https://www.uneiaparjour.fr/open-deep-research/</text:a></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table-cell table:style-name="ce7"/>
          <table:table-cell table:style-name="ce20" office:value-type="date" office:date-value="2025-02-22" calcext:value-type="date">
            <text:p>22/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Wuko</text:p>
          </table:table-cell>
          <table:table-cell table:style-name="ce7" office:value-type="string" calcext:value-type="string">
            <text:p>Wuko (https://wuko.ai) résume des contenus à partir d'une URL envoyée par courriel à read@wuko.ai (tests sur page web, pdf en ligne ou vidéo youtube). Le résumé reçu en moins d'une minute peut alors être interrogé en réponse, à la manière d'un chatbot, par l'envoi d'un nouveau courriel. Gratuit et illimité.</text:p>
          </table:table-cell>
          <table:table-cell table:style-name="ce11" office:value-type="string" calcext:value-type="string">
            <text:p><text:a xlink:href="https://www.uneiaparjour.fr/wuko/" xlink:type="simple">https://www.uneiaparjour.fr/wuko/</text:a></text:p>
          </table:table-cell>
          <table:table-cell table:style-name="ce7" office:value-type="string" calcext:value-type="string">
            <text:p>documents</text:p>
          </table:table-cell>
          <table:table-cell table:style-name="ce7" table:number-columns-repeated="3"/>
          <table:table-cell/>
          <table:table-cell table:style-name="ce7"/>
          <table:table-cell table:style-name="ce20" office:value-type="date" office:date-value="2025-02-21" calcext:value-type="date">
            <text:p>21/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itmaps</text:p>
          </table:table-cell>
          <table:table-cell table:style-name="ce7" office:value-type="string" calcext:value-type="string">
            <text:p>Litmaps (https://www.litmaps.com) est un moteur de recherche spécialisé dans la littérature scientifique depuis Google scholar, Semantic Scholar ou ses propres « Litmaps ». À partir d'une sélection d'articles, des visualisations &amp;#8211; les Litmaps &amp;#8211; sont créés et mettent en évidence les liens entre les articles (références, citations etc.). Le « monitor » permet d'être averti des nouvelles publications. Exports ...</text:p>
          </table:table-cell>
          <table:table-cell table:style-name="ce11" office:value-type="string" calcext:value-type="string">
            <text:p><text:a xlink:href="https://www.uneiaparjour.fr/litmaps/" xlink:type="simple">https://www.uneiaparjour.fr/litmaps/</text:a></text:p>
          </table:table-cell>
          <table:table-cell table:style-name="ce7" office:value-type="string" calcext:value-type="string">
            <text:p>recherche</text:p>
          </table:table-cell>
          <table:table-cell table:style-name="ce7" table:number-columns-repeated="3"/>
          <table:table-cell/>
          <table:table-cell table:style-name="ce7"/>
          <table:table-cell table:style-name="ce20" office:value-type="date" office:date-value="2025-02-20" calcext:value-type="date">
            <text:p>20/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eshy</text:p>
          </table:table-cell>
          <table:table-cell table:style-name="ce7" office:value-type="string" calcext:value-type="string">
            <text:p>Meshy (https://www.meshy.ai/) génère des modèles 3D à partir d'une instruction ou d'une image, avec ou sans textures. Nombreuses options d'édition, plusieurs dizaines d'animations possibles. Export en 6 formats.200 crédits (20 générations avec licence CC BY) par mois gratuits. Images pour les tests : &amp;#8211; https://commons.wikimedia.org/wiki/File:Tour_Eiffel_Wikimedia_Commons.jpg&amp;#8211; https://commons.wikimedia.org/wiki/File:Aldus3.jpg</text:p>
          </table:table-cell>
          <table:table-cell table:style-name="ce11" office:value-type="string" calcext:value-type="string">
            <text:p><text:a xlink:href="https://www.uneiaparjour.fr/meshy/" xlink:type="simple">https://www.uneiaparjour.fr/meshy/</text:a></text:p>
          </table:table-cell>
          <table:table-cell table:style-name="ce7" office:value-type="string" calcext:value-type="string">
            <text:p>Images 3D</text:p>
          </table:table-cell>
          <table:table-cell table:style-name="ce7" table:number-columns-repeated="3"/>
          <table:table-cell/>
          <table:table-cell table:style-name="ce7"/>
          <table:table-cell table:style-name="ce20" office:value-type="date" office:date-value="2025-02-19" calcext:value-type="date">
            <text:p>19/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ind Map Wizard</text:p>
          </table:table-cell>
          <table:table-cell table:style-name="ce7" office:value-type="string" calcext:value-type="string">
            <text:p>Mind Map Wizard (https://mindmapwizard.com) génère des cartes heuristiques à partir d'une instruction (limite de 150 caractères).Édition au format texte, partage url et export pdf, svg et markdown. Historique disponible.Sans compte, illimité et open source (Github : https://github.com/linus-sch/Mind-Map-Wizard). Test : https://mindmapwizard.com/view.html?id=1739916358153</text:p>
          </table:table-cell>
          <table:table-cell table:style-name="ce11" office:value-type="string" calcext:value-type="string">
            <text:p><text:a xlink:href="https://www.uneiaparjour.fr/mind-map-wizard/" xlink:type="simple">https://www.uneiaparjour.fr/mind-map-wizard/</text:a></text:p>
          </table:table-cell>
          <table:table-cell table:style-name="ce7" office:value-type="string" calcext:value-type="string">
            <text:p>mindmap</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2-18" calcext:value-type="date">
            <text:p>18/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erplexity Deep Research</text:p>
          </table:table-cell>
          <table:table-cell table:style-name="ce7" office:value-type="string" calcext:value-type="string">
            <text:p>Avec Deep Research &amp;#8211; ou « recherche Pro » selon les versions &amp;#8211; (https://www.perplexity.ai/), Perplexity ajoute son propre modèle de langage avec « raisonnement » à son interface après Deepseek et O3 mini. Après une recherche large de sources, Deep Research décompose l'instruction en plusieurs étapes itératives avant de générer une réponse longue avec sources.Partage url, export en pdf ...</text:p>
          </table:table-cell>
          <table:table-cell table:style-name="ce11" office:value-type="string" calcext:value-type="string">
            <text:p><text:a xlink:href="https://www.uneiaparjour.fr/perplexity-deep-research/" xlink:type="simple">https://www.uneiaparjour.fr/perplexity-deep-research/</text:a></text:p>
          </table:table-cell>
          <table:table-cell table:style-name="ce7" office:value-type="string" calcext:value-type="string">
            <text:p>recherche</text:p>
          </table:table-cell>
          <table:table-cell table:style-name="ce7" table:number-columns-repeated="3"/>
          <table:table-cell/>
          <table:table-cell table:style-name="ce7"/>
          <table:table-cell table:style-name="ce20" office:value-type="date" office:date-value="2025-02-17" calcext:value-type="date">
            <text:p>17/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nglish Practice</text:p>
          </table:table-cell>
          <table:table-cell table:style-name="ce7" office:value-type="string" calcext:value-type="string">
            <text:p>English practice (https://englishpractice.io) traduit en anglais de courts passages depuis 16 langues (50 caractères maximum), en propose une version « phonétique » et une version orale puis enregistre et analyse leur prononciation anglaise.Gratuit, sans compte et illimité. Version augmentée avec suivi payante pour des institutions scolaires.</text:p>
          </table:table-cell>
          <table:table-cell table:style-name="ce11" office:value-type="string" calcext:value-type="string">
            <text:p><text:a xlink:href="https://www.uneiaparjour.fr/english-practice/" xlink:type="simple">https://www.uneiaparjour.fr/english-practice/</text:a></text:p>
          </table:table-cell>
          <table:table-cell table:style-name="ce7" office:value-type="string" calcext:value-type="string">
            <text:p>langu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2-16" calcext:value-type="date">
            <text:p>16/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nimated drawings</text:p>
          </table:table-cell>
          <table:table-cell table:style-name="ce7" office:value-type="string" calcext:value-type="string">
            <text:p>Animated Drawning (https://sketch.metademolab.com/) de Meta anime des dessins. Masquage éditable avec crayon et gomme, pose de repères morphologiques. 32 modèles d'animation proposés. Export mp4.Nécessite un personnage de face avec bras et jambes détachés du corps.Sans compte et illimité. Tests depuis :&amp;#8211; https://www.pexels.com/fr-fr/photo/nourriture-aliments-art-fruits-6546178/&amp;#8211; https://www.pexels.com/fr-fr/photo/creativite-imagination-enfant-enfance-8501627/&amp;#8211; https://commons.wikimedia.org/wiki/File:Clove_interview_dress.jpg?uselang=fr</text:p>
          </table:table-cell>
          <table:table-cell table:style-name="ce11" office:value-type="string" calcext:value-type="string">
            <text:p><text:a xlink:href="https://www.uneiaparjour.fr/animated-drawings/" xlink:type="simple">https://www.uneiaparjour.fr/animated-drawings/</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table-cell table:style-name="ce7"/>
          <table:table-cell table:style-name="ce20" office:value-type="date" office:date-value="2025-02-15" calcext:value-type="date">
            <text:p>15/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ovable</text:p>
          </table:table-cell>
          <table:table-cell table:style-name="ce7" office:value-type="string" calcext:value-type="string">
            <text:p>Lovable (https://lovable.dev/) génère, à partir d'instructions, des pages de code pour créer une application web . Galerie de modèles et remix des projets existants possibles. Publication et partage sur les serveurs de Lovable proposée. Code en html et React modifiable, export Github. Correction automatisée des erreurs. 5 instructions hors correction d'erreurs par jour et 30 ...</text:p>
          </table:table-cell>
          <table:table-cell table:style-name="ce11" office:value-type="string" calcext:value-type="string">
            <text:p><text:a xlink:href="https://www.uneiaparjour.fr/lovable/" xlink:type="simple">https://www.uneiaparjour.fr/lovable/</text:a></text:p>
          </table:table-cell>
          <table:table-cell table:style-name="ce7" office:value-type="string" calcext:value-type="string">
            <text:p>application</text:p>
          </table:table-cell>
          <table:table-cell table:style-name="ce7" office:value-type="string" calcext:value-type="string">
            <text:p>site web</text:p>
          </table:table-cell>
          <table:table-cell table:style-name="ce7" table:number-columns-repeated="2"/>
          <table:table-cell/>
          <table:table-cell table:style-name="ce7"/>
          <table:table-cell table:style-name="ce20" office:value-type="date" office:date-value="2025-02-14" calcext:value-type="date">
            <text:p>14/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Xtract</text:p>
          </table:table-cell>
          <table:table-cell table:style-name="ce7" office:value-type="string" calcext:value-type="string">
            <text:p>Xtract (https://chromewebstore.google.com/detail/xtract-extract-text-analy/gffpgogeokibdieebkhajmpoclhedanm par Devyansh Yadav) est une extension Chrome qui, à partir d'une capture d'écran, analyse son contenu à partir d'instructions pré-configurées ou d'un chatbot. 7 langues disponibles. Basé sur Gemini, fonctionne avec une clé API disponible gratuitement. Sans compte et illimité. Tests :</text:p>
          </table:table-cell>
          <table:table-cell table:style-name="ce11" office:value-type="string" calcext:value-type="string">
            <text:p><text:a xlink:href="https://www.uneiaparjour.fr/xtract/" xlink:type="simple">https://www.uneiaparjour.fr/xtract/</text:a></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2-13" calcext:value-type="date">
            <text:p>13/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Zonos</text:p>
          </table:table-cell>
          <table:table-cell table:style-name="ce7" office:value-type="string" calcext:value-type="string">
            <text:p>Zonos (description : https://www.zyphra.com/post/beta-release-of-zonos-v0-1#zonos_2, espace de test : https://playground.zyphra.com/audio) met en voix un texte collé. 4 voix expressives et 6 langues disponibles. Clonage de voix à partir d'un court enregistrement et réglage du débit. Modèles open source. Versions beta avec 1h40 gratuites par mois dans l'espace de test. Tests depuis les incipits de : (source ...</text:p>
          </table:table-cell>
          <table:table-cell table:style-name="ce11" office:value-type="string" calcext:value-type="string">
            <text:p><text:a xlink:href="https://www.uneiaparjour.fr/zonos/" xlink:type="simple">https://www.uneiaparjour.fr/zonos/</text:a></text:p>
          </table:table-cell>
          <table:table-cell table:style-name="ce7" office:value-type="string" calcext:value-type="string">
            <text:p>open source</text:p>
          </table:table-cell>
          <table:table-cell table:style-name="ce7" office:value-type="string" calcext:value-type="string">
            <text:p>voix</text:p>
          </table:table-cell>
          <table:table-cell table:style-name="ce7" table:number-columns-repeated="2"/>
          <table:table-cell/>
          <table:table-cell table:style-name="ce7"/>
          <table:table-cell table:style-name="ce20" office:value-type="date" office:date-value="2025-02-12" calcext:value-type="date">
            <text:p>12/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Diagram Generator</text:p>
          </table:table-cell>
          <table:table-cell table:style-name="ce7" office:value-type="string" calcext:value-type="string">
            <text:p>AI Diagram Generator (https://chromewebstore.google.com/detail/ai-diagram-generator/ngopmehdeepldffjaccolpdkcmiggijb) est une extension Chrome qui propose la génération de visualisations à partir d'une instruction dans un onglet du navigateur. 12 types de visualisations disponibles. Export svg et png. Illimité et sans compte.</text:p>
          </table:table-cell>
          <table:table-cell table:style-name="ce11" office:value-type="string" calcext:value-type="string">
            <text:p><text:a xlink:href="https://www.uneiaparjour.fr/ai-diagram-generator/" xlink:type="simple">https://www.uneiaparjour.fr/ai-diagram-generator/</text:a></text:p>
          </table:table-cell>
          <table:table-cell table:style-name="ce7" office:value-type="string" calcext:value-type="string">
            <text:p>données</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sans compte</text:p>
          </table:table-cell>
          <table:table-cell/>
          <table:table-cell table:style-name="ce7"/>
          <table:table-cell table:style-name="ce20" office:value-type="date" office:date-value="2025-02-11" calcext:value-type="date">
            <text:p>11/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utoResearch</text:p>
          </table:table-cell>
          <table:table-cell table:style-name="ce7" office:value-type="string" calcext:value-type="string">
            <text:p>AutoResearch (https://autoresearch.pro) génère des présentations au format pptx à partir d’une instruction et/ou d’URL spécifiées (voir dans profil). 5 modèles de langage proposés : Gemini 2.0 Flash / Flash Thinking / Pro Exp et ChatGPT 4o mini / o3 mini thinking. Quelques options de présentation proposés, présentations basiques dans leur forme, fond semble assez bien ...</text:p>
          </table:table-cell>
          <table:table-cell table:style-name="ce11" office:value-type="string" calcext:value-type="string">
            <text:p><text:a xlink:href="https://www.uneiaparjour.fr/autoresearch/" xlink:type="simple">https://www.uneiaparjour.fr/autoresearch/</text:a></text:p>
          </table:table-cell>
          <table:table-cell table:style-name="ce7" office:value-type="string" calcext:value-type="string">
            <text:p>présentation</text:p>
          </table:table-cell>
          <table:table-cell table:style-name="ce7" table:number-columns-repeated="3"/>
          <table:table-cell/>
          <table:table-cell table:style-name="ce7"/>
          <table:table-cell table:style-name="ce20" office:value-type="date" office:date-value="2025-02-10" calcext:value-type="date">
            <text:p>10/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ty</text:p>
          </table:table-cell>
          <table:table-cell table:style-name="ce7" office:value-type="string" calcext:value-type="string">
            <text:p>Chatty (https://chatty.wastu.net/ par B. Wastu : https://github.com/bgwastu) accompagne à l’amélioration d’un texte avec des suggestions de correction en orthographe / grammaire et des conseils de style ou de reformulation. Le texte peut être corrigé puis proposé à nouveau. En EN mais accepte le français si spécifié (cf capture). Tests depuis l’incipit de «&amp;#160;Du xote de ...</text:p>
          </table:table-cell>
          <table:table-cell table:style-name="ce11" office:value-type="string" calcext:value-type="string">
            <text:p><text:a xlink:href="https://www.uneiaparjour.fr/chatty/" xlink:type="simple">https://www.uneiaparjour.fr/chatty/</text:a></text:p>
          </table:table-cell>
          <table:table-cell table:style-name="ce7" office:value-type="string" calcext:value-type="string">
            <text:p>texte</text:p>
          </table:table-cell>
          <table:table-cell table:style-name="ce7" table:number-columns-repeated="3"/>
          <table:table-cell/>
          <table:table-cell table:style-name="ce7"/>
          <table:table-cell table:style-name="ce20" office:value-type="date" office:date-value="2025-02-09" calcext:value-type="date">
            <text:p>09/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0</text:p>
          </table:table-cell>
          <table:table-cell table:style-name="ce7" office:value-type="string" calcext:value-type="string">
            <text:p>A0 (https://a0.dev) génère des applications à partir d'instructions. Utilise la bibliothèque react et peut connecter des modules externes à la demande ainsi que des clés d'API pour connecter des IA génératives. Examine et corrige le code généré automatiquement. Une fois la génération terminée, A0 compile les différents élément et possibilité de partager en privé ou ...</text:p>
          </table:table-cell>
          <table:table-cell table:style-name="ce11" office:value-type="string" calcext:value-type="string">
            <text:p><text:a xlink:href="https://www.uneiaparjour.fr/a0/" xlink:type="simple">https://www.uneiaparjour.fr/a0/</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2-08" calcext:value-type="date">
            <text:p>08/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ools de HuggingChat</text:p>
          </table:table-cell>
          <table:table-cell table:style-name="ce7" office:value-type="string" calcext:value-type="string">
            <text:p>Les outils &amp;#8211; Tools &amp;#8211; de HuggingChat (https://huggingface.co/chat/tools) permettent d'ajouter des fonctionnalités aux LLM Qwen et Llama disponibles. Base des « Tools » : dépôts de HuggingFace soit modules de recherche, de génération d'images ou de viséos, d'analyse de documents etc. Une cinquantaine d'outils dans la galerie. Possibilité de créer ses propres outils : tous les modèles ...</text:p>
          </table:table-cell>
          <table:table-cell table:style-name="ce11" office:value-type="string" calcext:value-type="string">
            <text:p><text:a xlink:href="https://www.uneiaparjour.fr/tools-de-huggingchat/" xlink:type="simple">https://www.uneiaparjour.fr/tools-de-huggingchat/</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office:value-type="string" calcext:value-type="string">
            <text:p>vidéo</text:p>
          </table:table-cell>
          <table:table-cell/>
          <table:table-cell table:style-name="ce7"/>
          <table:table-cell table:style-name="ce20" office:value-type="date" office:date-value="2025-02-07" calcext:value-type="date">
            <text:p>07/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eachology</text:p>
          </table:table-cell>
          <table:table-cell table:style-name="ce7" office:value-type="string" calcext:value-type="string">
            <text:p>Teachology (https://www.teachology.ai) accompagne la génération de séance à partir d'instructions : choix pédagogiques, découpage, glossaire, consignes, compétences, quiz, plan de présentation et analyse fine de documents. Interface en anglais mais FR dans les générations si spécifié au 1er écran. Test documents depuis orientations UNESCO. 15 Actions gratuites par jour.</text:p>
          </table:table-cell>
          <table:table-cell table:style-name="ce11" office:value-type="string" calcext:value-type="string">
            <text:p><text:a xlink:href="https://www.uneiaparjour.fr/teachology/" xlink:type="simple">https://www.uneiaparjour.fr/teachology/</text:a></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table-cell table:style-name="ce7"/>
          <table:table-cell table:style-name="ce20" office:value-type="date" office:date-value="2025-02-06" calcext:value-type="date">
            <text:p>06/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plit</text:p>
          </table:table-cell>
          <table:table-cell table:style-name="ce7" office:value-type="string" calcext:value-type="string">
            <text:p>Replit (https://replit.com) génère les fichiers d’une application décrite par une instruction. Un agent interrogé améliore ou corrige au fil de la création, un autre accompagne en mode conversationnel. Application directement testable dans l’interface. Fichiers py, json, ts, tsx, html, css. Partage url et récupération des fichiers possibles. Application iOS, MacOs et Android. Crédits gratuits pour ...</text:p>
          </table:table-cell>
          <table:table-cell table:style-name="ce11" office:value-type="string" calcext:value-type="string">
            <text:p><text:a xlink:href="https://www.uneiaparjour.fr/replit/" xlink:type="simple">https://www.uneiaparjour.fr/replit/</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2-05" calcext:value-type="date">
            <text:p>05/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ext to CAD</text:p>
          </table:table-cell>
          <table:table-cell table:style-name="ce7" office:value-type="string" calcext:value-type="string">
            <text:p>Text to CAD (https://text-to-cad.zoo.dev) génère des modèles 3D à partir d'une instruction. 7 formats d'export proposés. Quelques difficultés remarquées mais assez performant. Français accepté. Version alpha gratuite et illimitée.</text:p>
          </table:table-cell>
          <table:table-cell table:style-name="ce11" office:value-type="string" calcext:value-type="string">
            <text:p><text:a xlink:href="https://www.uneiaparjour.fr/text-to-cad/" xlink:type="simple">https://www.uneiaparjour.fr/text-to-cad/</text:a></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2-04" calcext:value-type="date">
            <text:p>04/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10zebra</text:p>
          </table:table-cell>
          <table:table-cell table:style-name="ce7" office:value-type="string" calcext:value-type="string">
            <text:p>10zebra (https://10zebra.app/) accompagne la production d'un film court à partir de photo ou d'extraits vidéos, du storyboard à la génération « text to video », « image to vidéo » ou « video to video » ou en appliquant un effet Ken Burns aux photos.Collaboratif via possibilité de remix ou de création collective. Export mp4 ou archive. Beta gratuite et illimitée ...</text:p>
          </table:table-cell>
          <table:table-cell table:style-name="ce11" office:value-type="string" calcext:value-type="string">
            <text:p><text:a xlink:href="https://www.uneiaparjour.fr/10zebra/" xlink:type="simple">https://www.uneiaparjour.fr/10zebra/</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table-cell table:style-name="ce7"/>
          <table:table-cell table:style-name="ce20" office:value-type="date" office:date-value="2025-02-03" calcext:value-type="date">
            <text:p>03/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y thinking cap</text:p>
          </table:table-cell>
          <table:table-cell table:style-name="ce7" office:value-type="string" calcext:value-type="string">
            <text:p>My thinking cap (https://mythinkingcap.ai/) propose des chatbots spécialisés (les « experts ») à destination d'enfants de 5 à 12 ans sur des thèmes variés : génération d'histoires, de recettes ou de chansons, aide en mathématiques, langues, code, environnement, animaux etc. ainsi qu'un générateur d'images et un autre à destination des enseignants pour générer des plans de séances. ...</text:p>
          </table:table-cell>
          <table:table-cell table:style-name="ce11" office:value-type="string" calcext:value-type="string">
            <text:p><text:a xlink:href="https://www.uneiaparjour.fr/my-thinking-cap/" xlink:type="simple">https://www.uneiaparjour.fr/my-thinking-cap/</text:a></text:p>
          </table:table-cell>
          <table:table-cell table:style-name="ce7" office:value-type="string" calcext:value-type="string">
            <text:p>éducation</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langues</text:p>
          </table:table-cell>
          <table:table-cell/>
          <table:table-cell table:style-name="ce7"/>
          <table:table-cell table:style-name="ce20" office:value-type="date" office:date-value="2025-02-02" calcext:value-type="date">
            <text:p>02/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ulu 3</text:p>
          </table:table-cell>
          <table:table-cell table:style-name="ce7" office:value-type="string" calcext:value-type="string">
            <text:p>Tülu 3 450B (https://playground.allenai.org) est un modèle de langage de l’institut de recherche américain à but non lucratif AI2 (https://allenai.org). Entièrement open source (données, code et documentation : https://allenai.org/blog/tulu-3-405B). Annoncé comme rivalisant avec Deepseek et GPT 4.</text:p>
          </table:table-cell>
          <table:table-cell table:style-name="ce11" office:value-type="string" calcext:value-type="string">
            <text:p><text:a xlink:href="https://www.uneiaparjour.fr/tulu-3/" xlink:type="simple">https://www.uneiaparjour.fr/tulu-3/</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2-01" calcext:value-type="date">
            <text:p>01/02/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uzz de Riffusion</text:p>
          </table:table-cell>
          <table:table-cell table:style-name="ce7" office:value-type="string" calcext:value-type="string">
            <text:p>Fuzz de Riffusion (https://www.riffusion.com) est un modèle de génération de morceaux de musique, textes et musique. Génération à partir d’une instruction ou d’un texte collé. Partage par url ou playlist, export m4a. Version beta illimitée. Test depuis une instruction : Tests depuis « Art poétique » de Verlaine :</text:p>
          </table:table-cell>
          <table:table-cell table:style-name="ce11" office:value-type="string" calcext:value-type="string">
            <text:p><text:a xlink:href="https://www.uneiaparjour.fr/fuzz-de-riffusion/" xlink:type="simple">https://www.uneiaparjour.fr/fuzz-de-riffusion/</text:a></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1-31" calcext:value-type="date">
            <text:p>31/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Qwen Chat</text:p>
          </table:table-cell>
          <table:table-cell table:style-name="ce7" office:value-type="string" calcext:value-type="string">
            <text:p>Qwen Chat (https://chat.qwenlm.ai/) est le chatbot dédié aux modèles de Qwen développés par Alibaba. Il permet d'accèder au dernier modèle de langage Qwen 2.5 Max (description : https://qwenlm.github.io/blog/qwen2.5-max/) et propose : analyse de documents, « artifacts » avec génération de code et visualisation, génération d'images et recherche internet (génération de vidéo annoncée). Export json et txt, partage ...</text:p>
          </table:table-cell>
          <table:table-cell table:style-name="ce11" office:value-type="string" calcext:value-type="string">
            <text:p><text:a xlink:href="https://www.uneiaparjour.fr/qwen-chat/" xlink:type="simple">https://www.uneiaparjour.fr/qwen-chat/</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LLM</text:p>
          </table:table-cell>
          <table:table-cell/>
          <table:table-cell table:style-name="ce7"/>
          <table:table-cell table:style-name="ce20" office:value-type="date" office:date-value="2025-01-30" calcext:value-type="date">
            <text:p>30/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Flowchart generator</text:p>
          </table:table-cell>
          <table:table-cell table:style-name="ce7" office:value-type="string" calcext:value-type="string">
            <text:p>AI Flowchart generator (https://vdraw.ai/ai-flowchart-generator) genère des organigrammes ou des diagrammes de flux à partir d'une instruction. Édition possible texte, formes, couleurs. Export png ou svg avec ou sans fond. Sans compte et semble illimité. Tests sans édition :</text:p>
          </table:table-cell>
          <table:table-cell table:style-name="ce11" office:value-type="string" calcext:value-type="string">
            <text:p><text:a xlink:href="https://www.uneiaparjour.fr/ai-flowchart-generator/" xlink:type="simple">https://www.uneiaparjour.fr/ai-flowchart-generator/</text:a></text:p>
          </table:table-cell>
          <table:table-cell table:style-name="ce7" office:value-type="string" calcext:value-type="string">
            <text:p>données</text:p>
          </table:table-cell>
          <table:table-cell table:style-name="ce7" office:value-type="string" calcext:value-type="string">
            <text:p>présent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1-29" calcext:value-type="date">
            <text:p>29/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Janus Pro</text:p>
          </table:table-cell>
          <table:table-cell table:style-name="ce7" office:value-type="string" calcext:value-type="string">
            <text:p>Janus Pro (description : https://huggingface.co/deepseek-ai/Janus-Pro-7B) est un modèle d'images de Deepseek. Multimodal. Performant en analyse d'images, plus aléatoire en génération (par exemple texte et génération de personnes en groupe compliqués). Privilégier les instructions en anglais. Tests possibles depuis cet espace Hugging Face : https://huggingface.co/spaces/deepseek-ai/Janus-Pro-7B Open source et sans compte. Sources test multimodal : affiche archive.org ...</text:p>
          </table:table-cell>
          <table:table-cell table:style-name="ce11" office:value-type="string" calcext:value-type="string">
            <text:p><text:a xlink:href="https://www.uneiaparjour.fr/janus-pro/" xlink:type="simple">https://www.uneiaparjour.fr/janus-pro/</text:a></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table-cell table:style-name="ce7"/>
          <table:table-cell table:style-name="ce20" office:value-type="date" office:date-value="2025-01-28" calcext:value-type="date">
            <text:p>28/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roxy de convergence.ai</text:p>
          </table:table-cell>
          <table:table-cell table:style-name="ce7" office:value-type="string" calcext:value-type="string">
            <text:p>Proxy de convergence.ai (https://convergence.ai/) est un assistant qui automatise les tâches sur le web à partir d'une instruction. Une fois les adresses à visiter et les actions à accomplir définies, Proxy effectue la tâche étape par étape avec navigation en temps réel.Automatisation possible.version Beta. 5 sessions par jour et une automatisation gratuites.</text:p>
          </table:table-cell>
          <table:table-cell table:style-name="ce11" office:value-type="string" calcext:value-type="string">
            <text:p><text:a xlink:href="https://www.uneiaparjour.fr/proxy/" xlink:type="simple">https://www.uneiaparjour.fr/proxy/</text:a></text:p>
          </table:table-cell>
          <table:table-cell table:style-name="ce7" office:value-type="string" calcext:value-type="string">
            <text:p>automatisation</text:p>
          </table:table-cell>
          <table:table-cell table:style-name="ce7" office:value-type="string" calcext:value-type="string">
            <text:p>recherche</text:p>
          </table:table-cell>
          <table:table-cell table:style-name="ce7" table:number-columns-repeated="2"/>
          <table:table-cell/>
          <table:table-cell table:style-name="ce7"/>
          <table:table-cell table:style-name="ce20" office:value-type="date" office:date-value="2025-01-27" calcext:value-type="date">
            <text:p>27/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Websim</text:p>
          </table:table-cell>
          <table:table-cell table:style-name="ce7" office:value-type="string" calcext:value-type="string">
            <text:p>Websim (https://websim.ai) crée des applications à partir d'instructions en langage naturel. Plusieurs modèles de langage disponibles (Gemini 2.0, Claude, Deepseek R1...). Export du code généré, partage URL avec commentaires possibles. Galerie des projets. 15 crédits (certains modèles ne consomment pas de crédits) et 100 images gratuites par jour. Tests :</text:p>
          </table:table-cell>
          <table:table-cell table:style-name="ce11" office:value-type="string" calcext:value-type="string">
            <text:p><text:a xlink:href="https://www.uneiaparjour.fr/websim/" xlink:type="simple">https://www.uneiaparjour.fr/websim/</text:a></text:p>
          </table:table-cell>
          <table:table-cell table:style-name="ce7" office:value-type="string" calcext:value-type="string">
            <text:p>application</text:p>
          </table:table-cell>
          <table:table-cell table:style-name="ce7" office:value-type="string" calcext:value-type="string">
            <text:p>éducation</text:p>
          </table:table-cell>
          <table:table-cell table:style-name="ce7" table:number-columns-repeated="2"/>
          <table:table-cell/>
          <table:table-cell table:style-name="ce7"/>
          <table:table-cell table:style-name="ce20" office:value-type="date" office:date-value="2025-01-26" calcext:value-type="date">
            <text:p>26/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olychat</text:p>
          </table:table-cell>
          <table:table-cell table:style-name="ce7" office:value-type="string" calcext:value-type="string">
            <text:p>Polychat (https://polychat.co) est un chatbot basé sur ChatGPT 4o, ChatGPT o1 et Claude Sonnet 3.5 offrant la possibilité de comparer les modèles mais aussi de « critiquer » la réponse donnée (GPT 4o par Sonnet 3.5 et inversement, critique en anglais). Paramètres multiples, pré-prompt, changement de modèle en cours de conversation. Partage url, json, pdf ou txt. ...</text:p>
          </table:table-cell>
          <table:table-cell table:style-name="ce11" office:value-type="string" calcext:value-type="string">
            <text:p><text:a xlink:href="https://www.uneiaparjour.fr/polychat/" xlink:type="simple">https://www.uneiaparjour.fr/polychat/</text:a></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1-25" calcext:value-type="date">
            <text:p>25/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 Pdf GPT</text:p>
          </table:table-cell>
          <table:table-cell table:style-name="ce7" office:value-type="string" calcext:value-type="string">
            <text:p>Chat Pdf GPT (https://chatpdfgpt.ai/app) permet le dialogue avec un fichier pdf (limite à 100 Mo ?). Base chatGPT avec historique des conversations. 10 interactions par jour gratuites. Test ci-dessous avec orientations UNESCO : https://www.unesco.org/fr/articles/orientations-pour-lintelligence-artificielle-generative-dans-leducation-et-la-recherche</text:p>
          </table:table-cell>
          <table:table-cell table:style-name="ce11" office:value-type="string" calcext:value-type="string">
            <text:p><text:a xlink:href="https://www.uneiaparjour.fr/chat-pdf-gpt/" xlink:type="simple">https://www.uneiaparjour.fr/chat-pdf-gpt/</text:a></text:p>
          </table:table-cell>
          <table:table-cell table:style-name="ce7" office:value-type="string" calcext:value-type="string">
            <text:p>archives</text:p>
          </table:table-cell>
          <table:table-cell table:style-name="ce7" table:number-columns-repeated="3"/>
          <table:table-cell/>
          <table:table-cell table:style-name="ce7"/>
          <table:table-cell table:style-name="ce20" office:value-type="date" office:date-value="2025-01-24" calcext:value-type="date">
            <text:p>24/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am 2</text:p>
          </table:table-cell>
          <table:table-cell table:style-name="ce7" office:value-type="string" calcext:value-type="string">
            <text:p>Sam 2 (https://sam2.metademolab.com &amp;#8211; « Segment anything », démo de Meta) repère et suit jusqu'à 3 objets / formes sur une vidéo et permet de les modifier ou de changer de ce qui l'entoure.Vidéos jusqu'à 70Mo. Sans compte et illimité. Tests depuis vidéos libres Pexels :</text:p>
          </table:table-cell>
          <table:table-cell table:style-name="ce11" office:value-type="string" calcext:value-type="string">
            <text:p><text:a xlink:href="https://www.uneiaparjour.fr/sam-2/" xlink:type="simple">https://www.uneiaparjour.fr/sam-2/</text:a></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table-cell/>
          <table:table-cell table:style-name="ce7"/>
          <table:table-cell table:style-name="ce20" office:value-type="date" office:date-value="2025-01-23" calcext:value-type="date">
            <text:p>23/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earn earth</text:p>
          </table:table-cell>
          <table:table-cell table:style-name="ce7" office:value-type="string" calcext:value-type="string">
            <text:p>Learn Earth (learn.earth) propose d'acquérir de nouvelles connaissances à partir d'une thématique donnée via une instruction : des apports théoriques sont générés puis des quiz sont proposés avec évaluation détaillée. Des points sont disponibles chaque jour dans la version gratuite (x10 en premium), augmentés au fil des niveaux passés. Classement disponible.</text:p>
          </table:table-cell>
          <table:table-cell table:style-name="ce11" office:value-type="string" calcext:value-type="string">
            <text:p><text:a xlink:href="https://www.uneiaparjour.fr/learn-earth/" xlink:type="simple">https://www.uneiaparjour.fr/learn-earth/</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2"/>
          <table:table-cell/>
          <table:table-cell table:style-name="ce7"/>
          <table:table-cell table:style-name="ce20" office:value-type="date" office:date-value="2025-01-22" calcext:value-type="date">
            <text:p>22/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uper Podcast</text:p>
          </table:table-cell>
          <table:table-cell table:style-name="ce7" office:value-type="string" calcext:value-type="string">
            <text:p>Super Podcast (https://superpodcast.ai) permet la création d'épisodes de podcasts à partir d'une instruction, d'un document ou en enregistrant un dialogue avec une IA générative (base ChatGPT ?). Choix de la langue, de la durée et du ton. Gratuit et illimité, 2 voix féminines, podcast privés possibles, exports mp3 ou webm pour les conversations avec l'IA. ...</text:p>
          </table:table-cell>
          <table:table-cell table:style-name="ce11" office:value-type="string" calcext:value-type="string">
            <text:p><text:a xlink:href="https://www.uneiaparjour.fr/super-podcast/" xlink:type="simple">https://www.uneiaparjour.fr/super-podcast/</text:a></text:p>
          </table:table-cell>
          <table:table-cell table:style-name="ce7" office:value-type="string" calcext:value-type="string">
            <text:p>documents</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table-cell/>
          <table:table-cell table:style-name="ce7"/>
          <table:table-cell table:style-name="ce20" office:value-type="date" office:date-value="2025-01-21" calcext:value-type="date">
            <text:p>21/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ulti Search et Multi AI</text:p>
          </table:table-cell>
          <table:table-cell table:style-name="ce7" office:value-type="string" calcext:value-type="string">
            <text:p>Multi Search et Multi AI (https://multisearchai.carrd.co) est une extension Chrome, Edge, Firefox, Arc, Brave et Opera qui permet la recherche simultanée et l'interrogation de chatbots IA avec jusqu'à 4 outils différents sur le même écran. 9 chatbots et 30 outils de recherche disponibles.Gratuit et illimité.</text:p>
          </table:table-cell>
          <table:table-cell table:style-name="ce11" office:value-type="string" calcext:value-type="string">
            <text:p><text:a xlink:href="https://www.uneiaparjour.fr/multi-search-et-multi-ai/" xlink:type="simple">https://www.uneiaparjour.fr/multi-search-et-multi-ai/</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1-20" calcext:value-type="date">
            <text:p>20/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lle AI</text:p>
          </table:table-cell>
          <table:table-cell table:style-name="ce7" office:value-type="string" calcext:value-type="string">
            <text:p>Alle AI (https://alle-ai.com) : un chatbot texte et images qui propose une génération comparée de plusieurs modèles (15 de texte dont 9 en version gratuite et 3 d’images) à partir d’une même instruction. Comparaison limitée à 2 modèles en version gratuite.</text:p>
          </table:table-cell>
          <table:table-cell table:style-name="ce11" office:value-type="string" calcext:value-type="string">
            <text:p><text:a xlink:href="https://www.uneiaparjour.fr/alle-ai/" xlink:type="simple">https://www.uneiaparjour.fr/alle-ai/</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table-cell table:style-name="ce7"/>
          <table:table-cell table:style-name="ce20" office:value-type="date" office:date-value="2025-01-19" calcext:value-type="date">
            <text:p>19/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thor</text:p>
          </table:table-cell>
          <table:table-cell table:style-name="ce7" office:value-type="string" calcext:value-type="string">
            <text:p>Aithor (https://aithor.com) génère plan d’articles scientifiques et revue de littérature (source : Arxiv) à partir d’une instruction. Sources consultables et textes éditables. Générations gratuites avec limitations (attente, modèles…)</text:p>
          </table:table-cell>
          <table:table-cell table:style-name="ce11" office:value-type="string" calcext:value-type="string">
            <text:p><text:a xlink:href="https://www.uneiaparjour.fr/aithor/" xlink:type="simple">https://www.uneiaparjour.fr/aithor/</text:a></text:p>
          </table:table-cell>
          <table:table-cell table:style-name="ce7" office:value-type="string" calcext:value-type="string">
            <text:p>éducation</text:p>
          </table:table-cell>
          <table:table-cell table:style-name="ce7" office:value-type="string" calcext:value-type="string">
            <text:p>recherche</text:p>
          </table:table-cell>
          <table:table-cell table:style-name="ce7" table:number-columns-repeated="2"/>
          <table:table-cell/>
          <table:table-cell table:style-name="ce7"/>
          <table:table-cell table:style-name="ce20" office:value-type="date" office:date-value="2025-01-18" calcext:value-type="date">
            <text:p>18/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Open Canvas</text:p>
          </table:table-cell>
          <table:table-cell table:style-name="ce7" office:value-type="string" calcext:value-type="string">
            <text:p>Open Canvas (https://opencanvas.langchain.com) ajoute une génération interactive à un chatbot à la manière des canvas de ChatGPT ou des artifacts de Claude. Avec GPT 4 mini, Claude Haiku, Llama et Gemini Flash. Pré-instruction et commandes rapides. Open source et illimité. Projet Open Canvas sur Github : https://github.com/langchain-ai/open-canvas…</text:p>
          </table:table-cell>
          <table:table-cell table:style-name="ce11" office:value-type="string" calcext:value-type="string">
            <text:p><text:a xlink:href="https://www.uneiaparjour.fr/open-canvas/" xlink:type="simple">https://www.uneiaparjour.fr/open-canvas/</text:a></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table-cell table:style-name="ce7"/>
          <table:table-cell table:style-name="ce20" office:value-type="date" office:date-value="2025-01-17" calcext:value-type="date">
            <text:p>17/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ocketPal</text:p>
          </table:table-cell>
          <table:table-cell table:style-name="ce7" office:value-type="string" calcext:value-type="string">
            <text:p>PocketPal (https://github.com/a-ghorbani/pocketpal-ai) permet d’installer un LLM léger directement dans son téléphone iOS ou Androïd et de l’utiliser dans un chatbot sans connexion. Plusieurs modèles à télécharger, via Huggingface ou ses fichiers. Open source, illimité, sans compte.</text:p>
          </table:table-cell>
          <table:table-cell table:style-name="ce11" office:value-type="string" calcext:value-type="string">
            <text:p><text:a xlink:href="https://www.uneiaparjour.fr/pocketpal/" xlink:type="simple">https://www.uneiaparjour.fr/pocketpal/</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table-cell table:style-name="ce7"/>
          <table:table-cell table:style-name="ce20" office:value-type="date" office:date-value="2025-01-16" calcext:value-type="date">
            <text:p>16/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ucie</text:p>
          </table:table-cell>
          <table:table-cell table:style-name="ce7" office:value-type="string" calcext:value-type="string">
            <text:p>Lucie (https://huggingface.co/OpenLLM-France/Lucie-7B) : modèle de langage 🇫🇷 , entièrement open source, adapté à des usages comme l'éducation. Développé par le consortium @openllm_france et @linagora. Premiers tests possibles avec pré-instruction et paramètres : https://huggingface.co/spaces/Tonic/Lucie-7B</text:p>
          </table:table-cell>
          <table:table-cell table:style-name="ce11" office:value-type="string" calcext:value-type="string">
            <text:p><text:a xlink:href="https://www.uneiaparjour.fr/lucie/" xlink:type="simple">https://www.uneiaparjour.fr/lucie/</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1-15" calcext:value-type="date">
            <text:p>15/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nté</text:p>
          </table:table-cell>
          <table:table-cell table:style-name="ce7" office:value-type="string" calcext:value-type="string">
            <text:p>Conté (https://conte-app.com) génère des histoires texte et images pour les enfants à partir d’une instruction. Illimité avec partage en ligne, commande payante du livre créé. Sur iOS. Test : https://conte-app.com/shareMe/preview/3ffdb537-33f8-42e6-ada5-e72f846db9c8/74c10d7a-344d-445a-8e24-a2b70349d2b4…</text:p>
          </table:table-cell>
          <table:table-cell table:style-name="ce11" office:value-type="string" calcext:value-type="string">
            <text:p><text:a xlink:href="https://www.uneiaparjour.fr/conte/" xlink:type="simple">https://www.uneiaparjour.fr/conte/</text:a></text:p>
          </table:table-cell>
          <table:table-cell table:style-name="ce7" office:value-type="string" calcext:value-type="string">
            <text:p>histoires enfants</text:p>
          </table:table-cell>
          <table:table-cell table:style-name="ce7" table:number-columns-repeated="3"/>
          <table:table-cell/>
          <table:table-cell table:style-name="ce7"/>
          <table:table-cell table:style-name="ce20" office:value-type="date" office:date-value="2025-01-14" calcext:value-type="date">
            <text:p>14/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PAR 3D</text:p>
          </table:table-cell>
          <table:table-cell table:style-name="ce7" office:value-type="string" calcext:value-type="string">
            <text:p>SPAR 3D (https://huggingface.co/spaces/stabilityai/stable-point-aware-3d…) transforme une image 2D en image 3D. Après avoir supprimé le fond et isolé l'objet, transforme en fichiers glb et ply. Nombreux paramètres disponibles. Open source et illimité. Images : wikimedia commons.</text:p>
          </table:table-cell>
          <table:table-cell table:style-name="ce11" office:value-type="string" calcext:value-type="string">
            <text:p><text:a xlink:href="https://www.uneiaparjour.fr/spar-3d/" xlink:type="simple">https://www.uneiaparjour.fr/spar-3d/</text:a></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1-13" calcext:value-type="date">
            <text:p>13/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text:p>
          </table:table-cell>
          <table:table-cell table:style-name="ce7" office:value-type="string" calcext:value-type="string">
            <text:p>Co (http://co.dev) propose la génération d’applications à partir d’instructions itératives dans un chatbot. Basé sur Claude.ai, résultat directement visible dans l’interface. Version beta limitée à 1 projet et 5 modifications par jour.</text:p>
          </table:table-cell>
          <table:table-cell table:style-name="ce11" office:value-type="string" calcext:value-type="string">
            <text:p><text:a xlink:href="https://www.uneiaparjour.fr/co/" xlink:type="simple">https://www.uneiaparjour.fr/co/</text:a></text:p>
          </table:table-cell>
          <table:table-cell table:style-name="ce7" office:value-type="string" calcext:value-type="string">
            <text:p>application</text:p>
          </table:table-cell>
          <table:table-cell table:style-name="ce7" table:number-columns-repeated="3"/>
          <table:table-cell/>
          <table:table-cell table:style-name="ce7"/>
          <table:table-cell table:style-name="ce20" office:value-type="date" office:date-value="2025-01-12" calcext:value-type="date">
            <text:p>12/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iagram generator</text:p>
          </table:table-cell>
          <table:table-cell table:style-name="ce7" office:value-type="string" calcext:value-type="string">
            <text:p>Diagram generator (https://diagram-generator.com) génère des visualisations à partir d’une instruction depuis 9 modèles disponibles : organigramme, Gantt, mindmap, etc. avec explication. Export png, sauvegarde et partage par URL. Sans compte et illimité.</text:p>
          </table:table-cell>
          <table:table-cell table:style-name="ce11" office:value-type="string" calcext:value-type="string">
            <text:p><text:a xlink:href="https://www.uneiaparjour.fr/diagram-generator/" xlink:type="simple">https://www.uneiaparjour.fr/diagram-generator/</text:a></text:p>
          </table:table-cell>
          <table:table-cell table:style-name="ce7" office:value-type="string" calcext:value-type="string">
            <text:p>mindmap</text:p>
          </table:table-cell>
          <table:table-cell table:style-name="ce7" office:value-type="string" calcext:value-type="string">
            <text:p>présent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1-11" calcext:value-type="date">
            <text:p>11/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hi 4</text:p>
          </table:table-cell>
          <table:table-cell table:style-name="ce7" office:value-type="string" calcext:value-type="string">
            <text:p>Phi 4 (https://huggingface.co/microsoft/phi-4) dernière version du LLM / SLM (Small Model) de Microsoft est mis à disposition en open source (licence MIT). Réponses assez courtes, annonce avec des facilités raisonnement et mathématiques. Test possible sur https://huggingface.co/spaces/eswardivi/phi-4…</text:p>
          </table:table-cell>
          <table:table-cell table:style-name="ce11" office:value-type="string" calcext:value-type="string">
            <text:p><text:a xlink:href="https://www.uneiaparjour.fr/phi-4/" xlink:type="simple">https://www.uneiaparjour.fr/phi-4/</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1-10" calcext:value-type="date">
            <text:p>10/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Omnicontrol</text:p>
          </table:table-cell>
          <table:table-cell table:style-name="ce7" office:value-type="string" calcext:value-type="string">
            <text:p>Omnicontrol (https://huggingface.co/spaces/Yuanshi/OminiControl…) génère des images à partir d’une image source et d’une instruction. Génération basée sur un modèle d’analyse de l’image et Flux 1. Gratuit, open source et illimité.</text:p>
          </table:table-cell>
          <table:table-cell table:style-name="ce11" office:value-type="string" calcext:value-type="string">
            <text:p><text:a xlink:href="https://www.uneiaparjour.fr/omnicontrol/" xlink:type="simple">https://www.uneiaparjour.fr/omnicontrol/</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5-01-09" calcext:value-type="date">
            <text:p>09/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yft</text:p>
          </table:table-cell>
          <table:table-cell table:style-name="ce7" office:value-type="string" calcext:value-type="string">
            <text:p>Syft (https://justsyft.com) propose le suivi de sujets d’actualité à partir d’une requête avec publication régulière d’une synthèse des résultats de sa curation. Recherche par période. Sources citées. Gratuit et illimité ? Test à 16 sujets suivis.</text:p>
          </table:table-cell>
          <table:table-cell table:style-name="ce11" office:value-type="string" calcext:value-type="string">
            <text:p><text:a xlink:href="https://www.uneiaparjour.fr/syft/" xlink:type="simple">https://www.uneiaparjour.fr/syft/</text:a></text:p>
          </table:table-cell>
          <table:table-cell table:style-name="ce7" office:value-type="string" calcext:value-type="string">
            <text:p>actualités et fact-checking</text:p>
          </table:table-cell>
          <table:table-cell table:style-name="ce7" table:number-columns-repeated="3"/>
          <table:table-cell/>
          <table:table-cell table:style-name="ce7"/>
          <table:table-cell table:style-name="ce20" office:value-type="date" office:date-value="2025-01-08" calcext:value-type="date">
            <text:p>08/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bot Arena</text:p>
          </table:table-cell>
          <table:table-cell table:style-name="ce7" office:value-type="string" calcext:value-type="string">
            <text:p>Chatbot Arena (précédemment LLMSys déjà présenté) bénéficie d'une nouvelle interface avec 3 entrées (https://chatbot-arena.web.app) : battle découverte à l'aveugle de 2 LLM de son classement, side by side comparaison choisie et chat un seul interrogé. Sans compte, gratuit et illimité.</text:p>
          </table:table-cell>
          <table:table-cell table:style-name="ce11" office:value-type="string" calcext:value-type="string">
            <text:p><text:a xlink:href="https://www.uneiaparjour.fr/chatbot-arena/" xlink:type="simple">https://www.uneiaparjour.fr/chatbot-arena/</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5-01-07" calcext:value-type="date">
            <text:p>07/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reamina</text:p>
          </table:table-cell>
          <table:table-cell table:style-name="ce7" office:value-type="string" calcext:value-type="string">
            <text:p>Dreamina de @capcutapp (https://dreamina.capcut.com) génère des images à partir de ses 3 modèles de génération. Paramétrage, zone de travail, amélioration, génération dans l'image et ajout de texte. Image to vidéo annoncée. 120 crédits gratuits par jour (60 actions).</text:p>
          </table:table-cell>
          <table:table-cell table:style-name="ce11" office:value-type="string" calcext:value-type="string">
            <text:p><text:a xlink:href="https://www.uneiaparjour.fr/dreamina/" xlink:type="simple">https://www.uneiaparjour.fr/dreamina/</text:a></text:p>
          </table:table-cell>
          <table:table-cell table:style-name="ce7" office:value-type="string" calcext:value-type="string">
            <text:p>images</text:p>
          </table:table-cell>
          <table:table-cell table:style-name="ce7" table:number-columns-repeated="3"/>
          <table:table-cell/>
          <table:table-cell table:style-name="ce7"/>
          <table:table-cell table:style-name="ce20" office:value-type="date" office:date-value="2025-01-06" calcext:value-type="date">
            <text:p>06/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hoton</text:p>
          </table:table-cell>
          <table:table-cell table:style-name="ce7" office:value-type="string" calcext:value-type="string">
            <text:p>Photon est le nouveau modèle de génération d’images et video de @LumaLabsAI (https://lumalabs.ai/photon) dispo en ligne et via l’app iOS « Dream machine ». Modification via le chatbot, suggestions, image to image/ to video. Environ 20 générations gratuites par mois.</text:p>
          </table:table-cell>
          <table:table-cell table:style-name="ce11" office:value-type="string" calcext:value-type="string">
            <text:p><text:a xlink:href="https://www.uneiaparjour.fr/photon/" xlink:type="simple">https://www.uneiaparjour.fr/photon/</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table-cell table:style-name="ce7"/>
          <table:table-cell table:style-name="ce20" office:value-type="date" office:date-value="2025-01-05" calcext:value-type="date">
            <text:p>05/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ydeviceAI</text:p>
          </table:table-cell>
          <table:table-cell table:style-name="ce7" office:value-type="string" calcext:value-type="string">
            <text:p>MydeviceAI de @navedmer (https://apps.apple.com/fr/app/mydeviceai/id6736578281…) est un chatbot pour iOS (à partir d’IPhone 13 Pro) basé sur Llama 3.2 et installé localement. Fonctionne sans connexion internet une fois installé, les données transmises restent locales. Gratuit et illimité.</text:p>
          </table:table-cell>
          <table:table-cell table:style-name="ce11" office:value-type="string" calcext:value-type="string">
            <text:p><text:a xlink:href="https://www.uneiaparjour.fr/mydeviceai/" xlink:type="simple">https://www.uneiaparjour.fr/mydeviceai/</text:a></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1-04" calcext:value-type="date">
            <text:p>04/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up AI</text:p>
          </table:table-cell>
          <table:table-cell table:style-name="ce7" office:value-type="string" calcext:value-type="string">
            <text:p>Sup AI (https://sup.ai) interroge ChatGPT, Claude et Llama à partir d’une instruction pour proposer une version améliorée de leur réponse. Partage URL. Illimité. Tests: &amp;#8211; IA éducation : https://sup.ai/chats/cm5h5fu3k00079c1bfqujqwax… &amp;#8211; formation : https://sup.ai/chats/cm5h5ka8900099c1bn3a0r6ck…</text:p>
          </table:table-cell>
          <table:table-cell table:style-name="ce11" office:value-type="string" calcext:value-type="string">
            <text:p><text:a xlink:href="https://www.uneiaparjour.fr/sup-ai/" xlink:type="simple">https://www.uneiaparjour.fr/sup-ai/</text:a></text:p>
          </table:table-cell>
          <table:table-cell table:style-name="ce7" office:value-type="string" calcext:value-type="string">
            <text:p>LLM</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5-01-03" calcext:value-type="date">
            <text:p>03/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Kvistly</text:p>
          </table:table-cell>
          <table:table-cell table:style-name="ce7" office:value-type="string" calcext:value-type="string">
            <text:p>Kvistly (https://kvistly.com) génère des quiz interactifs à partir d’une instruction, d’un document (HS pendant le test) ou d’un texte. Système de mises, quiz en direct. Édition, suivi des résultats. En version gratuite, illimité avec 10 participants par quiz.</text:p>
          </table:table-cell>
          <table:table-cell table:style-name="ce11" office:value-type="string" calcext:value-type="string">
            <text:p><text:a xlink:href="https://www.uneiaparjour.fr/kvistly/" xlink:type="simple">https://www.uneiaparjour.fr/kvistly/</text:a></text:p>
          </table:table-cell>
          <table:table-cell table:style-name="ce7" office:value-type="string" calcext:value-type="string">
            <text:p>quiz et flashcards</text:p>
          </table:table-cell>
          <table:table-cell table:style-name="ce7" table:number-columns-repeated="3"/>
          <table:table-cell/>
          <table:table-cell table:style-name="ce7"/>
          <table:table-cell table:style-name="ce20" office:value-type="date" office:date-value="2025-01-02" calcext:value-type="date">
            <text:p>02/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nalysis Tool</text:p>
          </table:table-cell>
          <table:table-cell table:style-name="ce7" office:value-type="string" calcext:value-type="string">
            <text:p>Analysis Tool de Claude.ai permet l'analyse de fichiers xls ou csv jusqu'à 30 Mo. Activiation via dans « Feature preview » dans le menu en bas à gauche. Analyse javascript disponible. Test depuis https://meteo.data.gouv.fr (dép. 25 1950/2022).</text:p>
          </table:table-cell>
          <table:table-cell table:style-name="ce11" office:value-type="string" calcext:value-type="string">
            <text:p><text:a xlink:href="https://www.uneiaparjour.fr/analysis-tool/" xlink:type="simple">https://www.uneiaparjour.fr/analysis-tool/</text:a></text:p>
          </table:table-cell>
          <table:table-cell table:style-name="ce7" office:value-type="string" calcext:value-type="string">
            <text:p>données</text:p>
          </table:table-cell>
          <table:table-cell table:style-name="ce7" table:number-columns-repeated="3"/>
          <table:table-cell/>
          <table:table-cell table:style-name="ce7"/>
          <table:table-cell table:style-name="ce20" office:value-type="date" office:date-value="2025-01-01" calcext:value-type="date">
            <text:p>01/01/2025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endshort</text:p>
          </table:table-cell>
          <table:table-cell table:style-name="ce7" office:value-type="string" calcext:value-type="string">
            <text:p>Sendshort (http://sendshort.ai) génère des vidéos texte, audio et images fixes à partir d’une instruction. Script généré éditable, choix de la voix et du style. Édition post production possible. Test (trop 😉 « enjoué »😉 ⬇️. 4 générations gratuites /semaine.</text:p>
          </table:table-cell>
          <table:table-cell table:style-name="ce11" office:value-type="string" calcext:value-type="string">
            <text:p><text:a xlink:href="https://www.uneiaparjour.fr/sendshort/" xlink:type="simple">https://www.uneiaparjour.fr/sendshort/</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4-12-31" calcext:value-type="date">
            <text:p>31/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utomina</text:p>
          </table:table-cell>
          <table:table-cell table:style-name="ce7" office:value-type="string" calcext:value-type="string">
            <text:p>Automina (https://automina.app) automatise une navigation internet complexe à partir d’une instruction après un découpage par étape (ajout possible). Suivi en direct dans un navigateur. Beta gratuite avec 50 crédits (1 étape = 1 crédit)</text:p>
          </table:table-cell>
          <table:table-cell table:style-name="ce11" office:value-type="string" calcext:value-type="string">
            <text:p><text:a xlink:href="https://www.uneiaparjour.fr/automina/" xlink:type="simple">https://www.uneiaparjour.fr/automina/</text:a></text:p>
          </table:table-cell>
          <table:table-cell table:style-name="ce7" office:value-type="string" calcext:value-type="string">
            <text:p>automatisation</text:p>
          </table:table-cell>
          <table:table-cell table:style-name="ce7" office:value-type="string" calcext:value-type="string">
            <text:p>site web</text:p>
          </table:table-cell>
          <table:table-cell table:style-name="ce7" table:number-columns-repeated="2"/>
          <table:table-cell/>
          <table:table-cell table:style-name="ce7"/>
          <table:table-cell table:style-name="ce20" office:value-type="date" office:date-value="2024-12-30" calcext:value-type="date">
            <text:p>30/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Nexform</text:p>
          </table:table-cell>
          <table:table-cell table:style-name="ce7" office:value-type="string" calcext:value-type="string">
            <text:p>Nexform (http://nexform.io) génère des questionnaires ou des quiz en ligne à partir d’une instruction avec édition et ajouts possibles, publication et suivi des réponses (url, qr code, suivi en ligne ou export csv). Gratuit et semble illimité avec compte.</text:p>
          </table:table-cell>
          <table:table-cell table:style-name="ce11" office:value-type="string" calcext:value-type="string">
            <text:p><text:a xlink:href="https://www.uneiaparjour.fr/nexform/" xlink:type="simple">https://www.uneiaparjour.fr/nexform/</text:a></text:p>
          </table:table-cell>
          <table:table-cell table:style-name="ce7" office:value-type="string" calcext:value-type="string">
            <text:p>quiz et flashcards</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4-12-29" calcext:value-type="date">
            <text:p>29/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ritannica Chatbot</text:p>
          </table:table-cell>
          <table:table-cell table:style-name="ce7" office:value-type="string" calcext:value-type="string">
            <text:p>Britannica Chatbot : quand l’encyclopédie @Britannica rencontre ChatGPT (https://britannica.com/chatbot). Sources de l’encyclopédie citées. Spécifier « génère en français » dans l’instruction. Version bêta, sans compte et illimité, avec la publicité du site.</text:p>
          </table:table-cell>
          <table:table-cell table:style-name="ce11" office:value-type="string" calcext:value-type="string">
            <text:p><text:a xlink:href="https://www.uneiaparjour.fr/britannica-chatbot/" xlink:type="simple">https://www.uneiaparjour.fr/britannica-chatbot/</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4-12-28" calcext:value-type="date">
            <text:p>28/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ync Study</text:p>
          </table:table-cell>
          <table:table-cell table:style-name="ce7" office:value-type="string" calcext:value-type="string">
            <text:p>Sync Study (http://syncstudy.app) génère des quiz à partir de documents chargés (pdf, ppt, doc, txt) ou de texte collé. FR accepté si précisé dans le titre (« génère en français »). Correction proposée. Partage url. Un test gratuit de 20 questions par jour.</text:p>
          </table:table-cell>
          <table:table-cell table:style-name="ce11" office:value-type="string" calcext:value-type="string">
            <text:p><text:a xlink:href="https://www.uneiaparjour.fr/sync-study/" xlink:type="simple">https://www.uneiaparjour.fr/sync-study/</text:a></text:p>
          </table:table-cell>
          <table:table-cell table:style-name="ce7" office:value-type="string" calcext:value-type="string">
            <text:p>quiz et flashcards</text:p>
          </table:table-cell>
          <table:table-cell table:style-name="ce7" table:number-columns-repeated="3"/>
          <table:table-cell/>
          <table:table-cell table:style-name="ce7"/>
          <table:table-cell table:style-name="ce20" office:value-type="date" office:date-value="2024-12-27" calcext:value-type="date">
            <text:p>27/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Jugemu</text:p>
          </table:table-cell>
          <table:table-cell table:style-name="ce7" office:value-type="string" calcext:value-type="string">
            <text:p>Jugemu (https://jugemu.app) propose de comparer les générations produites par plusieurs LLM (19 disponibles). 3 comparés en parallèle. Partage URL. Test: https://jugemu.app/chat/share/f68090e5-d097-44d3-b963-ee60a0892247…. Limite du nombre d’interactions en version gratuite non précisée.</text:p>
          </table:table-cell>
          <table:table-cell table:style-name="ce11" office:value-type="string" calcext:value-type="string">
            <text:p><text:a xlink:href="https://www.uneiaparjour.fr/jugemu/" xlink:type="simple">https://www.uneiaparjour.fr/jugemu/</text:a></text:p>
          </table:table-cell>
          <table:table-cell table:style-name="ce7" office:value-type="string" calcext:value-type="string">
            <text:p>LLM</text:p>
          </table:table-cell>
          <table:table-cell table:style-name="ce7" table:number-columns-repeated="3"/>
          <table:table-cell/>
          <table:table-cell table:style-name="ce7"/>
          <table:table-cell table:style-name="ce20" office:value-type="date" office:date-value="2024-12-26" calcext:value-type="date">
            <text:p>26/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magine QR</text:p>
          </table:table-cell>
          <table:table-cell table:style-name="ce7" office:value-type="string" calcext:value-type="string">
            <text:p>Imagine QR (https://imagineqr.io) génère des QR codes à partir d’une instruction. Prompt négatif. Banque de modèles. 5 générations gratuites par mois.</text:p>
          </table:table-cell>
          <table:table-cell table:style-name="ce11" office:value-type="string" calcext:value-type="string">
            <text:p><text:a xlink:href="https://www.uneiaparjour.fr/imagine-qr/" xlink:type="simple">https://www.uneiaparjour.fr/imagine-qr/</text:a></text:p>
          </table:table-cell>
          <table:table-cell table:style-name="ce7" office:value-type="string" calcext:value-type="string">
            <text:p>qr code</text:p>
          </table:table-cell>
          <table:table-cell table:style-name="ce7" table:number-columns-repeated="3"/>
          <table:table-cell/>
          <table:table-cell table:style-name="ce7"/>
          <table:table-cell table:style-name="ce20" office:value-type="date" office:date-value="2024-12-25" calcext:value-type="date">
            <text:p>25/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ak</text:p>
          </table:table-cell>
          <table:table-cell table:style-name="ce7" office:value-type="string" calcext:value-type="string">
            <text:p>Tak (https://tak.phospho.ai) de @phospho_ai ( 🇫🇷) combine moteur de recherche et LLM (LLM « maison » ?) pour générer sa réponse à une requête. Analyse de documents et instructions personnalisées. Partage url. 3 requêtes sans compte puis générations gratuites avec.</text:p>
          </table:table-cell>
          <table:table-cell table:style-name="ce11" office:value-type="string" calcext:value-type="string">
            <text:p><text:a xlink:href="https://www.uneiaparjour.fr/tak/" xlink:type="simple">https://www.uneiaparjour.fr/tak/</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2-24" calcext:value-type="date">
            <text:p>24/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rellis</text:p>
          </table:table-cell>
          <table:table-cell table:style-name="ce7" office:value-type="string" calcext:value-type="string">
            <text:p>Trellis (https://huggingface.co/spaces/JeffreyXiang/TRELLIS…) génère un modèle #3D à partir d’une ou plusieurs images. Fond effacé automatiquement et réglages fins disponibles. Export format GLB. Illimité, sans compte et open source.</text:p>
          </table:table-cell>
          <table:table-cell table:style-name="ce11" office:value-type="string" calcext:value-type="string">
            <text:p><text:a xlink:href="https://www.uneiaparjour.fr/trellis-2/" xlink:type="simple">https://www.uneiaparjour.fr/trellis-2/</text:a></text:p>
          </table:table-cell>
          <table:table-cell table:style-name="ce7" office:value-type="string" calcext:value-type="string">
            <text:p>Images 3D</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4-12-23" calcext:value-type="date">
            <text:p>23/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yMemo</text:p>
          </table:table-cell>
          <table:table-cell table:style-name="ce7" office:value-type="string" calcext:value-type="string">
            <text:p>MyMemo (https://mymemo.ai) résume et permet le dialogue avec des documents (notes, liens, vidéos, images, pdf). Classement en collections. Résumé jour ou semaine en podcast. En ligne, extension et appli iOS. Gratuit : GPT 4o mini + limitations (cf capture 4).</text:p>
          </table:table-cell>
          <table:table-cell table:style-name="ce11" office:value-type="string" calcext:value-type="string">
            <text:p><text:a xlink:href="https://www.uneiaparjour.fr/mymemo/" xlink:type="simple">https://www.uneiaparjour.fr/mymemo/</text:a></text:p>
          </table:table-cell>
          <table:table-cell table:style-name="ce7" office:value-type="string" calcext:value-type="string">
            <text:p>documents</text:p>
          </table:table-cell>
          <table:table-cell table:style-name="ce7" table:number-columns-repeated="3"/>
          <table:table-cell/>
          <table:table-cell table:style-name="ce7"/>
          <table:table-cell table:style-name="ce20" office:value-type="date" office:date-value="2024-12-22" calcext:value-type="date">
            <text:p>22/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em.polor</text:p>
          </table:table-cell>
          <table:table-cell table:style-name="ce7" office:value-type="string" calcext:value-type="string">
            <text:p>Tem.polor (http://tempolor.com) génère des musiques depuis une instruction, une image ou d’un fichier audio. Options multiples. Banque de musiques avec moteur de recherche disponible. Partage url. Téléchargement avec marquage gratuit. Tests : &amp;#8211; depuis une instruction : https://tempolor.com/detail/mat__vPvNrBf5KBkaVeVH7… &amp;#8211; depuis une image : https://tempolor.com/detail/mat__rPINYBK4I42em51gM… &amp;#8211; depuis une musique : https://tempolor.com/detail/mat__OPON6BG4ryT131eHx…</text:p>
          </table:table-cell>
          <table:table-cell table:style-name="ce11" office:value-type="string" calcext:value-type="string">
            <text:p><text:a xlink:href="https://www.uneiaparjour.fr/tem-polor/" xlink:type="simple">https://www.uneiaparjour.fr/tem-polor/</text:a></text:p>
          </table:table-cell>
          <table:table-cell table:style-name="ce7" office:value-type="string" calcext:value-type="string">
            <text:p>musique</text:p>
          </table:table-cell>
          <table:table-cell table:style-name="ce7" table:number-columns-repeated="3"/>
          <table:table-cell/>
          <table:table-cell table:style-name="ce7"/>
          <table:table-cell table:style-name="ce20" office:value-type="date" office:date-value="2024-12-21" calcext:value-type="date">
            <text:p>21/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hou Xin</text:p>
          </table:table-cell>
          <table:table-cell table:style-name="ce7" office:value-type="string" calcext:value-type="string">
            <text:p>Shou Xin (https://huggingface.co/Datou1111/shou_xin…) génère des images sous forme de dessin au crayon en n&amp;#38;b ou couleur &amp;#8211; basé sur Flux. Ajouter « shou_xin » + « pencil sketch » (avec ou sans « color ») dans le prompt, sans : Flux classique. Open source, gratuit, sans compte. Via @Korben</text:p>
          </table:table-cell>
          <table:table-cell table:style-name="ce11" office:value-type="string" calcext:value-type="string">
            <text:p><text:a xlink:href="https://www.uneiaparjour.fr/shou-xin/" xlink:type="simple">https://www.uneiaparjour.fr/shou-xin/</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4-12-20" calcext:value-type="date">
            <text:p>20/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Vidu</text:p>
          </table:table-cell>
          <table:table-cell table:style-name="ce7" office:value-type="string" calcext:value-type="string">
            <text:p>Vidu (https://vidu.studio) génère des vidéos courtes à partir d'une image, d'une instruction texte ou de 2 images combinées. Mouvements de caméra. 80 crédits gratuits /mois (environ 20 vidéos). Images pour les tests : recraft.</text:p>
          </table:table-cell>
          <table:table-cell table:style-name="ce11" office:value-type="string" calcext:value-type="string">
            <text:p><text:a xlink:href="https://www.uneiaparjour.fr/vidu/" xlink:type="simple">https://www.uneiaparjour.fr/vidu/</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4-12-19" calcext:value-type="date">
            <text:p>19/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dify 3D</text:p>
          </table:table-cell>
          <table:table-cell table:style-name="ce7" office:value-type="string" calcext:value-type="string">
            <text:p>Edify 3D (https://build.nvidia.com/shutterstock/edify-3d…) génère des images 3D à partir d'une instruction ou d'une image (seulement depuis les exemples). Export glb et usdz. Collaboration Nvidia et Shutterstock. Sans compte, 50 instructions gratuites (par mois ?)</text:p>
          </table:table-cell>
          <table:table-cell table:style-name="ce11" office:value-type="string" calcext:value-type="string">
            <text:p><text:a xlink:href="https://www.uneiaparjour.fr/edify-3d/" xlink:type="simple">https://www.uneiaparjour.fr/edify-3d/</text:a></text:p>
          </table:table-cell>
          <table:table-cell table:style-name="ce7" office:value-type="string" calcext:value-type="string">
            <text:p>Images 3D</text:p>
          </table:table-cell>
          <table:table-cell table:style-name="ce7" table:number-columns-repeated="3"/>
          <table:table-cell/>
          <table:table-cell table:style-name="ce7"/>
          <table:table-cell table:style-name="ce20" office:value-type="date" office:date-value="2024-12-18" calcext:value-type="date">
            <text:p>18/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apport</text:p>
          </table:table-cell>
          <table:table-cell table:style-name="ce7" office:value-type="string" calcext:value-type="string">
            <text:p>Rapport (http://rapport.cloud) permet de créer des chatbots avec avatar et voix à partir d’un pre-prompt. Principaux modèles disponibles (LLM, reconnaissance vocale et « text to speech »), 4 voix françaises. 20 min gratuites par conversation. Tests :&amp;#8211; compréhension IA génératives en éducation : https://accounts.rapport.cloud/my-avatar/5ffeb748-2244-44ec-a459-e8ee657a2373… &amp;#8211; assistant à la réflexion pour une dissertation en philosophie (cc @InesDrege et ...</text:p>
          </table:table-cell>
          <table:table-cell table:style-name="ce11" office:value-type="string" calcext:value-type="string">
            <text:p><text:a xlink:href="https://www.uneiaparjour.fr/rapport/" xlink:type="simple">https://www.uneiaparjour.fr/rapport/</text:a></text:p>
          </table:table-cell>
          <table:table-cell table:style-name="ce7" office:value-type="string" calcext:value-type="string">
            <text:p>chatbot</text:p>
          </table:table-cell>
          <table:table-cell table:style-name="ce7" office:value-type="string" calcext:value-type="string">
            <text:p>voix</text:p>
          </table:table-cell>
          <table:table-cell table:style-name="ce7" table:number-columns-repeated="2"/>
          <table:table-cell/>
          <table:table-cell table:style-name="ce7"/>
          <table:table-cell table:style-name="ce20" office:value-type="date" office:date-value="2024-12-17" calcext:value-type="date">
            <text:p>17/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rickle</text:p>
          </table:table-cell>
          <table:table-cell table:style-name="ce7" office:value-type="string" calcext:value-type="string">
            <text:p>Trickle (https://app.trickle.so) génère des projets web (applications, page web) à partir d'une requête. Instructions à un chatbot pour amélioration. Publication, export des fichiers et analyse des visites. 5 requêtes gratuites/jour, 30/mois.</text:p>
          </table:table-cell>
          <table:table-cell table:style-name="ce11" office:value-type="string" calcext:value-type="string">
            <text:p><text:a xlink:href="https://www.uneiaparjour.fr/trickle/" xlink:type="simple">https://www.uneiaparjour.fr/trickle/</text:a></text:p>
          </table:table-cell>
          <table:table-cell table:style-name="ce7" office:value-type="string" calcext:value-type="string">
            <text:p>application</text:p>
          </table:table-cell>
          <table:table-cell table:style-name="ce7" office:value-type="string" calcext:value-type="string">
            <text:p>site web</text:p>
          </table:table-cell>
          <table:table-cell table:style-name="ce7" table:number-columns-repeated="2"/>
          <table:table-cell/>
          <table:table-cell table:style-name="ce7"/>
          <table:table-cell table:style-name="ce20" office:value-type="date" office:date-value="2024-12-16" calcext:value-type="date">
            <text:p>16/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Zenmic</text:p>
          </table:table-cell>
          <table:table-cell table:style-name="ce7" office:value-type="string" calcext:value-type="string">
            <text:p>Zenmic (http://zenmic.com) génère un épisode de podcast à partir d’un sujet ou d’un texte collé. Script modifiable. FR si spécifié, définition du nombre et genre des orateurs. Export mp3, partage par URL. Semble illimité. Test : https://zenmic.com/podcast/ipv3</text:p>
          </table:table-cell>
          <table:table-cell table:style-name="ce11" office:value-type="string" calcext:value-type="string">
            <text:p><text:a xlink:href="https://www.uneiaparjour.fr/zenmic/" xlink:type="simple">https://www.uneiaparjour.fr/zenmic/</text:a></text:p>
          </table:table-cell>
          <table:table-cell table:style-name="ce7" office:value-type="string" calcext:value-type="string">
            <text:p>voix</text:p>
          </table:table-cell>
          <table:table-cell table:style-name="ce7" table:number-columns-repeated="3"/>
          <table:table-cell/>
          <table:table-cell table:style-name="ce7"/>
          <table:table-cell table:style-name="ce20" office:value-type="date" office:date-value="2024-12-15" calcext:value-type="date">
            <text:p>15/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asterpiece X</text:p>
          </table:table-cell>
          <table:table-cell table:style-name="ce7" office:value-type="string" calcext:value-type="string">
            <text:p>Masterpiece X (http://masterpiecex.com) génère des modèles 3D à partir d’une image ou d’une instruction. Export glb, Fbx, usdz. Partage url et VR pour meta quest. Galerie avec téléchargement. 250 crédits à l’ouverture (par mois ?), 50 utilisés /génération.</text:p>
          </table:table-cell>
          <table:table-cell table:style-name="ce11" office:value-type="string" calcext:value-type="string">
            <text:p><text:a xlink:href="https://www.uneiaparjour.fr/masterpiece-x/" xlink:type="simple">https://www.uneiaparjour.fr/masterpiece-x/</text:a></text:p>
          </table:table-cell>
          <table:table-cell table:style-name="ce7" office:value-type="string" calcext:value-type="string">
            <text:p>Images 3D</text:p>
          </table:table-cell>
          <table:table-cell table:style-name="ce7" table:number-columns-repeated="3"/>
          <table:table-cell/>
          <table:table-cell table:style-name="ce7"/>
          <table:table-cell table:style-name="ce20" office:value-type="date" office:date-value="2024-12-14" calcext:value-type="date">
            <text:p>14/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indmap AI</text:p>
          </table:table-cell>
          <table:table-cell table:style-name="ce7" office:value-type="string" calcext:value-type="string">
            <text:p>Mindmap AI (https://mindmapai.app) génère des cartes heuristiques à partir d'une instruction ou d'un document. Chatbot avec documents, fonctions d'extension, de focus, de résumé. Export multiple, partage url. 100 crédits gratuits au départ puis 15/mois.</text:p>
          </table:table-cell>
          <table:table-cell table:style-name="ce11" office:value-type="string" calcext:value-type="string">
            <text:p><text:a xlink:href="https://www.uneiaparjour.fr/mindmap-ai/" xlink:type="simple">https://www.uneiaparjour.fr/mindmap-ai/</text:a></text:p>
          </table:table-cell>
          <table:table-cell table:style-name="ce7" office:value-type="string" calcext:value-type="string">
            <text:p>mindmap</text:p>
          </table:table-cell>
          <table:table-cell table:style-name="ce7" table:number-columns-repeated="3"/>
          <table:table-cell/>
          <table:table-cell table:style-name="ce7"/>
          <table:table-cell table:style-name="ce20" office:value-type="date" office:date-value="2024-12-13" calcext:value-type="date">
            <text:p>13/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tream Realtime</text:p>
          </table:table-cell>
          <table:table-cell table:style-name="ce7" office:value-type="string" calcext:value-type="string">
            <text:p>Stream Realtime de Gemini 2.0 Flash (version expérimentale disponible dans https://aistudio.google.com) permet une interaction audio en direct avec ce qui est affiché à l'écran ou via la webcam. Préciser FR avant de débuter. Source https://uneiaparjour.fr/selection-outils/…</text:p>
          </table:table-cell>
          <table:table-cell table:style-name="ce11" office:value-type="string" calcext:value-type="string">
            <text:p><text:a xlink:href="https://www.uneiaparjour.fr/stream-realtime/" xlink:type="simple">https://www.uneiaparjour.fr/stream-realtime/</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2"/>
          <table:table-cell/>
          <table:table-cell table:style-name="ce7"/>
          <table:table-cell table:style-name="ce20" office:value-type="date" office:date-value="2024-12-12" calcext:value-type="date">
            <text:p>12/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ollo</text:p>
          </table:table-cell>
          <table:table-cell table:style-name="ce7" office:value-type="string" calcext:value-type="string">
            <text:p>Pollo (https://pollo.ai) génère des vidéos courtes à partir d’une instruction ou d’une image. Réglages avancés dont mouvement de caméra. 20 crédits gratuits par jour (2 vidéos).</text:p>
          </table:table-cell>
          <table:table-cell table:style-name="ce11" office:value-type="string" calcext:value-type="string">
            <text:p><text:a xlink:href="https://www.uneiaparjour.fr/pollo/" xlink:type="simple">https://www.uneiaparjour.fr/pollo/</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4-12-11" calcext:value-type="date">
            <text:p>11/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Grok</text:p>
          </table:table-cell>
          <table:table-cell table:style-name="ce7" office:value-type="string" calcext:value-type="string">
            <text:p>Grok (https://x.com/i/grok) : le chatbot IA de @xai désormais disponible pour les utilisateurs X avec 2 modèles langage et images. Le LLM cite ses sources url et posts. Biais repérés dans le modèle d'images. 10 interactions par 2h gratuites (tests sur 20).</text:p>
          </table:table-cell>
          <table:table-cell table:style-name="ce11" office:value-type="string" calcext:value-type="string">
            <text:p><text:a xlink:href="https://www.uneiaparjour.fr/grok/" xlink:type="simple">https://www.uneiaparjour.fr/grok/</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texte</text:p>
          </table:table-cell>
          <table:table-cell/>
          <table:table-cell table:style-name="ce7"/>
          <table:table-cell table:style-name="ce20" office:value-type="date" office:date-value="2024-12-10" calcext:value-type="date">
            <text:p>10/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Humva</text:p>
          </table:table-cell>
          <table:table-cell table:style-name="ce7" office:value-type="string" calcext:value-type="string">
            <text:p>Humva (https://humva.ai) utilise des avatars pour oraliser un texte jusqu'à 2000 caractères en 10 min. Environ 200 avatars dispos, 5 émotions, génération possible de son propre avatar avec photo et voix. Gratuit et semble illimité.Source texte : introduction doc @UNESCO_fr https://unesdoc.unesco.org/ark:/48223/pf0000389901</text:p>
          </table:table-cell>
          <table:table-cell table:style-name="ce11" office:value-type="string" calcext:value-type="string">
            <text:p><text:a xlink:href="https://www.uneiaparjour.fr/humva/" xlink:type="simple">https://www.uneiaparjour.fr/humva/</text:a></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voix</text:p>
          </table:table-cell>
          <table:table-cell table:style-name="ce7"/>
          <table:table-cell/>
          <table:table-cell table:style-name="ce7"/>
          <table:table-cell table:style-name="ce20" office:value-type="date" office:date-value="2024-12-09" calcext:value-type="date">
            <text:p>09/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Deepseek</text:p>
          </table:table-cell>
          <table:table-cell table:style-name="ce7" office:value-type="string" calcext:value-type="string">
            <text:p>Deepseek (https://chat.deepseek.com) : modèle de langage avec raisonnement. Edit au 22/01/2025 Deepseek propose désormais Deepseek R1, concurrent direct des derniers grands modèles de langage. Raisonnement et connexion web. Gratuit et illimité mais avec des absences de réponses à des sujets politiques. Article du 08/12/2024 Facilités pour chinois, EN, code et maths. Analyse photo avec texte ...</text:p>
          </table:table-cell>
          <table:table-cell table:style-name="ce11" office:value-type="string" calcext:value-type="string">
            <text:p><text:a xlink:href="https://www.uneiaparjour.fr/deepseek/" xlink:type="simple">https://www.uneiaparjour.fr/deepseek/</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2-08" calcext:value-type="date">
            <text:p>08/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Nemotron 70B</text:p>
          </table:table-cell>
          <table:table-cell table:style-name="ce7" office:value-type="string" calcext:value-type="string">
            <text:p>Nemotron 70B de @nvidia (https://build.nvidia.com/nvidia/llama-3_1-nemotron-70b-instruct…) est un modèle de langage basé sur Llama 70B, avec de meilleurs résultats que GPT4o ou Claude 3.5 dans les classements LLM. Gratuit et open source. Test : https://codimd.apps.education.fr/QYd6uhSRSIqutrnwp29dEg…</text:p>
          </table:table-cell>
          <table:table-cell table:style-name="ce11" office:value-type="string" calcext:value-type="string">
            <text:p><text:a xlink:href="https://www.uneiaparjour.fr/nemotron-70b/" xlink:type="simple">https://www.uneiaparjour.fr/nemotron-70b/</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2-07" calcext:value-type="date">
            <text:p>07/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ylo</text:p>
          </table:table-cell>
          <table:table-cell table:style-name="ce7" office:value-type="string" calcext:value-type="string">
            <text:p>Bylo (https://bylo.ai) : un outil de génération d’images gratuit et sans compte avec 8 modèles proposés dont Flux (version ?) et prompt négatif. Format carré, export png des images disponibles pendant 7 jours dans la galerie.</text:p>
          </table:table-cell>
          <table:table-cell table:style-name="ce11" office:value-type="string" calcext:value-type="string">
            <text:p><text:a xlink:href="https://www.uneiaparjour.fr/bylo/" xlink:type="simple">https://www.uneiaparjour.fr/bylo/</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2-06" calcext:value-type="date">
            <text:p>06/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ncept map</text:p>
          </table:table-cell>
          <table:table-cell table:style-name="ce7" office:value-type="string" calcext:value-type="string">
            <text:p>Concept map (https://conceptmap.ai) génère des cartes heuristiques à partir d’une instruction. Carte non modifiable, exportable en png. GPT 3.5 et 4o, Claude 1. Proposition d’extension via la conversation. 3 cartes sans compte, illimité avec compte.</text:p>
          </table:table-cell>
          <table:table-cell table:style-name="ce11" office:value-type="string" calcext:value-type="string">
            <text:p><text:a xlink:href="https://www.uneiaparjour.fr/concept-map/" xlink:type="simple">https://www.uneiaparjour.fr/concept-map/</text:a></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2-05" calcext:value-type="date">
            <text:p>05/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ource Table</text:p>
          </table:table-cell>
          <table:table-cell table:style-name="ce7" office:value-type="string" calcext:value-type="string">
            <text:p>Source Table (http://sourcetable.com) est un tableur avec chatbot IA intégré (recherche dans les données, création de visualisations, aide aux formules), avec progression visible. FR ok dans les instructions (EN souvent en réponse). Test : https://meteo.data.gouv.fr/datasets/6569b51ae64326786e4e8e1a…</text:p>
          </table:table-cell>
          <table:table-cell table:style-name="ce11" office:value-type="string" calcext:value-type="string">
            <text:p><text:a xlink:href="https://www.uneiaparjour.fr/source-table/" xlink:type="simple">https://www.uneiaparjour.fr/source-table/</text:a></text:p>
          </table:table-cell>
          <table:table-cell table:style-name="ce7" office:value-type="string" calcext:value-type="string">
            <text:p>données</text:p>
          </table:table-cell>
          <table:table-cell table:style-name="ce7" table:number-columns-repeated="3"/>
          <table:table-cell/>
          <table:table-cell table:style-name="ce7"/>
          <table:table-cell table:style-name="ce20" office:value-type="date" office:date-value="2024-12-04" calcext:value-type="date">
            <text:p>04/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ight click youtube summary</text:p>
          </table:table-cell>
          <table:table-cell table:style-name="ce7" office:value-type="string" calcext:value-type="string">
            <text:p>Right click youtube summary (http://rightclickyoutubesummary.com) une extension Chrome qui gènère un résumé de vidéo youtube à appeler directement avec bouton droit sur la page de la vidéo. 5 résumés gratuits /jour. Tests : https://youtube.com/watch?v=s98aUiijyXU… et https://youtube.com/watch?v=yQLmgw3rClM…</text:p>
          </table:table-cell>
          <table:table-cell table:style-name="ce11" office:value-type="string" calcext:value-type="string">
            <text:p><text:a xlink:href="https://www.uneiaparjour.fr/right-click-youtube-summary/" xlink:type="simple">https://www.uneiaparjour.fr/right-click-youtube-summary/</text:a></text:p>
          </table:table-cell>
          <table:table-cell table:style-name="ce7" office:value-type="string" calcext:value-type="string">
            <text:p>youtube</text:p>
          </table:table-cell>
          <table:table-cell table:style-name="ce7" table:number-columns-repeated="3"/>
          <table:table-cell/>
          <table:table-cell table:style-name="ce7"/>
          <table:table-cell table:style-name="ce20" office:value-type="date" office:date-value="2024-12-03" calcext:value-type="date">
            <text:p>03/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hea</text:p>
          </table:table-cell>
          <table:table-cell table:style-name="ce7" office:value-type="string" calcext:value-type="string">
            <text:p>Thea (https://thea.study) accompagne l’apprentissage d’une notion par un guide/cours complet, des questions/réponses, des exercices de mémorisation (flashcards, relier et recherche via un chatbot) et des tests. Beta gratuite jusqu’en avril 2025.</text:p>
          </table:table-cell>
          <table:table-cell table:style-name="ce11" office:value-type="string" calcext:value-type="string">
            <text:p><text:a xlink:href="https://www.uneiaparjour.fr/thea/" xlink:type="simple">https://www.uneiaparjour.fr/thea/</text:a></text:p>
          </table:table-cell>
          <table:table-cell table:style-name="ce7" office:value-type="string" calcext:value-type="string">
            <text:p>éducation</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4-12-02" calcext:value-type="date">
            <text:p>02/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abla</text:p>
          </table:table-cell>
          <table:table-cell table:style-name="ce7" office:value-type="string" calcext:value-type="string">
            <text:p>Fabla (https://fabla.art) génère des histoires pour enfants avec dessin ou sans et de 3 « ingrédients » écrits et/ou prédéfinis. Gestion parentale profils /mot de passe. iOS et Android, 5 langues, audio, partage url. 3 générations gratuites. Tests :&amp;#8211; FR : https://fabla.art/story/ftQLKIIaOOMrHTXnArrV&amp;#8211; ES : https://fabla.art/story/I3CwlzwxiOWVaQvH6LCP… &amp;#8211; EN : https://fabla.art/story/TvQCnEl3f3maeh88rojb</text:p>
          </table:table-cell>
          <table:table-cell table:style-name="ce11" office:value-type="string" calcext:value-type="string">
            <text:p><text:a xlink:href="https://www.uneiaparjour.fr/fabla/" xlink:type="simple">https://www.uneiaparjour.fr/fabla/</text:a></text:p>
          </table:table-cell>
          <table:table-cell table:style-name="ce7" office:value-type="string" calcext:value-type="string">
            <text:p>histoires enfants</text:p>
          </table:table-cell>
          <table:table-cell table:style-name="ce7" table:number-columns-repeated="3"/>
          <table:table-cell/>
          <table:table-cell table:style-name="ce7"/>
          <table:table-cell table:style-name="ce20" office:value-type="date" office:date-value="2024-12-01" calcext:value-type="date">
            <text:p>01/12/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Vera</text:p>
          </table:table-cell>
          <table:table-cell table:style-name="ce7" office:value-type="string" calcext:value-type="string">
            <text:p>Vera (https://askvera.org) est un chatbot audio / téléphone et texte / Whatsapp qui propose de vérifier les informations proposées. Basé sur ChatGPT4 et 350 sources choisies et vérifiées par l’ONG http://lareponse.tech . Beta gratuite.</text:p>
          </table:table-cell>
          <table:table-cell table:style-name="ce11" office:value-type="string" calcext:value-type="string">
            <text:p><text:a xlink:href="https://www.uneiaparjour.fr/vera/" xlink:type="simple">https://www.uneiaparjour.fr/vera/</text:a></text:p>
          </table:table-cell>
          <table:table-cell table:style-name="ce7" office:value-type="string" calcext:value-type="string">
            <text:p>actualités et fact-checking</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table-cell table:style-name="ce7"/>
          <table:table-cell table:style-name="ce20" office:value-type="date" office:date-value="2024-11-30" calcext:value-type="date">
            <text:p>30/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GenFM</text:p>
          </table:table-cell>
          <table:table-cell table:style-name="ce7" office:value-type="string" calcext:value-type="string">
            <text:p>GenFM de @elevenlabsio (http://elevenlabs.io/genfm) génère des podcasts à partir de documents, texte, url, vidéos YouTube ou document scanné. Choix des voix FR automatique, options multiples, bibliothèque, partage par url. Illimité, app iOS dispo et android à venir. Tests depuis : &amp;#8211; epub : guerre des boutons http://ebooksgratuits.com/details.php?bo…&amp;#8211; pdf : Orientations pour l’IA générative dans l’éducation ...</text:p>
          </table:table-cell>
          <table:table-cell table:style-name="ce11" office:value-type="string" calcext:value-type="string">
            <text:p><text:a xlink:href="https://www.uneiaparjour.fr/genfm/" xlink:type="simple">https://www.uneiaparjour.fr/genfm/</text:a></text:p>
          </table:table-cell>
          <table:table-cell table:style-name="ce7" office:value-type="string" calcext:value-type="string">
            <text:p>documents</text:p>
          </table:table-cell>
          <table:table-cell table:style-name="ce7" office:value-type="string" calcext:value-type="string">
            <text:p>voix</text:p>
          </table:table-cell>
          <table:table-cell table:style-name="ce7" table:number-columns-repeated="2"/>
          <table:table-cell/>
          <table:table-cell table:style-name="ce7"/>
          <table:table-cell table:style-name="ce20" office:value-type="date" office:date-value="2024-11-29" calcext:value-type="date">
            <text:p>29/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ookRead</text:p>
          </table:table-cell>
          <table:table-cell table:style-name="ce7" office:value-type="string" calcext:value-type="string">
            <text:p>BookRead (beta sur inscription : https://bookread.ai +dispo iOS : https://apps.apple.com/ca/app/bookread-ai/id6737578649…): une application de lecture d’epub avec chatbot IA intégré (chatGPT ?) qui propose explications, définition, traduction et flashcards. Gratuit. Test: guerre des boutons</text:p>
          </table:table-cell>
          <table:table-cell table:style-name="ce11" office:value-type="string" calcext:value-type="string">
            <text:p><text:a xlink:href="https://www.uneiaparjour.fr/bookread/" xlink:type="simple">https://www.uneiaparjour.fr/bookread/</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quiz et flashcards</text:p>
          </table:table-cell>
          <table:table-cell table:style-name="ce7"/>
          <table:table-cell/>
          <table:table-cell table:style-name="ce7"/>
          <table:table-cell table:style-name="ce20" office:value-type="date" office:date-value="2024-11-28" calcext:value-type="date">
            <text:p>28/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magine Anything</text:p>
          </table:table-cell>
          <table:table-cell table:style-name="ce7" office:value-type="string" calcext:value-type="string">
            <text:p>Imagine Anything (https://imagineanything.ai) génère des images à partir de Flux, Stable diffusion et Ideogram. Réglages avancés et image to image. Galerie disponible. 10 images gratuites par mois</text:p>
          </table:table-cell>
          <table:table-cell table:style-name="ce11" office:value-type="string" calcext:value-type="string">
            <text:p><text:a xlink:href="https://www.uneiaparjour.fr/imagine-anything/" xlink:type="simple">https://www.uneiaparjour.fr/imagine-anything/</text:a></text:p>
          </table:table-cell>
          <table:table-cell table:style-name="ce7" office:value-type="string" calcext:value-type="string">
            <text:p>images</text:p>
          </table:table-cell>
          <table:table-cell table:style-name="ce7" table:number-columns-repeated="3"/>
          <table:table-cell/>
          <table:table-cell table:style-name="ce7"/>
          <table:table-cell table:style-name="ce20" office:value-type="date" office:date-value="2024-11-27" calcext:value-type="date">
            <text:p>27/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100</text:p>
          </table:table-cell>
          <table:table-cell table:style-name="ce7" office:value-type="string" calcext:value-type="string">
            <text:p>Chat100 (https://chat100.ai) propose un accès gratuit et sans compte à ChatGPT 4o et Claude Sonnet 3.5. Documents à analyser et génération d’image pris en charge côté ChatGPT, pas de docs et code pour svg côté Claude. Environ 10 instructions par jour.</text:p>
          </table:table-cell>
          <table:table-cell table:style-name="ce11" office:value-type="string" calcext:value-type="string">
            <text:p><text:a xlink:href="https://www.uneiaparjour.fr/chat100/" xlink:type="simple">https://www.uneiaparjour.fr/chat100/</text:a></text:p>
          </table:table-cell>
          <table:table-cell table:style-name="ce7" office:value-type="string" calcext:value-type="string">
            <text:p>chatbot</text:p>
          </table:table-cell>
          <table:table-cell table:style-name="ce7" table:number-columns-repeated="3"/>
          <table:table-cell/>
          <table:table-cell table:style-name="ce7"/>
          <table:table-cell table:style-name="ce20" office:value-type="date" office:date-value="2024-11-26" calcext:value-type="date">
            <text:p>26/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denX</text:p>
          </table:table-cell>
          <table:table-cell table:style-name="ce7" office:value-type="string" calcext:value-type="string">
            <text:p>EdenX (http://edenx.ai) génère des personnages ou des avatars de dessin animé (Pixar, comics, cartoon...) en images et vidéo. Interactions via les instructions données. Vidéos 4 ou 8s. 25 crédits de création et 500 d'action /mois, + si perso populaire.</text:p>
          </table:table-cell>
          <table:table-cell table:style-name="ce11" office:value-type="string" calcext:value-type="string">
            <text:p><text:a xlink:href="https://www.uneiaparjour.fr/edenx/" xlink:type="simple">https://www.uneiaparjour.fr/edenx/</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table-cell table:style-name="ce7"/>
          <table:table-cell table:style-name="ce20" office:value-type="date" office:date-value="2024-11-25" calcext:value-type="date">
            <text:p>25/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Jungle</text:p>
          </table:table-cell>
          <table:table-cell table:style-name="ce7" office:value-type="string" calcext:value-type="string">
            <text:p>Jungle (https://jungleai.com) génère des quiz à partir d’un document pdf ou d’une url. Détection de la langue, aide à la compréhension et chatbot pour accompagner, suivi via un tableau de bord, partage. 15 générations par mois sur docs 40 pages ou 40 min vidéo.</text:p>
          </table:table-cell>
          <table:table-cell table:style-name="ce11" office:value-type="string" calcext:value-type="string">
            <text:p><text:a xlink:href="https://www.uneiaparjour.fr/jungle/" xlink:type="simple">https://www.uneiaparjour.fr/jungle/</text:a></text:p>
          </table:table-cell>
          <table:table-cell table:style-name="ce7" office:value-type="string" calcext:value-type="string">
            <text:p>quiz et flashcards</text:p>
          </table:table-cell>
          <table:table-cell table:style-name="ce7" table:number-columns-repeated="3"/>
          <table:table-cell/>
          <table:table-cell table:style-name="ce7"/>
          <table:table-cell table:style-name="ce20" office:value-type="date" office:date-value="2024-11-24" calcext:value-type="date">
            <text:p>24/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emgrain</text:p>
          </table:table-cell>
          <table:table-cell table:style-name="ce7" office:value-type="string" calcext:value-type="string">
            <text:p>Memgrain (http://memgrain.com) accompagne la mémorisation par des flashcards, des quiz et des textes à trous à partir de document, url, texte ou notes en + de 100 langues. Quiz et ocr HS lors du test. Gratuit et illimité</text:p>
          </table:table-cell>
          <table:table-cell table:style-name="ce11" office:value-type="string" calcext:value-type="string">
            <text:p><text:a xlink:href="https://www.uneiaparjour.fr/memgrain/" xlink:type="simple">https://www.uneiaparjour.fr/memgrain/</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1-23" calcext:value-type="date">
            <text:p>23/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Noiz</text:p>
          </table:table-cell>
          <table:table-cell table:style-name="ce7" office:value-type="string" calcext:value-type="string">
            <text:p>Noiz (https://noiz.io) résume des vidéos Youtube en plusieurs formats (listes, question / réponses…), longueurs et 50 langues. Propose également la transcription et les moments clés minutés. Extension chrome disponible et application à venir. Sans compte.</text:p>
          </table:table-cell>
          <table:table-cell table:style-name="ce11" office:value-type="string" calcext:value-type="string">
            <text:p><text:a xlink:href="https://www.uneiaparjour.fr/noiz/" xlink:type="simple">https://www.uneiaparjour.fr/noiz/</text:a></text:p>
          </table:table-cell>
          <table:table-cell table:style-name="ce7" office:value-type="string" calcext:value-type="string">
            <text:p>sans compte</text:p>
          </table:table-cell>
          <table:table-cell table:style-name="ce7" office:value-type="string" calcext:value-type="string">
            <text:p>youtube</text:p>
          </table:table-cell>
          <table:table-cell table:style-name="ce7" table:number-columns-repeated="2"/>
          <table:table-cell/>
          <table:table-cell table:style-name="ce7"/>
          <table:table-cell table:style-name="ce20" office:value-type="date" office:date-value="2024-11-22" calcext:value-type="date">
            <text:p>22/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VectorUbi</text:p>
          </table:table-cell>
          <table:table-cell table:style-name="ce7" office:value-type="string" calcext:value-type="string">
            <text:p>VectorUbi (https://vectorubi.com) génère des illustrations au format svg à partir d’une simple instruction. Changements de couleurs possibles par zone. Export svg ou png. Favoris et galerie. 7 images gratuites.</text:p>
          </table:table-cell>
          <table:table-cell table:style-name="ce11" office:value-type="string" calcext:value-type="string">
            <text:p><text:a xlink:href="https://www.uneiaparjour.fr/vectorubi/" xlink:type="simple">https://www.uneiaparjour.fr/vectorubi/</text:a></text:p>
          </table:table-cell>
          <table:table-cell table:style-name="ce7" office:value-type="string" calcext:value-type="string">
            <text:p>images</text:p>
          </table:table-cell>
          <table:table-cell table:style-name="ce7" table:number-columns-repeated="3"/>
          <table:table-cell/>
          <table:table-cell table:style-name="ce7"/>
          <table:table-cell table:style-name="ce20" office:value-type="date" office:date-value="2024-11-21" calcext:value-type="date">
            <text:p>21/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agic Quill</text:p>
          </table:table-cell>
          <table:table-cell table:style-name="ce7" office:value-type="string" calcext:value-type="string">
            <text:p>Magic Quill (https://huggingface.co/spaces/AI4Editing/MagicQuill…) permet de générer de nouvelles parties d’une image dans des parties sélectionnées. Plusieurs tailles de sélection et paramètres fins. Sans compte et open source. Source https://uneiaparjour.fr/human-generator/… et image perso.</text:p>
          </table:table-cell>
          <table:table-cell table:style-name="ce11" office:value-type="string" calcext:value-type="string">
            <text:p><text:a xlink:href="https://www.uneiaparjour.fr/magic-quill/" xlink:type="simple">https://www.uneiaparjour.fr/magic-quill/</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4-11-20" calcext:value-type="date">
            <text:p>20/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e Chat v2</text:p>
          </table:table-cell>
          <table:table-cell table:style-name="ce7" office:value-type="string" calcext:value-type="string">
            <text:p>Le Chat de @MistralAI (https://chat.mistral.ai) bénéficie désormais d'une nouvelle version et de nouvelles fonctionnalités : recherche web avec citation des sources, canvas pour visualiser les générations et leur évolution après itération, analyse de documents et d'images. Il peut générer des images et permet la crétion d'agents type GPTs. Tests avec Nuit étoilée, Van Gogh sur ...</text:p>
          </table:table-cell>
          <table:table-cell table:style-name="ce11" office:value-type="string" calcext:value-type="string">
            <text:p><text:a xlink:href="https://www.uneiaparjour.fr/le-chat-v2/" xlink:type="simple">https://www.uneiaparjour.fr/le-chat-v2/</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usage illimité</text:p>
          </table:table-cell>
          <table:table-cell/>
          <table:table-cell table:style-name="ce7"/>
          <table:table-cell table:style-name="ce20" office:value-type="date" office:date-value="2024-11-19" calcext:value-type="date">
            <text:p>19/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Game Master</text:p>
          </table:table-cell>
          <table:table-cell table:style-name="ce7" office:value-type="string" calcext:value-type="string">
            <text:p>Ai Game Master (https://aigamemaster.app) : jeu de rôle textuel mobile basé sur GPT 4 et stable diffusion. Plusieurs mondes, jeu au tour par tour via chatbot. 20 jetons-tours au démarrage, 5 chaque 4h. Compte facultatif. Test : https://play.aigamemaster.app/#/viewAdventure?id=JJKV2J…</text:p>
          </table:table-cell>
          <table:table-cell table:style-name="ce11" office:value-type="string" calcext:value-type="string">
            <text:p><text:a xlink:href="https://www.uneiaparjour.fr/ai-game-master/" xlink:type="simple">https://www.uneiaparjour.fr/ai-game-master/</text:a></text:p>
          </table:table-cell>
          <table:table-cell table:style-name="ce7" office:value-type="string" calcext:value-type="string">
            <text:p>jeu vidéo</text:p>
          </table:table-cell>
          <table:table-cell table:style-name="ce7" table:number-columns-repeated="3"/>
          <table:table-cell/>
          <table:table-cell table:style-name="ce7"/>
          <table:table-cell table:style-name="ce20" office:value-type="date" office:date-value="2024-11-18" calcext:value-type="date">
            <text:p>18/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mpute</text:p>
          </table:table-cell>
          <table:table-cell table:style-name="ce7" office:value-type="string" calcext:value-type="string">
            <text:p>Compute (https://compute.hyper.space) met en oeuvre différents agents, basés sur les principaux LLM, pour répondre à une instruction en se basant sur des sources sélectionnées (Wikipedia, Arxiv, Reddit...). FR si spécifié. Sans compte et semble illimité.</text:p>
          </table:table-cell>
          <table:table-cell table:style-name="ce11" office:value-type="string" calcext:value-type="string">
            <text:p><text:a xlink:href="https://www.uneiaparjour.fr/compute/" xlink:type="simple">https://www.uneiaparjour.fr/compute/</text:a></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table-cell table:style-name="ce7"/>
          <table:table-cell table:style-name="ce20" office:value-type="date" office:date-value="2024-11-17" calcext:value-type="date">
            <text:p>17/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Kidgeni</text:p>
          </table:table-cell>
          <table:table-cell table:style-name="ce7" office:value-type="string" calcext:value-type="string">
            <text:p>Kidgeni (https://kidgeni.com) génère des images à partir d’une instruction avec plusieurs modèles disponibles, des images à partir d’un dessin et des histoires pour enfants. 15 crédits gratuits.</text:p>
          </table:table-cell>
          <table:table-cell table:style-name="ce11" office:value-type="string" calcext:value-type="string">
            <text:p><text:a xlink:href="https://www.uneiaparjour.fr/kidgeni/" xlink:type="simple">https://www.uneiaparjour.fr/kidgeni/</text:a></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table:number-columns-repeated="2"/>
          <table:table-cell/>
          <table:table-cell table:style-name="ce7"/>
          <table:table-cell table:style-name="ce20" office:value-type="date" office:date-value="2024-11-16" calcext:value-type="date">
            <text:p>16/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ixus</text:p>
          </table:table-cell>
          <table:table-cell table:style-name="ce7" office:value-type="string" calcext:value-type="string">
            <text:p>Mixus (https://mixus.ai) regroupe modèles de langage et utilisateurs dans un même réseau social. L’interaction privée peut être ouverte à des utilisateurs ou publiée. ChatGPT, Claude et Gemini. 20 messages IA/jour gratuits et interactions illimitées.</text:p>
          </table:table-cell>
          <table:table-cell table:style-name="ce11" office:value-type="string" calcext:value-type="string">
            <text:p><text:a xlink:href="https://www.uneiaparjour.fr/mixus/" xlink:type="simple">https://www.uneiaparjour.fr/mixus/</text:a></text:p>
          </table:table-cell>
          <table:table-cell table:style-name="ce7" office:value-type="string" calcext:value-type="string">
            <text:p>chatbot</text:p>
          </table:table-cell>
          <table:table-cell table:style-name="ce7" table:number-columns-repeated="3"/>
          <table:table-cell/>
          <table:table-cell table:style-name="ce7"/>
          <table:table-cell table:style-name="ce20" office:value-type="date" office:date-value="2024-11-15" calcext:value-type="date">
            <text:p>15/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Zemith</text:p>
          </table:table-cell>
          <table:table-cell table:style-name="ce7" office:value-type="string" calcext:value-type="string">
            <text:p>Zemith (https://zemith.com) regroupe chatbot texte, moteur de recherche, prise de notes et génération d'images dans un même outil. Modèles : GPT 4, Claude, Gemini, Stable Diffusion, Imagen et Flux. 20 requêtes gratuites par jour avec les modèles « légers ».</text:p>
          </table:table-cell>
          <table:table-cell table:style-name="ce11" office:value-type="string" calcext:value-type="string">
            <text:p><text:a xlink:href="https://www.uneiaparjour.fr/zemith/" xlink:type="simple">https://www.uneiaparjour.fr/zemith/</text:a></text:p>
          </table:table-cell>
          <table:table-cell table:style-name="ce7" office:value-type="string" calcext:value-type="string">
            <text:p>images</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table-cell/>
          <table:table-cell table:style-name="ce7"/>
          <table:table-cell table:style-name="ce20" office:value-type="date" office:date-value="2024-11-14" calcext:value-type="date">
            <text:p>14/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Kepl</text:p>
          </table:table-cell>
          <table:table-cell table:style-name="ce7" office:value-type="string" calcext:value-type="string">
            <text:p>Kepl (iOS : https://apps.apple.com/gw/app/kepl-cam%C3%A9ra-ai-recherche/id6630371822?l=fr-FR… et Android https://play.google.com/store/apps/details?id=plus.adaptive.kepl…) est un moteur de recherche IA avec sources, couplé à un chatbot, et basé sur l'analyse d'une photographie. Source texte 4ème de https://cnnumerique.fr/votre-attention-sil-vous-plait-quels-leviers-face-leconomie-de-lattention… du @cnnum. 100 requêtes gratuites.</text:p>
          </table:table-cell>
          <table:table-cell table:style-name="ce11" office:value-type="string" calcext:value-type="string">
            <text:p><text:a xlink:href="https://www.uneiaparjour.fr/kepl/" xlink:type="simple">https://www.uneiaparjour.fr/kepl/</text:a></text:p>
          </table:table-cell>
          <table:table-cell table:style-name="ce7" office:value-type="string" calcext:value-type="string">
            <text:p>recherche</text:p>
          </table:table-cell>
          <table:table-cell table:style-name="ce7" table:number-columns-repeated="3"/>
          <table:table-cell/>
          <table:table-cell table:style-name="ce7"/>
          <table:table-cell table:style-name="ce20" office:value-type="date" office:date-value="2024-11-13" calcext:value-type="date">
            <text:p>13/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age On</text:p>
          </table:table-cell>
          <table:table-cell table:style-name="ce7" office:value-type="string" calcext:value-type="string">
            <text:p>Page On (http://pageon.ai) génère des présentations à partir d'une instruction, en citant ses sources. Chargement de document ou d'URL, modèles, édition des diapositives, script et version audio (FR aléatoire). Version gratuite : partage par url.Test : https://app.pageon.ai/share/6269?mode=share&amp;#38;shareToken=eyJ0eXAiOiJKV1QiLCJhbGciOiJIUzI1NiJ9.eyJkb2N1bWVudFNoYXJlU2lnbiI6IjEiLCJleHAiOjE3MzE1MzI5MTUsInVzZXJJZCI6MzA3NywicHJvamVjdElkIjo2MjY5LCJ0aW1lb3V0IjoxNzMxNTMyOTE1MDAwLCJpc1JlbW92ZVdhdGVybWFyayI6MH0.kmlaU7Hd4A5Gbh_nwv6oAQ2XEM3ugQima6SIgxsuAQ0</text:p>
          </table:table-cell>
          <table:table-cell table:style-name="ce11" office:value-type="string" calcext:value-type="string">
            <text:p><text:a xlink:href="https://www.uneiaparjour.fr/page-on/" xlink:type="simple">https://www.uneiaparjour.fr/page-on/</text:a></text:p>
          </table:table-cell>
          <table:table-cell table:style-name="ce7" office:value-type="string" calcext:value-type="string">
            <text:p>présentation</text:p>
          </table:table-cell>
          <table:table-cell table:style-name="ce7" table:number-columns-repeated="3"/>
          <table:table-cell/>
          <table:table-cell table:style-name="ce7"/>
          <table:table-cell table:style-name="ce20" office:value-type="date" office:date-value="2024-11-12" calcext:value-type="date">
            <text:p>12/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ThatNeedle Gist</text:p>
          </table:table-cell>
          <table:table-cell table:style-name="ce7" office:value-type="string" calcext:value-type="string">
            <text:p>ThatNeedle Gist (https://gist.thatneedle.com) : extension Chrome qui génère le résumé d'une vidéo #Youtube + mots-clés. 21 langues et transcription intégrale disponible. Sans compte et illimité. Sources https://youtube.com/watch?v=1Rsj8mfQEeI… / https://youtube.com/watch?v=LNxcDavAWzg…</text:p>
          </table:table-cell>
          <table:table-cell table:style-name="ce11" office:value-type="string" calcext:value-type="string">
            <text:p><text:a xlink:href="https://www.uneiaparjour.fr/thatneedle-gist/" xlink:type="simple">https://www.uneiaparjour.fr/thatneedle-gist/</text:a></text:p>
          </table:table-cell>
          <table:table-cell table:style-name="ce7" office:value-type="string" calcext:value-type="string">
            <text:p>youtube</text:p>
          </table:table-cell>
          <table:table-cell table:style-name="ce7" table:number-columns-repeated="3"/>
          <table:table-cell/>
          <table:table-cell table:style-name="ce7"/>
          <table:table-cell table:style-name="ce20" office:value-type="date" office:date-value="2024-11-11" calcext:value-type="date">
            <text:p>11/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chodocs</text:p>
          </table:table-cell>
          <table:table-cell table:style-name="ce7" office:value-type="string" calcext:value-type="string">
            <text:p>Echodocs (http://echodocs.ai) génère des transcriptions de fichiers audio ou vidéo dans différents modèles proposés. Modèles adaptés pour du texte importé et de l’audio enregistré en direct. Sources : https://youtu.be/1Rsj8mfQEeI et IAGen sur Wikipedia.3 transcriptions gratuites par mois.</text:p>
          </table:table-cell>
          <table:table-cell table:style-name="ce11" office:value-type="string" calcext:value-type="string">
            <text:p><text:a xlink:href="https://www.uneiaparjour.fr/echodocs/" xlink:type="simple">https://www.uneiaparjour.fr/echodocs/</text:a></text:p>
          </table:table-cell>
          <table:table-cell table:style-name="ce7" office:value-type="string" calcext:value-type="string">
            <text:p>documents</text:p>
          </table:table-cell>
          <table:table-cell table:style-name="ce7" table:number-columns-repeated="3"/>
          <table:table-cell/>
          <table:table-cell table:style-name="ce7"/>
          <table:table-cell table:style-name="ce20" office:value-type="date" office:date-value="2024-11-10" calcext:value-type="date">
            <text:p>10/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elter</text:p>
          </table:table-cell>
          <table:table-cell table:style-name="ce7" office:value-type="string" calcext:value-type="string">
            <text:p>Felter (http://felter.ai) génère des cours à partir d'une instruction avec suivi de la progression personnelle et quiz pour vérifier la compréhension. Cours partageable avec d'autres comptes. Audio disponible en FR. 15 crédits gratuits (1 cours).</text:p>
          </table:table-cell>
          <table:table-cell table:style-name="ce11" office:value-type="string" calcext:value-type="string">
            <text:p><text:a xlink:href="https://www.uneiaparjour.fr/felter/" xlink:type="simple">https://www.uneiaparjour.fr/felter/</text:a></text:p>
          </table:table-cell>
          <table:table-cell table:style-name="ce7" office:value-type="string" calcext:value-type="string">
            <text:p>éducation</text:p>
          </table:table-cell>
          <table:table-cell table:style-name="ce7" table:number-columns-repeated="3"/>
          <table:table-cell/>
          <table:table-cell table:style-name="ce7"/>
          <table:table-cell table:style-name="ce20" office:value-type="date" office:date-value="2024-11-09" calcext:value-type="date">
            <text:p>09/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Infography</text:p>
          </table:table-cell>
          <table:table-cell table:style-name="ce7" office:value-type="string" calcext:value-type="string">
            <text:p>Infography (http://infography.in) génère des infographies à partir d'une instruction, d'un texte ou d'une url avec bibliothèque de modèles et édition possible. 5 crédits / générations en version gratuite. Exemple de génération « brute » ci-dessous.</text:p>
          </table:table-cell>
          <table:table-cell table:style-name="ce11" office:value-type="string" calcext:value-type="string">
            <text:p><text:a xlink:href="https://www.uneiaparjour.fr/infography/" xlink:type="simple">https://www.uneiaparjour.fr/infography/</text:a></text:p>
          </table:table-cell>
          <table:table-cell table:style-name="ce7" office:value-type="string" calcext:value-type="string">
            <text:p>présentation</text:p>
          </table:table-cell>
          <table:table-cell table:style-name="ce7" table:number-columns-repeated="3"/>
          <table:table-cell/>
          <table:table-cell table:style-name="ce7"/>
          <table:table-cell table:style-name="ce20" office:value-type="date" office:date-value="2024-11-08" calcext:value-type="date">
            <text:p>08/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Summarizer</text:p>
          </table:table-cell>
          <table:table-cell table:style-name="ce7" office:value-type="string" calcext:value-type="string">
            <text:p>AI Summarizer (https://summarizer.best) résume des textes collés ou pages web dans plusieurs langues et en 3 longueurs. 20000 caractères acceptés. Gratuit et sans compte. Sources : https://fr.wikipedia.org/wiki/Intelligence_artificielle_g%C3%A9n%C3%A9rative…, https://reseau-canope.fr/agence-des-usages/dossiers-thematiques_intelligence-artificielle.html…, https://beq.ebooksgratuits.com/classiques/Tchekhov-Vania.pdf…</text:p>
          </table:table-cell>
          <table:table-cell table:style-name="ce11" office:value-type="string" calcext:value-type="string">
            <text:p><text:a xlink:href="https://www.uneiaparjour.fr/ai-summarizer/" xlink:type="simple">https://www.uneiaparjour.fr/ai-summarizer/</text:a></text:p>
          </table:table-cell>
          <table:table-cell table:style-name="ce7" office:value-type="string" calcext:value-type="string">
            <text:p>documents</text:p>
          </table:table-cell>
          <table:table-cell table:style-name="ce7" table:number-columns-repeated="3"/>
          <table:table-cell/>
          <table:table-cell table:style-name="ce7"/>
          <table:table-cell table:style-name="ce20" office:value-type="date" office:date-value="2024-11-07" calcext:value-type="date">
            <text:p>07/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ha Slides</text:p>
          </table:table-cell>
          <table:table-cell table:style-name="ce7" office:value-type="string" calcext:value-type="string">
            <text:p>Aha Slides (https://ahaslides.com) génère une présentation avec quiz à partir d'une instruction ou d'un document déposés dans le chatbot intégré. Suivi des participants, intégration ppt, teams et zoom. Outils d'édition. Interface proposée en français. partage aux participants par url ou qrcode. En version gratuite, 50 participants, 5 quiz et 3 sondages par présentation. Source test ...</text:p>
          </table:table-cell>
          <table:table-cell table:style-name="ce11" office:value-type="string" calcext:value-type="string">
            <text:p><text:a xlink:href="https://www.uneiaparjour.fr/aha-slides/" xlink:type="simple">https://www.uneiaparjour.fr/aha-slides/</text:a></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7" table:number-columns-repeated="2"/>
          <table:table-cell/>
          <table:table-cell table:style-name="ce7"/>
          <table:table-cell table:style-name="ce20" office:value-type="date" office:date-value="2024-11-06" calcext:value-type="date">
            <text:p>06/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oopple</text:p>
          </table:table-cell>
          <table:table-cell table:style-name="ce7" office:value-type="string" calcext:value-type="string">
            <text:p>Loopple (https://loopple.com) génère un site web à partir d’une instruction et les héberge. Plusieurs modèles, édition fine des textes et banque d’images via Pexels. Site « responsive ». Test : https://testsiteloople.loopple.com. Un site hébergé gratuit.</text:p>
          </table:table-cell>
          <table:table-cell table:style-name="ce11" office:value-type="string" calcext:value-type="string">
            <text:p><text:a xlink:href="https://www.uneiaparjour.fr/loopple/" xlink:type="simple">https://www.uneiaparjour.fr/loopple/</text:a></text:p>
          </table:table-cell>
          <table:table-cell table:style-name="ce7" office:value-type="string" calcext:value-type="string">
            <text:p>site web</text:p>
          </table:table-cell>
          <table:table-cell table:style-name="ce7" table:number-columns-repeated="3"/>
          <table:table-cell/>
          <table:table-cell table:style-name="ce7"/>
          <table:table-cell table:style-name="ce20" office:value-type="date" office:date-value="2024-11-05" calcext:value-type="date">
            <text:p>05/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Ellipsis News</text:p>
          </table:table-cell>
          <table:table-cell table:style-name="ce7" office:value-type="string" calcext:value-type="string">
            <text:p>Ellipsis News (https://ellipsisnews.co) génère une synthèse audio quotidienne d’un thème d’actualités avec sources mondiales citées. 5 thèmes accessibles (changement possible), un épisode sur un thème par jour gratuit et sans compte. Français supporté, sur iOS.</text:p>
          </table:table-cell>
          <table:table-cell table:style-name="ce11" office:value-type="string" calcext:value-type="string">
            <text:p><text:a xlink:href="https://www.uneiaparjour.fr/ellipsis-news/" xlink:type="simple">https://www.uneiaparjour.fr/ellipsis-news/</text:a></text:p>
          </table:table-cell>
          <table:table-cell table:style-name="ce7" office:value-type="string" calcext:value-type="string">
            <text:p>recherche</text:p>
          </table:table-cell>
          <table:table-cell table:style-name="ce7" office:value-type="string" calcext:value-type="string">
            <text:p>voix</text:p>
          </table:table-cell>
          <table:table-cell table:style-name="ce7" table:number-columns-repeated="2"/>
          <table:table-cell/>
          <table:table-cell table:style-name="ce7"/>
          <table:table-cell table:style-name="ce20" office:value-type="date" office:date-value="2024-11-04" calcext:value-type="date">
            <text:p>04/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olt</text:p>
          </table:table-cell>
          <table:table-cell table:style-name="ce7" office:value-type="string" calcext:value-type="string">
            <text:p>Bolt (https://bolt.new) crée des applications et des sites web à partir d'une instruction. Le code, accessible, est généré en direct et le résultat est directement visible. 150000 tokens/jour (5 interactions) et 1M/mois en version gratuite. Déploiement sur les serveurs de http://stackblitz.io avec édition directe et patage par URL possibles.</text:p>
          </table:table-cell>
          <table:table-cell table:style-name="ce11" office:value-type="string" calcext:value-type="string">
            <text:p><text:a xlink:href="https://www.uneiaparjour.fr/bolt/" xlink:type="simple">https://www.uneiaparjour.fr/bolt/</text:a></text:p>
          </table:table-cell>
          <table:table-cell table:style-name="ce7" office:value-type="string" calcext:value-type="string">
            <text:p>application</text:p>
          </table:table-cell>
          <table:table-cell table:style-name="ce7" office:value-type="string" calcext:value-type="string">
            <text:p>site web</text:p>
          </table:table-cell>
          <table:table-cell table:style-name="ce7" table:number-columns-repeated="2"/>
          <table:table-cell/>
          <table:table-cell table:style-name="ce7"/>
          <table:table-cell table:style-name="ce20" office:value-type="date" office:date-value="2024-11-03" calcext:value-type="date">
            <text:p>03/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Moschi</text:p>
          </table:table-cell>
          <table:table-cell table:style-name="ce7" office:value-type="string" calcext:value-type="string">
            <text:p>Moschi (https://genmo.ai/play) est le derner modèle de génération de vidéos courtes de Genmo, incluant des mouvements de caméra. Vidéos en 720p. 3 générations gratuites par jour.</text:p>
          </table:table-cell>
          <table:table-cell table:style-name="ce11" office:value-type="string" calcext:value-type="string">
            <text:p><text:a xlink:href="https://www.uneiaparjour.fr/moschi/" xlink:type="simple">https://www.uneiaparjour.fr/moschi/</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4-11-02" calcext:value-type="date">
            <text:p>02/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GPT Search</text:p>
          </table:table-cell>
          <table:table-cell table:style-name="ce7" office:value-type="string" calcext:value-type="string">
            <text:p>ChatGPT Search (https://chatgpt.com) : moteur de recherche désormais intégré à ChatGPT utilisable directement dans l'interface habituelle. Citation des sources dans la génération et liens du moteur de recherche en fin de génération. Via @outilstice + @fbocquet</text:p>
          </table:table-cell>
          <table:table-cell table:style-name="ce11" office:value-type="string" calcext:value-type="string">
            <text:p><text:a xlink:href="https://www.uneiaparjour.fr/chatgpt-search/" xlink:type="simple">https://www.uneiaparjour.fr/chatgpt-search/</text:a></text:p>
          </table:table-cell>
          <table:table-cell table:style-name="ce7" office:value-type="string" calcext:value-type="string">
            <text:p>recherche</text:p>
          </table:table-cell>
          <table:table-cell table:style-name="ce7" table:number-columns-repeated="3"/>
          <table:table-cell/>
          <table:table-cell table:style-name="ce7"/>
          <table:table-cell table:style-name="ce20" office:value-type="date" office:date-value="2024-11-01" calcext:value-type="date">
            <text:p>01/11/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Recraft</text:p>
          </table:table-cell>
          <table:table-cell table:style-name="ce7" office:value-type="string" calcext:value-type="string">
            <text:p>Recraft (https://www.recraft.ai/) propose la 3ème version de son modèle de génération d'images, le mystérieux « red_panda » apparu il y a 3 jours (https://tomsguide.com/ai/mysterious-new-red-panda-ai-image-generator-appears-out-of-nowhere-is-this-a-new-dall-e…). En ligne, un mode Canva intéressant pour des mises en page. 50 crédits gratuits par jour. L'annonce de @recraftai : https://x.com/recraftai/status/1851757270599664013?ref_src=twsrc%5Egoogle%7Ctwcamp%5Eserp%7Ctwgr%5Etweet… Recraft sur le classement de http://artificialanalysis.ai où le modèle de génération d'images ...</text:p>
          </table:table-cell>
          <table:table-cell table:style-name="ce11" office:value-type="string" calcext:value-type="string">
            <text:p><text:a xlink:href="https://www.uneiaparjour.fr/recraft-2/" xlink:type="simple">https://www.uneiaparjour.fr/recraft-2/</text:a></text:p>
          </table:table-cell>
          <table:table-cell table:style-name="ce7" office:value-type="string" calcext:value-type="string">
            <text:p>Non classé</text:p>
          </table:table-cell>
          <table:table-cell table:style-name="ce7" table:number-columns-repeated="3"/>
          <table:table-cell/>
          <table:table-cell table:style-name="ce7"/>
          <table:table-cell table:style-name="ce20" office:value-type="date" office:date-value="2024-10-31" calcext:value-type="date">
            <text:p>31/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rlinear</text:p>
          </table:table-cell>
          <table:table-cell table:style-name="ce7" office:value-type="string" calcext:value-type="string">
            <text:p>Arlinear (http://arlinear.com) génère des quiz à partir d’un sujet et/ou d’un document pdf. Édition, citation des pages utilisées dans le pdf, mode entraînement, suivi. Export pdf ou partage lien / iframe. 5 quiz / 25 réponses par quiz en version gratuite. Source pour le test : https://unesdoc.unesco.org/ark:/48223/pf0000391105…</text:p>
          </table:table-cell>
          <table:table-cell table:style-name="ce11" office:value-type="string" calcext:value-type="string">
            <text:p><text:a xlink:href="https://www.uneiaparjour.fr/arlinear/" xlink:type="simple">https://www.uneiaparjour.fr/arlinear/</text:a></text:p>
          </table:table-cell>
          <table:table-cell table:style-name="ce7" office:value-type="string" calcext:value-type="string">
            <text:p>quiz et flashcards</text:p>
          </table:table-cell>
          <table:table-cell table:style-name="ce7" table:number-columns-repeated="3"/>
          <table:table-cell/>
          <table:table-cell table:style-name="ce7"/>
          <table:table-cell table:style-name="ce20" office:value-type="date" office:date-value="2024-10-30" calcext:value-type="date">
            <text:p>30/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laptools</text:p>
          </table:table-cell>
          <table:table-cell table:style-name="ce7" office:value-type="string" calcext:value-type="string">
            <text:p>Claptools (https://claptools.com) génère des contenus aux formats des réseaux sociaux. Copier/coller du test thread X à suivre et exemples YouTube / Linkedin ci-dessous. Des utilisations à envisager hors de ces modèles reseaux. Gratuit avec publicité. 1/3 Les IA génératives en éducation représentent une avancée significative, offrant des outils personnalisés pour l'apprentissage. Elles facilitent la création ...</text:p>
          </table:table-cell>
          <table:table-cell table:style-name="ce11" office:value-type="string" calcext:value-type="string">
            <text:p><text:a xlink:href="https://www.uneiaparjour.fr/claptools/" xlink:type="simple">https://www.uneiaparjour.fr/claptools/</text:a></text:p>
          </table:table-cell>
          <table:table-cell table:style-name="ce7" office:value-type="string" calcext:value-type="string">
            <text:p>texte</text:p>
          </table:table-cell>
          <table:table-cell table:style-name="ce7" table:number-columns-repeated="3"/>
          <table:table-cell/>
          <table:table-cell table:style-name="ce7"/>
          <table:table-cell table:style-name="ce20" office:value-type="date" office:date-value="2024-10-29" calcext:value-type="date">
            <text:p>29/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Neural Blender</text:p>
          </table:table-cell>
          <table:table-cell table:style-name="ce7" office:value-type="string" calcext:value-type="string">
            <text:p>Neural Blender (https://neuralblender.com) génère des images à partir de deux modèles « Mnemosyne » et « Koios » dans une interface simple. Usage illimité et gratuit avec images générées sous licence CC-BY.</text:p>
          </table:table-cell>
          <table:table-cell table:style-name="ce11" office:value-type="string" calcext:value-type="string">
            <text:p><text:a xlink:href="https://www.uneiaparjour.fr/neural-blender/" xlink:type="simple">https://www.uneiaparjour.fr/neural-blender/</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4-10-28" calcext:value-type="date">
            <text:p>28/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actbot</text:p>
          </table:table-cell>
          <table:table-cell table:style-name="ce7" office:value-type="string" calcext:value-type="string">
            <text:p>Factbot de @snopes (https://snopes.com/factbot/) : moteur de recherche basé sur Claude Sonnet qui analyse les fausses informations à partir des articles du site US de décryptage. FR OK, une dizaine de recherches sans compte puis compte gratuit illimité.</text:p>
          </table:table-cell>
          <table:table-cell table:style-name="ce11" office:value-type="string" calcext:value-type="string">
            <text:p><text:a xlink:href="https://www.uneiaparjour.fr/factbot/" xlink:type="simple">https://www.uneiaparjour.fr/factbot/</text:a></text:p>
          </table:table-cell>
          <table:table-cell table:style-name="ce7" office:value-type="string" calcext:value-type="string">
            <text:p>actualités et fact-checking</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0-27" calcext:value-type="date">
            <text:p>27/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image creator</text:p>
          </table:table-cell>
          <table:table-cell table:style-name="ce7" office:value-type="string" calcext:value-type="string">
            <text:p>AI image creator (https://topvsbest.com/aiimagecreator) génère des images dans une interface simple à partir d’une instruction (basé sur Stable Diffusion ?). Gratuit, sans compte et semble illimité.</text:p>
          </table:table-cell>
          <table:table-cell table:style-name="ce11" office:value-type="string" calcext:value-type="string">
            <text:p><text:a xlink:href="https://www.uneiaparjour.fr/ai-image-creator/" xlink:type="simple">https://www.uneiaparjour.fr/ai-image-creator/</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0-26" calcext:value-type="date">
            <text:p>26/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table Diffusion 3.5</text:p>
          </table:table-cell>
          <table:table-cell table:style-name="ce7" office:value-type="string" calcext:value-type="string">
            <text:p>Stable Diffusion 3.5 (https://stability.ai/news/introducing-stable-diffusion-3-5…) est le dernier modèle de génération d’images de @StabilityAI. Disponible en deux versions : large et large turbo (génération très rapide). Gratuit et illimité sur https://huggingface.co/stabilityai</text:p>
          </table:table-cell>
          <table:table-cell table:style-name="ce11" office:value-type="string" calcext:value-type="string">
            <text:p><text:a xlink:href="https://www.uneiaparjour.fr/stable-diffusion-3-5/" xlink:type="simple">https://www.uneiaparjour.fr/stable-diffusion-3-5/</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4-10-25" calcext:value-type="date">
            <text:p>25/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Kajiwoto</text:p>
          </table:table-cell>
          <table:table-cell table:style-name="ce7" office:value-type="string" calcext:value-type="string">
            <text:p>Kajiwoto (https://kajiwoto.ai) permet de créer des agents conversationnels basés sur des personas qui peuvent interagir. Définitions et pré-instructions fines, plusieurs modèles de langage disponibles. Partage et collaboration. 1 « room » gratuite.</text:p>
          </table:table-cell>
          <table:table-cell table:style-name="ce11" office:value-type="string" calcext:value-type="string">
            <text:p><text:a xlink:href="https://www.uneiaparjour.fr/kajiwoto/" xlink:type="simple">https://www.uneiaparjour.fr/kajiwoto/</text:a></text:p>
          </table:table-cell>
          <table:table-cell table:style-name="ce7" office:value-type="string" calcext:value-type="string">
            <text:p>Non classé</text:p>
          </table:table-cell>
          <table:table-cell table:style-name="ce7" table:number-columns-repeated="3"/>
          <table:table-cell/>
          <table:table-cell table:style-name="ce7"/>
          <table:table-cell table:style-name="ce20" office:value-type="date" office:date-value="2024-10-24" calcext:value-type="date">
            <text:p>24/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Hotshot</text:p>
          </table:table-cell>
          <table:table-cell table:style-name="ce7" office:value-type="string" calcext:value-type="string">
            <text:p>Hotshot (https://hotshot.co) génère de courtes vidéo à partir d’une instruction. Les instructions sont améliorées. 3 générations de 3 secondes gratuites par jour.</text:p>
          </table:table-cell>
          <table:table-cell table:style-name="ce11" office:value-type="string" calcext:value-type="string">
            <text:p><text:a xlink:href="https://www.uneiaparjour.fr/hotshot/" xlink:type="simple">https://www.uneiaparjour.fr/hotshot/</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4-10-23" calcext:value-type="date">
            <text:p>23/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peednote</text:p>
          </table:table-cell>
          <table:table-cell table:style-name="ce7" office:value-type="string" calcext:value-type="string">
            <text:p>Speednote (https://speednote.ai) génère des notes à partir de quelques mots, modifiables dans une interface type traitement de texte. Génération sans compte et sauvegarde avec compte possibles. 15 notes par jour gratuites.</text:p>
          </table:table-cell>
          <table:table-cell table:style-name="ce11" office:value-type="string" calcext:value-type="string">
            <text:p><text:a xlink:href="https://www.uneiaparjour.fr/speednote/" xlink:type="simple">https://www.uneiaparjour.fr/speednote/</text:a></text:p>
          </table:table-cell>
          <table:table-cell table:style-name="ce7" office:value-type="string" calcext:value-type="string">
            <text:p>texte</text:p>
          </table:table-cell>
          <table:table-cell table:style-name="ce7" table:number-columns-repeated="3"/>
          <table:table-cell/>
          <table:table-cell table:style-name="ce7"/>
          <table:table-cell table:style-name="ce20" office:value-type="date" office:date-value="2024-10-22" calcext:value-type="date">
            <text:p>22/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Pixtral</text:p>
          </table:table-cell>
          <table:table-cell table:style-name="ce7" office:value-type="string" calcext:value-type="string">
            <text:p>Pixtral (disponible sur Le Chat https://chat.mistral.ai) : modèle de langage de @MistralAI qui accepte et analyse les images jointes. Plusieurs images possibles traitées en une seule instruction. Sources test : Wikipedia, images perso et générées.</text:p>
          </table:table-cell>
          <table:table-cell table:style-name="ce11" office:value-type="string" calcext:value-type="string">
            <text:p><text:a xlink:href="https://www.uneiaparjour.fr/pixtral/" xlink:type="simple">https://www.uneiaparjour.fr/pixtral/</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table:table-cell/>
          <table:table-cell table:style-name="ce7"/>
          <table:table-cell table:style-name="ce20" office:value-type="date" office:date-value="2024-10-21" calcext:value-type="date">
            <text:p>21/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Pixel</text:p>
          </table:table-cell>
          <table:table-cell table:style-name="ce7" office:value-type="string" calcext:value-type="string">
            <text:p>AI Pixel (http://pixel-art.ai) génère des images en pixel art à partir d’une instruction, outil de retouche et de composition via le studio (https://studio.pixel-art.ai). Générations sans compte avec watermark, studio avec.</text:p>
          </table:table-cell>
          <table:table-cell table:style-name="ce11" office:value-type="string" calcext:value-type="string">
            <text:p><text:a xlink:href="https://www.uneiaparjour.fr/ai-pixel/" xlink:type="simple">https://www.uneiaparjour.fr/ai-pixel/</text:a></text:p>
          </table:table-cell>
          <table:table-cell table:style-name="ce7" office:value-type="string" calcext:value-type="string">
            <text:p>images</text:p>
          </table:table-cell>
          <table:table-cell table:style-name="ce7" table:number-columns-repeated="3"/>
          <table:table-cell/>
          <table:table-cell table:style-name="ce7"/>
          <table:table-cell table:style-name="ce20" office:value-type="date" office:date-value="2024-10-20" calcext:value-type="date">
            <text:p>20/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Vizard</text:p>
          </table:table-cell>
          <table:table-cell table:style-name="ce7" office:value-type="string" calcext:value-type="string">
            <text:p>Vizard (https://vizard.ai) extrait des moments de vidéos chargées ou Youtube. Transcription, résumés, édition fine, plusieurs formats, modèles et styles, outil de montage. 120 min et 10 exports par mois gratuits. Test : https://youtu.be/ZZBLPI_pVNQ de @Bpifrance</text:p>
          </table:table-cell>
          <table:table-cell table:style-name="ce11" office:value-type="string" calcext:value-type="string">
            <text:p><text:a xlink:href="https://www.uneiaparjour.fr/vizard/" xlink:type="simple">https://www.uneiaparjour.fr/vizard/</text:a></text:p>
          </table:table-cell>
          <table:table-cell table:style-name="ce7" office:value-type="string" calcext:value-type="string">
            <text:p>vidéo</text:p>
          </table:table-cell>
          <table:table-cell table:style-name="ce7" office:value-type="string" calcext:value-type="string">
            <text:p>youtube</text:p>
          </table:table-cell>
          <table:table-cell table:style-name="ce7" table:number-columns-repeated="2"/>
          <table:table-cell/>
          <table:table-cell table:style-name="ce7"/>
          <table:table-cell table:style-name="ce20" office:value-type="date" office:date-value="2024-10-19" calcext:value-type="date">
            <text:p>19/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ny model</text:p>
          </table:table-cell>
          <table:table-cell table:style-name="ce7" office:value-type="string" calcext:value-type="string">
            <text:p>Any model (https://anymodel.xyz) : un chatbot qui permet la comparaison entre les principaux LLM et modeles d’images. Export pdf. Partage par url. 100 instructions sur une sélection de modèles et 5 images gratuites. Test : https://app.anymodel.xyz/api?state=6713ee2d3469fd2e3bb88b7c…</text:p>
          </table:table-cell>
          <table:table-cell table:style-name="ce11" office:value-type="string" calcext:value-type="string">
            <text:p><text:a xlink:href="https://www.uneiaparjour.fr/any-model/" xlink:type="simple">https://www.uneiaparjour.fr/any-model/</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table:table-cell/>
          <table:table-cell table:style-name="ce7"/>
          <table:table-cell table:style-name="ce20" office:value-type="date" office:date-value="2024-10-18" calcext:value-type="date">
            <text:p>18/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hat100ai</text:p>
          </table:table-cell>
          <table:table-cell table:style-name="ce7" office:value-type="string" calcext:value-type="string">
            <text:p>Chat100ai (https://chat100.ai/fr) : un chatbot qui propose chatGPT 4o et Claude 3.5 Sonnet gratuitement et sans compte (avec quota journalier ?). Lors des tests, analyse image ok mais documents HS.</text:p>
          </table:table-cell>
          <table:table-cell table:style-name="ce11" office:value-type="string" calcext:value-type="string">
            <text:p><text:a xlink:href="https://www.uneiaparjour.fr/chat100ai/" xlink:type="simple">https://www.uneiaparjour.fr/chat100ai/</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usage illimité</text:p>
          </table:table-cell>
          <table:table-cell/>
          <table:table-cell table:style-name="ce7"/>
          <table:table-cell table:style-name="ce20" office:value-type="date" office:date-value="2024-10-17" calcext:value-type="date">
            <text:p>17/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erebella</text:p>
          </table:table-cell>
          <table:table-cell table:style-name="ce7" office:value-type="string" calcext:value-type="string">
            <text:p>Cerebella (https://cerebellaapp.com) génère des flashcards que des sujets éducatifs avec répétition, suivi des apprentissages programmé sur la durée via des notifications et analyse des résultats. Sur iOS, avec ou sans compte, version beta gratuite.</text:p>
          </table:table-cell>
          <table:table-cell table:style-name="ce11" office:value-type="string" calcext:value-type="string">
            <text:p><text:a xlink:href="https://www.uneiaparjour.fr/cerebella/" xlink:type="simple">https://www.uneiaparjour.fr/cerebella/</text:a></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table:number-columns-repeated="2"/>
          <table:table-cell/>
          <table:table-cell table:style-name="ce7"/>
          <table:table-cell table:style-name="ce20" office:value-type="date" office:date-value="2024-10-16" calcext:value-type="date">
            <text:p>16/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iquid AI</text:p>
          </table:table-cell>
          <table:table-cell table:style-name="ce7" office:value-type="string" calcext:value-type="string">
            <text:p>Liquid AI (https://liquid.ai) est un LFM &amp;#8211; Liquid Foundation Model &amp;#8211; qui permet plus de performance dans les réponses et moins de consommation de ressources. 2 tailles. Par des chercheurs du MIT. En test illimité ici : https://playground.liquid.ai/chat, préciser FR.</text:p>
          </table:table-cell>
          <table:table-cell table:style-name="ce11" office:value-type="string" calcext:value-type="string">
            <text:p><text:a xlink:href="https://www.uneiaparjour.fr/liquid-ai/" xlink:type="simple">https://www.uneiaparjour.fr/liquid-ai/</text:a></text:p>
          </table:table-cell>
          <table:table-cell table:style-name="ce7" office:value-type="string" calcext:value-type="string">
            <text:p>LLM</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4-10-15" calcext:value-type="date">
            <text:p>15/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reative Minds</text:p>
          </table:table-cell>
          <table:table-cell table:style-name="ce7" office:value-type="string" calcext:value-type="string">
            <text:p>Creative Minds (https://cmind.buzzchat.site) propose plusieurs outils dont génération d'idées, parcours d'apprentissage, génération de code pour site, chatbot collaboratif et interrogation orale. Gratuit et illimité pour la plupart des fonctionnalités.</text:p>
          </table:table-cell>
          <table:table-cell table:style-name="ce11" office:value-type="string" calcext:value-type="string">
            <text:p><text:a xlink:href="https://www.uneiaparjour.fr/creative-minds/" xlink:type="simple">https://www.uneiaparjour.fr/creative-minds/</text:a></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0-14" calcext:value-type="date">
            <text:p>14/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Hermes 3</text:p>
          </table:table-cell>
          <table:table-cell table:style-name="ce7" office:value-type="string" calcext:value-type="string">
            <text:p>Hermes 3 (https://lambda.chat/chatui/) est un modèle de langage basé sur Llama 3.1 annoncé avec des capacités de raisonnement plus importantes et comme plus créatif. Description et liens : https://nousresearch.com/hermes3/. Open source, sans compte et illimité.</text:p>
          </table:table-cell>
          <table:table-cell table:style-name="ce11" office:value-type="string" calcext:value-type="string">
            <text:p><text:a xlink:href="https://www.uneiaparjour.fr/hermes/" xlink:type="simple">https://www.uneiaparjour.fr/hermes/</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table-cell table:style-name="ce7"/>
          <table:table-cell table:style-name="ce20" office:value-type="date" office:date-value="2024-10-13" calcext:value-type="date">
            <text:p>13/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AI video API</text:p>
          </table:table-cell>
          <table:table-cell table:style-name="ce7" office:value-type="string" calcext:value-type="string">
            <text:p>AI video API (https://aivideoapi.com) génère de courtes vidéos (5/6 secondes) à partir d’une requête et/ou une image. Utilise RunwayML (Pika, Sora, Luma et Stability annoncés). 5 générations gratuites.</text:p>
          </table:table-cell>
          <table:table-cell table:style-name="ce11" office:value-type="string" calcext:value-type="string">
            <text:p><text:a xlink:href="https://www.uneiaparjour.fr/ai-video-api/" xlink:type="simple">https://www.uneiaparjour.fr/ai-video-api/</text:a></text:p>
          </table:table-cell>
          <table:table-cell table:style-name="ce7" office:value-type="string" calcext:value-type="string">
            <text:p>vidéo</text:p>
          </table:table-cell>
          <table:table-cell table:style-name="ce7" table:number-columns-repeated="3"/>
          <table:table-cell/>
          <table:table-cell table:style-name="ce7"/>
          <table:table-cell table:style-name="ce20" office:value-type="date" office:date-value="2024-10-12" calcext:value-type="date">
            <text:p>12/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Fastflux</text:p>
          </table:table-cell>
          <table:table-cell table:style-name="ce7" office:value-type="string" calcext:value-type="string">
            <text:p>Fastflux (https://fastflux.ai) utilise le modèle Flux 1.0 pour des générations d’images très rapides. Par @RunwareAI. Illimité et sans compte.</text:p>
          </table:table-cell>
          <table:table-cell table:style-name="ce11" office:value-type="string" calcext:value-type="string">
            <text:p><text:a xlink:href="https://www.uneiaparjour.fr/fastflux/" xlink:type="simple">https://www.uneiaparjour.fr/fastflux/</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table-cell table:style-name="ce7"/>
          <table:table-cell table:style-name="ce20" office:value-type="date" office:date-value="2024-10-11" calcext:value-type="date">
            <text:p>11/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Coursezy</text:p>
          </table:table-cell>
          <table:table-cell table:style-name="ce7" office:value-type="string" calcext:value-type="string">
            <text:p>Coursezy (http://coursezy.online) génère des cours en ligne jusqu’au 5 chapitres avec vidéo YouTube et quiz à partir d’une requête et un niveau de difficulté. 3 générations gratuites. Test : https://coursezy.online/course/3520ad99-65c6-4310-a04a-f3e77766a7a4… (accès avec compte)</text:p>
          </table:table-cell>
          <table:table-cell table:style-name="ce11" office:value-type="string" calcext:value-type="string">
            <text:p><text:a xlink:href="https://www.uneiaparjour.fr/coursezy/" xlink:type="simple">https://www.uneiaparjour.fr/coursezy/</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2"/>
          <table:table-cell/>
          <table:table-cell table:style-name="ce7"/>
          <table:table-cell table:style-name="ce20" office:value-type="date" office:date-value="2024-10-10" calcext:value-type="date">
            <text:p>10/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Boosum</text:p>
          </table:table-cell>
          <table:table-cell table:style-name="ce7" office:value-type="string" calcext:value-type="string">
            <text:p>Boosum (https://boosum.dev) résume des fichiers pdf jusqu’à 50 Mo (orienté livres mais tous types de documents pdf) + accompagne ces résumés d’un chatbot. Résumés par chapitres, surlignage. Tests : ambition IA France / guerre des boutons. Beta gratuite.</text:p>
          </table:table-cell>
          <table:table-cell table:style-name="ce11" office:value-type="string" calcext:value-type="string">
            <text:p><text:a xlink:href="https://www.uneiaparjour.fr/7874-2/" xlink:type="simple">https://www.uneiaparjour.fr/7874-2/</text:a></text:p>
          </table:table-cell>
          <table:table-cell table:style-name="ce7" office:value-type="string" calcext:value-type="string">
            <text:p>documents</text:p>
          </table:table-cell>
          <table:table-cell table:style-name="ce7" office:value-type="string" calcext:value-type="string">
            <text:p>usage illimité</text:p>
          </table:table-cell>
          <table:table-cell table:style-name="ce7" table:number-columns-repeated="2"/>
          <table:table-cell/>
          <table:table-cell table:style-name="ce7"/>
          <table:table-cell table:style-name="ce20" office:value-type="date" office:date-value="2024-10-09" calcext:value-type="date">
            <text:p>09/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Lingolette</text:p>
          </table:table-cell>
          <table:table-cell table:style-name="ce7" office:value-type="string" calcext:value-type="string">
            <text:p>Lingolette (https://lingolette.com) accompagne l’apprentissage des langues via des situations de la vie courante dans un chatbot texte et voix, jeux, flashcards et exercices de compréhension. Correction instantanée. Version premium avec plus d’exercices.</text:p>
          </table:table-cell>
          <table:table-cell table:style-name="ce11" office:value-type="string" calcext:value-type="string">
            <text:p><text:a xlink:href="https://www.uneiaparjour.fr/lingolette/" xlink:type="simple">https://www.uneiaparjour.fr/lingolette/</text:a></text:p>
          </table:table-cell>
          <table:table-cell table:style-name="ce7" office:value-type="string" calcext:value-type="string">
            <text:p>langues</text:p>
          </table:table-cell>
          <table:table-cell table:style-name="ce7" table:number-columns-repeated="3"/>
          <table:table-cell/>
          <table:table-cell table:style-name="ce7"/>
          <table:table-cell table:style-name="ce20" office:value-type="date" office:date-value="2024-10-08" calcext:value-type="date">
            <text:p>08/10/2024 </text:p>
          </table:table-cell>
          <table:table-cell table:style-name="ce23"/>
          <table:table-cell table:style-name="ce3" table:number-columns-repeated="15"/>
          <table:table-cell table:style-name="ce2" table:number-columns-repeated="4"/>
          <table:table-cell table:number-columns-repeated="994"/>
        </table:table-row>
        <table:table-row table:style-name="ro1">
          <table:table-cell table:style-name="ce7" office:value-type="string" calcext:value-type="string">
            <text:p>Storytell</text:p>
          </table:table-cell>
          <table:table-cell table:style-name="ce7"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12" office:value-type="string" calcext:value-type="string">
            <text:p><text:a xlink:href="https://www.uneiaparjour.fr/storytell/" xlink:type="simple">https://www.uneiaparjour.fr/storytell/</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donnée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10-07" calcext:value-type="date">
            <text:p>07/10/2024 </text:p>
          </table:table-cell>
          <table:table-cell table:style-name="ce24"/>
          <table:table-cell table:style-name="ce2" table:number-columns-repeated="19"/>
          <table:table-cell table:number-columns-repeated="994"/>
        </table:table-row>
        <table:table-row table:style-name="ro1">
          <table:table-cell table:style-name="ce7" office:value-type="string" calcext:value-type="string">
            <text:p>School AI</text:p>
          </table:table-cell>
          <table:table-cell table:style-name="ce7"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12" office:value-type="string" calcext:value-type="string">
            <text:p><text:a xlink:href="https://www.uneiaparjour.fr/school-ai/" xlink:type="simple">https://www.uneiaparjour.fr/school-ai/</text:a></text:p>
          </table:table-cell>
          <table:table-cell table:style-name="ce7" office:value-type="string" calcext:value-type="string">
            <text:p>éducation</text:p>
          </table:table-cell>
          <table:table-cell table:style-name="ce7" table:number-columns-repeated="5"/>
          <table:table-cell table:style-name="ce20" office:value-type="date" office:date-value="2024-10-06" calcext:value-type="date">
            <text:p>06/10/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nything LLM</text:p>
          </table:table-cell>
          <table:table-cell table:style-name="ce7"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12" office:value-type="string" calcext:value-type="string">
            <text:p><text:a xlink:href="https://www.uneiaparjour.fr/anything-llm/" xlink:type="simple">https://www.uneiaparjour.fr/anything-llm/</text:a></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3"/>
          <table:table-cell table:style-name="ce20" office:value-type="date" office:date-value="2024-10-05" calcext:value-type="date">
            <text:p>05/10/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RecapioGPT</text:p>
          </table:table-cell>
          <table:table-cell table:style-name="ce7"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12" office:value-type="string" calcext:value-type="string">
            <text:p><text:a xlink:href="https://www.uneiaparjour.fr/recapiogpt/" xlink:type="simple">https://www.uneiaparjour.fr/recapiogpt/</text:a></text:p>
          </table:table-cell>
          <table:table-cell table:style-name="ce7" office:value-type="string" calcext:value-type="string">
            <text:p>documents</text:p>
          </table:table-cell>
          <table:table-cell table:style-name="ce7" table:number-columns-repeated="5"/>
          <table:table-cell table:style-name="ce20" office:value-type="date" office:date-value="2024-10-04" calcext:value-type="date">
            <text:p>04/10/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lend</text:p>
          </table:table-cell>
          <table:table-cell table:style-name="ce7" office:value-type="string" calcext:value-type="string">
            <text:p>Blend (https://tryblend.ai) : un chatbot embarquant LLM et modèles d’images </text:p>
            <text:p>(dont la majorité gratuits) dans la même interface. Un mode « graph » </text:p>
            <text:p>intéressant pour comparaison. 1000 crédits pour les modèles payants. Stable </text:p>
            <text:p>vidéo HS lors du test</text:p>
          </table:table-cell>
          <table:table-cell table:style-name="ce12" office:value-type="string" calcext:value-type="string">
            <text:p><text:a xlink:href="https://www.uneiaparjour.fr/blend/" xlink:type="simple">https://www.uneiaparjour.fr/blend/</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3"/>
          <table:table-cell table:style-name="ce20" office:value-type="date" office:date-value="2024-10-03" calcext:value-type="date">
            <text:p>03/10/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ompar:IA</text:p>
          </table:table-cell>
          <table:table-cell table:style-name="ce7"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12" office:value-type="string" calcext:value-type="string">
            <text:p><text:a xlink:href="https://www.uneiaparjour.fr/comparia/" xlink:type="simple">https://www.uneiaparjour.fr/comparia/</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10-02" calcext:value-type="date">
            <text:p>02/10/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SVG Studio</text:p>
          </table:table-cell>
          <table:table-cell table:style-name="ce7"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12" office:value-type="string" calcext:value-type="string">
            <text:p><text:a xlink:href="https://www.uneiaparjour.fr/svg-studio/" xlink:type="simple">https://www.uneiaparjour.fr/svg-studio/</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table:number-columns-repeated="4"/>
          <table:table-cell table:style-name="ce20" office:value-type="date" office:date-value="2024-10-01" calcext:value-type="date">
            <text:p>01/10/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IPlix</text:p>
          </table:table-cell>
          <table:table-cell table:style-name="ce7"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12" office:value-type="string" calcext:value-type="string">
            <text:p><text:a xlink:href="https://www.uneiaparjour.fr/aiplix/" xlink:type="simple">https://www.uneiaparjour.fr/aiplix/</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9-30" calcext:value-type="date">
            <text:p>30/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Tiny tools</text:p>
          </table:table-cell>
          <table:table-cell table:style-name="ce7"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12" office:value-type="string" calcext:value-type="string">
            <text:p><text:a xlink:href="https://www.uneiaparjour.fr/tiny-tools/" xlink:type="simple">https://www.uneiaparjour.fr/tiny-tools/</text:a></text:p>
          </table:table-cell>
          <table:table-cell table:style-name="ce7" office:value-type="string" calcext:value-type="string">
            <text:p>histoires enfant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9-29" calcext:value-type="date">
            <text:p>29/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ToonCrafter</text:p>
          </table:table-cell>
          <table:table-cell table:style-name="ce7"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12" office:value-type="string" calcext:value-type="string">
            <text:p><text:a xlink:href="https://www.uneiaparjour.fr/tooncrafter/" xlink:type="simple">https://www.uneiaparjour.fr/tooncrafter/</text:a></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3"/>
          <table:table-cell table:style-name="ce20" office:value-type="date" office:date-value="2024-09-28" calcext:value-type="date">
            <text:p>28/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hat Camera</text:p>
          </table:table-cell>
          <table:table-cell table:style-name="ce7"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12" office:value-type="string" calcext:value-type="string">
            <text:p><text:a xlink:href="https://www.uneiaparjour.fr/chat-camera/" xlink:type="simple">https://www.uneiaparjour.fr/chat-camera/</text:a></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3"/>
          <table:table-cell table:style-name="ce20" office:value-type="date" office:date-value="2024-09-27" calcext:value-type="date">
            <text:p>27/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olmo</text:p>
          </table:table-cell>
          <table:table-cell table:style-name="ce7"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12" office:value-type="string" calcext:value-type="string">
            <text:p><text:a xlink:href="https://www.uneiaparjour.fr/molmo/" xlink:type="simple">https://www.uneiaparjour.fr/molmo/</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number-columns-repeated="3"/>
          <table:table-cell table:style-name="ce20" office:value-type="date" office:date-value="2024-09-26" calcext:value-type="date">
            <text:p>26/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Doctrina</text:p>
          </table:table-cell>
          <table:table-cell table:style-name="ce7"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12" office:value-type="string" calcext:value-type="string">
            <text:p><text:a xlink:href="https://www.uneiaparjour.fr/doctrina/" xlink:type="simple">https://www.uneiaparjour.fr/doctrina/</text:a></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number-columns-repeated="4"/>
          <table:table-cell table:style-name="ce20" office:value-type="date" office:date-value="2024-09-25" calcext:value-type="date">
            <text:p>25/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achina</text:p>
          </table:table-cell>
          <table:table-cell table:style-name="ce7"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12" office:value-type="string" calcext:value-type="string">
            <text:p><text:a xlink:href="https://www.uneiaparjour.fr/machina/" xlink:type="simple">https://www.uneiaparjour.fr/machina/</text:a></text:p>
          </table:table-cell>
          <table:table-cell table:style-name="ce7" office:value-type="string" calcext:value-type="string">
            <text:p>chatbot</text:p>
          </table:table-cell>
          <table:table-cell table:style-name="ce7" table:number-columns-repeated="5"/>
          <table:table-cell table:style-name="ce20" office:value-type="date" office:date-value="2024-09-24" calcext:value-type="date">
            <text:p>24/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RPGGO</text:p>
          </table:table-cell>
          <table:table-cell table:style-name="ce7"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12" office:value-type="string" calcext:value-type="string">
            <text:p><text:a xlink:href="https://www.uneiaparjour.fr/rpggo/" xlink:type="simple">https://www.uneiaparjour.fr/rpggo/</text:a></text:p>
          </table:table-cell>
          <table:table-cell table:style-name="ce7" office:value-type="string" calcext:value-type="string">
            <text:p>jeu vidéo</text:p>
          </table:table-cell>
          <table:table-cell table:style-name="ce7" table:number-columns-repeated="5"/>
          <table:table-cell table:style-name="ce20" office:value-type="date" office:date-value="2024-09-23" calcext:value-type="date">
            <text:p>23/09/2024 </text:p>
          </table:table-cell>
          <table:table-cell table:style-name="ce25"/>
          <table:table-cell table:style-name="ce2" table:number-columns-repeated="19"/>
          <table:table-cell table:number-columns-repeated="994"/>
        </table:table-row>
        <table:table-row table:style-name="ro1">
          <table:table-cell table:style-name="ce8" office:value-type="string" calcext:value-type="string">
            <text:p><text:a xlink:href="http://svg.la" xlink:type="simple">Svg.la</text:a></text:p>
          </table:table-cell>
          <table:table-cell table:style-name="ce7" office:value-type="string" calcext:value-type="string">
            <text:p>Svg.la génère des images 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12" office:value-type="string" calcext:value-type="string">
            <text:p><text:a xlink:href="https://www.uneiaparjour.fr/svg-la/" xlink:type="simple">https://www.uneiaparjour.fr/svg-la/</text:a></text:p>
          </table:table-cell>
          <table:table-cell table:style-name="ce7" office:value-type="string" calcext:value-type="string">
            <text:p>images</text:p>
          </table:table-cell>
          <table:table-cell table:style-name="ce7" table:number-columns-repeated="5"/>
          <table:table-cell table:style-name="ce20" office:value-type="date" office:date-value="2024-09-22" calcext:value-type="date">
            <text:p>22/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igabrain</text:p>
          </table:table-cell>
          <table:table-cell table:style-name="ce7"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12" office:value-type="string" calcext:value-type="string">
            <text:p><text:a xlink:href="https://www.uneiaparjour.fr/gigabrain/" xlink:type="simple">https://www.uneiaparjour.fr/gigabrain/</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table:number-columns-repeated="4"/>
          <table:table-cell table:style-name="ce20" office:value-type="date" office:date-value="2024-09-21" calcext:value-type="date">
            <text:p>21/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Overall GPT</text:p>
          </table:table-cell>
          <table:table-cell table:style-name="ce7"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12" office:value-type="string" calcext:value-type="string">
            <text:p><text:a xlink:href="https://www.uneiaparjour.fr/overall-gpt/" xlink:type="simple">https://www.uneiaparjour.fr/overall-gpt/</text:a></text:p>
          </table:table-cell>
          <table:table-cell table:style-name="ce7" office:value-type="string" calcext:value-type="string">
            <text:p>LLM</text:p>
          </table:table-cell>
          <table:table-cell table:style-name="ce7" table:number-columns-repeated="5"/>
          <table:table-cell table:style-name="ce20" office:value-type="date" office:date-value="2024-09-20" calcext:value-type="date">
            <text:p>20/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Vose</text:p>
          </table:table-cell>
          <table:table-cell table:style-name="ce7" office:value-type="string" calcext:value-type="string">
            <text:p>Vose (https://vose.ai) génère des images à partir de 3 modèles (realism, </text:p>
            <text:p>anime, universal – les deux premiers plus aboutis ?). Réglages avancés </text:p>
            <text:p>(prompt négatif, seed, taille), assez bonne gestion du texte, galerie avec </text:p>
            <text:p>filtres. 100 images par mois gratuites.</text:p>
          </table:table-cell>
          <table:table-cell table:style-name="ce12" office:value-type="string" calcext:value-type="string">
            <text:p><text:a xlink:href="https://www.uneiaparjour.fr/vose/" xlink:type="simple">https://www.uneiaparjour.fr/vose/</text:a></text:p>
          </table:table-cell>
          <table:table-cell table:style-name="ce7" office:value-type="string" calcext:value-type="string">
            <text:p>images</text:p>
          </table:table-cell>
          <table:table-cell table:style-name="ce7" table:number-columns-repeated="5"/>
          <table:table-cell table:style-name="ce20" office:value-type="date" office:date-value="2024-09-19" calcext:value-type="date">
            <text:p>19/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Hailuoai</text:p>
          </table:table-cell>
          <table:table-cell table:style-name="ce7"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12" office:value-type="string" calcext:value-type="string">
            <text:p><text:a xlink:href="https://www.uneiaparjour.fr/hailuoai/" xlink:type="simple">https://www.uneiaparjour.fr/hailuoai/</text:a></text:p>
          </table:table-cell>
          <table:table-cell table:style-name="ce7" office:value-type="string" calcext:value-type="string">
            <text:p>vidéo</text:p>
          </table:table-cell>
          <table:table-cell table:style-name="ce7" table:number-columns-repeated="5"/>
          <table:table-cell table:style-name="ce20" office:value-type="date" office:date-value="2024-09-18" calcext:value-type="date">
            <text:p>18/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yPlato</text:p>
          </table:table-cell>
          <table:table-cell table:style-name="ce7"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12" office:value-type="string" calcext:value-type="string">
            <text:p><text:a xlink:href="https://www.uneiaparjour.fr/myplato/" xlink:type="simple">https://www.uneiaparjour.fr/myplato/</text:a></text:p>
          </table:table-cell>
          <table:table-cell table:style-name="ce7" office:value-type="string" calcext:value-type="string">
            <text:p>documents</text:p>
          </table:table-cell>
          <table:table-cell table:style-name="ce7" office:value-type="string" calcext:value-type="string">
            <text:p>quiz et flashcards</text:p>
          </table:table-cell>
          <table:table-cell table:style-name="ce7" table:number-columns-repeated="4"/>
          <table:table-cell table:style-name="ce20" office:value-type="date" office:date-value="2024-09-17" calcext:value-type="date">
            <text:p>17/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Remplissage génératif de Firefly</text:p>
          </table:table-cell>
          <table:table-cell table:style-name="ce7"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12" office:value-type="string" calcext:value-type="string">
            <text:p><text:a xlink:href="https://www.uneiaparjour.fr/remplissage-generatif-de-firefly/" xlink:type="simple">https://www.uneiaparjour.fr/remplissage-generatif-de-firefly/</text:a></text:p>
          </table:table-cell>
          <table:table-cell table:style-name="ce7" office:value-type="string" calcext:value-type="string">
            <text:p>images</text:p>
          </table:table-cell>
          <table:table-cell table:style-name="ce7" table:number-columns-repeated="5"/>
          <table:table-cell table:style-name="ce20" office:value-type="date" office:date-value="2024-09-16" calcext:value-type="date">
            <text:p>16/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abina</text:p>
          </table:table-cell>
          <table:table-cell table:style-name="ce7" office:value-type="string" calcext:value-type="string">
            <text:p>Cabina (https://cabina.ai) regroupe 6 modèles de langage et 5 modèles </text:p>
            <text:p>d’images dans un même chatbot avec comparaison possible. Documents, </text:p>
            <text:p>connecté, avec règlages fin des modèles, tons et actions multiples. 100 </text:p>
            <text:p>crédits /mois +10 par jour.</text:p>
          </table:table-cell>
          <table:table-cell table:style-name="ce12" office:value-type="string" calcext:value-type="string">
            <text:p><text:a xlink:href="https://www.uneiaparjour.fr/cabina/" xlink:type="simple">https://www.uneiaparjour.fr/cabina/</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2"/>
          <table:table-cell table:style-name="ce20" office:value-type="date" office:date-value="2024-09-15" calcext:value-type="date">
            <text:p>15/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hatbot IA de Firefox</text:p>
          </table:table-cell>
          <table:table-cell table:style-name="ce7"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12" office:value-type="string" calcext:value-type="string">
            <text:p><text:a xlink:href="https://www.uneiaparjour.fr/chatbot-ia-de-firefox/" xlink:type="simple">https://www.uneiaparjour.fr/chatbot-ia-de-firefox/</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4"/>
          <table:table-cell table:style-name="ce20" office:value-type="date" office:date-value="2024-09-14" calcext:value-type="date">
            <text:p>14/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Nolan</text:p>
          </table:table-cell>
          <table:table-cell table:style-name="ce7" office:value-type="string" calcext:value-type="string">
            <text:p>Nolan (http://nolanai.app) accompagne l’écriture d’un scénario jusqu’au </text:p>
            <text:p>storyboard : génération éditable avec des outils IA, illustrations avec </text:p>
            <text:p>images générées. Quelques fonctionnalités limitées et assistant IA pendant </text:p>
            <text:p>30 jours dans la version gratuite.</text:p>
          </table:table-cell>
          <table:table-cell table:style-name="ce12" office:value-type="string" calcext:value-type="string">
            <text:p><text:a xlink:href="https://www.uneiaparjour.fr/nolan/" xlink:type="simple">https://www.uneiaparjour.fr/nolan/</text:a></text:p>
          </table:table-cell>
          <table:table-cell table:style-name="ce7" office:value-type="string" calcext:value-type="string">
            <text:p>texte</text:p>
          </table:table-cell>
          <table:table-cell table:style-name="ce7" office:value-type="string" calcext:value-type="string">
            <text:p>vidéo</text:p>
          </table:table-cell>
          <table:table-cell table:style-name="ce7" table:number-columns-repeated="4"/>
          <table:table-cell table:style-name="ce20" office:value-type="date" office:date-value="2024-09-13" calcext:value-type="date">
            <text:p>13/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hiloGPT</text:p>
          </table:table-cell>
          <table:table-cell table:style-name="ce7"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12" office:value-type="string" calcext:value-type="string">
            <text:p><text:a xlink:href="https://www.uneiaparjour.fr/philogpt/" xlink:type="simple">https://www.uneiaparjour.fr/philogpt/</text:a></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4"/>
          <table:table-cell table:style-name="ce20" office:value-type="date" office:date-value="2024-09-12" calcext:value-type="date">
            <text:p>12/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LoudMe</text:p>
          </table:table-cell>
          <table:table-cell table:style-name="ce7"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12" office:value-type="string" calcext:value-type="string">
            <text:p><text:a xlink:href="https://www.uneiaparjour.fr/loudme/" xlink:type="simple">https://www.uneiaparjour.fr/loudme/</text:a></text:p>
          </table:table-cell>
          <table:table-cell table:style-name="ce7" office:value-type="string" calcext:value-type="string">
            <text:p>musique</text:p>
          </table:table-cell>
          <table:table-cell table:style-name="ce7" table:number-columns-repeated="5"/>
          <table:table-cell table:style-name="ce20" office:value-type="date" office:date-value="2024-09-11" calcext:value-type="date">
            <text:p>11/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Kling</text:p>
          </table:table-cell>
          <table:table-cell table:style-name="ce7" office:value-type="string" calcext:value-type="string">
            <text:p>Kling (http://klingai.com) génère des images et des vidéos à partir de </text:p>
            <text:p>requêtes texte et/ou d’images. Réglages fins, prompt négatif et galerie </text:p>
            <text:p>disponibles. Vidéos de 5 secondes avec mouvements de caméra. 100 crédits </text:p>
            <text:p>gratuits par mois.</text:p>
          </table:table-cell>
          <table:table-cell table:style-name="ce12" office:value-type="string" calcext:value-type="string">
            <text:p><text:a xlink:href="https://www.uneiaparjour.fr/kling/" xlink:type="simple">https://www.uneiaparjour.fr/kling/</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4"/>
          <table:table-cell table:style-name="ce20" office:value-type="date" office:date-value="2024-09-10" calcext:value-type="date">
            <text:p>10/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eyn</text:p>
          </table:table-cell>
          <table:table-cell table:style-name="ce7"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12" office:value-type="string" calcext:value-type="string">
            <text:p><text:a xlink:href="https://www.uneiaparjour.fr/feyn/" xlink:type="simple">https://www.uneiaparjour.fr/feyn/</text:a></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9-09" calcext:value-type="date">
            <text:p>09/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ummi</text:p>
          </table:table-cell>
          <table:table-cell table:style-name="ce7" office:value-type="string" calcext:value-type="string">
            <text:p>Gummi regroupe un outil d’aide à la rédaction de posts réseaux sociaux à </text:p>
            <text:p>partir d’images (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12" office:value-type="string" calcext:value-type="string">
            <text:p><text:a xlink:href="https://www.uneiaparjour.fr/gummi/" xlink:type="simple">https://www.uneiaparjour.fr/gummi/</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table:number-columns-repeated="4"/>
          <table:table-cell table:style-name="ce20" office:value-type="date" office:date-value="2024-09-08" calcext:value-type="date">
            <text:p>08/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Think Any</text:p>
          </table:table-cell>
          <table:table-cell table:style-name="ce7"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12" office:value-type="string" calcext:value-type="string">
            <text:p><text:a xlink:href="https://www.uneiaparjour.fr/think-any/" xlink:type="simple">https://www.uneiaparjour.fr/think-any/</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9-07" calcext:value-type="date">
            <text:p>07/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Notdiamond</text:p>
          </table:table-cell>
          <table:table-cell table:style-name="ce7" office:value-type="string" calcext:value-type="string">
            <text:p>Notdiamond (http://chat.notdiamond.ai) est un chatbot qui regroupe 11 </text:p>
            <text:p>modèles de langage et choisit le plus pertinent en fonction de la requête. </text:p>
            <text:p>Documents et images acceptés (4Mo). Mode arène qui compare les modèles. </text:p>
            <text:p>Connecté. 100000 requêtes / mois.</text:p>
          </table:table-cell>
          <table:table-cell table:style-name="ce12" office:value-type="string" calcext:value-type="string">
            <text:p><text:a xlink:href="https://www.uneiaparjour.fr/notdiamond/" xlink:type="simple">https://www.uneiaparjour.fr/notdiamond/</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4"/>
          <table:table-cell table:style-name="ce20" office:value-type="date" office:date-value="2024-09-06" calcext:value-type="date">
            <text:p>06/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umble</text:p>
          </table:table-cell>
          <table:table-cell table:style-name="ce7" office:value-type="string" calcext:value-type="string">
            <text:p>Mumble (http://mumbleapp.com) : une application de prise de note qui </text:p>
            <text:p>retranscrit l’audio et organise avec ajout de To-Do list. Ajout d’images </text:p>
            <text:p>possible, mots-clés et dossiers. Édition et reformulation. FR dans le </text:p>
            <text:p>profil. Version beta illimitée.</text:p>
          </table:table-cell>
          <table:table-cell table:style-name="ce12" office:value-type="string" calcext:value-type="string">
            <text:p><text:a xlink:href="https://www.uneiaparjour.fr/mumble/" xlink:type="simple">https://www.uneiaparjour.fr/mumble/</text:a></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number-columns-repeated="3"/>
          <table:table-cell table:style-name="ce20" office:value-type="date" office:date-value="2024-09-05" calcext:value-type="date">
            <text:p>05/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Illuminovel</text:p>
          </table:table-cell>
          <table:table-cell table:style-name="ce7" office:value-type="string" calcext:value-type="string">
            <text:p>Illuminovel (https://illuminovel.com) génère les portraits en images des </text:p>
            <text:p>personnages d’un texte littéraire intégral en pdf ou epub. Sans compte et </text:p>
            <text:p>semble illimité. Modèle non spécifié. Tests avec « La guerre des boutons » </text:p>
            <text:p>de Pergaud et « Une vie » de Maupassant.</text:p>
          </table:table-cell>
          <table:table-cell table:style-name="ce12" office:value-type="string" calcext:value-type="string">
            <text:p><text:a xlink:href="https://www.uneiaparjour.fr/illuminovel/" xlink:type="simple">https://www.uneiaparjour.fr/illuminovel/</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9-04" calcext:value-type="date">
            <text:p>04/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erlin</text:p>
          </table:table-cell>
          <table:table-cell table:style-name="ce7"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12" office:value-type="string" calcext:value-type="string">
            <text:p><text:a xlink:href="https://www.uneiaparjour.fr/merlin/" xlink:type="simple">https://www.uneiaparjour.fr/merlin/</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2"/>
          <table:table-cell table:style-name="ce20" office:value-type="date" office:date-value="2024-09-03" calcext:value-type="date">
            <text:p>03/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Napkin</text:p>
          </table:table-cell>
          <table:table-cell table:style-name="ce7"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12" office:value-type="string" calcext:value-type="string">
            <text:p><text:a xlink:href="https://www.uneiaparjour.fr/napkin/" xlink:type="simple">https://www.uneiaparjour.fr/napkin/</text:a></text:p>
          </table:table-cell>
          <table:table-cell table:style-name="ce7" office:value-type="string" calcext:value-type="string">
            <text:p>texte</text:p>
          </table:table-cell>
          <table:table-cell table:style-name="ce7" table:number-columns-repeated="5"/>
          <table:table-cell table:style-name="ce20" office:value-type="date" office:date-value="2024-09-02" calcext:value-type="date">
            <text:p>02/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o Grader</text:p>
          </table:table-cell>
          <table:table-cell table:style-name="ce7"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12" office:value-type="string" calcext:value-type="string">
            <text:p><text:a xlink:href="https://www.uneiaparjour.fr/co-grader/" xlink:type="simple">https://www.uneiaparjour.fr/co-grader/</text:a></text:p>
          </table:table-cell>
          <table:table-cell table:style-name="ce7" office:value-type="string" calcext:value-type="string">
            <text:p>éducation</text:p>
          </table:table-cell>
          <table:table-cell table:style-name="ce7" table:number-columns-repeated="5"/>
          <table:table-cell table:style-name="ce20" office:value-type="date" office:date-value="2024-09-01" calcext:value-type="date">
            <text:p>01/09/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elo</text:p>
          </table:table-cell>
          <table:table-cell table:style-name="ce7"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12" office:value-type="string" calcext:value-type="string">
            <text:p><text:a xlink:href="https://www.uneiaparjour.fr/felo/" xlink:type="simple">https://www.uneiaparjour.fr/felo/</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8-31" calcext:value-type="date">
            <text:p>31/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Llama coder</text:p>
          </table:table-cell>
          <table:table-cell table:style-name="ce7"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12" office:value-type="string" calcext:value-type="string">
            <text:p><text:a xlink:href="https://www.uneiaparjour.fr/llama-coder/" xlink:type="simple">https://www.uneiaparjour.fr/llama-coder/</text:a></text:p>
          </table:table-cell>
          <table:table-cell table:style-name="ce7" office:value-type="string" calcext:value-type="string">
            <text:p>applic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8-30" calcext:value-type="date">
            <text:p>30/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df Gen</text:p>
          </table:table-cell>
          <table:table-cell table:style-name="ce7"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12" office:value-type="string" calcext:value-type="string">
            <text:p><text:a xlink:href="https://www.uneiaparjour.fr/pdf-gen/" xlink:type="simple">https://www.uneiaparjour.fr/pdf-gen/</text:a></text:p>
          </table:table-cell>
          <table:table-cell table:style-name="ce7" office:value-type="string" calcext:value-type="string">
            <text:p>documents</text:p>
          </table:table-cell>
          <table:table-cell table:style-name="ce7" table:number-columns-repeated="5"/>
          <table:table-cell table:style-name="ce20" office:value-type="date" office:date-value="2024-08-29" calcext:value-type="date">
            <text:p>29/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hotosolve</text:p>
          </table:table-cell>
          <table:table-cell table:style-name="ce7"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12" office:value-type="string" calcext:value-type="string">
            <text:p><text:a xlink:href="https://www.uneiaparjour.fr/photosolve/" xlink:type="simple">https://www.uneiaparjour.fr/photosolve/</text:a></text:p>
          </table:table-cell>
          <table:table-cell table:style-name="ce7" office:value-type="string" calcext:value-type="string">
            <text:p>éducation</text:p>
          </table:table-cell>
          <table:table-cell table:style-name="ce7" table:number-columns-repeated="5"/>
          <table:table-cell table:style-name="ce20" office:value-type="date" office:date-value="2024-08-28" calcext:value-type="date">
            <text:p>28/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Omnisets</text:p>
          </table:table-cell>
          <table:table-cell table:style-name="ce7"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12" office:value-type="string" calcext:value-type="string">
            <text:p><text:a xlink:href="https://www.uneiaparjour.fr/omnisets/" xlink:type="simple">https://www.uneiaparjour.fr/omnisets/</text:a></text:p>
          </table:table-cell>
          <table:table-cell table:style-name="ce7" office:value-type="string" calcext:value-type="string">
            <text:p>quiz et flashcards</text:p>
          </table:table-cell>
          <table:table-cell table:style-name="ce7" table:number-columns-repeated="5"/>
          <table:table-cell table:style-name="ce20" office:value-type="date" office:date-value="2024-08-27" calcext:value-type="date">
            <text:p>27/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migo Chat</text:p>
          </table:table-cell>
          <table:table-cell table:style-name="ce7" office:value-type="string" calcext:value-type="string">
            <text:p>Amigo Chat (https://amigochat.io) : un chatbot multiple proposant des </text:p>
            <text:p>centaines de « persona », du générateur de texte et d’images au personnage </text:p>
            <text:p>historique / de fiction ou au résumé. En ligne, appli iOS / Android, </text:p>
            <text:p>WhatsApp, Telegram. Sans compte et illimité.</text:p>
          </table:table-cell>
          <table:table-cell table:style-name="ce12" office:value-type="string" calcext:value-type="string">
            <text:p><text:a xlink:href="https://www.uneiaparjour.fr/amigo-chat/" xlink:type="simple">https://www.uneiaparjour.fr/amigo-chat/</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08-26" calcext:value-type="date">
            <text:p>26/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Happy Pages</text:p>
          </table:table-cell>
          <table:table-cell table:style-name="ce7" office:value-type="string" calcext:value-type="string">
            <text:p>Happy Pages (https://happypagesai.com) génère des coloriages à partir d’une </text:p>
            <text:p>requête et d’une tranche d’âges (2/5 ans, 6/11 et + de 12 ans). Galerie de </text:p>
            <text:p>5000 images avec moteur de recherche disponible. Export au format png. 5 </text:p>
            <text:p>générations gratuites par semaine.</text:p>
          </table:table-cell>
          <table:table-cell table:style-name="ce12" office:value-type="string" calcext:value-type="string">
            <text:p><text:a xlink:href="https://www.uneiaparjour.fr/happy-pages/" xlink:type="simple">https://www.uneiaparjour.fr/happy-pages/</text:a></text:p>
          </table:table-cell>
          <table:table-cell table:style-name="ce7" office:value-type="string" calcext:value-type="string">
            <text:p>images</text:p>
          </table:table-cell>
          <table:table-cell table:style-name="ce7" table:number-columns-repeated="5"/>
          <table:table-cell table:style-name="ce20" office:value-type="date" office:date-value="2024-08-25" calcext:value-type="date">
            <text:p>25/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I Lingo Play</text:p>
          </table:table-cell>
          <table:table-cell table:style-name="ce7"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12" office:value-type="string" calcext:value-type="string">
            <text:p><text:a xlink:href="https://www.uneiaparjour.fr/ai-lingo-play/" xlink:type="simple">https://www.uneiaparjour.fr/ai-lingo-play/</text:a></text:p>
          </table:table-cell>
          <table:table-cell table:style-name="ce7" office:value-type="string" calcext:value-type="string">
            <text:p>langu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8-24" calcext:value-type="date">
            <text:p>24/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ackpack</text:p>
          </table:table-cell>
          <table:table-cell table:style-name="ce7" office:value-type="string" calcext:value-type="string">
            <text:p>Backpack (https://backpackbot.ai) génère des musiques avec paroles à partir </text:p>
            <text:p>d’images ou de vidéos avec un style, avec ou sans requête, depuis Discord. </text:p>
            <text:p>Générations en anglais (peut-être possible en FR ?). Gratuit et illimité. </text:p>
            <text:p>Sources : Wikimedia et Pexels.</text:p>
          </table:table-cell>
          <table:table-cell table:style-name="ce12" office:value-type="string" calcext:value-type="string">
            <text:p><text:a xlink:href="https://www.uneiaparjour.fr/backpack/" xlink:type="simple">https://www.uneiaparjour.fr/backpack/</text:a></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table:number-columns-repeated="4"/>
          <table:table-cell table:style-name="ce20" office:value-type="date" office:date-value="2024-08-23" calcext:value-type="date">
            <text:p>23/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artwhell</text:p>
          </table:table-cell>
          <table:table-cell table:style-name="ce7"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12" office:value-type="string" calcext:value-type="string">
            <text:p><text:a xlink:href="https://www.uneiaparjour.fr/cartwhell/" xlink:type="simple">https://www.uneiaparjour.fr/cartwhell/</text:a></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3"/>
          <table:table-cell table:style-name="ce20" office:value-type="date" office:date-value="2024-08-22" calcext:value-type="date">
            <text:p>22/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Tripo 3d</text:p>
          </table:table-cell>
          <table:table-cell table:style-name="ce7" office:value-type="string" calcext:value-type="string">
            <text:p>Tripo 3d (http://tripo3d.ai) génère des modèles 3D à partir d’une requête </text:p>
            <text:p>texte ou image. Réglages avancés pour la requête puis modifications après </text:p>
            <text:p>génération. 4 images par génération, export en glb. 600 crédits gratuits </text:p>
            <text:p>par mois (10 x 4 images).</text:p>
          </table:table-cell>
          <table:table-cell table:style-name="ce12" office:value-type="string" calcext:value-type="string">
            <text:p><text:a xlink:href="https://www.uneiaparjour.fr/tripo-3d/" xlink:type="simple">https://www.uneiaparjour.fr/tripo-3d/</text:a></text:p>
          </table:table-cell>
          <table:table-cell table:style-name="ce7" office:value-type="string" calcext:value-type="string">
            <text:p>images</text:p>
          </table:table-cell>
          <table:table-cell table:style-name="ce7" office:value-type="string" calcext:value-type="string">
            <text:p>images 3D</text:p>
          </table:table-cell>
          <table:table-cell table:style-name="ce7" table:number-columns-repeated="4"/>
          <table:table-cell table:style-name="ce20" office:value-type="date" office:date-value="2024-08-21" calcext:value-type="date">
            <text:p>21/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Juno</text:p>
          </table:table-cell>
          <table:table-cell table:style-name="ce7"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12" office:value-type="string" calcext:value-type="string">
            <text:p><text:a xlink:href="https://www.uneiaparjour.fr/juno/" xlink:type="simple">https://www.uneiaparjour.fr/juno/</text:a></text:p>
          </table:table-cell>
          <table:table-cell table:style-name="ce7" office:value-type="string" calcext:value-type="string">
            <text:p>quiz et flashcards</text:p>
          </table:table-cell>
          <table:table-cell table:style-name="ce7" table:number-columns-repeated="5"/>
          <table:table-cell table:style-name="ce20" office:value-type="date" office:date-value="2024-08-20" calcext:value-type="date">
            <text:p>20/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iniPerplx</text:p>
          </table:table-cell>
          <table:table-cell table:style-name="ce7"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12" office:value-type="string" calcext:value-type="string">
            <text:p><text:a xlink:href="https://www.uneiaparjour.fr/miniperplx/" xlink:type="simple">https://www.uneiaparjour.fr/miniperplx/</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8-19" calcext:value-type="date">
            <text:p>19/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I Video Cut</text:p>
          </table:table-cell>
          <table:table-cell table:style-name="ce7"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12" office:value-type="string" calcext:value-type="string">
            <text:p><text:a xlink:href="https://www.uneiaparjour.fr/ai-video-cut/" xlink:type="simple">https://www.uneiaparjour.fr/ai-video-cut/</text:a></text:p>
          </table:table-cell>
          <table:table-cell table:style-name="ce7" office:value-type="string" calcext:value-type="string">
            <text:p>vidéo</text:p>
          </table:table-cell>
          <table:table-cell table:style-name="ce7" table:number-columns-repeated="5"/>
          <table:table-cell table:style-name="ce20" office:value-type="date" office:date-value="2024-08-18" calcext:value-type="date">
            <text:p>18/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olor</text:p>
          </table:table-cell>
          <table:table-cell table:style-name="ce7"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12" office:value-type="string" calcext:value-type="string">
            <text:p><text:a xlink:href="https://www.uneiaparjour.fr/color/" xlink:type="simple">https://www.uneiaparjour.fr/color/</text:a></text:p>
          </table:table-cell>
          <table:table-cell table:style-name="ce7" office:value-type="string" calcext:value-type="string">
            <text:p>images</text:p>
          </table:table-cell>
          <table:table-cell table:style-name="ce7" table:number-columns-repeated="5"/>
          <table:table-cell table:style-name="ce20" office:value-type="date" office:date-value="2024-08-17" calcext:value-type="date">
            <text:p>17/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Immersity</text:p>
          </table:table-cell>
          <table:table-cell table:style-name="ce7" office:value-type="string" calcext:value-type="string">
            <text:p>Immersity (https://immersity.ai) anime des images fixes en vidéo ou image </text:p>
            <text:p>3D avec nombreux réglages proposés (mouvement, focus…). Export vidéo avec </text:p>
            <text:p>filigrane gratuits, sans possible avec 100 crédits offerts ou sur </text:p>
            <text:p>abonnement. Sources Wikimédia.</text:p>
          </table:table-cell>
          <table:table-cell table:style-name="ce12" office:value-type="string" calcext:value-type="string">
            <text:p><text:a xlink:href="https://www.uneiaparjour.fr/immersity/" xlink:type="simple">https://www.uneiaparjour.fr/immersity/</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4"/>
          <table:table-cell table:style-name="ce20" office:value-type="date" office:date-value="2024-08-16" calcext:value-type="date">
            <text:p>16/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Documator</text:p>
          </table:table-cell>
          <table:table-cell table:style-name="ce7"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12" office:value-type="string" calcext:value-type="string">
            <text:p><text:a xlink:href="https://www.uneiaparjour.fr/documator/" xlink:type="simple">https://www.uneiaparjour.fr/documator/</text:a></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8-15" calcext:value-type="date">
            <text:p>15/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I Flash cards</text:p>
          </table:table-cell>
          <table:table-cell table:style-name="ce7"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12" office:value-type="string" calcext:value-type="string">
            <text:p><text:a xlink:href="https://www.uneiaparjour.fr/ai-flash-cards/" xlink:type="simple">https://www.uneiaparjour.fr/ai-flash-cards/</text:a></text:p>
          </table:table-cell>
          <table:table-cell table:style-name="ce7" office:value-type="string" calcext:value-type="string">
            <text:p>quiz et flashcards</text:p>
          </table:table-cell>
          <table:table-cell table:style-name="ce7" table:number-columns-repeated="5"/>
          <table:table-cell table:style-name="ce20" office:value-type="date" office:date-value="2024-08-14" calcext:value-type="date">
            <text:p>14/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loom</text:p>
          </table:table-cell>
          <table:table-cell table:style-name="ce7"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12" office:value-type="string" calcext:value-type="string">
            <text:p><text:a xlink:href="https://www.uneiaparjour.fr/bloom/" xlink:type="simple">https://www.uneiaparjour.fr/bloom/</text:a></text:p>
          </table:table-cell>
          <table:table-cell table:style-name="ce7" office:value-type="string" calcext:value-type="string">
            <text:p>éducation</text:p>
          </table:table-cell>
          <table:table-cell table:style-name="ce7" table:number-columns-repeated="5"/>
          <table:table-cell table:style-name="ce20" office:value-type="date" office:date-value="2024-08-13" calcext:value-type="date">
            <text:p>13/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erchance</text:p>
          </table:table-cell>
          <table:table-cell table:style-name="ce7" office:value-type="string" calcext:value-type="string">
            <text:p>Perchance (https://perchanceai.cc) génère des images 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12" office:value-type="string" calcext:value-type="string">
            <text:p><text:a xlink:href="https://www.uneiaparjour.fr/7436-2/" xlink:type="simple">https://www.uneiaparjour.fr/7436-2/</text:a></text:p>
          </table:table-cell>
          <table:table-cell table:style-name="ce7" office:value-type="string" calcext:value-type="string">
            <text:p>images</text:p>
          </table:table-cell>
          <table:table-cell table:style-name="ce7" table:number-columns-repeated="5"/>
          <table:table-cell table:style-name="ce20" office:value-type="date" office:date-value="2024-08-12" calcext:value-type="date">
            <text:p>12/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Intellecs</text:p>
          </table:table-cell>
          <table:table-cell table:style-name="ce7"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12" office:value-type="string" calcext:value-type="string">
            <text:p><text:a xlink:href="https://www.uneiaparjour.fr/intellecs/" xlink:type="simple">https://www.uneiaparjour.fr/intellecs/</text:a></text:p>
          </table:table-cell>
          <table:table-cell table:style-name="ce7" office:value-type="string" calcext:value-type="string">
            <text:p>texte</text:p>
          </table:table-cell>
          <table:table-cell table:style-name="ce7" table:number-columns-repeated="5"/>
          <table:table-cell table:style-name="ce20" office:value-type="date" office:date-value="2024-08-11" calcext:value-type="date">
            <text:p>11/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Webwave</text:p>
          </table:table-cell>
          <table:table-cell table:style-name="ce7" office:value-type="string" calcext:value-type="string">
            <text:p>Webwave (https://webwave.me) génère un site internet avec blog intégré à </text:p>
            <text:p>partir d’une requête texte. Plusieurs modèles de pages disponibles. Édition </text:p>
            <text:p>avancée de tous les éléments générés et tableau de bord disponible. Un site </text:p>
            <text:p>avec hébergement gratuits.</text:p>
          </table:table-cell>
          <table:table-cell table:style-name="ce12" office:value-type="string" calcext:value-type="string">
            <text:p><text:a xlink:href="https://www.uneiaparjour.fr/webwave/" xlink:type="simple">https://www.uneiaparjour.fr/webwave/</text:a></text:p>
          </table:table-cell>
          <table:table-cell table:style-name="ce7" office:value-type="string" calcext:value-type="string">
            <text:p>site web</text:p>
          </table:table-cell>
          <table:table-cell table:style-name="ce7" table:number-columns-repeated="5"/>
          <table:table-cell table:style-name="ce20" office:value-type="date" office:date-value="2024-08-10" calcext:value-type="date">
            <text:p>10/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laycast</text:p>
          </table:table-cell>
          <table:table-cell table:style-name="ce7"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12" office:value-type="string" calcext:value-type="string">
            <text:p><text:a xlink:href="https://www.uneiaparjour.fr/playcast/" xlink:type="simple">https://www.uneiaparjour.fr/playcast/</text:a></text:p>
          </table:table-cell>
          <table:table-cell table:style-name="ce7" office:value-type="string" calcext:value-type="string">
            <text:p>documents</text:p>
          </table:table-cell>
          <table:table-cell table:style-name="ce7" office:value-type="string" calcext:value-type="string">
            <text:p>voix</text:p>
          </table:table-cell>
          <table:table-cell table:style-name="ce7" table:number-columns-repeated="4"/>
          <table:table-cell table:style-name="ce20" office:value-type="date" office:date-value="2024-08-09" calcext:value-type="date">
            <text:p>09/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Olovka</text:p>
          </table:table-cell>
          <table:table-cell table:style-name="ce7"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12" office:value-type="string" calcext:value-type="string">
            <text:p><text:a xlink:href="https://www.uneiaparjour.fr/olovka/" xlink:type="simple">https://www.uneiaparjour.fr/olovka/</text:a></text:p>
          </table:table-cell>
          <table:table-cell table:style-name="ce7" office:value-type="string" calcext:value-type="string">
            <text:p>chatbot</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number-columns-repeated="3"/>
          <table:table-cell table:style-name="ce20" office:value-type="date" office:date-value="2024-08-08" calcext:value-type="date">
            <text:p>08/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ic Lumen</text:p>
          </table:table-cell>
          <table:table-cell table:style-name="ce7" office:value-type="string" calcext:value-type="string">
            <text:p>Pic Lumen (https://piclumen.com) génère des images 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12" office:value-type="string" calcext:value-type="string">
            <text:p><text:a xlink:href="https://www.uneiaparjour.fr/pic-lumen/" xlink:type="simple">https://www.uneiaparjour.fr/pic-lumen/</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4"/>
          <table:table-cell table:style-name="ce20" office:value-type="date" office:date-value="2024-08-07" calcext:value-type="date">
            <text:p>07/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Homeworkify</text:p>
          </table:table-cell>
          <table:table-cell table:style-name="ce7" office:value-type="string" calcext:value-type="string">
            <text:p>Homeworkify (https://homeworkify.im) utilise ChatGPT 4 pour répondre aux </text:p>
            <text:p>requêtes texte et/ou documents pdf et photos (plusieurs possibles). Sans </text:p>
            <text:p>compte, 5 requêtes par 24h. Tests avec rapport IA gouvernement, images </text:p>
            <text:p>perso et images Wikipedia.</text:p>
          </table:table-cell>
          <table:table-cell table:style-name="ce12" office:value-type="string" calcext:value-type="string">
            <text:p><text:a xlink:href="https://www.uneiaparjour.fr/homeworkify/" xlink:type="simple">https://www.uneiaparjour.fr/homeworkify/</text:a></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7" office:value-type="string" calcext:value-type="string">
            <text:p>texte</text:p>
          </table:table-cell>
          <table:table-cell table:style-name="ce7" table:number-columns-repeated="3"/>
          <table:table-cell table:style-name="ce20" office:value-type="date" office:date-value="2024-08-06" calcext:value-type="date">
            <text:p>06/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Liner</text:p>
          </table:table-cell>
          <table:table-cell table:style-name="ce7"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12" office:value-type="string" calcext:value-type="string">
            <text:p><text:a xlink:href="https://www.uneiaparjour.fr/liner/" xlink:type="simple">https://www.uneiaparjour.fr/liner/</text:a></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number-columns-repeated="4"/>
          <table:table-cell table:style-name="ce20" office:value-type="date" office:date-value="2024-08-05" calcext:value-type="date">
            <text:p>05/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usic Hero</text:p>
          </table:table-cell>
          <table:table-cell table:style-name="ce7"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12" office:value-type="string" calcext:value-type="string">
            <text:p><text:a xlink:href="https://www.uneiaparjour.fr/music-hero/" xlink:type="simple">https://www.uneiaparjour.fr/music-hero/</text:a></text:p>
          </table:table-cell>
          <table:table-cell table:style-name="ce7" office:value-type="string" calcext:value-type="string">
            <text:p>musique</text:p>
          </table:table-cell>
          <table:table-cell table:style-name="ce7" office:value-type="string" calcext:value-type="string">
            <text:p>sans compte</text:p>
          </table:table-cell>
          <table:table-cell table:style-name="ce7" table:number-columns-repeated="4"/>
          <table:table-cell table:style-name="ce20" office:value-type="date" office:date-value="2024-08-04" calcext:value-type="date">
            <text:p>04/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emFree</text:p>
          </table:table-cell>
          <table:table-cell table:style-name="ce7"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12" office:value-type="string" calcext:value-type="string">
            <text:p><text:a xlink:href="https://www.uneiaparjour.fr/memfree/" xlink:type="simple">https://www.uneiaparjour.fr/memfree/</text:a></text:p>
          </table:table-cell>
          <table:table-cell table:style-name="ce7" office:value-type="string" calcext:value-type="string">
            <text:p>recherche</text:p>
          </table:table-cell>
          <table:table-cell table:style-name="ce7" table:number-columns-repeated="5"/>
          <table:table-cell table:style-name="ce20" office:value-type="date" office:date-value="2024-08-03" calcext:value-type="date">
            <text:p>03/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lux pro</text:p>
          </table:table-cell>
          <table:table-cell table:style-name="ce7" office:value-type="string" calcext:value-type="string">
            <text:p>Flux pro (https://replicate.com/black-forest-labs/flux-pro) est un nouveau </text:p>
            <text:p>modèle de génération d’images 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12" office:value-type="string" calcext:value-type="string">
            <text:p><text:a xlink:href="https://www.uneiaparjour.fr/flux-pro/" xlink:type="simple">https://www.uneiaparjour.fr/flux-pro/</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8-02" calcext:value-type="date">
            <text:p>02/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ree PDF summarizer</text:p>
          </table:table-cell>
          <table:table-cell table:style-name="ce7"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12" office:value-type="string" calcext:value-type="string">
            <text:p><text:a xlink:href="https://www.uneiaparjour.fr/free-pdf-summarizer/" xlink:type="simple">https://www.uneiaparjour.fr/free-pdf-summarizer/</text:a></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8-01" calcext:value-type="date">
            <text:p>01/08/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Haiper</text:p>
          </table:table-cell>
          <table:table-cell table:style-name="ce7"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12" office:value-type="string" calcext:value-type="string">
            <text:p><text:a xlink:href="https://www.uneiaparjour.fr/haiper/" xlink:type="simple">https://www.uneiaparjour.fr/haiper/</text:a></text:p>
          </table:table-cell>
          <table:table-cell table:style-name="ce7" office:value-type="string" calcext:value-type="string">
            <text:p>vidéo</text:p>
          </table:table-cell>
          <table:table-cell table:style-name="ce7" table:number-columns-repeated="5"/>
          <table:table-cell table:style-name="ce20" office:value-type="date" office:date-value="2024-07-31" calcext:value-type="date">
            <text:p>31/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enspark</text:p>
          </table:table-cell>
          <table:table-cell table:style-name="ce7"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12" office:value-type="string" calcext:value-type="string">
            <text:p><text:a xlink:href="https://www.uneiaparjour.fr/genspark/" xlink:type="simple">https://www.uneiaparjour.fr/genspark/</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7-30" calcext:value-type="date">
            <text:p>30/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Venice</text:p>
          </table:table-cell>
          <table:table-cell table:style-name="ce7" office:value-type="string" calcext:value-type="string">
            <text:p>Venice (https://venice.ai) regroupe chatbot texte / code et génération </text:p>
            <text:p>d’images avec différents modèles dont un LLM « non censuré » en version </text:p>
            <text:p>beta. 100 requêtes texte et 20 générations d’images par jour dans la </text:p>
            <text:p>version gratuite sans compte.</text:p>
          </table:table-cell>
          <table:table-cell table:style-name="ce12" office:value-type="string" calcext:value-type="string">
            <text:p><text:a xlink:href="https://www.uneiaparjour.fr/venice/" xlink:type="simple">https://www.uneiaparjour.fr/venice/</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texte</text:p>
          </table:table-cell>
          <table:table-cell table:style-name="ce7"/>
          <table:table-cell table:style-name="ce20" office:value-type="date" office:date-value="2024-07-29" calcext:value-type="date">
            <text:p>29/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iz</text:p>
          </table:table-cell>
          <table:table-cell table:style-name="ce7"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12" office:value-type="string" calcext:value-type="string">
            <text:p><text:a xlink:href="https://www.uneiaparjour.fr/giz/" xlink:type="simple">https://www.uneiaparjour.fr/giz/</text:a></text:p>
          </table:table-cell>
          <table:table-cell table:style-name="ce7" office:value-type="string" calcext:value-type="string">
            <text:p>images</text:p>
          </table:table-cell>
          <table:table-cell table:style-name="ce7" office:value-type="string" calcext:value-type="string">
            <text:p>jeu vidéo</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table-cell table:style-name="ce20" office:value-type="date" office:date-value="2024-07-28" calcext:value-type="date">
            <text:p>28/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Qwen 2</text:p>
          </table:table-cell>
          <table:table-cell table:style-name="ce7"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12" office:value-type="string" calcext:value-type="string">
            <text:p><text:a xlink:href="https://www.uneiaparjour.fr/qwen-2/" xlink:type="simple">https://www.uneiaparjour.fr/qwen-2/</text:a></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7-27" calcext:value-type="date">
            <text:p>27/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rev AI</text:p>
          </table:table-cell>
          <table:table-cell table:style-name="ce7"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12" office:value-type="string" calcext:value-type="string">
            <text:p><text:a xlink:href="https://www.uneiaparjour.fr/brev-ai/" xlink:type="simple">https://www.uneiaparjour.fr/brev-ai/</text:a></text:p>
          </table:table-cell>
          <table:table-cell table:style-name="ce7" office:value-type="string" calcext:value-type="string">
            <text:p>musiqu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7-26" calcext:value-type="date">
            <text:p>26/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Sensai</text:p>
          </table:table-cell>
          <table:table-cell table:style-name="ce7"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12" office:value-type="string" calcext:value-type="string">
            <text:p><text:a xlink:href="https://www.uneiaparjour.fr/sensai/" xlink:type="simple">https://www.uneiaparjour.fr/sensai/</text:a></text:p>
          </table:table-cell>
          <table:table-cell table:style-name="ce7" office:value-type="string" calcext:value-type="string">
            <text:p>chatbot</text:p>
          </table:table-cell>
          <table:table-cell table:style-name="ce7" table:number-columns-repeated="5"/>
          <table:table-cell table:style-name="ce20" office:value-type="date" office:date-value="2024-07-25" calcext:value-type="date">
            <text:p>25/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uraflow</text:p>
          </table:table-cell>
          <table:table-cell table:style-name="ce7" office:value-type="string" calcext:value-type="string">
            <text:p>Auraflow (https://huggingface.co/spaces/multimodalart/AuraFlow…) est un </text:p>
            <text:p>nouveau modèle de génération d’images opensource de 6,8 Mds de paramètres </text:p>
            <text:p>(documentation : https://huggingface.co/fal/AuraFlow). Fonctions avancées </text:p>
            <text:p>disponibles. Version beta, illimité.</text:p>
          </table:table-cell>
          <table:table-cell table:style-name="ce12" office:value-type="string" calcext:value-type="string">
            <text:p><text:a xlink:href="https://www.uneiaparjour.fr/auraflow/" xlink:type="simple">https://www.uneiaparjour.fr/auraflow/</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number-columns-repeated="3"/>
          <table:table-cell table:style-name="ce20" office:value-type="date" office:date-value="2024-07-24" calcext:value-type="date">
            <text:p>24/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Xanton</text:p>
          </table:table-cell>
          <table:table-cell table:style-name="ce7"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12" office:value-type="string" calcext:value-type="string">
            <text:p><text:a xlink:href="https://www.uneiaparjour.fr/xanton/" xlink:type="simple">https://www.uneiaparjour.fr/xanton/</text:a></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7" table:number-columns-repeated="4"/>
          <table:table-cell table:style-name="ce20" office:value-type="date" office:date-value="2024-07-23" calcext:value-type="date">
            <text:p>23/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VoxCraft</text:p>
          </table:table-cell>
          <table:table-cell table:style-name="ce7"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12" office:value-type="string" calcext:value-type="string">
            <text:p><text:a xlink:href="https://www.uneiaparjour.fr/voxcraft/" xlink:type="simple">https://www.uneiaparjour.fr/voxcraft/</text:a></text:p>
          </table:table-cell>
          <table:table-cell table:style-name="ce7" office:value-type="string" calcext:value-type="string">
            <text:p>images</text:p>
          </table:table-cell>
          <table:table-cell table:style-name="ce7" office:value-type="string" calcext:value-type="string">
            <text:p>images 3D</text:p>
          </table:table-cell>
          <table:table-cell table:style-name="ce7" table:number-columns-repeated="4"/>
          <table:table-cell table:style-name="ce20" office:value-type="date" office:date-value="2024-07-22" calcext:value-type="date">
            <text:p>22/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ixart</text:p>
          </table:table-cell>
          <table:table-cell table:style-name="ce7" office:value-type="string" calcext:value-type="string">
            <text:p>Mixart (https://mixart.ai) génère des images à partir de 30 modèles </text:p>
            <text:p>différents (plusieurs basés sur Stable Diffusion SDXL). Outils de </text:p>
            <text:p>génération avancés : prompt négatif, image to image, poids, formats, </text:p>
            <text:p>résolution… 10 images gratuites par mois.</text:p>
          </table:table-cell>
          <table:table-cell table:style-name="ce12" office:value-type="string" calcext:value-type="string">
            <text:p><text:a xlink:href="https://www.uneiaparjour.fr/mixart/" xlink:type="simple">https://www.uneiaparjour.fr/mixart/</text:a></text:p>
          </table:table-cell>
          <table:table-cell table:style-name="ce7" office:value-type="string" calcext:value-type="string">
            <text:p>images</text:p>
          </table:table-cell>
          <table:table-cell table:style-name="ce7" table:number-columns-repeated="5"/>
          <table:table-cell table:style-name="ce20" office:value-type="date" office:date-value="2024-07-21" calcext:value-type="date">
            <text:p>21/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liz</text:p>
          </table:table-cell>
          <table:table-cell table:style-name="ce7"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12" office:value-type="string" calcext:value-type="string">
            <text:p><text:a xlink:href="https://www.uneiaparjour.fr/fliz/" xlink:type="simple">https://www.uneiaparjour.fr/fliz/</text:a></text:p>
          </table:table-cell>
          <table:table-cell table:style-name="ce7" office:value-type="string" calcext:value-type="string">
            <text:p>vidéo</text:p>
          </table:table-cell>
          <table:table-cell table:style-name="ce7" table:number-columns-repeated="5"/>
          <table:table-cell table:style-name="ce20" office:value-type="date" office:date-value="2024-07-20" calcext:value-type="date">
            <text:p>20/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Consensus</text:p>
          </table:table-cell>
          <table:table-cell table:style-name="ce7"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12" office:value-type="string" calcext:value-type="string">
            <text:p><text:a xlink:href="https://www.uneiaparjour.fr/consensus/" xlink:type="simple">https://www.uneiaparjour.fr/consensus/</text:a></text:p>
          </table:table-cell>
          <table:table-cell table:style-name="ce7" office:value-type="string" calcext:value-type="string">
            <text:p>recherche</text:p>
          </table:table-cell>
          <table:table-cell table:style-name="ce7" table:number-columns-repeated="5"/>
          <table:table-cell table:style-name="ce20" office:value-type="date" office:date-value="2024-07-19" calcext:value-type="date">
            <text:p>19/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Dorik</text:p>
          </table:table-cell>
          <table:table-cell table:style-name="ce7"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12" office:value-type="string" calcext:value-type="string">
            <text:p><text:a xlink:href="https://www.uneiaparjour.fr/dorik/" xlink:type="simple">https://www.uneiaparjour.fr/dorik/</text:a></text:p>
          </table:table-cell>
          <table:table-cell table:style-name="ce7" office:value-type="string" calcext:value-type="string">
            <text:p>site web</text:p>
          </table:table-cell>
          <table:table-cell table:style-name="ce7" table:number-columns-repeated="5"/>
          <table:table-cell table:style-name="ce20" office:value-type="date" office:date-value="2024-07-18" calcext:value-type="date">
            <text:p>18/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riefy</text:p>
          </table:table-cell>
          <table:table-cell table:style-name="ce7"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12" office:value-type="string" calcext:value-type="string">
            <text:p><text:a xlink:href="https://www.uneiaparjour.fr/briefy/" xlink:type="simple">https://www.uneiaparjour.fr/briefy/</text:a></text:p>
          </table:table-cell>
          <table:table-cell table:style-name="ce7" office:value-type="string" calcext:value-type="string">
            <text:p>documents</text:p>
          </table:table-cell>
          <table:table-cell table:style-name="ce7" table:number-columns-repeated="5"/>
          <table:table-cell table:style-name="ce20" office:value-type="date" office:date-value="2024-07-17" calcext:value-type="date">
            <text:p>17/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Naria</text:p>
          </table:table-cell>
          <table:table-cell table:style-name="ce7"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12" office:value-type="string" calcext:value-type="string">
            <text:p><text:a xlink:href="https://www.uneiaparjour.fr/naria/" xlink:type="simple">https://www.uneiaparjour.fr/naria/</text:a></text:p>
          </table:table-cell>
          <table:table-cell table:style-name="ce7" office:value-type="string" calcext:value-type="string">
            <text:p>histoires enfant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3"/>
          <table:table-cell table:style-name="ce20" office:value-type="date" office:date-value="2024-07-16" calcext:value-type="date">
            <text:p>16/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Tiny Wow</text:p>
          </table:table-cell>
          <table:table-cell table:style-name="ce7"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12" office:value-type="string" calcext:value-type="string">
            <text:p><text:a xlink:href="https://www.uneiaparjour.fr/tiny-wow/" xlink:type="simple">https://www.uneiaparjour.fr/tiny-wow/</text:a></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3"/>
          <table:table-cell table:style-name="ce20" office:value-type="date" office:date-value="2024-07-15" calcext:value-type="date">
            <text:p>15/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df summarizer</text:p>
          </table:table-cell>
          <table:table-cell table:style-name="ce7"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12" office:value-type="string" calcext:value-type="string">
            <text:p><text:a xlink:href="https://www.uneiaparjour.fr/pdf-summarizer/" xlink:type="simple">https://www.uneiaparjour.fr/pdf-summarizer/</text:a></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table:number-columns-repeated="3"/>
          <table:table-cell table:style-name="ce20" office:value-type="date" office:date-value="2024-07-14" calcext:value-type="date">
            <text:p>14/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énérateur d’histoires IA</text:p>
          </table:table-cell>
          <table:table-cell table:style-name="ce7"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12" office:value-type="string" calcext:value-type="string">
            <text:p><text:a xlink:href="https://www.uneiaparjour.fr/generateur-dhistoires-ia/" xlink:type="simple">https://www.uneiaparjour.fr/generateur-dhistoires-ia/</text:a></text:p>
          </table:table-cell>
          <table:table-cell table:style-name="ce7" office:value-type="string" calcext:value-type="string">
            <text:p>histoires enfant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7-13" calcext:value-type="date">
            <text:p>13/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Promo</text:p>
          </table:table-cell>
          <table:table-cell table:style-name="ce7"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12" office:value-type="string" calcext:value-type="string">
            <text:p><text:a xlink:href="https://www.uneiaparjour.fr/promo/" xlink:type="simple">https://www.uneiaparjour.fr/promo/</text:a></text:p>
          </table:table-cell>
          <table:table-cell table:style-name="ce7" office:value-type="string" calcext:value-type="string">
            <text:p>vidéo</text:p>
          </table:table-cell>
          <table:table-cell table:style-name="ce7" table:number-columns-repeated="5"/>
          <table:table-cell table:style-name="ce20" office:value-type="date" office:date-value="2024-07-12" calcext:value-type="date">
            <text:p>12/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Shakker</text:p>
          </table:table-cell>
          <table:table-cell table:style-name="ce7" office:value-type="string" calcext:value-type="string">
            <text:p>Shakker (https://shakker.ai/aigenerator) regroupe des modèles de génération </text:p>
            <text:p>d’images (Stable diffusion et modèle interne) avec filtres et fonctions </text:p>
            <text:p>avancées. Outils d’agrandissement et de retouche. 300 crédits gratuits puis </text:p>
            <text:p>200/mois (5 environ par génération).</text:p>
          </table:table-cell>
          <table:table-cell table:style-name="ce12" office:value-type="string" calcext:value-type="string">
            <text:p><text:a xlink:href="https://www.uneiaparjour.fr/shakker-2/" xlink:type="simple">https://www.uneiaparjour.fr/shakker-2/</text:a></text:p>
          </table:table-cell>
          <table:table-cell table:style-name="ce7" office:value-type="string" calcext:value-type="string">
            <text:p>images</text:p>
          </table:table-cell>
          <table:table-cell table:style-name="ce7" table:number-columns-repeated="5"/>
          <table:table-cell table:style-name="ce20" office:value-type="date" office:date-value="2024-07-11" calcext:value-type="date">
            <text:p>11/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1 min AI</text:p>
          </table:table-cell>
          <table:table-cell table:style-name="ce7" office:value-type="string" calcext:value-type="string">
            <text:p>1 min ai (https://1min.ai) regroupe modèles de langage et d’images dans une </text:p>
            <text:p>même interface. Nombreux outils proposés, génération depuis plusieurs </text:p>
            <text:p>modèles avec un même prompt. 250000 crédits gratuits puis 15000 par jour, </text:p>
            <text:p>coûts variables/modèle.</text:p>
          </table:table-cell>
          <table:table-cell table:style-name="ce12" office:value-type="string" calcext:value-type="string">
            <text:p><text:a xlink:href="https://www.uneiaparjour.fr/1-min-ai/" xlink:type="simple">https://www.uneiaparjour.fr/1-min-ai/</text:a></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4"/>
          <table:table-cell table:style-name="ce20" office:value-type="date" office:date-value="2024-07-10" calcext:value-type="date">
            <text:p>10/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Just the answer</text:p>
          </table:table-cell>
          <table:table-cell table:style-name="ce7"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12" office:value-type="string" calcext:value-type="string">
            <text:p><text:a xlink:href="https://www.uneiaparjour.fr/just-the-answer/" xlink:type="simple">https://www.uneiaparjour.fr/just-the-answer/</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7-09" calcext:value-type="date">
            <text:p>09/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Swift</text:p>
          </table:table-cell>
          <table:table-cell table:style-name="ce7"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12" office:value-type="string" calcext:value-type="string">
            <text:p><text:a xlink:href="https://www.uneiaparjour.fr/swift/" xlink:type="simple">https://www.uneiaparjour.fr/swift/</text:a></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table-cell table:style-name="ce20" office:value-type="date" office:date-value="2024-07-08" calcext:value-type="date">
            <text:p>08/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énération Texte de Vittascience</text:p>
          </table:table-cell>
          <table:table-cell table:style-name="ce7"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12" office:value-type="string" calcext:value-type="string">
            <text:p><text:a xlink:href="https://www.uneiaparjour.fr/generation-texte-de-vittascience/" xlink:type="simple">https://www.uneiaparjour.fr/generation-texte-de-vittascience/</text:a></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07-07" calcext:value-type="date">
            <text:p>07/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Génération Image de Vittascience</text:p>
          </table:table-cell>
          <table:table-cell table:style-name="ce7" office:value-type="string" calcext:value-type="string">
            <text:p>Génération Image de @Vittascience </text:p>
            <text:p>(https://fr.vittascience.com/ia/image-generate.php) génère des images à </text:p>
            <text:p>partir de Segmind de Stable Diffusion. Prompt négatif, 9 styles disponibles </text:p>
            <text:p>et niveau de créativité. 6 étapes de la génération affichées puis animées. </text:p>
            <text:p>Sans compte.</text:p>
          </table:table-cell>
          <table:table-cell table:style-name="ce12" office:value-type="string" calcext:value-type="string">
            <text:p><text:a xlink:href="https://www.uneiaparjour.fr/generation-image-de-vittascience/" xlink:type="simple">https://www.uneiaparjour.fr/generation-image-de-vittascience/</text:a></text:p>
          </table:table-cell>
          <table:table-cell table:style-name="ce7" office:value-type="string" calcext:value-type="string">
            <text:p>éducation</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7-06" calcext:value-type="date">
            <text:p>06/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Wonderweave</text:p>
          </table:table-cell>
          <table:table-cell table:style-name="ce7"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12" office:value-type="string" calcext:value-type="string">
            <text:p><text:a xlink:href="https://www.uneiaparjour.fr/wonderweave/" xlink:type="simple">https://www.uneiaparjour.fr/wonderweave/</text:a></text:p>
          </table:table-cell>
          <table:table-cell table:style-name="ce7" office:value-type="string" calcext:value-type="string">
            <text:p>histoires enfants</text:p>
          </table:table-cell>
          <table:table-cell table:style-name="ce7" table:number-columns-repeated="5"/>
          <table:table-cell table:style-name="ce20" office:value-type="date" office:date-value="2024-07-05" calcext:value-type="date">
            <text:p>05/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I Music Generator</text:p>
          </table:table-cell>
          <table:table-cell table:style-name="ce7"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12" office:value-type="string" calcext:value-type="string">
            <text:p><text:a xlink:href="https://www.uneiaparjour.fr/ai-music-generator/" xlink:type="simple">https://www.uneiaparjour.fr/ai-music-generator/</text:a></text:p>
          </table:table-cell>
          <table:table-cell table:style-name="ce7" office:value-type="string" calcext:value-type="string">
            <text:p>musique</text:p>
          </table:table-cell>
          <table:table-cell table:style-name="ce7" table:number-columns-repeated="5"/>
          <table:table-cell table:style-name="ce20" office:value-type="date" office:date-value="2024-07-04" calcext:value-type="date">
            <text:p>04/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Slides Bot</text:p>
          </table:table-cell>
          <table:table-cell table:style-name="ce7"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12" office:value-type="string" calcext:value-type="string">
            <text:p><text:a xlink:href="https://www.uneiaparjour.fr/slides-bot/" xlink:type="simple">https://www.uneiaparjour.fr/slides-bot/</text:a></text:p>
          </table:table-cell>
          <table:table-cell table:style-name="ce7" office:value-type="string" calcext:value-type="string">
            <text:p>présentation</text:p>
          </table:table-cell>
          <table:table-cell table:style-name="ce7" office:value-type="string" calcext:value-type="string">
            <text:p>sans compte</text:p>
          </table:table-cell>
          <table:table-cell table:style-name="ce7" table:number-columns-repeated="4"/>
          <table:table-cell table:style-name="ce20" office:value-type="date" office:date-value="2024-07-03" calcext:value-type="date">
            <text:p>03/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Talk to AI</text:p>
          </table:table-cell>
          <table:table-cell table:style-name="ce7"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12" office:value-type="string" calcext:value-type="string">
            <text:p><text:a xlink:href="https://www.uneiaparjour.fr/talk-to-ai/" xlink:type="simple">https://www.uneiaparjour.fr/talk-to-ai/</text:a></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7-02" calcext:value-type="date">
            <text:p>02/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agoodex</text:p>
          </table:table-cell>
          <table:table-cell table:style-name="ce7"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12" office:value-type="string" calcext:value-type="string">
            <text:p><text:a xlink:href="https://www.uneiaparjour.fr/bagoodex/" xlink:type="simple">https://www.uneiaparjour.fr/bagoodex/</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7-01" calcext:value-type="date">
            <text:p>01/07/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Right Blogger</text:p>
          </table:table-cell>
          <table:table-cell table:style-name="ce7"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12" office:value-type="string" calcext:value-type="string">
            <text:p><text:a xlink:href="https://www.uneiaparjour.fr/right-blogger/" xlink:type="simple">https://www.uneiaparjour.fr/right-blogger/</text:a></text:p>
          </table:table-cell>
          <table:table-cell table:style-name="ce7" office:value-type="string" calcext:value-type="string">
            <text:p>texte</text:p>
          </table:table-cell>
          <table:table-cell table:style-name="ce7" table:number-columns-repeated="5"/>
          <table:table-cell table:style-name="ce20" office:value-type="date" office:date-value="2024-06-30" calcext:value-type="date">
            <text:p>30/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Apprendre avec IA</text:p>
          </table:table-cell>
          <table:table-cell table:style-name="ce7"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12" office:value-type="string" calcext:value-type="string">
            <text:p><text:a xlink:href="https://www.uneiaparjour.fr/apprendre-avec-ia/" xlink:type="simple">https://www.uneiaparjour.fr/apprendre-avec-ia/</text:a></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06-29" calcext:value-type="date">
            <text:p>29/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Diagramix</text:p>
          </table:table-cell>
          <table:table-cell table:style-name="ce7"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12" office:value-type="string" calcext:value-type="string">
            <text:p><text:a xlink:href="https://www.uneiaparjour.fr/diagramix/" xlink:type="simple">https://www.uneiaparjour.fr/diagramix/</text:a></text:p>
          </table:table-cell>
          <table:table-cell table:style-name="ce7" office:value-type="string" calcext:value-type="string">
            <text:p>données</text:p>
          </table:table-cell>
          <table:table-cell table:style-name="ce7" table:number-columns-repeated="5"/>
          <table:table-cell table:style-name="ce20" office:value-type="date" office:date-value="2024-06-28" calcext:value-type="date">
            <text:p>28/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reeAIChatbot</text:p>
          </table:table-cell>
          <table:table-cell table:style-name="ce7" office:value-type="string" calcext:value-type="string">
            <text:p>FreeAIChatbot (https://freeaichatbot.org) un chatbot texte et images </text:p>
            <text:p>multimodal et multi-modèles de langage (Claude, GPT4, Phi, Llama) avec </text:p>
            <text:p>stockage local des conversations. Avec compte et illimité. Source tests : </text:p>
            <text:p>Unesco et rapport IA gouvernement.</text:p>
          </table:table-cell>
          <table:table-cell table:style-name="ce12" office:value-type="string" calcext:value-type="string">
            <text:p><text:a xlink:href="https://www.uneiaparjour.fr/freeaichatbot/" xlink:type="simple">https://www.uneiaparjour.fr/freeaichatbot/</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06-27" calcext:value-type="date">
            <text:p>27/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Blank</text:p>
          </table:table-cell>
          <table:table-cell table:style-name="ce7"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12" office:value-type="string" calcext:value-type="string">
            <text:p><text:a xlink:href="https://www.uneiaparjour.fr/blank/" xlink:type="simple">https://www.uneiaparjour.fr/blank/</text:a></text:p>
          </table:table-cell>
          <table:table-cell table:style-name="ce7" office:value-type="string" calcext:value-type="string">
            <text:p>images</text:p>
          </table:table-cell>
          <table:table-cell table:style-name="ce7" office:value-type="string" calcext:value-type="string">
            <text:p>jeu vidéo</text:p>
          </table:table-cell>
          <table:table-cell table:style-name="ce7" table:number-columns-repeated="4"/>
          <table:table-cell table:style-name="ce20" office:value-type="date" office:date-value="2024-06-26" calcext:value-type="date">
            <text:p>26/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Scene</text:p>
          </table:table-cell>
          <table:table-cell table:style-name="ce7"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12" office:value-type="string" calcext:value-type="string">
            <text:p><text:a xlink:href="https://www.uneiaparjour.fr/scene/" xlink:type="simple">https://www.uneiaparjour.fr/scene/</text:a></text:p>
          </table:table-cell>
          <table:table-cell table:style-name="ce7" office:value-type="string" calcext:value-type="string">
            <text:p>site web</text:p>
          </table:table-cell>
          <table:table-cell table:style-name="ce7" table:number-columns-repeated="5"/>
          <table:table-cell table:style-name="ce20" office:value-type="date" office:date-value="2024-06-25" calcext:value-type="date">
            <text:p>25/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Mentimeter</text:p>
          </table:table-cell>
          <table:table-cell table:style-name="ce7"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13" office:value-type="string" calcext:value-type="string">
            <text:p><text:a xlink:href="https://www.uneiaparjour.fr/mentimeter/" xlink:type="simple">https://www.uneiaparjour.fr/mentimeter/</text:a></text:p>
          </table:table-cell>
          <table:table-cell table:style-name="ce7" office:value-type="string" calcext:value-type="string">
            <text:p>présentation</text:p>
          </table:table-cell>
          <table:table-cell table:style-name="ce7" table:number-columns-repeated="5"/>
          <table:table-cell table:style-name="ce20" office:value-type="date" office:date-value="2024-06-24" calcext:value-type="date">
            <text:p>24/06/2024 </text:p>
          </table:table-cell>
          <table:table-cell table:style-name="ce25"/>
          <table:table-cell table:style-name="ce2" table:number-columns-repeated="19"/>
          <table:table-cell table:number-columns-repeated="994"/>
        </table:table-row>
        <table:table-row table:style-name="ro1">
          <table:table-cell table:style-name="ce7" office:value-type="string" calcext:value-type="string">
            <text:p>Flexclip</text:p>
          </table:table-cell>
          <table:table-cell table:style-name="ce7"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13" office:value-type="string" calcext:value-type="string">
            <text:p><text:a xlink:href="https://www.uneiaparjour.fr/flexclip/" xlink:type="simple">https://www.uneiaparjour.fr/flexclip/</text:a></text:p>
          </table:table-cell>
          <table:table-cell table:style-name="ce7" office:value-type="string" calcext:value-type="string">
            <text:p>vidéo</text:p>
          </table:table-cell>
          <table:table-cell table:style-name="ce7" table:number-columns-repeated="5"/>
          <table:table-cell table:style-name="ce20" office:value-type="date" office:date-value="2024-06-23" calcext:value-type="date">
            <text:p>23/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rtifacts de Claude 3.5 Sonnet</text:p>
          </table:table-cell>
          <table:table-cell table:style-name="ce7"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13" office:value-type="string" calcext:value-type="string">
            <text:p><text:a xlink:href="https://www.uneiaparjour.fr/artifacts-de-claude-3-5-sonnet/" xlink:type="simple">https://www.uneiaparjour.fr/artifacts-de-claude-3-5-sonnet/</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4"/>
          <table:table-cell table:style-name="ce20" office:value-type="date" office:date-value="2024-06-22" calcext:value-type="date">
            <text:p>22/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TX Studio</text:p>
          </table:table-cell>
          <table:table-cell table:style-name="ce7"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13" office:value-type="string" calcext:value-type="string">
            <text:p><text:a xlink:href="https://www.uneiaparjour.fr/ltx-studio/" xlink:type="simple">https://www.uneiaparjour.fr/ltx-studio/</text:a></text:p>
          </table:table-cell>
          <table:table-cell table:style-name="ce7" office:value-type="string" calcext:value-type="string">
            <text:p>vidéo</text:p>
          </table:table-cell>
          <table:table-cell table:style-name="ce7" table:number-columns-repeated="5"/>
          <table:table-cell table:style-name="ce20" office:value-type="date" office:date-value="2024-06-21" calcext:value-type="date">
            <text:p>21/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lidesGPT</text:p>
          </table:table-cell>
          <table:table-cell table:style-name="ce7" office:value-type="string" calcext:value-type="string">
            <text:p>SlidesGPT (https://slidesgpt.com) génère gratuitement et sans compte une </text:p>
            <text:p>présentation à partir d’une requête. Texte, images (Unsplash), notes, </text:p>
            <text:p>partage par URL. 2 modèles, téléchargement payant. Tests : </text:p>
            <text:p>https://slidesgpt.com/l/edLj / https://slidesgpt.com/l/8KTH Via @TirotG</text:p>
          </table:table-cell>
          <table:table-cell table:style-name="ce13" office:value-type="string" calcext:value-type="string">
            <text:p><text:a xlink:href="https://www.uneiaparjour.fr/slidesgpt/" xlink:type="simple">https://www.uneiaparjour.fr/slidesgpt/</text:a></text:p>
          </table:table-cell>
          <table:table-cell table:style-name="ce7" office:value-type="string" calcext:value-type="string">
            <text:p>présentation</text:p>
          </table:table-cell>
          <table:table-cell table:style-name="ce7" table:number-columns-repeated="5"/>
          <table:table-cell table:style-name="ce20" office:value-type="date" office:date-value="2024-06-20" calcext:value-type="date">
            <text:p>20/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edra</text:p>
          </table:table-cell>
          <table:table-cell table:style-name="ce7"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13" office:value-type="string" calcext:value-type="string">
            <text:p><text:a xlink:href="https://www.uneiaparjour.fr/hedra/" xlink:type="simple">https://www.uneiaparjour.fr/hedra/</text:a></text:p>
          </table:table-cell>
          <table:table-cell table:style-name="ce7" office:value-type="string" calcext:value-type="string">
            <text:p>vidéo</text:p>
          </table:table-cell>
          <table:table-cell table:style-name="ce7" table:number-columns-repeated="5"/>
          <table:table-cell table:style-name="ce20" office:value-type="date" office:date-value="2024-06-19" calcext:value-type="date">
            <text:p>19/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eft</text:p>
          </table:table-cell>
          <table:table-cell table:style-name="ce7"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13" office:value-type="string" calcext:value-type="string">
            <text:p><text:a xlink:href="https://www.uneiaparjour.fr/cleft/" xlink:type="simple">https://www.uneiaparjour.fr/cleft/</text: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4"/>
          <table:table-cell table:style-name="ce20" office:value-type="date" office:date-value="2024-06-18" calcext:value-type="date">
            <text:p>18/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lidespeak</text:p>
          </table:table-cell>
          <table:table-cell table:style-name="ce7"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13" office:value-type="string" calcext:value-type="string">
            <text:p><text:a xlink:href="https://www.uneiaparjour.fr/slidespeak/" xlink:type="simple">https://www.uneiaparjour.fr/slidespeak/</text:a></text:p>
          </table:table-cell>
          <table:table-cell table:style-name="ce7" office:value-type="string" calcext:value-type="string">
            <text:p>documents</text:p>
          </table:table-cell>
          <table:table-cell table:style-name="ce7" office:value-type="string" calcext:value-type="string">
            <text:p>présentation</text:p>
          </table:table-cell>
          <table:table-cell table:style-name="ce7" table:number-columns-repeated="4"/>
          <table:table-cell table:style-name="ce20" office:value-type="date" office:date-value="2024-06-17" calcext:value-type="date">
            <text:p>17/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entype</text:p>
          </table:table-cell>
          <table:table-cell table:style-name="ce7"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13" office:value-type="string" calcext:value-type="string">
            <text:p><text:a xlink:href="https://www.uneiaparjour.fr/gentype/" xlink:type="simple">https://www.uneiaparjour.fr/gentype/</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4"/>
          <table:table-cell table:style-name="ce20" office:value-type="date" office:date-value="2024-06-16" calcext:value-type="date">
            <text:p>16/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gDream</text:p>
          </table:table-cell>
          <table:table-cell table:style-name="ce7" office:value-type="string" calcext:value-type="string">
            <text:p>CgDream (https://cgdream.ai) génère des images à partir d’une requête. </text:p>
            <text:p>Nombreux réglages, + de 100 filtres, effacement d’éléments, galerie. 1200 </text:p>
            <text:p>images gratuites /mois avec file d’attente et fonctions premium.</text:p>
          </table:table-cell>
          <table:table-cell table:style-name="ce13" office:value-type="string" calcext:value-type="string">
            <text:p><text:a xlink:href="https://www.uneiaparjour.fr/cgdream/" xlink:type="simple">https://www.uneiaparjour.fr/cgdream/</text:a></text:p>
          </table:table-cell>
          <table:table-cell table:style-name="ce7" office:value-type="string" calcext:value-type="string">
            <text:p>images</text:p>
          </table:table-cell>
          <table:table-cell table:style-name="ce7" table:number-columns-repeated="5"/>
          <table:table-cell table:style-name="ce20" office:value-type="date" office:date-value="2024-06-15" calcext:value-type="date">
            <text:p>15/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arnWorlds</text:p>
          </table:table-cell>
          <table:table-cell table:style-name="ce7"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13" office:value-type="string" calcext:value-type="string">
            <text:p><text:a xlink:href="https://www.uneiaparjour.fr/learnworlds/" xlink:type="simple">https://www.uneiaparjour.fr/learnworlds/</text:a></text:p>
          </table:table-cell>
          <table:table-cell table:style-name="ce7" office:value-type="string" calcext:value-type="string">
            <text:p>éducation</text:p>
          </table:table-cell>
          <table:table-cell table:style-name="ce7" table:number-columns-repeated="5"/>
          <table:table-cell table:style-name="ce20" office:value-type="date" office:date-value="2024-06-14" calcext:value-type="date">
            <text:p>14/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mnesia</text:p>
          </table:table-cell>
          <table:table-cell table:style-name="ce7"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13" office:value-type="string" calcext:value-type="string">
            <text:p><text:a xlink:href="https://www.uneiaparjour.fr/amnesia/" xlink:type="simple">https://www.uneiaparjour.fr/amnesia/</text:a></text:p>
          </table:table-cell>
          <table:table-cell table:style-name="ce7" office:value-type="string" calcext:value-type="string">
            <text:p>jeu vidéo</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6-13" calcext:value-type="date">
            <text:p>13/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ream Machine</text:p>
          </table:table-cell>
          <table:table-cell table:style-name="ce7"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13" office:value-type="string" calcext:value-type="string">
            <text:p><text:a xlink:href="https://www.uneiaparjour.fr/dream-machine/" xlink:type="simple">https://www.uneiaparjour.fr/dream-machine/</text:a></text:p>
          </table:table-cell>
          <table:table-cell table:style-name="ce7" office:value-type="string" calcext:value-type="string">
            <text:p>vidéo</text:p>
          </table:table-cell>
          <table:table-cell table:style-name="ce7" table:number-columns-repeated="5"/>
          <table:table-cell table:style-name="ce20" office:value-type="date" office:date-value="2024-06-12" calcext:value-type="date">
            <text:p>12/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eelab</text:p>
          </table:table-cell>
          <table:table-cell table:style-name="ce7" office:value-type="string" calcext:value-type="string">
            <text:p>Seelab (https://seelab.ai @seelab_app) est un outil – français – dédié à la </text:p>
            <text:p>génération d’images avec outils d’édition et modèles personnalisés. </text:p>
            <text:p>Génération avancée, remplacement et suppression de zones. Beta avec 30 </text:p>
            <text:p>images/ jour et 1 modèle perso gratuits.</text:p>
          </table:table-cell>
          <table:table-cell table:style-name="ce13" office:value-type="string" calcext:value-type="string">
            <text:p><text:a xlink:href="https://www.uneiaparjour.fr/7045-2/" xlink:type="simple">https://www.uneiaparjour.fr/7045-2/</text:a></text:p>
          </table:table-cell>
          <table:table-cell table:style-name="ce7" office:value-type="string" calcext:value-type="string">
            <text:p>images</text:p>
          </table:table-cell>
          <table:table-cell table:style-name="ce7" table:number-columns-repeated="5"/>
          <table:table-cell table:style-name="ce20" office:value-type="date" office:date-value="2024-06-11" calcext:value-type="date">
            <text:p>11/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Writer</text:p>
          </table:table-cell>
          <table:table-cell table:style-name="ce7" office:value-type="string" calcext:value-type="string">
            <text:p>AI Writer (https://ai-writer.org) génère des textes à partir d’une requête </text:p>
            <text:p>dans un environnement traitement de texte épuré (LLM ?). Édition avancée, </text:p>
            <text:p>ajout d’images et de vidéo Youtube, IA possible sur les textes. Sauvegarde </text:p>
            <text:p>locale, illimité, sans compte</text:p>
          </table:table-cell>
          <table:table-cell table:style-name="ce13" office:value-type="string" calcext:value-type="string">
            <text:p><text:a xlink:href="https://www.uneiaparjour.fr/ai-writer/" xlink:type="simple">https://www.uneiaparjour.fr/ai-writer/</text:a></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3"/>
          <table:table-cell table:style-name="ce20" office:value-type="date" office:date-value="2024-06-10" calcext:value-type="date">
            <text:p>10/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eople ai</text:p>
          </table:table-cell>
          <table:table-cell table:style-name="ce7"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13" office:value-type="string" calcext:value-type="string">
            <text:p><text:a xlink:href="https://www.uneiaparjour.fr/people-ai/" xlink:type="simple">https://www.uneiaparjour.fr/people-ai/</text:a></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6-09" calcext:value-type="date">
            <text:p>09/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tebookLLM</text:p>
          </table:table-cell>
          <table:table-cell table:style-name="ce7"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13" office:value-type="string" calcext:value-type="string">
            <text:p><text:a xlink:href="https://www.uneiaparjour.fr/notebookllm/" xlink:type="simple">https://www.uneiaparjour.fr/notebookllm/</text:a></text:p>
          </table:table-cell>
          <table:table-cell table:style-name="ce7" office:value-type="string" calcext:value-type="string">
            <text:p>documents</text:p>
          </table:table-cell>
          <table:table-cell table:style-name="ce7" table:number-columns-repeated="5"/>
          <table:table-cell table:style-name="ce20" office:value-type="date" office:date-value="2024-06-08" calcext:value-type="date">
            <text:p>08/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Chat de DuckDuckGo</text:p>
          </table:table-cell>
          <table:table-cell table:style-name="ce7"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13" office:value-type="string" calcext:value-type="string">
            <text:p><text:a xlink:href="https://www.uneiaparjour.fr/ai-chat-de-duckduckgo/" xlink:type="simple">https://www.uneiaparjour.fr/ai-chat-de-duckduckgo/</text:a></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number-columns-repeated="4"/>
          <table:table-cell table:style-name="ce20" office:value-type="date" office:date-value="2024-06-07" calcext:value-type="date">
            <text:p>07/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usWise</text:p>
          </table:table-cell>
          <table:table-cell table:style-name="ce7"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13" office:value-type="string" calcext:value-type="string">
            <text:p><text:a xlink:href="https://www.uneiaparjour.fr/nouswise/" xlink:type="simple">https://www.uneiaparjour.fr/nouswise/</text:a></text:p>
          </table:table-cell>
          <table:table-cell table:style-name="ce7" office:value-type="string" calcext:value-type="string">
            <text:p>documents</text:p>
          </table:table-cell>
          <table:table-cell table:style-name="ce7" office:value-type="string" calcext:value-type="string">
            <text:p>usage illimité</text:p>
          </table:table-cell>
          <table:table-cell table:style-name="ce7" table:number-columns-repeated="4"/>
          <table:table-cell table:style-name="ce20" office:value-type="date" office:date-value="2024-06-06" calcext:value-type="date">
            <text:p>06/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ebracat</text:p>
          </table:table-cell>
          <table:table-cell table:style-name="ce7" office:value-type="string" calcext:value-type="string">
            <text:p>Zebracat (http://zebracat.ai) génère des vidéos (images, voix et musique) à </text:p>
            <text:p>partir d’un prompt ou une url avec génération de scénario et d’images </text:p>
            <text:p>modifiables. Voix réalistes. 25 crédits/ mois (2 vidéos courtes). Tests : </text:p>
            <text:p>prompt et https://reseau-canope.fr/intelligence-artificielle.html</text:p>
          </table:table-cell>
          <table:table-cell table:style-name="ce13" office:value-type="string" calcext:value-type="string">
            <text:p><text:a xlink:href="https://www.uneiaparjour.fr/zebracat/" xlink:type="simple">https://www.uneiaparjour.fr/zebracat/</text:a></text:p>
          </table:table-cell>
          <table:table-cell table:style-name="ce7" office:value-type="string" calcext:value-type="string">
            <text:p>vidéo</text:p>
          </table:table-cell>
          <table:table-cell table:style-name="ce7" table:number-columns-repeated="5"/>
          <table:table-cell table:style-name="ce20" office:value-type="date" office:date-value="2024-06-05" calcext:value-type="date">
            <text:p>05/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mento</text:p>
          </table:table-cell>
          <table:table-cell table:style-name="ce7" office:value-type="string" calcext:value-type="string">
            <text:p>Pimento (http://pimento.design) génère des images à partir de texte ou </text:p>
            <text:p>d’autres images. Génération d’éléments dans des zones tracées. Galerie de </text:p>
            <text:p>styles disponible et styles perso, amélioration. 600 images et 2 styles en </text:p>
            <text:p>version gratuite (300 images/ style)</text:p>
          </table:table-cell>
          <table:table-cell table:style-name="ce13" office:value-type="string" calcext:value-type="string">
            <text:p><text:a xlink:href="https://www.uneiaparjour.fr/pimento/" xlink:type="simple">https://www.uneiaparjour.fr/pimento/</text:a></text:p>
          </table:table-cell>
          <table:table-cell table:style-name="ce7" office:value-type="string" calcext:value-type="string">
            <text:p>images</text:p>
          </table:table-cell>
          <table:table-cell table:style-name="ce7" table:number-columns-repeated="5"/>
          <table:table-cell table:style-name="ce20" office:value-type="date" office:date-value="2024-06-04" calcext:value-type="date">
            <text:p>04/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uidde</text:p>
          </table:table-cell>
          <table:table-cell table:style-name="ce7"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13" office:value-type="string" calcext:value-type="string">
            <text:p><text:a xlink:href="https://www.uneiaparjour.fr/guidde/" xlink:type="simple">https://www.uneiaparjour.fr/guidde/</text:a></text:p>
          </table:table-cell>
          <table:table-cell table:style-name="ce7" office:value-type="string" calcext:value-type="string">
            <text:p>présentation</text:p>
          </table:table-cell>
          <table:table-cell table:style-name="ce7" office:value-type="string" calcext:value-type="string">
            <text:p>vidéo</text:p>
          </table:table-cell>
          <table:table-cell table:style-name="ce7" table:number-columns-repeated="4"/>
          <table:table-cell table:style-name="ce20" office:value-type="date" office:date-value="2024-06-03" calcext:value-type="date">
            <text:p>03/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ylar</text:p>
          </table:table-cell>
          <table:table-cell table:style-name="ce7" office:value-type="string" calcext:value-type="string">
            <text:p>Stylar (https://stylar.ai) génère des images avec dans un même outil </text:p>
            <text:p>galerie, 170 styles, « text to image », « image to image », nouvelle </text:p>
            <text:p>génération dans une zone sélectionnée ou encore agrandissement de l’image. </text:p>
            <text:p>200 crédits gratuits /mois.</text:p>
          </table:table-cell>
          <table:table-cell table:style-name="ce13" office:value-type="string" calcext:value-type="string">
            <text:p><text:a xlink:href="https://www.uneiaparjour.fr/stylar/" xlink:type="simple">https://www.uneiaparjour.fr/stylar/</text:a></text:p>
          </table:table-cell>
          <table:table-cell table:style-name="ce7" office:value-type="string" calcext:value-type="string">
            <text:p>images</text:p>
          </table:table-cell>
          <table:table-cell table:style-name="ce7" table:number-columns-repeated="5"/>
          <table:table-cell table:style-name="ce20" office:value-type="date" office:date-value="2024-06-02" calcext:value-type="date">
            <text:p>02/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urboscribe</text:p>
          </table:table-cell>
          <table:table-cell table:style-name="ce7"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13" office:value-type="string" calcext:value-type="string">
            <text:p><text:a xlink:href="https://www.uneiaparjour.fr/turboscribe/" xlink:type="simple">https://www.uneiaparjour.fr/turboscribe/</text: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4"/>
          <table:table-cell table:style-name="ce20" office:value-type="date" office:date-value="2024-06-01" calcext:value-type="date">
            <text:p>01/06/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etalica</text:p>
          </table:table-cell>
          <table:table-cell table:style-name="ce7"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 Freepik.</text:p>
          </table:table-cell>
          <table:table-cell table:style-name="ce13" office:value-type="string" calcext:value-type="string">
            <text:p><text:a xlink:href="https://www.uneiaparjour.fr/petalica/" xlink:type="simple">https://www.uneiaparjour.fr/petalica/</text:a></text:p>
          </table:table-cell>
          <table:table-cell table:style-name="ce7" office:value-type="string" calcext:value-type="string">
            <text:p>images</text:p>
          </table:table-cell>
          <table:table-cell table:style-name="ce7" table:number-columns-repeated="5"/>
          <table:table-cell table:style-name="ce20" office:value-type="date" office:date-value="2024-05-31" calcext:value-type="date">
            <text:p>31/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nsistent character</text:p>
          </table:table-cell>
          <table:table-cell table:style-name="ce7"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13" office:value-type="string" calcext:value-type="string">
            <text:p><text:a xlink:href="https://www.uneiaparjour.fr/consistent-character/" xlink:type="simple">https://www.uneiaparjour.fr/consistent-character/</text:a></text:p>
          </table:table-cell>
          <table:table-cell table:style-name="ce7" office:value-type="string" calcext:value-type="string">
            <text:p>images</text:p>
          </table:table-cell>
          <table:table-cell table:style-name="ce7" table:number-columns-repeated="5"/>
          <table:table-cell table:style-name="ce20" office:value-type="date" office:date-value="2024-05-30" calcext:value-type="date">
            <text:p>30/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eypush</text:p>
          </table:table-cell>
          <table:table-cell table:style-name="ce7"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13" office:value-type="string" calcext:value-type="string">
            <text:p><text:a xlink:href="https://www.uneiaparjour.fr/keypush/" xlink:type="simple">https://www.uneiaparjour.fr/keypush/</text:a></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table:number-columns-repeated="4"/>
          <table:table-cell table:style-name="ce20" office:value-type="date" office:date-value="2024-05-29" calcext:value-type="date">
            <text:p>29/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s GPTs de ChatGPT</text:p>
          </table:table-cell>
          <table:table-cell table:style-name="ce7"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13" office:value-type="string" calcext:value-type="string">
            <text:p><text:a xlink:href="https://www.uneiaparjour.fr/les-gpts-de-chatgpt/" xlink:type="simple">https://www.uneiaparjour.fr/les-gpts-de-chatgpt/</text:a></text:p>
          </table:table-cell>
          <table:table-cell table:style-name="ce7" office:value-type="string" calcext:value-type="string">
            <text:p>chatbot</text:p>
          </table:table-cell>
          <table:table-cell table:style-name="ce7" table:number-columns-repeated="5"/>
          <table:table-cell table:style-name="ce20" office:value-type="date" office:date-value="2024-05-28" calcext:value-type="date">
            <text:p>28/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enie de Luma labs</text:p>
          </table:table-cell>
          <table:table-cell table:style-name="ce7"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13" office:value-type="string" calcext:value-type="string">
            <text:p><text:a xlink:href="https://www.uneiaparjour.fr/genie-de-luma-labs/" xlink:type="simple">https://www.uneiaparjour.fr/genie-de-luma-labs/</text:a></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usage illimité</text:p>
          </table:table-cell>
          <table:table-cell table:style-name="ce7" table:number-columns-repeated="3"/>
          <table:table-cell table:style-name="ce20" office:value-type="date" office:date-value="2024-05-27" calcext:value-type="date">
            <text:p>27/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icte</text:p>
          </table:table-cell>
          <table:table-cell table:style-name="ce8"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13" office:value-type="string" calcext:value-type="string">
            <text:p><text:a xlink:href="https://www.uneiaparjour.fr/dicte/" xlink:type="simple">https://www.uneiaparjour.fr/dicte/</text: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4"/>
          <table:table-cell table:style-name="ce20" office:value-type="date" office:date-value="2024-05-26" calcext:value-type="date">
            <text:p>26/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z designer</text:p>
          </table:table-cell>
          <table:table-cell table:style-name="ce7"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13" office:value-type="string" calcext:value-type="string">
            <text:p><text:a xlink:href="https://www.uneiaparjour.fr/quiz-designer/" xlink:type="simple">https://www.uneiaparjour.fr/quiz-designer/</text:a></text:p>
          </table:table-cell>
          <table:table-cell table:style-name="ce7" office:value-type="string" calcext:value-type="string">
            <text:p>quiz et flashcards</text:p>
          </table:table-cell>
          <table:table-cell table:style-name="ce7" table:number-columns-repeated="5"/>
          <table:table-cell table:style-name="ce20" office:value-type="date" office:date-value="2024-05-25" calcext:value-type="date">
            <text:p>25/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ze</text:p>
          </table:table-cell>
          <table:table-cell table:style-name="ce7"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13" office:value-type="string" calcext:value-type="string">
            <text:p><text:a xlink:href="https://www.uneiaparjour.fr/coze/" xlink:type="simple">https://www.uneiaparjour.fr/coze/</text:a></text:p>
          </table:table-cell>
          <table:table-cell table:style-name="ce7" office:value-type="string" calcext:value-type="string">
            <text:p>chatbot</text:p>
          </table:table-cell>
          <table:table-cell table:style-name="ce7" table:number-columns-repeated="5"/>
          <table:table-cell table:style-name="ce20" office:value-type="date" office:date-value="2024-05-24" calcext:value-type="date">
            <text:p>24/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uto Classmate</text:p>
          </table:table-cell>
          <table:table-cell table:style-name="ce7"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13" office:value-type="string" calcext:value-type="string">
            <text:p><text:a xlink:href="https://www.uneiaparjour.fr/auto-classmate/" xlink:type="simple">https://www.uneiaparjour.fr/auto-classmate/</text:a></text:p>
          </table:table-cell>
          <table:table-cell table:style-name="ce7" office:value-type="string" calcext:value-type="string">
            <text:p>éducation</text:p>
          </table:table-cell>
          <table:table-cell table:style-name="ce7" table:number-columns-repeated="5"/>
          <table:table-cell table:style-name="ce20" office:value-type="date" office:date-value="2024-05-23" calcext:value-type="date">
            <text:p>23/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sson Up</text:p>
          </table:table-cell>
          <table:table-cell table:style-name="ce7"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13" office:value-type="string" calcext:value-type="string">
            <text:p><text:a xlink:href="https://www.uneiaparjour.fr/lesson-up/" xlink:type="simple">https://www.uneiaparjour.fr/lesson-up/</text:a></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table:number-columns-repeated="4"/>
          <table:table-cell table:style-name="ce20" office:value-type="date" office:date-value="2024-05-22" calcext:value-type="date">
            <text:p>22/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ationale</text:p>
          </table:table-cell>
          <table:table-cell table:style-name="ce7"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13" office:value-type="string" calcext:value-type="string">
            <text:p><text:a xlink:href="https://www.uneiaparjour.fr/rationale/" xlink:type="simple">https://www.uneiaparjour.fr/rationale/</text:a></text:p>
          </table:table-cell>
          <table:table-cell table:style-name="ce7" office:value-type="string" calcext:value-type="string">
            <text:p>texte</text:p>
          </table:table-cell>
          <table:table-cell table:style-name="ce7" table:number-columns-repeated="5"/>
          <table:table-cell table:style-name="ce20" office:value-type="date" office:date-value="2024-05-21" calcext:value-type="date">
            <text:p>21/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achguin</text:p>
          </table:table-cell>
          <table:table-cell table:style-name="ce7" office:value-type="string" calcext:value-type="string">
            <text:p>Teachguin (https://teachguin.ai) guide via un assistant la création de </text:p>
            <text:p>cours du sujet jusqu’à la présentation en visio en passant par le plan, les </text:p>
            <text:p>diapositives avec images et les questions. Beta privée -&gt; 07/24, publique </text:p>
            <text:p>de 07/24 à 12/24.</text:p>
          </table:table-cell>
          <table:table-cell table:style-name="ce13" office:value-type="string" calcext:value-type="string">
            <text:p><text:a xlink:href="https://www.uneiaparjour.fr/teachguin/" xlink:type="simple">https://www.uneiaparjour.fr/teachguin/</text:a></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table:number-columns-repeated="4"/>
          <table:table-cell table:style-name="ce20" office:value-type="date" office:date-value="2024-05-20" calcext:value-type="date">
            <text:p>20/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 with pdf</text:p>
          </table:table-cell>
          <table:table-cell table:style-name="ce7" office:value-type="string" calcext:value-type="string">
            <text:p>Chat with pdf (https://pdfflex.com/ai-chat-with-pdf…) permet de questionner </text:p>
            <text:p>des documents pdf jusqu’à 10 Mo, sans compte, gratuitement, en illimité et </text:p>
            <text:p>sans conservation des documents. N’analyse pas les images 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13" office:value-type="string" calcext:value-type="string">
            <text:p><text:a xlink:href="https://www.uneiaparjour.fr/chat-with-pdf/" xlink:type="simple">https://www.uneiaparjour.fr/chat-with-pdf/</text:a></text:p>
          </table:table-cell>
          <table:table-cell table:style-name="ce7" office:value-type="string" calcext:value-type="string">
            <text:p>documents</text:p>
          </table:table-cell>
          <table:table-cell table:style-name="ce7" table:number-columns-repeated="5"/>
          <table:table-cell table:style-name="ce20" office:value-type="date" office:date-value="2024-05-19" calcext:value-type="date">
            <text:p>19/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reamStudio</text:p>
          </table:table-cell>
          <table:table-cell table:style-name="ce7" office:value-type="string" calcext:value-type="string">
            <text:p>DreamStudio (https://dreamstudio.ai), outil de génération d’images de </text:p>
            <text:p>@StabilityAI avec SDXL 1.0, styles, prompt négatif et paramètres avancés. </text:p>
            <text:p>Variation, édition et export partiel possibles. Prompts en anglais </text:p>
            <text:p>conseillés. Beta avec 125 images gratuites.</text:p>
          </table:table-cell>
          <table:table-cell table:style-name="ce13" office:value-type="string" calcext:value-type="string">
            <text:p><text:a xlink:href="https://www.uneiaparjour.fr/dreamstudio/" xlink:type="simple">https://www.uneiaparjour.fr/dreamstudio/</text:a></text:p>
          </table:table-cell>
          <table:table-cell table:style-name="ce7" office:value-type="string" calcext:value-type="string">
            <text:p>images</text:p>
          </table:table-cell>
          <table:table-cell table:style-name="ce7" table:number-columns-repeated="5"/>
          <table:table-cell table:style-name="ce20" office:value-type="date" office:date-value="2024-05-18" calcext:value-type="date">
            <text:p>18/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ocrates</text:p>
          </table:table-cell>
          <table:table-cell table:style-name="ce7"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13" office:value-type="string" calcext:value-type="string">
            <text:p><text:a xlink:href="https://www.uneiaparjour.fr/6854-2/" xlink:type="simple">https://www.uneiaparjour.fr/6854-2/</text:a></text:p>
          </table:table-cell>
          <table:table-cell table:style-name="ce7" office:value-type="string" calcext:value-type="string">
            <text:p>documents</text:p>
          </table:table-cell>
          <table:table-cell table:style-name="ce7" table:number-columns-repeated="5"/>
          <table:table-cell table:style-name="ce20" office:value-type="date" office:date-value="2024-05-17" calcext:value-type="date">
            <text:p>17/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cksight</text:p>
          </table:table-cell>
          <table:table-cell table:style-name="ce7"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13" office:value-type="string" calcext:value-type="string">
            <text:p><text:a xlink:href="https://www.uneiaparjour.fr/quicksight/" xlink:type="simple">https://www.uneiaparjour.fr/quicksight/</text:a></text:p>
          </table:table-cell>
          <table:table-cell table:style-name="ce7" office:value-type="string" calcext:value-type="string">
            <text:p>documents</text:p>
          </table:table-cell>
          <table:table-cell table:style-name="ce7" office:value-type="string" calcext:value-type="string">
            <text:p>vidéo</text:p>
          </table:table-cell>
          <table:table-cell table:style-name="ce7" table:number-columns-repeated="4"/>
          <table:table-cell table:style-name="ce20" office:value-type="date" office:date-value="2024-05-16" calcext:value-type="date">
            <text:p>16/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izmo</text:p>
          </table:table-cell>
          <table:table-cell table:style-name="ce7"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13" office:value-type="string" calcext:value-type="string">
            <text:p><text:a xlink:href="https://www.uneiaparjour.fr/gizmo/" xlink:type="simple">https://www.uneiaparjour.fr/gizmo/</text:a></text:p>
          </table:table-cell>
          <table:table-cell table:style-name="ce7" office:value-type="string" calcext:value-type="string">
            <text:p>quiz et flashcards</text:p>
          </table:table-cell>
          <table:table-cell table:style-name="ce7" table:number-columns-repeated="5"/>
          <table:table-cell table:style-name="ce20" office:value-type="date" office:date-value="2024-05-15" calcext:value-type="date">
            <text:p>15/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welve Labs</text:p>
          </table:table-cell>
          <table:table-cell table:style-name="ce7"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13" office:value-type="string" calcext:value-type="string">
            <text:p><text:a xlink:href="https://www.uneiaparjour.fr/twelve-labs/" xlink:type="simple">https://www.uneiaparjour.fr/twelve-labs/</text:a></text:p>
          </table:table-cell>
          <table:table-cell table:style-name="ce7" office:value-type="string" calcext:value-type="string">
            <text:p>documents</text:p>
          </table:table-cell>
          <table:table-cell table:style-name="ce7" office:value-type="string" calcext:value-type="string">
            <text:p>vidéo</text:p>
          </table:table-cell>
          <table:table-cell table:style-name="ce7" table:number-columns-repeated="4"/>
          <table:table-cell table:style-name="ce20" office:value-type="date" office:date-value="2024-05-14" calcext:value-type="date">
            <text:p>14/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vago</text:p>
          </table:table-cell>
          <table:table-cell table:style-name="ce7" office:value-type="string" calcext:value-type="string">
            <text:p>Vivago (https://vivago.ai) génère images et vidéos à partir d’une requête. </text:p>
            <text:p>Réglages images et vidéos proposés (prompt négatif, format, image to image, </text:p>
            <text:p>image to text, couleur, agrandissement, gomme, mouvement…). Galerie et </text:p>
            <text:p>partage. Gratuit (et illimité ?).</text:p>
          </table:table-cell>
          <table:table-cell table:style-name="ce13" office:value-type="string" calcext:value-type="string">
            <text:p><text:a xlink:href="https://www.uneiaparjour.fr/vivago/" xlink:type="simple">https://www.uneiaparjour.fr/vivago/</text:a></text:p>
          </table:table-cell>
          <table:table-cell table:style-name="ce7" office:value-type="string" calcext:value-type="string">
            <text:p>images</text:p>
          </table:table-cell>
          <table:table-cell table:style-name="ce7" office:value-type="string" calcext:value-type="string">
            <text:p>usages illimité</text:p>
          </table:table-cell>
          <table:table-cell table:style-name="ce7" office:value-type="string" calcext:value-type="string">
            <text:p>vidéo</text:p>
          </table:table-cell>
          <table:table-cell table:style-name="ce7" table:number-columns-repeated="3"/>
          <table:table-cell table:style-name="ce20" office:value-type="date" office:date-value="2024-05-13" calcext:value-type="date">
            <text:p>13/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lume</text:p>
          </table:table-cell>
          <table:table-cell table:style-name="ce7"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13" office:value-type="string" calcext:value-type="string">
            <text:p><text:a xlink:href="https://www.uneiaparjour.fr/relume/" xlink:type="simple">https://www.uneiaparjour.fr/relume/</text:a></text:p>
          </table:table-cell>
          <table:table-cell table:style-name="ce7" office:value-type="string" calcext:value-type="string">
            <text:p>site web</text:p>
          </table:table-cell>
          <table:table-cell table:style-name="ce7" table:number-columns-repeated="5"/>
          <table:table-cell table:style-name="ce20" office:value-type="date" office:date-value="2024-05-12" calcext:value-type="date">
            <text:p>12/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ngr</text:p>
          </table:table-cell>
          <table:table-cell table:style-name="ce7" office:value-type="string" calcext:value-type="string">
            <text:p>Tengr (https://tengr.ai) génère des images à partir de deux modes « Seer », </text:p>
            <text:p>créatif, et « Servitor », plus fidèle à la requête initiale. 19 styles, </text:p>
            <text:p>plusieurs formats, degrés de créativité et de détails. Image to image. 100 </text:p>
            <text:p>images gratuites par jour.</text:p>
          </table:table-cell>
          <table:table-cell table:style-name="ce13" office:value-type="string" calcext:value-type="string">
            <text:p><text:a xlink:href="https://www.uneiaparjour.fr/tengr/" xlink:type="simple">https://www.uneiaparjour.fr/tengr/</text:a></text:p>
          </table:table-cell>
          <table:table-cell table:style-name="ce7" office:value-type="string" calcext:value-type="string">
            <text:p>images</text:p>
          </table:table-cell>
          <table:table-cell table:style-name="ce7" table:number-columns-repeated="5"/>
          <table:table-cell table:style-name="ce20" office:value-type="date" office:date-value="2024-05-11" calcext:value-type="date">
            <text:p>11/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gentGPT</text:p>
          </table:table-cell>
          <table:table-cell table:style-name="ce7"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13" office:value-type="string" calcext:value-type="string">
            <text:p><text:a xlink:href="https://www.uneiaparjour.fr/agentgpt/" xlink:type="simple">https://www.uneiaparjour.fr/agentgpt/</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3"/>
          <table:table-cell table:style-name="ce20" office:value-type="date" office:date-value="2024-05-10" calcext:value-type="date">
            <text:p>10/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xt 2 multimedia</text:p>
          </table:table-cell>
          <table:table-cell table:style-name="ce7" office:value-type="string" calcext:value-type="string">
            <text:p>Text 2 multimedia (https://text2multimedia.com) propose génération d’images </text:p>
            <text:p>(jusqu’à 10 images pour un prompt, semble basé sur Stable diffusion) et </text:p>
            <text:p>transcription de texte en audio (90 voix disponibles). Illimité avec compte.</text:p>
          </table:table-cell>
          <table:table-cell table:style-name="ce13" office:value-type="string" calcext:value-type="string">
            <text:p><text:a xlink:href="https://www.uneiaparjour.fr/text-2-multimedia/" xlink:type="simple">https://www.uneiaparjour.fr/text-2-multimedia/</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number-columns-repeated="3"/>
          <table:table-cell table:style-name="ce20" office:value-type="date" office:date-value="2024-05-09" calcext:value-type="date">
            <text:p>09/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gickpen</text:p>
          </table:table-cell>
          <table:table-cell table:style-name="ce7"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13" office:value-type="string" calcext:value-type="string">
            <text:p><text:a xlink:href="https://www.uneiaparjour.fr/magickpen/" xlink:type="simple">https://www.uneiaparjour.fr/magickpen/</text:a></text:p>
          </table:table-cell>
          <table:table-cell table:style-name="ce7" office:value-type="string" calcext:value-type="string">
            <text:p>texte</text:p>
          </table:table-cell>
          <table:table-cell table:style-name="ce7" table:number-columns-repeated="5"/>
          <table:table-cell table:style-name="ce20" office:value-type="date" office:date-value="2024-05-08" calcext:value-type="date">
            <text:p>08/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egic</text:p>
          </table:table-cell>
          <table:table-cell table:style-name="ce7"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13" office:value-type="string" calcext:value-type="string">
            <text:p><text:a xlink:href="https://www.uneiaparjour.fr/wegic/" xlink:type="simple">https://www.uneiaparjour.fr/wegic/</text:a></text:p>
          </table:table-cell>
          <table:table-cell table:style-name="ce7" office:value-type="string" calcext:value-type="string">
            <text:p>site web</text:p>
          </table:table-cell>
          <table:table-cell table:style-name="ce7" table:number-columns-repeated="5"/>
          <table:table-cell table:style-name="ce20" office:value-type="date" office:date-value="2024-05-07" calcext:value-type="date">
            <text:p>07/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Story generator</text:p>
          </table:table-cell>
          <table:table-cell table:style-name="ce7"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13" office:value-type="string" calcext:value-type="string">
            <text:p><text:a xlink:href="https://www.uneiaparjour.fr/ai-story-generator-2/" xlink:type="simple">https://www.uneiaparjour.fr/ai-story-generator-2/</text:a></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4"/>
          <table:table-cell table:style-name="ce20" office:value-type="date" office:date-value="2024-05-06" calcext:value-type="date">
            <text:p>06/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utomateed</text:p>
          </table:table-cell>
          <table:table-cell table:style-name="ce7"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13" office:value-type="string" calcext:value-type="string">
            <text:p><text:a xlink:href="https://www.uneiaparjour.fr/automateed/" xlink:type="simple">https://www.uneiaparjour.fr/automateed/</text:a></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4"/>
          <table:table-cell table:style-name="ce20" office:value-type="date" office:date-value="2024-05-05" calcext:value-type="date">
            <text:p>05/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tinello</text:p>
          </table:table-cell>
          <table:table-cell table:style-name="ce7"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13" office:value-type="string" calcext:value-type="string">
            <text:p><text:a xlink:href="https://www.uneiaparjour.fr/retinello/" xlink:type="simple">https://www.uneiaparjour.fr/retinello/</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4-05-04" calcext:value-type="date">
            <text:p>04/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GPT</text:p>
          </table:table-cell>
          <table:table-cell table:style-name="ce7" office:value-type="string" calcext:value-type="string">
            <text:p>AiGPT (http://aigptfree.com) est un chatbot texte et images sur Télégram </text:p>
            <text:p>avec plusieurs modèles (GPT 3.5 et 4, llama, mistral, dall-e, SDXL). Des </text:p>
            <text:p>fonctionnalités HS lors du test (fichiers pdf et url, aide au prompt). En </text:p>
            <text:p>EN, FR ok. Gratuit et illimité.</text:p>
          </table:table-cell>
          <table:table-cell table:style-name="ce13" office:value-type="string" calcext:value-type="string">
            <text:p><text:a xlink:href="https://www.uneiaparjour.fr/aigpt/" xlink:type="simple">https://www.uneiaparjour.fr/aigpt/</text:a></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7" table:number-columns-repeated="4"/>
          <table:table-cell table:style-name="ce20" office:value-type="date" office:date-value="2024-05-03" calcext:value-type="date">
            <text:p>03/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ummate</text:p>
          </table:table-cell>
          <table:table-cell table:style-name="ce7"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13" office:value-type="string" calcext:value-type="string">
            <text:p><text:a xlink:href="https://www.uneiaparjour.fr/summate/" xlink:type="simple">https://www.uneiaparjour.fr/summate/</text:a></text:p>
          </table:table-cell>
          <table:table-cell table:style-name="ce7" office:value-type="string" calcext:value-type="string">
            <text:p>documents</text:p>
          </table:table-cell>
          <table:table-cell table:style-name="ce7" table:number-columns-repeated="5"/>
          <table:table-cell table:style-name="ce20" office:value-type="date" office:date-value="2024-05-02" calcext:value-type="date">
            <text:p>02/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nstaclass</text:p>
          </table:table-cell>
          <table:table-cell table:style-name="ce7"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13" office:value-type="string" calcext:value-type="string">
            <text:p><text:a xlink:href="https://www.uneiaparjour.fr/instaclass/" xlink:type="simple">https://www.uneiaparjour.fr/instaclass/</text:a></text:p>
          </table:table-cell>
          <table:table-cell table:style-name="ce7" office:value-type="string" calcext:value-type="string">
            <text:p>éducation</text:p>
          </table:table-cell>
          <table:table-cell table:style-name="ce7" table:number-columns-repeated="5"/>
          <table:table-cell table:style-name="ce20" office:value-type="date" office:date-value="2024-05-01" calcext:value-type="date">
            <text:p>01/05/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idreal</text:p>
          </table:table-cell>
          <table:table-cell table:style-name="ce7"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13" office:value-type="string" calcext:value-type="string">
            <text:p><text:a xlink:href="https://www.uneiaparjour.fr/midreal/" xlink:type="simple">https://www.uneiaparjour.fr/midreal/</text:a></text:p>
          </table:table-cell>
          <table:table-cell table:style-name="ce7" office:value-type="string" calcext:value-type="string">
            <text:p>texte</text:p>
          </table:table-cell>
          <table:table-cell table:style-name="ce7" table:number-columns-repeated="5"/>
          <table:table-cell table:style-name="ce20" office:value-type="date" office:date-value="2024-04-30" calcext:value-type="date">
            <text:p>30/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hai</text:p>
          </table:table-cell>
          <table:table-cell table:style-name="ce7"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13" office:value-type="string" calcext:value-type="string">
            <text:p><text:a xlink:href="https://www.uneiaparjour.fr/ohai/" xlink:type="simple">https://www.uneiaparjour.fr/ohai/</text:a></text:p>
          </table:table-cell>
          <table:table-cell table:style-name="ce7" office:value-type="string" calcext:value-type="string">
            <text:p>chatbot</text:p>
          </table:table-cell>
          <table:table-cell table:style-name="ce7" table:number-columns-repeated="5"/>
          <table:table-cell table:style-name="ce20" office:value-type="date" office:date-value="2024-04-29" calcext:value-type="date">
            <text:p>29/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 discover</text:p>
          </table:table-cell>
          <table:table-cell table:style-name="ce7" office:value-type="string" calcext:value-type="string">
            <text:p>B discover (https://bdiscover.kakaobrain.com) génère des images et peut les </text:p>
            <text:p>animer. Mode portrait, galerie et remix possible.Génération d’images en 1:1 </text:p>
            <text:p>gratuite, pour iOS et Android. Images illimitées et 5 vidéos gratuites.</text:p>
          </table:table-cell>
          <table:table-cell table:style-name="ce13" office:value-type="string" calcext:value-type="string">
            <text:p><text:a xlink:href="https://www.uneiaparjour.fr/b-discover/" xlink:type="simple">https://www.uneiaparjour.fr/b-discover/</text:a></text:p>
          </table:table-cell>
          <table:table-cell table:style-name="ce7" office:value-type="string" calcext:value-type="string">
            <text:p>images</text:p>
          </table:table-cell>
          <table:table-cell table:style-name="ce7" table:number-columns-repeated="5"/>
          <table:table-cell table:style-name="ce20" office:value-type="date" office:date-value="2024-04-28" calcext:value-type="date">
            <text:p>28/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nspir</text:p>
          </table:table-cell>
          <table:table-cell table:style-name="ce7"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13" office:value-type="string" calcext:value-type="string">
            <text:p><text:a xlink:href="https://www.uneiaparjour.fr/inspir/" xlink:type="simple">https://www.uneiaparjour.fr/inspir/</text:a></text:p>
          </table:table-cell>
          <table:table-cell table:style-name="ce7" office:value-type="string" calcext:value-type="string">
            <text:p>chatbot</text:p>
          </table:table-cell>
          <table:table-cell table:style-name="ce7" table:number-columns-repeated="5"/>
          <table:table-cell table:style-name="ce20" office:value-type="date" office:date-value="2024-04-27" calcext:value-type="date">
            <text:p>27/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ickcenter</text:p>
          </table:table-cell>
          <table:table-cell table:style-name="ce7" office:value-type="string" calcext:value-type="string">
            <text:p>Bonus #uneIAparjour : Brickcenter (https://brickcenter.net) pour créer des </text:p>
            <text:p>images en célèbres briques de constructions (avec un module « portrait » HS </text:p>
            <text:p>au moment du test). Galerie, compte optionnel, illimité.</text:p>
          </table:table-cell>
          <table:table-cell table:style-name="ce13" office:value-type="string" calcext:value-type="string">
            <text:p><text:a xlink:href="https://www.uneiaparjour.fr/brickcenter/" xlink:type="simple">https://www.uneiaparjour.fr/brickcenter/</text:a></text:p>
          </table:table-cell>
          <table:table-cell table:style-name="ce7" office:value-type="string" calcext:value-type="string">
            <text:p>images</text:p>
          </table:table-cell>
          <table:table-cell table:style-name="ce7" table:number-columns-repeated="5"/>
          <table:table-cell table:style-name="ce20" office:value-type="date" office:date-value="2024-04-26" calcext:value-type="date">
            <text:p>26/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ach w/ AI</text:p>
          </table:table-cell>
          <table:table-cell table:style-name="ce7"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13" office:value-type="string" calcext:value-type="string">
            <text:p><text:a xlink:href="https://www.uneiaparjour.fr/teach-w-ai/" xlink:type="simple">https://www.uneiaparjour.fr/teach-w-ai/</text:a></text:p>
          </table:table-cell>
          <table:table-cell table:style-name="ce7" office:value-type="string" calcext:value-type="string">
            <text:p>éducation</text:p>
          </table:table-cell>
          <table:table-cell table:style-name="ce7" table:number-columns-repeated="5"/>
          <table:table-cell table:style-name="ce20" office:value-type="date" office:date-value="2024-04-25" calcext:value-type="date">
            <text:p>25/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rti</text:p>
          </table:table-cell>
          <table:table-cell table:style-name="ce7"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 </text:p>
            <text:p>Sans compte.</text:p>
          </table:table-cell>
          <table:table-cell table:style-name="ce13" office:value-type="string" calcext:value-type="string">
            <text:p><text:a xlink:href="https://www.uneiaparjour.fr/arti/" xlink:type="simple">https://www.uneiaparjour.fr/arti/</text:a></text:p>
          </table:table-cell>
          <table:table-cell table:style-name="ce7" office:value-type="string" calcext:value-type="string">
            <text:p>images</text:p>
          </table:table-cell>
          <table:table-cell table:style-name="ce7" table:number-columns-repeated="5"/>
          <table:table-cell table:style-name="ce20" office:value-type="date" office:date-value="2024-04-24" calcext:value-type="date">
            <text:p>24/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nakin</text:p>
          </table:table-cell>
          <table:table-cell table:style-name="ce7"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13" office:value-type="string" calcext:value-type="string">
            <text:p><text:a xlink:href="https://www.uneiaparjour.fr/anakin/" xlink:type="simple">https://www.uneiaparjour.fr/anakin/</text: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3"/>
          <table:table-cell table:style-name="ce20" office:value-type="date" office:date-value="2024-04-23" calcext:value-type="date">
            <text:p>23/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rtic LLM</text:p>
          </table:table-cell>
          <table:table-cell table:style-name="ce7"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13" office:value-type="string" calcext:value-type="string">
            <text:p><text:a xlink:href="https://www.uneiaparjour.fr/artic-llm/" xlink:type="simple">https://www.uneiaparjour.fr/artic-llm/</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4"/>
          <table:table-cell table:style-name="ce20" office:value-type="date" office:date-value="2024-04-22" calcext:value-type="date">
            <text:p>22/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nce upon a bot</text:p>
          </table:table-cell>
          <table:table-cell table:style-name="ce7" office:value-type="string" calcext:value-type="string">
            <text:p>Once upon a bot (https://onceuponabot.com) génère des histoires pour </text:p>
            <text:p>enfants avec texte, images 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13" office:value-type="string" calcext:value-type="string">
            <text:p><text:a xlink:href="https://www.uneiaparjour.fr/once-upon-a-bot/" xlink:type="simple">https://www.uneiaparjour.fr/once-upon-a-bot/</text:a></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2"/>
          <table:table-cell table:style-name="ce20" office:value-type="date" office:date-value="2024-04-21" calcext:value-type="date">
            <text:p>21/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image generator</text:p>
          </table:table-cell>
          <table:table-cell table:style-name="ce7" office:value-type="string" calcext:value-type="string">
            <text:p>Ai image generator (https://aiimagegenerator.io) génère des images à partir </text:p>
            <text:p>d’un prompt, un style, un format et un prompt négatif en « améliorant » le </text:p>
            <text:p>prompt initial. Prompts simples plus efficaces.Pas d’historique. Version </text:p>
            <text:p>beta, sans compte et illimitée.</text:p>
          </table:table-cell>
          <table:table-cell table:style-name="ce13" office:value-type="string" calcext:value-type="string">
            <text:p><text:a xlink:href="https://www.uneiaparjour.fr/ai-image-generator-2/" xlink:type="simple">https://www.uneiaparjour.fr/ai-image-generator-2/</text:a></text:p>
          </table:table-cell>
          <table:table-cell table:style-name="ce7" office:value-type="string" calcext:value-type="string">
            <text:p>archives</text:p>
          </table:table-cell>
          <table:table-cell table:style-name="ce7" table:number-columns-repeated="5"/>
          <table:table-cell table:style-name="ce20" office:value-type="date" office:date-value="2024-04-20" calcext:value-type="date">
            <text:p>20/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call</text:p>
          </table:table-cell>
          <table:table-cell table:style-name="ce7"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13" office:value-type="string" calcext:value-type="string">
            <text:p><text:a xlink:href="https://www.uneiaparjour.fr/recall/" xlink:type="simple">https://www.uneiaparjour.fr/recall/</text:a></text:p>
          </table:table-cell>
          <table:table-cell table:style-name="ce7" office:value-type="string" calcext:value-type="string">
            <text:p>documents</text:p>
          </table:table-cell>
          <table:table-cell table:style-name="ce7" table:number-columns-repeated="5"/>
          <table:table-cell table:style-name="ce20" office:value-type="date" office:date-value="2024-04-19" calcext:value-type="date">
            <text:p>19/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sla</text:p>
          </table:table-cell>
          <table:table-cell table:style-name="ce7"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13" office:value-type="string" calcext:value-type="string">
            <text:p><text:a xlink:href="https://www.uneiaparjour.fr/visla/" xlink:type="simple">https://www.uneiaparjour.fr/visla/</text:a></text:p>
          </table:table-cell>
          <table:table-cell table:style-name="ce7" office:value-type="string" calcext:value-type="string">
            <text:p>vidéo</text:p>
          </table:table-cell>
          <table:table-cell table:style-name="ce7" table:number-columns-repeated="5"/>
          <table:table-cell table:style-name="ce20" office:value-type="date" office:date-value="2024-04-18" calcext:value-type="date">
            <text:p>18/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 by Vemo</text:p>
          </table:table-cell>
          <table:table-cell table:style-name="ce7"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8" office:value-type="string" calcext:value-type="string">
            <text:p><text:a xlink:href="https://www.uneiaparjour.fr/q-by-vemo/" xlink:type="simple">https://www.uneiaparjour.fr/q-by-vemo/</text:a></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3"/>
          <table:table-cell table:style-name="ce20" office:value-type="date" office:date-value="2024-04-17" calcext:value-type="date">
            <text:p>17/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mmry</text:p>
          </table:table-cell>
          <table:table-cell table:style-name="ce7"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8" office:value-type="string" calcext:value-type="string">
            <text:p><text:a xlink:href="https://www.uneiaparjour.fr/smmry/" xlink:type="simple">https://www.uneiaparjour.fr/smmry/</text:a></text:p>
          </table:table-cell>
          <table:table-cell table:style-name="ce7" office:value-type="string" calcext:value-type="string">
            <text:p>documents</text:p>
          </table:table-cell>
          <table:table-cell table:style-name="ce7" table:number-columns-repeated="5"/>
          <table:table-cell table:style-name="ce20" office:value-type="date" office:date-value="2024-04-16" calcext:value-type="date">
            <text:p>16/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curious</text:p>
          </table:table-cell>
          <table:table-cell table:style-name="ce7"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8" office:value-type="string" calcext:value-type="string">
            <text:p><text:a xlink:href="https://www.uneiaparjour.fr/picurious/" xlink:type="simple">https://www.uneiaparjour.fr/picurious/</text:a></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2"/>
          <table:table-cell table:style-name="ce20" office:value-type="date" office:date-value="2024-04-15" calcext:value-type="date">
            <text:p>15/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wlift</text:p>
          </table:table-cell>
          <table:table-cell table:style-name="ce7"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8" office:value-type="string" calcext:value-type="string">
            <text:p><text:a xlink:href="https://www.uneiaparjour.fr/owlift/" xlink:type="simple">https://www.uneiaparjour.fr/owlift/</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4-04-14" calcext:value-type="date">
            <text:p>14/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peechmatics</text:p>
          </table:table-cell>
          <table:table-cell table:style-name="ce7"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8" office:value-type="string" calcext:value-type="string">
            <text:p><text:a xlink:href="https://www.uneiaparjour.fr/speechmatics/" xlink:type="simple">https://www.uneiaparjour.fr/speechmatics/</text: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4"/>
          <table:table-cell table:style-name="ce20" office:value-type="date" office:date-value="2024-04-13" calcext:value-type="date">
            <text:p>13/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estion AI</text:p>
          </table:table-cell>
          <table:table-cell table:style-name="ce7"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8" office:value-type="string" calcext:value-type="string">
            <text:p><text:a xlink:href="https://www.uneiaparjour.fr/question-ai/" xlink:type="simple">https://www.uneiaparjour.fr/question-ai/</text:a></text:p>
          </table:table-cell>
          <table:table-cell table:style-name="ce7" office:value-type="string" calcext:value-type="string">
            <text:p>documents</text:p>
          </table:table-cell>
          <table:table-cell table:style-name="ce7" office:value-type="string" calcext:value-type="string">
            <text:p>usage illimité</text:p>
          </table:table-cell>
          <table:table-cell table:style-name="ce7" table:number-columns-repeated="4"/>
          <table:table-cell table:style-name="ce20" office:value-type="date" office:date-value="2024-04-12" calcext:value-type="date">
            <text:p>12/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ass Companion</text:p>
          </table:table-cell>
          <table:table-cell table:style-name="ce7"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8" office:value-type="string" calcext:value-type="string">
            <text:p><text:a xlink:href="https://www.uneiaparjour.fr/class-companion/" xlink:type="simple">https://www.uneiaparjour.fr/class-companion/</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usage illimité</text:p>
          </table:table-cell>
          <table:table-cell table:style-name="ce7" table:number-columns-repeated="3"/>
          <table:table-cell table:style-name="ce20" office:value-type="date" office:date-value="2024-04-11" calcext:value-type="date">
            <text:p>11/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csv</text:p>
          </table:table-cell>
          <table:table-cell table:style-name="ce7"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8" office:value-type="string" calcext:value-type="string">
            <text:p><text:a xlink:href="https://www.uneiaparjour.fr/chatcsv/" xlink:type="simple">https://www.uneiaparjour.fr/chatcsv/</text:a></text:p>
          </table:table-cell>
          <table:table-cell table:style-name="ce7" office:value-type="string" calcext:value-type="string">
            <text:p>données</text:p>
          </table:table-cell>
          <table:table-cell table:style-name="ce7" office:value-type="string" calcext:value-type="string">
            <text:p>usage illimité</text:p>
          </table:table-cell>
          <table:table-cell table:style-name="ce7" table:number-columns-repeated="4"/>
          <table:table-cell table:style-name="ce20" office:value-type="date" office:date-value="2024-04-10" calcext:value-type="date">
            <text:p>10/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Udio</text:p>
          </table:table-cell>
          <table:table-cell table:style-name="ce7"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8" office:value-type="string" calcext:value-type="string">
            <text:p><text:a xlink:href="https://www.uneiaparjour.fr/udio/" xlink:type="simple">https://www.uneiaparjour.fr/udio/</text:a></text:p>
          </table:table-cell>
          <table:table-cell table:style-name="ce7" office:value-type="string" calcext:value-type="string">
            <text:p>musique</text:p>
          </table:table-cell>
          <table:table-cell table:style-name="ce7" table:number-columns-repeated="5"/>
          <table:table-cell table:style-name="ce20" office:value-type="date" office:date-value="2024-04-09" calcext:value-type="date">
            <text:p>09/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ognitium</text:p>
          </table:table-cell>
          <table:table-cell table:style-name="ce7"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8" office:value-type="string" calcext:value-type="string">
            <text:p><text:a xlink:href="https://www.uneiaparjour.fr/kognitium/" xlink:type="simple">https://www.uneiaparjour.fr/kognitium/</text:a></text:p>
          </table:table-cell>
          <table:table-cell table:style-name="ce7" office:value-type="string" calcext:value-type="string">
            <text:p>chatbot</text:p>
          </table:table-cell>
          <table:table-cell table:style-name="ce7" office:value-type="string" calcext:value-type="string">
            <text:p>sans compte</text:p>
          </table:table-cell>
          <table:table-cell table:style-name="ce7" office:value-type="string" calcext:value-type="string">
            <text:p>texte</text:p>
          </table:table-cell>
          <table:table-cell table:style-name="ce7" table:number-columns-repeated="3"/>
          <table:table-cell table:style-name="ce20" office:value-type="date" office:date-value="2024-04-08" calcext:value-type="date">
            <text:p>08/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df to chat</text:p>
          </table:table-cell>
          <table:table-cell table:style-name="ce7"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8" office:value-type="string" calcext:value-type="string">
            <text:p><text:a xlink:href="https://www.uneiaparjour.fr/pdf-to-chat/" xlink:type="simple">https://www.uneiaparjour.fr/pdf-to-chat/</text:a></text:p>
          </table:table-cell>
          <table:table-cell table:style-name="ce7" office:value-type="string" calcext:value-type="string">
            <text:p>document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number-columns-repeated="3"/>
          <table:table-cell table:style-name="ce20" office:value-type="date" office:date-value="2024-04-07" calcext:value-type="date">
            <text:p>07/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rphic</text:p>
          </table:table-cell>
          <table:table-cell table:style-name="ce7"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8" office:value-type="string" calcext:value-type="string">
            <text:p><text:a xlink:href="https://www.uneiaparjour.fr/morphic/" xlink:type="simple">https://www.uneiaparjour.fr/morphic/</text:a></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4-06" calcext:value-type="date">
            <text:p>06/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ee</text:p>
          </table:table-cell>
          <table:table-cell table:style-name="ce7"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8" office:value-type="string" calcext:value-type="string">
            <text:p><text:a xlink:href="https://www.uneiaparjour.fr/clee/" xlink:type="simple">https://www.uneiaparjour.fr/clee/</text:a></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number-columns-repeated="4"/>
          <table:table-cell table:style-name="ce20" office:value-type="date" office:date-value="2024-04-05" calcext:value-type="date">
            <text:p>05/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pmind</text:p>
          </table:table-cell>
          <table:table-cell table:style-name="ce7"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8" office:value-type="string" calcext:value-type="string">
            <text:p><text:a xlink:href="https://www.uneiaparjour.fr/mapmind/" xlink:type="simple">https://www.uneiaparjour.fr/mapmind/</text:a></text:p>
          </table:table-cell>
          <table:table-cell table:style-name="ce7" office:value-type="string" calcext:value-type="string">
            <text:p>mindmap</text:p>
          </table:table-cell>
          <table:table-cell table:style-name="ce7" office:value-type="string" calcext:value-type="string">
            <text:p>usage illimité</text:p>
          </table:table-cell>
          <table:table-cell table:style-name="ce7" table:number-columns-repeated="4"/>
          <table:table-cell table:style-name="ce20" office:value-type="date" office:date-value="2024-04-04" calcext:value-type="date">
            <text:p>04/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atekeep</text:p>
          </table:table-cell>
          <table:table-cell table:style-name="ce7"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8" office:value-type="string" calcext:value-type="string">
            <text:p><text:a xlink:href="https://www.uneiaparjour.fr/gatekeep/" xlink:type="simple">https://www.uneiaparjour.fr/gatekeep/</text:a></text:p>
          </table:table-cell>
          <table:table-cell table:style-name="ce7" office:value-type="string" calcext:value-type="string">
            <text:p>éducation</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3"/>
          <table:table-cell table:style-name="ce20" office:value-type="date" office:date-value="2024-04-03" calcext:value-type="date">
            <text:p>03/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azy</text:p>
          </table:table-cell>
          <table:table-cell table:style-name="ce7"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8" office:value-type="string" calcext:value-type="string">
            <text:p><text:a xlink:href="https://www.uneiaparjour.fr/lazy/" xlink:type="simple">https://www.uneiaparjour.fr/lazy/</text:a></text:p>
          </table:table-cell>
          <table:table-cell table:style-name="ce7" office:value-type="string" calcext:value-type="string">
            <text:p>application</text:p>
          </table:table-cell>
          <table:table-cell table:style-name="ce7" table:number-columns-repeated="5"/>
          <table:table-cell table:style-name="ce20" office:value-type="date" office:date-value="2024-04-02" calcext:value-type="date">
            <text:p>02/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hortvideosapp</text:p>
          </table:table-cell>
          <table:table-cell table:style-name="ce7" office:value-type="string" calcext:value-type="string">
            <text:p>Shortvideosapp (https://shortvideosapp.com) génère des vidéos en format </text:p>
            <text:p>vertical avec images fixes et voix à partir d’un prompt. Choix du style et </text:p>
            <text:p>choix de la voix, génération de l’audio puis choix des images proposées. FR </text:p>
            <text:p>accepté et surtitrage en EN. Illimité ?</text:p>
          </table:table-cell>
          <table:table-cell table:style-name="ce8" office:value-type="string" calcext:value-type="string">
            <text:p><text:a xlink:href="https://www.uneiaparjour.fr/shortvideosapp/" xlink:type="simple">https://www.uneiaparjour.fr/shortvideosapp/</text:a></text:p>
          </table:table-cell>
          <table:table-cell table:style-name="ce7" office:value-type="string" calcext:value-type="string">
            <text:p>vidéo</text:p>
          </table:table-cell>
          <table:table-cell table:style-name="ce7" table:number-columns-repeated="5"/>
          <table:table-cell table:style-name="ce20" office:value-type="date" office:date-value="2024-04-01" calcext:value-type="date">
            <text:p>01/04/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llumidesk</text:p>
          </table:table-cell>
          <table:table-cell table:style-name="ce7"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8" office:value-type="string" calcext:value-type="string">
            <text:p><text:a xlink:href="https://www.uneiaparjour.fr/illumidesk/" xlink:type="simple">https://www.uneiaparjour.fr/illumidesk/</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4-03-31" calcext:value-type="date">
            <text:p>31/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kingprogress</text:p>
          </table:table-cell>
          <table:table-cell table:style-name="ce7"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8" office:value-type="string" calcext:value-type="string">
            <text:p><text:a xlink:href="https://www.uneiaparjour.fr/makingprogress/" xlink:type="simple">https://www.uneiaparjour.fr/makingprogress/</text:a></text:p>
          </table:table-cell>
          <table:table-cell table:style-name="ce7" office:value-type="string" calcext:value-type="string">
            <text:p>éducation</text:p>
          </table:table-cell>
          <table:table-cell table:style-name="ce7" office:value-type="string" calcext:value-type="string">
            <text:p>usage illimité</text:p>
          </table:table-cell>
          <table:table-cell table:style-name="ce7" table:number-columns-repeated="4"/>
          <table:table-cell table:style-name="ce20" office:value-type="date" office:date-value="2024-03-30" calcext:value-type="date">
            <text:p>30/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lobe translator</text:p>
          </table:table-cell>
          <table:table-cell table:style-name="ce7"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8" office:value-type="string" calcext:value-type="string">
            <text:p><text:a xlink:href="https://www.uneiaparjour.fr/globe-translator/" xlink:type="simple">https://www.uneiaparjour.fr/globe-translator/</text:a></text:p>
          </table:table-cell>
          <table:table-cell table:style-name="ce7" office:value-type="string" calcext:value-type="string">
            <text:p>donné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3-29" calcext:value-type="date">
            <text:p>29/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ia</text:p>
          </table:table-cell>
          <table:table-cell table:style-name="ce7" office:value-type="string" calcext:value-type="string">
            <text:p>Bria (http://labs.bria.ai) : génération d’images avec 4 modèles </text:p>
            <text:p>« éthiques » (capture 1). Outils d’édition pour les images générées </text:p>
            <text:p>(modification des expressions, objets, fond, taille…). Images de la </text:p>
            <text:p>garlerie modifiables. 1000 images gratuites par mois.</text:p>
          </table:table-cell>
          <table:table-cell table:style-name="ce8" office:value-type="string" calcext:value-type="string">
            <text:p><text:a xlink:href="https://www.uneiaparjour.fr/bria/" xlink:type="simple">https://www.uneiaparjour.fr/bria/</text:a></text:p>
          </table:table-cell>
          <table:table-cell table:style-name="ce7" office:value-type="string" calcext:value-type="string">
            <text:p>images</text:p>
          </table:table-cell>
          <table:table-cell table:style-name="ce7" table:number-columns-repeated="5"/>
          <table:table-cell table:style-name="ce20" office:value-type="date" office:date-value="2024-03-28" calcext:value-type="date">
            <text:p>28/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encraft</text:p>
          </table:table-cell>
          <table:table-cell table:style-name="ce7" office:value-type="string" calcext:value-type="string">
            <text:p>Gencraft (https://gencraft.com) : génération d’images avec 30 styles et 40 </text:p>
            <text:p>modèles (5 gratuits), image to image, aide au prompt, prompts négatifs et </text:p>
            <text:p>galerie. iOS et Android. 5×2 générations /jour gratuites (video et modèle </text:p>
            <text:p>propre en version payante).</text:p>
          </table:table-cell>
          <table:table-cell table:style-name="ce8" office:value-type="string" calcext:value-type="string">
            <text:p><text:a xlink:href="https://www.uneiaparjour.fr/gencraft/" xlink:type="simple">https://www.uneiaparjour.fr/gencraft/</text:a></text:p>
          </table:table-cell>
          <table:table-cell table:style-name="ce7" office:value-type="string" calcext:value-type="string">
            <text:p>images</text:p>
          </table:table-cell>
          <table:table-cell table:style-name="ce7" table:number-columns-repeated="5"/>
          <table:table-cell table:style-name="ce20" office:value-type="date" office:date-value="2024-03-27" calcext:value-type="date">
            <text:p>27/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wnai</text:p>
          </table:table-cell>
          <table:table-cell table:style-name="ce7"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8" office:value-type="string" calcext:value-type="string">
            <text:p><text:a xlink:href="https://www.uneiaparjour.fr/ownai/" xlink:type="simple">https://www.uneiaparjour.fr/ownai/</text:a></text:p>
          </table:table-cell>
          <table:table-cell table:style-name="ce7" office:value-type="string" calcext:value-type="string">
            <text:p>chatbot</text:p>
          </table:table-cell>
          <table:table-cell table:style-name="ce7" table:number-columns-repeated="5"/>
          <table:table-cell table:style-name="ce20" office:value-type="date" office:date-value="2024-03-26" calcext:value-type="date">
            <text:p>26/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xt to video de Typeframes</text:p>
          </table:table-cell>
          <table:table-cell table:style-name="ce7"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8" office:value-type="string" calcext:value-type="string">
            <text:p><text:a xlink:href="https://www.uneiaparjour.fr/text-to-video-de-typeframes/" xlink:type="simple">https://www.uneiaparjour.fr/text-to-video-de-typeframes/</text:a></text:p>
          </table:table-cell>
          <table:table-cell table:style-name="ce7" office:value-type="string" calcext:value-type="string">
            <text:p>texte</text:p>
          </table:table-cell>
          <table:table-cell table:style-name="ce7" office:value-type="string" calcext:value-type="string">
            <text:p>vidéo</text:p>
          </table:table-cell>
          <table:table-cell table:style-name="ce7" table:number-columns-repeated="4"/>
          <table:table-cell table:style-name="ce20" office:value-type="date" office:date-value="2024-03-25" calcext:value-type="date">
            <text:p>25/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isk Teaching</text:p>
          </table:table-cell>
          <table:table-cell table:style-name="ce7"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8" office:value-type="string" calcext:value-type="string">
            <text:p><text:a xlink:href="https://www.uneiaparjour.fr/brisk-teaching/" xlink:type="simple">https://www.uneiaparjour.fr/brisk-teaching/</text:a></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7" table:number-columns-repeated="3"/>
          <table:table-cell table:style-name="ce20" office:value-type="date" office:date-value="2024-03-24" calcext:value-type="date">
            <text:p>24/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lidesgo</text:p>
          </table:table-cell>
          <table:table-cell table:style-name="ce7"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 à partir d’un prompt. Modèles, tons, édition, </text:p>
            <text:p>partage et export. Gratuit avec 14 diapositives par présentation. Test : </text:p>
            <text:p>https://slidesgo.com/editor/share/9ba84ea6-a257-4385-b913-c1a22ec106b4#rs=link… </text:p>
            <text:p>Slidesgo […]</text:p>
          </table:table-cell>
          <table:table-cell table:style-name="ce8" office:value-type="string" calcext:value-type="string">
            <text:p><text:a xlink:href="https://www.uneiaparjour.fr/slidesgo/" xlink:type="simple">https://www.uneiaparjour.fr/slidesgo/</text:a></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table:number-columns-repeated="4"/>
          <table:table-cell table:style-name="ce20" office:value-type="date" office:date-value="2024-03-23" calcext:value-type="date">
            <text:p>23/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alk me</text:p>
          </table:table-cell>
          <table:table-cell table:style-name="ce7"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8" office:value-type="string" calcext:value-type="string">
            <text:p><text:a xlink:href="https://www.uneiaparjour.fr/talk-me/" xlink:type="simple">https://www.uneiaparjour.fr/talk-me/</text:a></text:p>
          </table:table-cell>
          <table:table-cell table:style-name="ce7" office:value-type="string" calcext:value-type="string">
            <text:p>langues</text:p>
          </table:table-cell>
          <table:table-cell table:style-name="ce7" table:number-columns-repeated="5"/>
          <table:table-cell table:style-name="ce20" office:value-type="date" office:date-value="2024-03-22" calcext:value-type="date">
            <text:p>22/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onauto</text:p>
          </table:table-cell>
          <table:table-cell table:style-name="ce7"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8" office:value-type="string" calcext:value-type="string">
            <text:p><text:a xlink:href="https://www.uneiaparjour.fr/sonauto/" xlink:type="simple">https://www.uneiaparjour.fr/sonauto/</text:a></text:p>
          </table:table-cell>
          <table:table-cell table:style-name="ce7" office:value-type="string" calcext:value-type="string">
            <text:p>musique</text:p>
          </table:table-cell>
          <table:table-cell table:style-name="ce7" table:number-columns-repeated="5"/>
          <table:table-cell table:style-name="ce20" office:value-type="date" office:date-value="2024-03-21" calcext:value-type="date">
            <text:p>21/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ards AI</text:p>
          </table:table-cell>
          <table:table-cell table:style-name="ce7"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8" office:value-type="string" calcext:value-type="string">
            <text:p><text:a xlink:href="https://www.uneiaparjour.fr/kards-ai/" xlink:type="simple">https://www.uneiaparjour.fr/kards-ai/</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4-03-20" calcext:value-type="date">
            <text:p>20/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oords</text:p>
          </table:table-cell>
          <table:table-cell table:style-name="ce7"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8" office:value-type="string" calcext:value-type="string">
            <text:p><text:a xlink:href="https://www.uneiaparjour.fr/boords/" xlink:type="simple">https://www.uneiaparjour.fr/boords/</text:a></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idéo</text:p>
          </table:table-cell>
          <table:table-cell table:style-name="ce7" table:number-columns-repeated="3"/>
          <table:table-cell table:style-name="ce20" office:value-type="date" office:date-value="2024-03-19" calcext:value-type="date">
            <text:p>19/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ipfy</text:p>
          </table:table-cell>
          <table:table-cell table:style-name="ce7" office:value-type="string" calcext:value-type="string">
            <text:p>Clipfy (http://clipfly.ai) regroupe plusieurs outils dédiés à la vidéo dont </text:p>
            <text:p>plusieurs IA : génération depuis un prompt, animation d’images ou </text:p>
            <text:p>amélioration. 50 crédits gratuits (environ 5 vidéos générées).</text:p>
          </table:table-cell>
          <table:table-cell table:style-name="ce8" office:value-type="string" calcext:value-type="string">
            <text:p><text:a xlink:href="https://www.uneiaparjour.fr/clipfy/" xlink:type="simple">https://www.uneiaparjour.fr/clipfy/</text:a></text:p>
          </table:table-cell>
          <table:table-cell table:style-name="ce7" office:value-type="string" calcext:value-type="string">
            <text:p>vidéo</text:p>
          </table:table-cell>
          <table:table-cell table:style-name="ce7" table:number-columns-repeated="5"/>
          <table:table-cell table:style-name="ce20" office:value-type="date" office:date-value="2024-03-18" calcext:value-type="date">
            <text:p>18/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arning studio</text:p>
          </table:table-cell>
          <table:table-cell table:style-name="ce7"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8" office:value-type="string" calcext:value-type="string">
            <text:p><text:a xlink:href="https://www.uneiaparjour.fr/learning-studio/" xlink:type="simple">https://www.uneiaparjour.fr/learning-studio/</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4-03-17" calcext:value-type="date">
            <text:p>17/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erobot</text:p>
          </table:table-cell>
          <table:table-cell table:style-name="ce7"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8" office:value-type="string" calcext:value-type="string">
            <text:p><text:a xlink:href="https://www.uneiaparjour.fr/zerobot/" xlink:type="simple">https://www.uneiaparjour.fr/zerobot/</text:a></text:p>
          </table:table-cell>
          <table:table-cell table:style-name="ce7" office:value-type="string" calcext:value-type="string">
            <text:p>chatbot</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number-columns-repeated="3"/>
          <table:table-cell table:style-name="ce20" office:value-type="date" office:date-value="2024-03-16" calcext:value-type="date">
            <text:p>16/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ammy</text:p>
          </table:table-cell>
          <table:table-cell table:style-name="ce7"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8" office:value-type="string" calcext:value-type="string">
            <text:p><text:a xlink:href="https://www.uneiaparjour.fr/tammy/" xlink:type="simple">https://www.uneiaparjour.fr/tammy/</text:a></text:p>
          </table:table-cell>
          <table:table-cell table:style-name="ce7" office:value-type="string" calcext:value-type="string">
            <text:p>youtube</text:p>
          </table:table-cell>
          <table:table-cell table:style-name="ce7" table:number-columns-repeated="5"/>
          <table:table-cell table:style-name="ce20" office:value-type="date" office:date-value="2024-03-15" calcext:value-type="date">
            <text:p>15/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ke real polls</text:p>
          </table:table-cell>
          <table:table-cell table:style-name="ce7"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8" office:value-type="string" calcext:value-type="string">
            <text:p><text:a xlink:href="https://www.uneiaparjour.fr/make-real-polls/" xlink:type="simple">https://www.uneiaparjour.fr/make-real-polls/</text:a></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3-14" calcext:value-type="date">
            <text:p>14/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une</text:p>
          </table:table-cell>
          <table:table-cell table:style-name="ce7"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8" office:value-type="string" calcext:value-type="string">
            <text:p><text:a xlink:href="https://www.uneiaparjour.fr/tune/" xlink:type="simple">https://www.uneiaparjour.fr/tune/</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table:number-columns-repeated="4"/>
          <table:table-cell table:style-name="ce20" office:value-type="date" office:date-value="2024-03-13" calcext:value-type="date">
            <text:p>13/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ngmaker</text:p>
          </table:table-cell>
          <table:table-cell table:style-name="ce7" office:value-type="string" calcext:value-type="string">
            <text:p>Pngmaker (https://pngmaker.ai) génère des images au format png (avec </text:p>
            <text:p>possible transparence du fond de l’image) à partir d’un prompt. Gratuit, </text:p>
            <text:p>sans compte et semble illimité.</text:p>
          </table:table-cell>
          <table:table-cell table:style-name="ce8" office:value-type="string" calcext:value-type="string">
            <text:p><text:a xlink:href="https://www.uneiaparjour.fr/pngmaker/" xlink:type="simple">https://www.uneiaparjour.fr/pngmaker/</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3-12" calcext:value-type="date">
            <text:p>12/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sual electric</text:p>
          </table:table-cell>
          <table:table-cell table:style-name="ce7" office:value-type="string" calcext:value-type="string">
            <text:p>Visual electric (https://visualelectric.com) outil de génération d’images </text:p>
            <text:p>avec de nombreux styles, formats et options. Galerie pour inspiration, </text:p>
            <text:p>outils de retouche et remix, styles personnalisables. 40 images gratuites </text:p>
            <text:p>par jour pour usage personnel.</text:p>
          </table:table-cell>
          <table:table-cell table:style-name="ce8" office:value-type="string" calcext:value-type="string">
            <text:p><text:a xlink:href="https://www.uneiaparjour.fr/visual-electric/" xlink:type="simple">https://www.uneiaparjour.fr/visual-electric/</text:a></text:p>
          </table:table-cell>
          <table:table-cell table:style-name="ce7" office:value-type="string" calcext:value-type="string">
            <text:p>images</text:p>
          </table:table-cell>
          <table:table-cell table:style-name="ce7" table:number-columns-repeated="5"/>
          <table:table-cell table:style-name="ce20" office:value-type="date" office:date-value="2024-03-11" calcext:value-type="date">
            <text:p>11/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tes GPT</text:p>
          </table:table-cell>
          <table:table-cell table:style-name="ce7"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8" office:value-type="string" calcext:value-type="string">
            <text:p><text:a xlink:href="https://www.uneiaparjour.fr/notes-gpt/" xlink:type="simple">https://www.uneiaparjour.fr/notes-gpt/</text:a></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number-columns-repeated="2"/>
          <table:table-cell table:style-name="ce20" office:value-type="date" office:date-value="2024-03-10" calcext:value-type="date">
            <text:p>10/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avi</text:p>
          </table:table-cell>
          <table:table-cell table:style-name="ce7"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8" office:value-type="string" calcext:value-type="string">
            <text:p><text:a xlink:href="https://www.uneiaparjour.fr/navi/" xlink:type="simple">https://www.uneiaparjour.fr/navi/</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03-09" calcext:value-type="date">
            <text:p>09/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nimateLCM</text:p>
          </table:table-cell>
          <table:table-cell table:style-name="ce7" office:value-type="string" calcext:value-type="string">
            <text:p>AnimateLCM (https://huggingface.co/spaces/wangfuyun/AnimateLCM-SVD…) </text:p>
            <text:p>transforme des images fixes en courtes images 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8" office:value-type="string" calcext:value-type="string">
            <text:p><text:a xlink:href="https://www.uneiaparjour.fr/animatelcm/" xlink:type="simple">https://www.uneiaparjour.fr/animatelcm/</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2"/>
          <table:table-cell table:style-name="ce20" office:value-type="date" office:date-value="2024-03-08" calcext:value-type="date">
            <text:p>08/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Story Generator</text:p>
          </table:table-cell>
          <table:table-cell table:style-name="ce7"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8" office:value-type="string" calcext:value-type="string">
            <text:p><text:a xlink:href="https://www.uneiaparjour.fr/ai-story-generator/" xlink:type="simple">https://www.uneiaparjour.fr/ai-story-generator/</text:a></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3-07" calcext:value-type="date">
            <text:p>07/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lorin</text:p>
          </table:table-cell>
          <table:table-cell table:style-name="ce7"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8" office:value-type="string" calcext:value-type="string">
            <text:p><text:a xlink:href="https://www.uneiaparjour.fr/colorin/" xlink:type="simple">https://www.uneiaparjour.fr/colorin/</text:a></text:p>
          </table:table-cell>
          <table:table-cell table:style-name="ce7" office:value-type="string" calcext:value-type="string">
            <text:p>images</text:p>
          </table:table-cell>
          <table:table-cell table:style-name="ce7" table:number-columns-repeated="5"/>
          <table:table-cell table:style-name="ce20" office:value-type="date" office:date-value="2024-03-06" calcext:value-type="date">
            <text:p>06/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ading club</text:p>
          </table:table-cell>
          <table:table-cell table:style-name="ce7"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8" office:value-type="string" calcext:value-type="string">
            <text:p><text:a xlink:href="https://www.uneiaparjour.fr/reading-club/" xlink:type="simple">https://www.uneiaparjour.fr/reading-club/</text:a></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3"/>
          <table:table-cell table:style-name="ce20" office:value-type="date" office:date-value="2024-03-05" calcext:value-type="date">
            <text:p>05/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icker baker</text:p>
          </table:table-cell>
          <table:table-cell table:style-name="ce7" office:value-type="string" calcext:value-type="string">
            <text:p>Sticker baker (http://stickerbaker.com) génère des images de style </text:p>
            <text:p>autocollants à partir d’un prompt. Possibilité d’obtenir des planches de </text:p>
            <text:p>stickers et chargement de ses propres images proposé. Moteur de recherche </text:p>
            <text:p>d’images créés. Sans compte et illimité.</text:p>
          </table:table-cell>
          <table:table-cell table:style-name="ce8" office:value-type="string" calcext:value-type="string">
            <text:p><text:a xlink:href="https://www.uneiaparjour.fr/sticker-baker/" xlink:type="simple">https://www.uneiaparjour.fr/sticker-baker/</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3-04" calcext:value-type="date">
            <text:p>04/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 chat</text:p>
          </table:table-cell>
          <table:table-cell table:style-name="ce7"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8" office:value-type="string" calcext:value-type="string">
            <text:p><text:a xlink:href="https://www.uneiaparjour.fr/le-chat/" xlink:type="simple">https://www.uneiaparjour.fr/le-chat/</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3"/>
          <table:table-cell table:style-name="ce20" office:value-type="date" office:date-value="2024-03-03" calcext:value-type="date">
            <text:p>03/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aude 3</text:p>
          </table:table-cell>
          <table:table-cell table:style-name="ce7" office:value-type="string" calcext:value-type="string">
            <text:p>Claude 3 (https://claude.ai) : nouvelle version par @AnthropicAI avec 3 </text:p>
            <text:p>nouveaux LLM dont « Sonnet », modèle intermédiaire, est gratuit. La lecture </text:p>
            <text:p>d’images 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8" office:value-type="string" calcext:value-type="string">
            <text:p><text:a xlink:href="https://www.uneiaparjour.fr/claude-3/" xlink:type="simple">https://www.uneiaparjour.fr/claude-3/</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2"/>
          <table:table-cell table:style-name="ce20" office:value-type="date" office:date-value="2024-03-02" calcext:value-type="date">
            <text:p>02/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amma sites</text:p>
          </table:table-cell>
          <table:table-cell table:style-name="ce7"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8" office:value-type="string" calcext:value-type="string">
            <text:p><text:a xlink:href="https://www.uneiaparjour.fr/gamma-sites/" xlink:type="simple">https://www.uneiaparjour.fr/gamma-sites/</text:a></text:p>
          </table:table-cell>
          <table:table-cell table:style-name="ce7" office:value-type="string" calcext:value-type="string">
            <text:p>images</text:p>
          </table:table-cell>
          <table:table-cell table:style-name="ce7" office:value-type="string" calcext:value-type="string">
            <text:p>site web</text:p>
          </table:table-cell>
          <table:table-cell table:style-name="ce7" office:value-type="string" calcext:value-type="string">
            <text:p>texte</text:p>
          </table:table-cell>
          <table:table-cell table:style-name="ce7" table:number-columns-repeated="3"/>
          <table:table-cell table:style-name="ce20" office:value-type="date" office:date-value="2024-03-01" calcext:value-type="date">
            <text:p>01/03/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rpheeus</text:p>
          </table:table-cell>
          <table:table-cell table:style-name="ce7"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8" office:value-type="string" calcext:value-type="string">
            <text:p><text:a xlink:href="https://www.uneiaparjour.fr/morpheeus/" xlink:type="simple">https://www.uneiaparjour.fr/morpheeus/</text:a></text:p>
          </table:table-cell>
          <table:table-cell table:style-name="ce7" office:value-type="string" calcext:value-type="string">
            <text:p>histoires enfants</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3"/>
          <table:table-cell table:style-name="ce20" office:value-type="date" office:date-value="2024-02-29" calcext:value-type="date">
            <text:p>29/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ey Pat</text:p>
          </table:table-cell>
          <table:table-cell table:style-name="ce7"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8" office:value-type="string" calcext:value-type="string">
            <text:p><text:a xlink:href="https://www.uneiaparjour.fr/hey-pat/" xlink:type="simple">https://www.uneiaparjour.fr/hey-pat/</text:a></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3"/>
          <table:table-cell table:style-name="ce20" office:value-type="date" office:date-value="2024-02-28" calcext:value-type="date">
            <text:p>28/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ummarize</text:p>
          </table:table-cell>
          <table:table-cell table:style-name="ce7"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8" office:value-type="string" calcext:value-type="string">
            <text:p><text:a xlink:href="https://www.uneiaparjour.fr/summarize/" xlink:type="simple">https://www.uneiaparjour.fr/summarize/</text:a></text:p>
          </table:table-cell>
          <table:table-cell table:style-name="ce7" office:value-type="string" calcext:value-type="string">
            <text:p>mindmap</text:p>
          </table:table-cell>
          <table:table-cell table:style-name="ce7" office:value-type="string" calcext:value-type="string">
            <text:p>texte</text:p>
          </table:table-cell>
          <table:table-cell table:style-name="ce7" office:value-type="string" calcext:value-type="string">
            <text:p>youtube</text:p>
          </table:table-cell>
          <table:table-cell table:style-name="ce7" table:number-columns-repeated="3"/>
          <table:table-cell table:style-name="ce20" office:value-type="date" office:date-value="2024-02-27" calcext:value-type="date">
            <text:p>27/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roject FTK</text:p>
          </table:table-cell>
          <table:table-cell table:style-name="ce7"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8" office:value-type="string" calcext:value-type="string">
            <text:p><text:a xlink:href="https://www.uneiaparjour.fr/project-ftk/" xlink:type="simple">https://www.uneiaparjour.fr/project-ftk/</text:a></text:p>
          </table:table-cell>
          <table:table-cell table:style-name="ce7" office:value-type="string" calcext:value-type="string">
            <text:p>chatbot</text:p>
          </table:table-cell>
          <table:table-cell table:style-name="ce7" office:value-type="string" calcext:value-type="string">
            <text:p>éducation</text:p>
          </table:table-cell>
          <table:table-cell table:style-name="ce7" table:number-columns-repeated="4"/>
          <table:table-cell table:style-name="ce20" office:value-type="date" office:date-value="2024-02-26" calcext:value-type="date">
            <text:p>26/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hind</text:p>
          </table:table-cell>
          <table:table-cell table:style-name="ce7"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8" office:value-type="string" calcext:value-type="string">
            <text:p><text:a xlink:href="https://www.uneiaparjour.fr/phind/" xlink:type="simple">https://www.uneiaparjour.fr/phind/</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3"/>
          <table:table-cell table:style-name="ce20" office:value-type="date" office:date-value="2024-02-25" calcext:value-type="date">
            <text:p>25/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age to music</text:p>
          </table:table-cell>
          <table:table-cell table:style-name="ce7"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8" office:value-type="string" calcext:value-type="string">
            <text:p><text:a xlink:href="https://www.uneiaparjour.fr/image-to-music/" xlink:type="simple">https://www.uneiaparjour.fr/image-to-music/</text:a></text:p>
          </table:table-cell>
          <table:table-cell table:style-name="ce7" office:value-type="string" calcext:value-type="string">
            <text:p>images</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20" office:value-type="date" office:date-value="2024-02-24" calcext:value-type="date">
            <text:p>24/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so</text:p>
          </table:table-cell>
          <table:table-cell table:style-name="ce7"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8" office:value-type="string" calcext:value-type="string">
            <text:p><text:a xlink:href="https://www.uneiaparjour.fr/oso/" xlink:type="simple">https://www.uneiaparjour.fr/oso/</text:a></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number-columns-repeated="4"/>
          <table:table-cell table:style-name="ce20" office:value-type="date" office:date-value="2024-02-23" calcext:value-type="date">
            <text:p>23/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ligen</text:p>
          </table:table-cell>
          <table:table-cell table:style-name="ce7" office:value-type="string" calcext:value-type="string">
            <text:p>Gligen (projet : https://gligen.github.io et démo : </text:p>
            <text:p>https://huggingface.co/spaces/gligen/demo…) : un outil de génération </text:p>
            <text:p>d’images qui permet la composition de la future image en positionnant les </text:p>
            <text:p>éléments du prompt par « zones » définies. Options avancées. Open source et </text:p>
            <text:p>illimité.</text:p>
          </table:table-cell>
          <table:table-cell table:style-name="ce8" office:value-type="string" calcext:value-type="string">
            <text:p><text:a xlink:href="https://www.uneiaparjour.fr/gligen/" xlink:type="simple">https://www.uneiaparjour.fr/gligen/</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2-22" calcext:value-type="date">
            <text:p>22/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chemely</text:p>
          </table:table-cell>
          <table:table-cell table:style-name="ce7"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8" office:value-type="string" calcext:value-type="string">
            <text:p><text:a xlink:href="https://www.uneiaparjour.fr/schemely/" xlink:type="simple">https://www.uneiaparjour.fr/schemely/</text:a></text:p>
          </table:table-cell>
          <table:table-cell table:style-name="ce7" office:value-type="string" calcext:value-type="string">
            <text:p>éducation</text:p>
          </table:table-cell>
          <table:table-cell table:style-name="ce7" table:number-columns-repeated="5"/>
          <table:table-cell table:style-name="ce20" office:value-type="date" office:date-value="2024-02-21" calcext:value-type="date">
            <text:p>21/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isdomPlan</text:p>
          </table:table-cell>
          <table:table-cell table:style-name="ce7"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8" office:value-type="string" calcext:value-type="string">
            <text:p><text:a xlink:href="https://www.uneiaparjour.fr/wisdomplan/" xlink:type="simple">https://www.uneiaparjour.fr/wisdomplan/</text:a></text:p>
          </table:table-cell>
          <table:table-cell table:style-name="ce7" office:value-type="string" calcext:value-type="string">
            <text:p>éducation</text:p>
          </table:table-cell>
          <table:table-cell table:style-name="ce7" table:number-columns-repeated="5"/>
          <table:table-cell table:style-name="ce20" office:value-type="date" office:date-value="2024-02-20" calcext:value-type="date">
            <text:p>20/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DXL Lightning</text:p>
          </table:table-cell>
          <table:table-cell table:style-name="ce7" office:value-type="string" calcext:value-type="string">
            <text:p>SDXL Lightning (https://fastsdxl.ai), basé sur Stable Diffusion XL, génère </text:p>
            <text:p>des images en temps réel. « Seed » disponible. Gratuit, sans compte, </text:p>
            <text:p>illimité et open source.</text:p>
          </table:table-cell>
          <table:table-cell table:style-name="ce8" office:value-type="string" calcext:value-type="string">
            <text:p><text:a xlink:href="https://www.uneiaparjour.fr/sdxl-lightning/" xlink:type="simple">https://www.uneiaparjour.fr/sdxl-lightning/</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2-19" calcext:value-type="date">
            <text:p>19/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ashtoon</text:p>
          </table:table-cell>
          <table:table-cell table:style-name="ce7"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8" office:value-type="string" calcext:value-type="string">
            <text:p><text:a xlink:href="https://www.uneiaparjour.fr/dashtoon/" xlink:type="simple">https://www.uneiaparjour.fr/dashtoon/</text:a></text:p>
          </table:table-cell>
          <table:table-cell table:style-name="ce7" office:value-type="string" calcext:value-type="string">
            <text:p>bande dessinée</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3"/>
          <table:table-cell table:style-name="ce20" office:value-type="date" office:date-value="2024-02-18" calcext:value-type="date">
            <text:p>18/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MSYS</text:p>
          </table:table-cell>
          <table:table-cell table:style-name="ce7"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8" office:value-type="string" calcext:value-type="string">
            <text:p><text:a xlink:href="https://www.uneiaparjour.fr/lmsys/" xlink:type="simple">https://www.uneiaparjour.fr/lmsys/</text:a></text:p>
          </table:table-cell>
          <table:table-cell table:style-name="ce7" office:value-type="string" calcext:value-type="string">
            <text:p>LLM</text:p>
          </table:table-cell>
          <table:table-cell table:style-name="ce7" table:number-columns-repeated="5"/>
          <table:table-cell table:style-name="ce20" office:value-type="date" office:date-value="2024-02-17" calcext:value-type="date">
            <text:p>17/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ble Cascade</text:p>
          </table:table-cell>
          <table:table-cell table:style-name="ce7" office:value-type="string" calcext:value-type="string">
            <text:p>Stable Cascade (https://stability.ai/news/introducing-stable-cascade…) est </text:p>
            <text:p>le nouveau modèle de génération d’images de @StabilityAI, plus rapide et </text:p>
            <text:p>moins gourmand en ressources. En démo sur HugginFace : </text:p>
            <text:p>https://huggingface.co/spaces/multimodalart/stable-cascade…. Assez bonne </text:p>
            <text:p>qualité d’images (reste le pb sur les visages).</text:p>
          </table:table-cell>
          <table:table-cell table:style-name="ce8" office:value-type="string" calcext:value-type="string">
            <text:p><text:a xlink:href="https://www.uneiaparjour.fr/stable-cascade/" xlink:type="simple">https://www.uneiaparjour.fr/stable-cascade/</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2-16" calcext:value-type="date">
            <text:p>16/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ka</text:p>
          </table:table-cell>
          <table:table-cell table:style-name="ce7" office:value-type="string" calcext:value-type="string">
            <text:p>Reka (https://reka.ai) propose 2 modèles de langage, Edge – modèle </text:p>
            <text:p>« léger » – et Flash – proche des modèles actuels. Disponibles via </text:p>
            <text:p>https://chat.reka.ai/chat. Analyse images et vidéos. Requêtes audio. </text:p>
            <text:p>Réponses parfois en EN. Semble « connecté » et illimité.</text:p>
          </table:table-cell>
          <table:table-cell table:style-name="ce8" office:value-type="string" calcext:value-type="string">
            <text:p><text:a xlink:href="https://www.uneiaparjour.fr/reka/" xlink:type="simple">https://www.uneiaparjour.fr/reka/</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3"/>
          <table:table-cell table:style-name="ce20" office:value-type="date" office:date-value="2024-02-15" calcext:value-type="date">
            <text:p>15/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ip Panda</text:p>
          </table:table-cell>
          <table:table-cell table:style-name="ce7"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8" office:value-type="string" calcext:value-type="string">
            <text:p><text:a xlink:href="https://www.uneiaparjour.fr/clip-panda/" xlink:type="simple">https://www.uneiaparjour.fr/clip-panda/</text:a></text:p>
          </table:table-cell>
          <table:table-cell table:style-name="ce7" office:value-type="string" calcext:value-type="string">
            <text:p>vidéo</text:p>
          </table:table-cell>
          <table:table-cell table:style-name="ce7" table:number-columns-repeated="5"/>
          <table:table-cell table:style-name="ce20" office:value-type="date" office:date-value="2024-02-14" calcext:value-type="date">
            <text:p>14/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apitol</text:p>
          </table:table-cell>
          <table:table-cell table:style-name="ce7"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8" office:value-type="string" calcext:value-type="string">
            <text:p><text:a xlink:href="https://www.uneiaparjour.fr/capitol/" xlink:type="simple">https://www.uneiaparjour.fr/capitol/</text:a></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4"/>
          <table:table-cell table:style-name="ce20" office:value-type="date" office:date-value="2024-02-13" calcext:value-type="date">
            <text:p>13/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Chatsy</text:p>
          </table:table-cell>
          <table:table-cell table:style-name="ce7"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8" office:value-type="string" calcext:value-type="string">
            <text:p><text:a xlink:href="https://www.uneiaparjour.fr/ai-chatsy/" xlink:type="simple">https://www.uneiaparjour.fr/ai-chatsy/</text:a></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4"/>
          <table:table-cell table:style-name="ce20" office:value-type="date" office:date-value="2024-02-12" calcext:value-type="date">
            <text:p>12/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ny summary</text:p>
          </table:table-cell>
          <table:table-cell table:style-name="ce7"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8" office:value-type="string" calcext:value-type="string">
            <text:p><text:a xlink:href="https://www.uneiaparjour.fr/any-summary/" xlink:type="simple">https://www.uneiaparjour.fr/any-summary/</text:a></text:p>
          </table:table-cell>
          <table:table-cell table:style-name="ce7" office:value-type="string" calcext:value-type="string">
            <text:p>documents</text:p>
          </table:table-cell>
          <table:table-cell table:style-name="ce7" table:number-columns-repeated="5"/>
          <table:table-cell table:style-name="ce20" office:value-type="date" office:date-value="2024-02-11" calcext:value-type="date">
            <text:p>11/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rapha</text:p>
          </table:table-cell>
          <table:table-cell table:style-name="ce7"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8" office:value-type="string" calcext:value-type="string">
            <text:p><text:a xlink:href="https://www.uneiaparjour.fr/grapha/" xlink:type="simple">https://www.uneiaparjour.fr/grapha/</text:a></text:p>
          </table:table-cell>
          <table:table-cell table:style-name="ce7" office:value-type="string" calcext:value-type="string">
            <text:p>données</text:p>
          </table:table-cell>
          <table:table-cell table:style-name="ce7" table:number-columns-repeated="5"/>
          <table:table-cell table:style-name="ce20" office:value-type="date" office:date-value="2024-02-10" calcext:value-type="date">
            <text:p>10/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enGPTs</text:p>
          </table:table-cell>
          <table:table-cell table:style-name="ce7"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8" office:value-type="string" calcext:value-type="string">
            <text:p><text:a xlink:href="https://www.uneiaparjour.fr/opengpts/" xlink:type="simple">https://www.uneiaparjour.fr/opengpts/</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20" office:value-type="date" office:date-value="2024-02-09" calcext:value-type="date">
            <text:p>09/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izou</text:p>
          </table:table-cell>
          <table:table-cell table:style-name="ce7"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8" office:value-type="string" calcext:value-type="string">
            <text:p><text:a xlink:href="https://www.uneiaparjour.fr/mizou/" xlink:type="simple">https://www.uneiaparjour.fr/mizou/</text:a></text:p>
          </table:table-cell>
          <table:table-cell table:style-name="ce7" office:value-type="string" calcext:value-type="string">
            <text:p>chatbot</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2-08" calcext:value-type="date">
            <text:p>08/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mart Work Buddy</text:p>
          </table:table-cell>
          <table:table-cell table:style-name="ce7"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8" office:value-type="string" calcext:value-type="string">
            <text:p><text:a xlink:href="https://www.uneiaparjour.fr/smart-work-buddy/" xlink:type="simple">https://www.uneiaparjour.fr/smart-work-buddy/</text:a></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2-07" calcext:value-type="date">
            <text:p>07/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emini</text:p>
          </table:table-cell>
          <table:table-cell table:style-name="ce7" office:value-type="string" calcext:value-type="string">
            <text:p>Gemini (https://gemini.google.com/) anciennement Bard est un chatbot basé </text:p>
            <text:p>sur le LLM Gemma. Connecté au web, il est capable d’analyse d’images et de </text:p>
            <text:p>documents présents dans Google Drive. Extensions produits Google proposées.</text:p>
          </table:table-cell>
          <table:table-cell table:style-name="ce8" office:value-type="string" calcext:value-type="string">
            <text:p><text:a xlink:href="https://www.uneiaparjour.fr/gemini/" xlink:type="simple">https://www.uneiaparjour.fr/gemini/</text:a></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4"/>
          <table:table-cell table:style-name="ce20" office:value-type="date" office:date-value="2024-02-06" calcext:value-type="date">
            <text:p>06/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rryai</text:p>
          </table:table-cell>
          <table:table-cell table:style-name="ce7" office:value-type="string" calcext:value-type="string">
            <text:p>Starryai (https://starryai.com) : une application d’IA génératrice d’images </text:p>
            <text:p>sur iOS ou Android. Texte, image et sketch to image. + de 100 modèles </text:p>
            <text:p>disponibles. Outils de retouche et d’amélioration. 5 crédits par jour (1 à </text:p>
            <text:p>2 crédits par génération)</text:p>
          </table:table-cell>
          <table:table-cell table:style-name="ce8" office:value-type="string" calcext:value-type="string">
            <text:p><text:a xlink:href="https://www.uneiaparjour.fr/starryai/" xlink:type="simple">https://www.uneiaparjour.fr/starryai/</text:a></text:p>
          </table:table-cell>
          <table:table-cell table:style-name="ce7" office:value-type="string" calcext:value-type="string">
            <text:p>images</text:p>
          </table:table-cell>
          <table:table-cell table:style-name="ce7" table:number-columns-repeated="5"/>
          <table:table-cell table:style-name="ce20" office:value-type="date" office:date-value="2024-02-05" calcext:value-type="date">
            <text:p>05/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ercel AI SDK</text:p>
          </table:table-cell>
          <table:table-cell table:style-name="ce7"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8" office:value-type="string" calcext:value-type="string">
            <text:p><text:a xlink:href="https://www.uneiaparjour.fr/vercel-ai-sdk/" xlink:type="simple">https://www.uneiaparjour.fr/vercel-ai-sdk/</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2-04" calcext:value-type="date">
            <text:p>04/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oalaWriter et KoalaChat</text:p>
          </table:table-cell>
          <table:table-cell table:style-name="ce7" office:value-type="string" calcext:value-type="string">
            <text:p>KoalaWriter et KoalaChat (https://koala.sh) : génération de textes longs </text:p>
            <text:p>avec images + vidéos et chatbot. Export html ou copie pour Writer. ChatGPT </text:p>
            <text:p>3.5, 5000 mots et 25 messages gratuits. Test : </text:p>
            <text:p>https://codimd.apps.education.fr/mBuoZknkScWR9VQUIiLQUw?view</text:p>
          </table:table-cell>
          <table:table-cell table:style-name="ce8" office:value-type="string" calcext:value-type="string">
            <text:p><text:a xlink:href="https://www.uneiaparjour.fr/koalawriter-et-koalachat/" xlink:type="simple">https://www.uneiaparjour.fr/koalawriter-et-koalachat/</text:a></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4"/>
          <table:table-cell table:style-name="ce20" office:value-type="date" office:date-value="2024-02-03" calcext:value-type="date">
            <text:p>03/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ssistants HuggingChat</text:p>
          </table:table-cell>
          <table:table-cell table:style-name="ce7"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8" office:value-type="string" calcext:value-type="string">
            <text:p><text:a xlink:href="https://www.uneiaparjour.fr/assistants-huggingchat/" xlink:type="simple">https://www.uneiaparjour.fr/assistants-huggingchat/</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4-02-02" calcext:value-type="date">
            <text:p>02/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sk on video</text:p>
          </table:table-cell>
          <table:table-cell table:style-name="ce7"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8" office:value-type="string" calcext:value-type="string">
            <text:p><text:a xlink:href="https://www.uneiaparjour.fr/ask-on-video/" xlink:type="simple">https://www.uneiaparjour.fr/ask-on-video/</text:a></text:p>
          </table:table-cell>
          <table:table-cell table:style-name="ce7" office:value-type="string" calcext:value-type="string">
            <text:p>chatbot</text:p>
          </table:table-cell>
          <table:table-cell table:style-name="ce7" table:number-columns-repeated="5"/>
          <table:table-cell table:style-name="ce20" office:value-type="date" office:date-value="2024-02-01" calcext:value-type="date">
            <text:p>01/02/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llbot</text:p>
          </table:table-cell>
          <table:table-cell table:style-name="ce7"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8" office:value-type="string" calcext:value-type="string">
            <text:p><text:a xlink:href="https://www.uneiaparjour.fr/quillbot/" xlink:type="simple">https://www.uneiaparjour.fr/quillbot/</text:a></text:p>
          </table:table-cell>
          <table:table-cell table:style-name="ce7" office:value-type="string" calcext:value-type="string">
            <text:p>documents</text:p>
          </table:table-cell>
          <table:table-cell table:style-name="ce7" office:value-type="string" calcext:value-type="string">
            <text:p>sans compte</text:p>
          </table:table-cell>
          <table:table-cell table:style-name="ce7" office:value-type="string" calcext:value-type="string">
            <text:p>texte</text:p>
          </table:table-cell>
          <table:table-cell table:style-name="ce7" table:number-columns-repeated="3"/>
          <table:table-cell table:style-name="ce20" office:value-type="date" office:date-value="2024-01-31" calcext:value-type="date">
            <text:p>31/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image generator</text:p>
          </table:table-cell>
          <table:table-cell table:style-name="ce7" office:value-type="string" calcext:value-type="string">
            <text:p>AI image generator (https://aiimagegenerator.is) génère des images en se </text:p>
            <text:p>basant sur Stable Diffusion et 4 modèles. Gratuit et sans compte, des </text:p>
            <text:p>options payantes (résolution, filigrane, nombre d’images générées par </text:p>
            <text:p>prompt).</text:p>
          </table:table-cell>
          <table:table-cell table:style-name="ce8" office:value-type="string" calcext:value-type="string">
            <text:p><text:a xlink:href="https://www.uneiaparjour.fr/ai-image-generator/" xlink:type="simple">https://www.uneiaparjour.fr/ai-image-generator/</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table:number-columns-repeated="4"/>
          <table:table-cell table:style-name="ce20" office:value-type="date" office:date-value="2024-01-30" calcext:value-type="date">
            <text:p>30/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ckTakes</text:p>
          </table:table-cell>
          <table:table-cell table:style-name="ce7"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8" office:value-type="string" calcext:value-type="string">
            <text:p><text:a xlink:href="https://www.uneiaparjour.fr/quicktakes/" xlink:type="simple">https://www.uneiaparjour.fr/quicktakes/</text:a></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3"/>
          <table:table-cell table:style-name="ce20" office:value-type="date" office:date-value="2024-01-29" calcext:value-type="date">
            <text:p>29/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tch</text:p>
          </table:table-cell>
          <table:table-cell table:style-name="ce7"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8" office:value-type="string" calcext:value-type="string">
            <text:p><text:a xlink:href="https://www.uneiaparjour.fr/pitch/" xlink:type="simple">https://www.uneiaparjour.fr/pitch/</text:a></text:p>
          </table:table-cell>
          <table:table-cell table:style-name="ce7" office:value-type="string" calcext:value-type="string">
            <text:p>présentation</text:p>
          </table:table-cell>
          <table:table-cell table:style-name="ce7" table:number-columns-repeated="5"/>
          <table:table-cell table:style-name="ce20" office:value-type="date" office:date-value="2024-01-28" calcext:value-type="date">
            <text:p>28/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hakker</text:p>
          </table:table-cell>
          <table:table-cell table:style-name="ce7" office:value-type="string" calcext:value-type="string">
            <text:p>Shakker (http://shakker.ai) est un outil de génération d’images avec </text:p>
            <text:p>amélioration de prompt, prompt négatif, réglages fins, plus de modèles, </text:p>
            <text:p>image de référence, remix, retouches, changement de style, suppression du </text:p>
            <text:p>fond… Beta gratuite et illimitée.</text:p>
          </table:table-cell>
          <table:table-cell table:style-name="ce8" office:value-type="string" calcext:value-type="string">
            <text:p><text:a xlink:href="https://www.uneiaparjour.fr/shakker/" xlink:type="simple">https://www.uneiaparjour.fr/shakker/</text:a></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4"/>
          <table:table-cell table:style-name="ce20" office:value-type="date" office:date-value="2024-01-27" calcext:value-type="date">
            <text:p>27/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askAI</text:p>
          </table:table-cell>
          <table:table-cell table:style-name="ce7"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8" office:value-type="string" calcext:value-type="string">
            <text:p><text:a xlink:href="https://www.uneiaparjour.fr/iaskai/" xlink:type="simple">https://www.uneiaparjour.fr/iaskai/</text:a></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number-columns-repeated="4"/>
          <table:table-cell table:style-name="ce20" office:value-type="date" office:date-value="2024-01-26" calcext:value-type="date">
            <text:p>26/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omoAI</text:p>
          </table:table-cell>
          <table:table-cell table:style-name="ce7" office:value-type="string" calcext:value-type="string">
            <text:p>DomoAI (https://domoai.app) peut transformer une vidéo en animé, générer </text:p>
            <text:p>des images et animer des images depuis Discord à partir de prompts. 45 </text:p>
            <text:p>crédits gratuits par compte. Vidéo d’origine pour test via Pexels : </text:p>
            <text:p>https://pexels.com/fr-fr/video/femmes-jouer-sport-balle-6767274…</text:p>
          </table:table-cell>
          <table:table-cell table:style-name="ce8" office:value-type="string" calcext:value-type="string">
            <text:p><text:a xlink:href="https://www.uneiaparjour.fr/domoai/" xlink:type="simple">https://www.uneiaparjour.fr/domoai/</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4"/>
          <table:table-cell table:style-name="ce20" office:value-type="date" office:date-value="2024-01-25" calcext:value-type="date">
            <text:p>25/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ased Labs</text:p>
          </table:table-cell>
          <table:table-cell table:style-name="ce7" office:value-type="string" calcext:value-type="string">
            <text:p>Based Labs (https://basedlabs.ai) génère des images 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8" office:value-type="string" calcext:value-type="string">
            <text:p><text:a xlink:href="https://www.uneiaparjour.fr/based-labs/" xlink:type="simple">https://www.uneiaparjour.fr/based-labs/</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4"/>
          <table:table-cell table:style-name="ce20" office:value-type="date" office:date-value="2024-01-24" calcext:value-type="date">
            <text:p>24/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orksheet generator</text:p>
          </table:table-cell>
          <table:table-cell table:style-name="ce7"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8" office:value-type="string" calcext:value-type="string">
            <text:p><text:a xlink:href="https://www.uneiaparjour.fr/worksheet-generator/" xlink:type="simple">https://www.uneiaparjour.fr/worksheet-generator/</text:a></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4-01-23" calcext:value-type="date">
            <text:p>23/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isc Ninja</text:p>
          </table:table-cell>
          <table:table-cell table:style-name="ce7"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8" office:value-type="string" calcext:value-type="string">
            <text:p><text:a xlink:href="https://www.uneiaparjour.fr/misc-ninja/" xlink:type="simple">https://www.uneiaparjour.fr/misc-ninja/</text:a></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number-columns-repeated="4"/>
          <table:table-cell table:style-name="ce20" office:value-type="date" office:date-value="2024-01-22" calcext:value-type="date">
            <text:p>22/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nstantID</text:p>
          </table:table-cell>
          <table:table-cell table:style-name="ce7"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8" office:value-type="string" calcext:value-type="string">
            <text:p><text:a xlink:href="https://www.uneiaparjour.fr/instantid/" xlink:type="simple">https://www.uneiaparjour.fr/instantid/</text:a></text:p>
          </table:table-cell>
          <table:table-cell table:style-name="ce7" office:value-type="string" calcext:value-type="string">
            <text:p>images</text:p>
          </table:table-cell>
          <table:table-cell table:style-name="ce7" table:number-columns-repeated="5"/>
          <table:table-cell table:style-name="ce20" office:value-type="date" office:date-value="2024-01-21" calcext:value-type="date">
            <text:p>21/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endable</text:p>
          </table:table-cell>
          <table:table-cell table:style-name="ce7"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8" office:value-type="string" calcext:value-type="string">
            <text:p><text:a xlink:href="https://www.uneiaparjour.fr/mendable/" xlink:type="simple">https://www.uneiaparjour.fr/mendable/</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youtube</text:p>
          </table:table-cell>
          <table:table-cell table:style-name="ce7" table:number-columns-repeated="3"/>
          <table:table-cell table:style-name="ce20" office:value-type="date" office:date-value="2024-01-20" calcext:value-type="date">
            <text:p>20/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ante</text:p>
          </table:table-cell>
          <table:table-cell table:style-name="ce7"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8" office:value-type="string" calcext:value-type="string">
            <text:p><text:a xlink:href="https://www.uneiaparjour.fr/dante/" xlink:type="simple">https://www.uneiaparjour.fr/dante/</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table:number-columns-repeated="4"/>
          <table:table-cell table:style-name="ce20" office:value-type="date" office:date-value="2024-01-19" calcext:value-type="date">
            <text:p>19/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ading coach</text:p>
          </table:table-cell>
          <table:table-cell table:style-name="ce7"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8" office:value-type="string" calcext:value-type="string">
            <text:p><text:a xlink:href="https://www.uneiaparjour.fr/reading-coach/" xlink:type="simple">https://www.uneiaparjour.fr/reading-coach/</text:a></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number-columns-repeated="3"/>
          <table:table-cell table:style-name="ce20" office:value-type="date" office:date-value="2024-01-18" calcext:value-type="date">
            <text:p>18/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deo to blog</text:p>
          </table:table-cell>
          <table:table-cell table:style-name="ce7"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8" office:value-type="string" calcext:value-type="string">
            <text:p><text:a xlink:href="https://www.uneiaparjour.fr/video-to-blog/" xlink:type="simple">https://www.uneiaparjour.fr/video-to-blog/</text:a></text:p>
          </table:table-cell>
          <table:table-cell table:style-name="ce7" office:value-type="string" calcext:value-type="string">
            <text:p>texte</text:p>
          </table:table-cell>
          <table:table-cell table:style-name="ce7" office:value-type="string" calcext:value-type="string">
            <text:p>youtube</text:p>
          </table:table-cell>
          <table:table-cell table:style-name="ce7" table:number-columns-repeated="4"/>
          <table:table-cell table:style-name="ce20" office:value-type="date" office:date-value="2024-01-17" calcext:value-type="date">
            <text:p>17/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rtpixel</text:p>
          </table:table-cell>
          <table:table-cell table:style-name="ce7"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8" office:value-type="string" calcext:value-type="string">
            <text:p><text:a xlink:href="https://www.uneiaparjour.fr/chartpixel/" xlink:type="simple">https://www.uneiaparjour.fr/chartpixel/</text:a></text:p>
          </table:table-cell>
          <table:table-cell table:style-name="ce7" office:value-type="string" calcext:value-type="string">
            <text:p>données</text:p>
          </table:table-cell>
          <table:table-cell table:style-name="ce7" table:number-columns-repeated="5"/>
          <table:table-cell table:style-name="ce20" office:value-type="date" office:date-value="2024-01-16" calcext:value-type="date">
            <text:p>16/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age Mixer</text:p>
          </table:table-cell>
          <table:table-cell table:style-name="ce7" office:value-type="string" calcext:value-type="string">
            <text:p>Image Mixer (https://cloud.lambdalabs.com/demos/lambda/image-mixer-demo…) </text:p>
            <text:p>génère une image à partir d’une série d’URL, textes ou images (5 maxi), </text:p>
            <text:p>chaque source pouvant avoir plus ou moins d’importance pour la génération, </text:p>
            <text:p>paramétrage possible. Open source et illimité. Sources test : Pexels.</text:p>
          </table:table-cell>
          <table:table-cell table:style-name="ce8" office:value-type="string" calcext:value-type="string">
            <text:p><text:a xlink:href="https://www.uneiaparjour.fr/image-mixer/" xlink:type="simple">https://www.uneiaparjour.fr/image-mixer/</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number-columns-repeated="3"/>
          <table:table-cell table:style-name="ce20" office:value-type="date" office:date-value="2024-01-15" calcext:value-type="date">
            <text:p>15/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int AI</text:p>
          </table:table-cell>
          <table:table-cell table:style-name="ce7"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8" office:value-type="string" calcext:value-type="string">
            <text:p><text:a xlink:href="https://www.uneiaparjour.fr/paint-ai/" xlink:type="simple">https://www.uneiaparjour.fr/paint-ai/</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4-01-14" calcext:value-type="date">
            <text:p>14/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R Code AI Art Generator</text:p>
          </table:table-cell>
          <table:table-cell table:style-name="ce7"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8" office:value-type="string" calcext:value-type="string">
            <text:p><text:a xlink:href="https://www.uneiaparjour.fr/qr-code-ai-art-generator/" xlink:type="simple">https://www.uneiaparjour.fr/qr-code-ai-art-generator/</text:a></text:p>
          </table:table-cell>
          <table:table-cell table:style-name="ce7" office:value-type="string" calcext:value-type="string">
            <text:p>images</text:p>
          </table:table-cell>
          <table:table-cell table:style-name="ce7" office:value-type="string" calcext:value-type="string">
            <text:p>qr code</text:p>
          </table:table-cell>
          <table:table-cell table:style-name="ce7" table:number-columns-repeated="4"/>
          <table:table-cell table:style-name="ce20" office:value-type="date" office:date-value="2024-01-13" calcext:value-type="date">
            <text:p>13/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elcraft</text:p>
          </table:table-cell>
          <table:table-cell table:style-name="ce7"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8" office:value-type="string" calcext:value-type="string">
            <text:p><text:a xlink:href="https://www.uneiaparjour.fr/reelcraft/" xlink:type="simple">https://www.uneiaparjour.fr/reelcraft/</text:a></text:p>
          </table:table-cell>
          <table:table-cell table:style-name="ce7" office:value-type="string" calcext:value-type="string">
            <text:p>texte</text:p>
          </table:table-cell>
          <table:table-cell table:style-name="ce7" office:value-type="string" calcext:value-type="string">
            <text:p>vidéo</text:p>
          </table:table-cell>
          <table:table-cell table:style-name="ce7" office:value-type="string" calcext:value-type="string">
            <text:p>voix</text:p>
          </table:table-cell>
          <table:table-cell table:style-name="ce7" table:number-columns-repeated="3"/>
          <table:table-cell table:style-name="ce20" office:value-type="date" office:date-value="2024-01-12" calcext:value-type="date">
            <text:p>12/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zizz</text:p>
          </table:table-cell>
          <table:table-cell table:style-name="ce7"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8" office:value-type="string" calcext:value-type="string">
            <text:p><text:a xlink:href="https://www.uneiaparjour.fr/quizizz/" xlink:type="simple">https://www.uneiaparjour.fr/quizizz/</text:a></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youtube</text:p>
          </table:table-cell>
          <table:table-cell table:style-name="ce7" table:number-columns-repeated="2"/>
          <table:table-cell table:style-name="ce20" office:value-type="date" office:date-value="2024-01-11" calcext:value-type="date">
            <text:p>11/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amp;AViz</text:p>
          </table:table-cell>
          <table:table-cell table:style-name="ce7"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8" office:value-type="string" calcext:value-type="string">
            <text:p><text:a xlink:href="https://www.uneiaparjour.fr/daviz/" xlink:type="simple">https://www.uneiaparjour.fr/daviz/</text:a></text:p>
          </table:table-cell>
          <table:table-cell table:style-name="ce7" office:value-type="string" calcext:value-type="string">
            <text:p>données</text:p>
          </table:table-cell>
          <table:table-cell table:style-name="ce7" table:number-columns-repeated="5"/>
          <table:table-cell table:style-name="ce20" office:value-type="date" office:date-value="2024-01-10" calcext:value-type="date">
            <text:p>10/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PTS2D</text:p>
          </table:table-cell>
          <table:table-cell table:style-name="ce7"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 à la demande et les </text:p>
            <text:p>agents peuvent être ensuite partagés, un test ici : </text:p>
            <text:p>https://gpts2d.com/chat/playground/2t9459… Générations limitées à une […]</text:p>
          </table:table-cell>
          <table:table-cell table:style-name="ce8" office:value-type="string" calcext:value-type="string">
            <text:p><text:a xlink:href="https://www.uneiaparjour.fr/gpts2d/" xlink:type="simple">https://www.uneiaparjour.fr/gpts2d/</text:a></text:p>
          </table:table-cell>
          <table:table-cell table:style-name="ce7" office:value-type="string" calcext:value-type="string">
            <text:p>chatbot</text:p>
          </table:table-cell>
          <table:table-cell table:style-name="ce7" office:value-type="string" calcext:value-type="string">
            <text:p>mindmap</text:p>
          </table:table-cell>
          <table:table-cell table:style-name="ce7" table:number-columns-repeated="4"/>
          <table:table-cell table:style-name="ce20" office:value-type="date" office:date-value="2024-01-09" calcext:value-type="date">
            <text:p>09/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Jotbot</text:p>
          </table:table-cell>
          <table:table-cell table:style-name="ce7"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8" office:value-type="string" calcext:value-type="string">
            <text:p><text:a xlink:href="https://www.uneiaparjour.fr/jotbot/" xlink:type="simple">https://www.uneiaparjour.fr/jotbot/</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office:value-type="string" calcext:value-type="string">
            <text:p>youtube</text:p>
          </table:table-cell>
          <table:table-cell table:style-name="ce7" table:number-columns-repeated="2"/>
          <table:table-cell table:style-name="ce20" office:value-type="date" office:date-value="2024-01-08" calcext:value-type="date">
            <text:p>08/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ck generator</text:p>
          </table:table-cell>
          <table:table-cell table:style-name="ce7"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8" office:value-type="string" calcext:value-type="string">
            <text:p><text:a xlink:href="https://www.uneiaparjour.fr/pack-generator/" xlink:type="simple">https://www.uneiaparjour.fr/pack-generator/</text:a></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table:number-columns-repeated="4"/>
          <table:table-cell table:style-name="ce20" office:value-type="date" office:date-value="2024-01-07" calcext:value-type="date">
            <text:p>07/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deamap</text:p>
          </table:table-cell>
          <table:table-cell table:style-name="ce7"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8" office:value-type="string" calcext:value-type="string">
            <text:p><text:a xlink:href="https://www.uneiaparjour.fr/ideamap/" xlink:type="simple">https://www.uneiaparjour.fr/ideamap/</text:a></text:p>
          </table:table-cell>
          <table:table-cell table:style-name="ce7" office:value-type="string" calcext:value-type="string">
            <text:p>mindmap</text:p>
          </table:table-cell>
          <table:table-cell table:style-name="ce7" office:value-type="string" calcext:value-type="string">
            <text:p>texte</text:p>
          </table:table-cell>
          <table:table-cell table:style-name="ce7" table:number-columns-repeated="4"/>
          <table:table-cell table:style-name="ce20" office:value-type="date" office:date-value="2024-01-06" calcext:value-type="date">
            <text:p>06/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resentationGPT</text:p>
          </table:table-cell>
          <table:table-cell table:style-name="ce7"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8" office:value-type="string" calcext:value-type="string">
            <text:p><text:a xlink:href="https://www.uneiaparjour.fr/presentationgpt/" xlink:type="simple">https://www.uneiaparjour.fr/presentationgpt/</text:a></text:p>
          </table:table-cell>
          <table:table-cell table:style-name="ce7" office:value-type="string" calcext:value-type="string">
            <text:p>présentation</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4-01-05" calcext:value-type="date">
            <text:p>05/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ex</text:p>
          </table:table-cell>
          <table:table-cell table:style-name="ce7" office:value-type="string" calcext:value-type="string">
            <text:p>Nex (https://nex.art), avec son propre modèle Primus, génère des images à </text:p>
            <text:p>partir d’un prompt, d’une image de base, de choix de couleurs et d’une </text:p>
            <text:p>structure. Plusieurs combinaisons possibles, prompt négatif. 100 images par </text:p>
            <text:p>mois en version gratuite.</text:p>
          </table:table-cell>
          <table:table-cell table:style-name="ce8" office:value-type="string" calcext:value-type="string">
            <text:p><text:a xlink:href="https://www.uneiaparjour.fr/nex/" xlink:type="simple">https://www.uneiaparjour.fr/nex/</text:a></text:p>
          </table:table-cell>
          <table:table-cell table:style-name="ce7" office:value-type="string" calcext:value-type="string">
            <text:p>images</text:p>
          </table:table-cell>
          <table:table-cell table:style-name="ce7" table:number-columns-repeated="5"/>
          <table:table-cell table:style-name="ce20" office:value-type="date" office:date-value="2024-01-04" calcext:value-type="date">
            <text:p>04/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rezo</text:p>
          </table:table-cell>
          <table:table-cell table:style-name="ce7" office:value-type="string" calcext:value-type="string">
            <text:p>Prezo (http://prezo.ai) génère des présentations avec un prompt et/ou un </text:p>
            <text:p>document. Génération d’images intégrée, ajout/édition de contenus, export </text:p>
            <text:p>pdf, partage via url. Usage individuel gratuit. Ex avec guide IA Unesco : </text:p>
            <text:p>https://vu.fr/BgFF</text:p>
          </table:table-cell>
          <table:table-cell table:style-name="ce8" office:value-type="string" calcext:value-type="string">
            <text:p><text:a xlink:href="https://www.uneiaparjour.fr/prezo/" xlink:type="simple">https://www.uneiaparjour.fr/prezo/</text:a></text:p>
          </table:table-cell>
          <table:table-cell table:style-name="ce7" office:value-type="string" calcext:value-type="string">
            <text:p>présentation</text:p>
          </table:table-cell>
          <table:table-cell table:style-name="ce7" table:number-columns-repeated="5"/>
          <table:table-cell table:style-name="ce20" office:value-type="date" office:date-value="2024-01-03" calcext:value-type="date">
            <text:p>03/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ainstory</text:p>
          </table:table-cell>
          <table:table-cell table:style-name="ce7"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8" office:value-type="string" calcext:value-type="string">
            <text:p><text:a xlink:href="https://www.uneiaparjour.fr/brainstory/" xlink:type="simple">https://www.uneiaparjour.fr/brainstory/</text:a></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4"/>
          <table:table-cell table:style-name="ce20" office:value-type="date" office:date-value="2024-01-02" calcext:value-type="date">
            <text:p>02/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en Lang</text:p>
          </table:table-cell>
          <table:table-cell table:style-name="ce7"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8" office:value-type="string" calcext:value-type="string">
            <text:p><text:a xlink:href="https://www.uneiaparjour.fr/open-lang/" xlink:type="simple">https://www.uneiaparjour.fr/open-lang/</text:a></text:p>
          </table:table-cell>
          <table:table-cell table:style-name="ce7" office:value-type="string" calcext:value-type="string">
            <text:p>langues</text:p>
          </table:table-cell>
          <table:table-cell table:style-name="ce7" office:value-type="string" calcext:value-type="string">
            <text:p>youtube</text:p>
          </table:table-cell>
          <table:table-cell table:style-name="ce7" table:number-columns-repeated="4"/>
          <table:table-cell table:style-name="ce20" office:value-type="date" office:date-value="2024-01-01" calcext:value-type="date">
            <text:p>01/01/2024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win Pics</text:p>
          </table:table-cell>
          <table:table-cell table:style-name="ce7"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8" office:value-type="string" calcext:value-type="string">
            <text:p><text:a xlink:href="https://www.uneiaparjour.fr/twin-pics/" xlink:type="simple">https://www.uneiaparjour.fr/twin-pics/</text:a></text:p>
          </table:table-cell>
          <table:table-cell table:style-name="ce7" office:value-type="string" calcext:value-type="string">
            <text:p>images</text:p>
          </table:table-cell>
          <table:table-cell table:style-name="ce7" table:number-columns-repeated="5"/>
          <table:table-cell table:style-name="ce20" office:value-type="date" office:date-value="2023-12-31" calcext:value-type="date">
            <text:p>31/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istory Timelines</text:p>
          </table:table-cell>
          <table:table-cell table:style-name="ce7"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8" office:value-type="string" calcext:value-type="string">
            <text:p><text:a xlink:href="https://www.uneiaparjour.fr/history-timelines/" xlink:type="simple">https://www.uneiaparjour.fr/history-timelines/</text:a></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20" office:value-type="date" office:date-value="2023-12-30" calcext:value-type="date">
            <text:p>30/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ymap Visualstory</text:p>
          </table:table-cell>
          <table:table-cell table:style-name="ce7"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8" office:value-type="string" calcext:value-type="string">
            <text:p><text:a xlink:href="https://www.uneiaparjour.fr/mymap-visualstory/" xlink:type="simple">https://www.uneiaparjour.fr/mymap-visualstory/</text:a></text:p>
          </table:table-cell>
          <table:table-cell table:style-name="ce7" office:value-type="string" calcext:value-type="string">
            <text:p>documents</text:p>
          </table:table-cell>
          <table:table-cell table:style-name="ce7" office:value-type="string" calcext:value-type="string">
            <text:p>mindmap</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20" office:value-type="date" office:date-value="2023-12-29" calcext:value-type="date">
            <text:p>29/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rome</text:p>
          </table:table-cell>
          <table:table-cell table:style-name="ce7"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 ou 2 vidéos).</text:p>
          </table:table-cell>
          <table:table-cell table:style-name="ce8" office:value-type="string" calcext:value-type="string">
            <text:p><text:a xlink:href="https://www.uneiaparjour.fr/prome/" xlink:type="simple">https://www.uneiaparjour.fr/prome/</text:a></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4"/>
          <table:table-cell table:style-name="ce20" office:value-type="date" office:date-value="2023-12-28" calcext:value-type="date">
            <text:p>28/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edtime Ai</text:p>
          </table:table-cell>
          <table:table-cell table:style-name="ce7"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8" office:value-type="string" calcext:value-type="string">
            <text:p><text:a xlink:href="https://www.uneiaparjour.fr/bedtime-ai/" xlink:type="simple">https://www.uneiaparjour.fr/bedtime-ai/</text:a></text:p>
          </table:table-cell>
          <table:table-cell table:style-name="ce7" office:value-type="string" calcext:value-type="string">
            <text:p>histoires enfants</text:p>
          </table:table-cell>
          <table:table-cell table:style-name="ce7" office:value-type="string" calcext:value-type="string">
            <text:p>voix</text:p>
          </table:table-cell>
          <table:table-cell table:style-name="ce7" table:number-columns-repeated="4"/>
          <table:table-cell table:style-name="ce20" office:value-type="date" office:date-value="2023-12-27" calcext:value-type="date">
            <text:p>27/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altime Canva de Leonardo</text:p>
          </table:table-cell>
          <table:table-cell table:style-name="ce7" office:value-type="string" calcext:value-type="string">
            <text:p>Realtime Canva de Leonardo (https://app.leonardo.ai/realtime-canvas) génère </text:p>
            <text:p>des images 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 Motion » disponible […]</text:p>
          </table:table-cell>
          <table:table-cell table:style-name="ce8" office:value-type="string" calcext:value-type="string">
            <text:p><text:a xlink:href="https://www.uneiaparjour.fr/realtime-canva-de-leonardo/" xlink:type="simple">https://www.uneiaparjour.fr/realtime-canva-de-leonardo/</text:a></text:p>
          </table:table-cell>
          <table:table-cell table:style-name="ce7" office:value-type="string" calcext:value-type="string">
            <text:p>images</text:p>
          </table:table-cell>
          <table:table-cell table:style-name="ce7" table:number-columns-repeated="5"/>
          <table:table-cell table:style-name="ce20" office:value-type="date" office:date-value="2023-12-26" calcext:value-type="date">
            <text:p>26/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Comic Factory</text:p>
          </table:table-cell>
          <table:table-cell table:style-name="ce7"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8" office:value-type="string" calcext:value-type="string">
            <text:p><text:a xlink:href="https://www.uneiaparjour.fr/ai-comic-factory/" xlink:type="simple">https://www.uneiaparjour.fr/ai-comic-factory/</text:a></text:p>
          </table:table-cell>
          <table:table-cell table:style-name="ce7" office:value-type="string" calcext:value-type="string">
            <text:p>bande dessiné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3-12-25" calcext:value-type="date">
            <text:p>25/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Julius</text:p>
          </table:table-cell>
          <table:table-cell table:style-name="ce7"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8" office:value-type="string" calcext:value-type="string">
            <text:p><text:a xlink:href="https://www.uneiaparjour.fr/julius/" xlink:type="simple">https://www.uneiaparjour.fr/julius/</text:a></text:p>
          </table:table-cell>
          <table:table-cell table:style-name="ce7" office:value-type="string" calcext:value-type="string">
            <text:p>chatbot</text:p>
          </table:table-cell>
          <table:table-cell table:style-name="ce7" office:value-type="string" calcext:value-type="string">
            <text:p>données</text:p>
          </table:table-cell>
          <table:table-cell table:style-name="ce7" office:value-type="string" calcext:value-type="string">
            <text:p>site web</text:p>
          </table:table-cell>
          <table:table-cell table:style-name="ce7" office:value-type="string" calcext:value-type="string">
            <text:p>texte</text:p>
          </table:table-cell>
          <table:table-cell table:style-name="ce7" office:value-type="string" calcext:value-type="string">
            <text:p>youtube</text:p>
          </table:table-cell>
          <table:table-cell table:style-name="ce7"/>
          <table:table-cell table:style-name="ce20" office:value-type="date" office:date-value="2023-12-24" calcext:value-type="date">
            <text:p>24/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duease</text:p>
          </table:table-cell>
          <table:table-cell table:style-name="ce7"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8" office:value-type="string" calcext:value-type="string">
            <text:p><text:a xlink:href="https://www.uneiaparjour.fr/eduease/" xlink:type="simple">https://www.uneiaparjour.fr/eduease/</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3-12-23" calcext:value-type="date">
            <text:p>23/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rea</text:p>
          </table:table-cell>
          <table:table-cell table:style-name="ce7" office:value-type="string" calcext:value-type="string">
            <text:p>Krea (https://krea.ai) génère des images 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8" office:value-type="string" calcext:value-type="string">
            <text:p><text:a xlink:href="https://www.uneiaparjour.fr/krea/" xlink:type="simple">https://www.uneiaparjour.fr/krea/</text:a></text:p>
          </table:table-cell>
          <table:table-cell table:style-name="ce7" office:value-type="string" calcext:value-type="string">
            <text:p>images</text:p>
          </table:table-cell>
          <table:table-cell table:style-name="ce7" table:number-columns-repeated="5"/>
          <table:table-cell table:style-name="ce20" office:value-type="date" office:date-value="2023-12-22" calcext:value-type="date">
            <text:p>22/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ree AI Essay Write</text:p>
          </table:table-cell>
          <table:table-cell table:style-name="ce7"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8" office:value-type="string" calcext:value-type="string">
            <text:p><text:a xlink:href="https://www.uneiaparjour.fr/free-ai-essay-write/" xlink:type="simple">https://www.uneiaparjour.fr/free-ai-essay-write/</text:a></text:p>
          </table:table-cell>
          <table:table-cell table:style-name="ce7" office:value-type="string" calcext:value-type="string">
            <text:p>texte</text:p>
          </table:table-cell>
          <table:table-cell table:style-name="ce7" table:number-columns-repeated="5"/>
          <table:table-cell table:style-name="ce20" office:value-type="date" office:date-value="2023-12-21" calcext:value-type="date">
            <text:p>21/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duGPT</text:p>
          </table:table-cell>
          <table:table-cell table:style-name="ce7"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8" office:value-type="string" calcext:value-type="string">
            <text:p><text:a xlink:href="https://www.uneiaparjour.fr/edugpt/" xlink:type="simple">https://www.uneiaparjour.fr/edugpt/</text:a></text:p>
          </table:table-cell>
          <table:table-cell table:style-name="ce7" office:value-type="string" calcext:value-type="string">
            <text:p>éducation</text:p>
          </table:table-cell>
          <table:table-cell table:style-name="ce7" table:number-columns-repeated="5"/>
          <table:table-cell table:style-name="ce20" office:value-type="date" office:date-value="2023-12-20" calcext:value-type="date">
            <text:p>20/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uphonme</text:p>
          </table:table-cell>
          <table:table-cell table:style-name="ce7"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8" office:value-type="string" calcext:value-type="string">
            <text:p><text:a xlink:href="https://www.uneiaparjour.fr/euphonme/" xlink:type="simple">https://www.uneiaparjour.fr/euphonme/</text:a></text:p>
          </table:table-cell>
          <table:table-cell table:style-name="ce7" office:value-type="string" calcext:value-type="string">
            <text:p>archives</text:p>
          </table:table-cell>
          <table:table-cell table:style-name="ce7" table:number-columns-repeated="5"/>
          <table:table-cell table:style-name="ce20" office:value-type="date" office:date-value="2023-12-19" calcext:value-type="date">
            <text:p>19/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i Santa</text:p>
          </table:table-cell>
          <table:table-cell table:style-name="ce7"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8" office:value-type="string" calcext:value-type="string">
            <text:p><text:a xlink:href="https://www.uneiaparjour.fr/hi-santa/" xlink:type="simple">https://www.uneiaparjour.fr/hi-santa/</text:a></text:p>
          </table:table-cell>
          <table:table-cell table:style-name="ce7" office:value-type="string" calcext:value-type="string">
            <text:p>voix</text:p>
          </table:table-cell>
          <table:table-cell table:style-name="ce7" table:number-columns-repeated="5"/>
          <table:table-cell table:style-name="ce20" office:value-type="date" office:date-value="2023-12-18" calcext:value-type="date">
            <text:p>18/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aga RPG</text:p>
          </table:table-cell>
          <table:table-cell table:style-name="ce7"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8" office:value-type="string" calcext:value-type="string">
            <text:p><text:a xlink:href="https://www.uneiaparjour.fr/saga-rpg/" xlink:type="simple">https://www.uneiaparjour.fr/saga-rpg/</text:a></text:p>
          </table:table-cell>
          <table:table-cell table:style-name="ce7" office:value-type="string" calcext:value-type="string">
            <text:p>jeu vidéo</text:p>
          </table:table-cell>
          <table:table-cell table:style-name="ce7" office:value-type="string" calcext:value-type="string">
            <text:p>texte</text:p>
          </table:table-cell>
          <table:table-cell table:style-name="ce7" table:number-columns-repeated="4"/>
          <table:table-cell table:style-name="ce20" office:value-type="date" office:date-value="2023-12-17" calcext:value-type="date">
            <text:p>17/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p This</text:p>
          </table:table-cell>
          <table:table-cell table:style-name="ce7"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8" office:value-type="string" calcext:value-type="string">
            <text:p><text:a xlink:href="https://www.uneiaparjour.fr/5247-2/" xlink:type="simple">https://www.uneiaparjour.fr/5247-2/</text:a></text:p>
          </table:table-cell>
          <table:table-cell table:style-name="ce7" office:value-type="string" calcext:value-type="string">
            <text:p>mindmap</text:p>
          </table:table-cell>
          <table:table-cell table:style-name="ce7" table:number-columns-repeated="5"/>
          <table:table-cell table:style-name="ce20" office:value-type="date" office:date-value="2023-12-16" calcext:value-type="date">
            <text:p>16/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itwit</text:p>
          </table:table-cell>
          <table:table-cell table:style-name="ce7"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8" office:value-type="string" calcext:value-type="string">
            <text:p><text:a xlink:href="https://www.uneiaparjour.fr/hitwit/" xlink:type="simple">https://www.uneiaparjour.fr/hitwit/</text:a></text:p>
          </table:table-cell>
          <table:table-cell table:style-name="ce7" office:value-type="string" calcext:value-type="string">
            <text:p>éducation</text:p>
          </table:table-cell>
          <table:table-cell table:style-name="ce7" table:number-columns-repeated="5"/>
          <table:table-cell table:style-name="ce20" office:value-type="date" office:date-value="2023-12-15" calcext:value-type="date">
            <text:p>15/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rtyRock</text:p>
          </table:table-cell>
          <table:table-cell table:style-name="ce7"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8" office:value-type="string" calcext:value-type="string">
            <text:p><text:a xlink:href="https://www.uneiaparjour.fr/partyrock/" xlink:type="simple">https://www.uneiaparjour.fr/partyrock/</text:a></text:p>
          </table:table-cell>
          <table:table-cell table:style-name="ce7" office:value-type="string" calcext:value-type="string">
            <text:p>application</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2"/>
          <table:table-cell table:style-name="ce20" office:value-type="date" office:date-value="2023-12-14" calcext:value-type="date">
            <text:p>14/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luxy</text:p>
          </table:table-cell>
          <table:table-cell table:style-name="ce7"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8" office:value-type="string" calcext:value-type="string">
            <text:p><text:a xlink:href="https://www.uneiaparjour.fr/fluxy/" xlink:type="simple">https://www.uneiaparjour.fr/fluxy/</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number-columns-repeated="3"/>
          <table:table-cell table:style-name="ce20" office:value-type="date" office:date-value="2023-12-13" calcext:value-type="date">
            <text:p>13/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urbo Art</text:p>
          </table:table-cell>
          <table:table-cell table:style-name="ce7" office:value-type="string" calcext:value-type="string">
            <text:p>Turbo Art (https://turbo.art) génère des #images 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8" office:value-type="string" calcext:value-type="string">
            <text:p><text:a xlink:href="https://www.uneiaparjour.fr/turbo-art/" xlink:type="simple">https://www.uneiaparjour.fr/turbo-art/</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number-columns-repeated="3"/>
          <table:table-cell table:style-name="ce20" office:value-type="date" office:date-value="2023-12-12" calcext:value-type="date">
            <text:p>12/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ka</text:p>
          </table:table-cell>
          <table:table-cell table:style-name="ce7"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8" office:value-type="string" calcext:value-type="string">
            <text:p><text:a xlink:href="https://www.uneiaparjour.fr/pika/" xlink:type="simple">https://www.uneiaparjour.fr/pika/</text:a></text:p>
          </table:table-cell>
          <table:table-cell table:style-name="ce7" office:value-type="string" calcext:value-type="string">
            <text:p>vidéo</text:p>
          </table:table-cell>
          <table:table-cell table:style-name="ce7" table:number-columns-repeated="5"/>
          <table:table-cell table:style-name="ce20" office:value-type="date" office:date-value="2023-12-11" calcext:value-type="date">
            <text:p>11/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abophase</text:p>
          </table:table-cell>
          <table:table-cell table:style-name="ce7"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8" office:value-type="string" calcext:value-type="string">
            <text:p><text:a xlink:href="https://www.uneiaparjour.fr/labophase/" xlink:type="simple">https://www.uneiaparjour.fr/labophase/</text:a></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4"/>
          <table:table-cell table:style-name="ce20" office:value-type="date" office:date-value="2023-12-10" calcext:value-type="date">
            <text:p>10/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wiftkey</text:p>
          </table:table-cell>
          <table:table-cell table:style-name="ce7"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8" office:value-type="string" calcext:value-type="string">
            <text:p><text:a xlink:href="https://www.uneiaparjour.fr/swiftkey/" xlink:type="simple">https://www.uneiaparjour.fr/swiftkey/</text:a></text:p>
          </table:table-cell>
          <table:table-cell table:style-name="ce7" office:value-type="string" calcext:value-type="string">
            <text:p>images</text:p>
          </table:table-cell>
          <table:table-cell table:style-name="ce7" office:value-type="string" calcext:value-type="string">
            <text:p>LLM</text:p>
          </table:table-cell>
          <table:table-cell table:style-name="ce7" office:value-type="string" calcext:value-type="string">
            <text:p>texte</text:p>
          </table:table-cell>
          <table:table-cell table:style-name="ce7" table:number-columns-repeated="3"/>
          <table:table-cell table:style-name="ce20" office:value-type="date" office:date-value="2023-12-09" calcext:value-type="date">
            <text:p>09/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xverse</text:p>
          </table:table-cell>
          <table:table-cell table:style-name="ce7"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8" office:value-type="string" calcext:value-type="string">
            <text:p><text:a xlink:href="https://www.uneiaparjour.fr/pixverse/" xlink:type="simple">https://www.uneiaparjour.fr/pixverse/</text:a></text:p>
          </table:table-cell>
          <table:table-cell table:number-columns-repeated="2" table:style-name="ce7" office:value-type="string" calcext:value-type="string">
            <text:p>vidéo</text:p>
          </table:table-cell>
          <table:table-cell table:style-name="ce7" table:number-columns-repeated="4"/>
          <table:table-cell table:style-name="ce20" office:value-type="date" office:date-value="2023-12-08" calcext:value-type="date">
            <text:p>08/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ast SDXL</text:p>
          </table:table-cell>
          <table:table-cell table:style-name="ce7"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8" office:value-type="string" calcext:value-type="string">
            <text:p><text:a xlink:href="https://www.uneiaparjour.fr/fast-sdxl/" xlink:type="simple">https://www.uneiaparjour.fr/fast-sdxl/</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2"/>
          <table:table-cell table:style-name="ce20" office:value-type="date" office:date-value="2023-12-07" calcext:value-type="date">
            <text:p>07/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inotes</text:p>
          </table:table-cell>
          <table:table-cell table:style-name="ce7"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8" office:value-type="string" calcext:value-type="string">
            <text:p><text:a xlink:href="https://www.uneiaparjour.fr/hinotes/" xlink:type="simple">https://www.uneiaparjour.fr/hinotes/</text: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4"/>
          <table:table-cell table:style-name="ce20" office:value-type="date" office:date-value="2023-12-06" calcext:value-type="date">
            <text:p>06/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reeAIkit</text:p>
          </table:table-cell>
          <table:table-cell table:style-name="ce7"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8" office:value-type="string" calcext:value-type="string">
            <text:p><text:a xlink:href="https://www.uneiaparjour.fr/freeaikit/" xlink:type="simple">https://www.uneiaparjour.fr/freeaikit/</text:a></text:p>
          </table:table-cell>
          <table:table-cell table:style-name="ce7" office:value-type="string" calcext:value-type="string">
            <text:p>texte</text:p>
          </table:table-cell>
          <table:table-cell table:style-name="ce7" table:number-columns-repeated="5"/>
          <table:table-cell table:style-name="ce20" office:value-type="date" office:date-value="2023-12-05" calcext:value-type="date">
            <text:p>05/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ream slide</text:p>
          </table:table-cell>
          <table:table-cell table:style-name="ce7"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8" office:value-type="string" calcext:value-type="string">
            <text:p><text:a xlink:href="https://www.uneiaparjour.fr/stream-slide/" xlink:type="simple">https://www.uneiaparjour.fr/stream-slide/</text:a></text:p>
          </table:table-cell>
          <table:table-cell table:style-name="ce7" office:value-type="string" calcext:value-type="string">
            <text:p>présentation</text:p>
          </table:table-cell>
          <table:table-cell table:style-name="ce7" office:value-type="string" calcext:value-type="string">
            <text:p>youtube</text:p>
          </table:table-cell>
          <table:table-cell table:style-name="ce7" table:number-columns-repeated="4"/>
          <table:table-cell table:style-name="ce20" office:value-type="date" office:date-value="2023-12-04" calcext:value-type="date">
            <text:p>04/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ory Studio</text:p>
          </table:table-cell>
          <table:table-cell table:style-name="ce7"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8" office:value-type="string" calcext:value-type="string">
            <text:p><text:a xlink:href="https://www.uneiaparjour.fr/story-studio/" xlink:type="simple">https://www.uneiaparjour.fr/story-studio/</text:a></text:p>
          </table:table-cell>
          <table:table-cell table:style-name="ce7" office:value-type="string" calcext:value-type="string">
            <text:p>images</text:p>
          </table:table-cell>
          <table:table-cell table:style-name="ce7" office:value-type="string" calcext:value-type="string">
            <text:p>vidéo</text:p>
          </table:table-cell>
          <table:table-cell table:style-name="ce7" office:value-type="string" calcext:value-type="string">
            <text:p>voix</text:p>
          </table:table-cell>
          <table:table-cell table:style-name="ce7" table:number-columns-repeated="3"/>
          <table:table-cell table:style-name="ce20" office:value-type="date" office:date-value="2023-12-03" calcext:value-type="date">
            <text:p>03/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nowlee</text:p>
          </table:table-cell>
          <table:table-cell table:style-name="ce7"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8" office:value-type="string" calcext:value-type="string">
            <text:p><text:a xlink:href="https://www.uneiaparjour.fr/knowlee/" xlink:type="simple">https://www.uneiaparjour.fr/knowlee/</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idéo</text:p>
          </table:table-cell>
          <table:table-cell table:style-name="ce7" office:value-type="string" calcext:value-type="string">
            <text:p>youtube</text:p>
          </table:table-cell>
          <table:table-cell table:style-name="ce20" office:value-type="date" office:date-value="2023-12-02" calcext:value-type="date">
            <text:p>02/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ecohere</text:p>
          </table:table-cell>
          <table:table-cell table:style-name="ce7"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8" office:value-type="string" calcext:value-type="string">
            <text:p><text:a xlink:href="https://www.uneiaparjour.fr/decohere/" xlink:type="simple">https://www.uneiaparjour.fr/decohere/</text:a></text:p>
          </table:table-cell>
          <table:table-cell table:style-name="ce7" office:value-type="string" calcext:value-type="string">
            <text:p>vidéo</text:p>
          </table:table-cell>
          <table:table-cell table:style-name="ce7" table:number-columns-repeated="5"/>
          <table:table-cell table:style-name="ce20" office:value-type="date" office:date-value="2023-12-01" calcext:value-type="date">
            <text:p>01/1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mics Maker</text:p>
          </table:table-cell>
          <table:table-cell table:style-name="ce7" office:value-type="string" calcext:value-type="string">
            <text:p>Comics Maker (https://comicsmaker.ai) génère les images d’une bande </text:p>
            <text:p>dessinée et permet leur mise en page, case et bulles. Plusieurs styles, </text:p>
            <text:p>vues et modèles IA disponibles. Export pdf ou cbz, publication. 100 crédits </text:p>
            <text:p>gratuits (= 100 images).</text:p>
          </table:table-cell>
          <table:table-cell table:style-name="ce8" office:value-type="string" calcext:value-type="string">
            <text:p><text:a xlink:href="https://www.uneiaparjour.fr/comics-maker/" xlink:type="simple">https://www.uneiaparjour.fr/comics-maker/</text:a></text:p>
          </table:table-cell>
          <table:table-cell table:style-name="ce7" office:value-type="string" calcext:value-type="string">
            <text:p>bande dessinée</text:p>
          </table:table-cell>
          <table:table-cell table:style-name="ce7" office:value-type="string" calcext:value-type="string">
            <text:p>images</text:p>
          </table:table-cell>
          <table:table-cell table:style-name="ce7" table:number-columns-repeated="4"/>
          <table:table-cell table:style-name="ce20" office:value-type="date" office:date-value="2023-11-30" calcext:value-type="date">
            <text:p>30/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rove</text:p>
          </table:table-cell>
          <table:table-cell table:style-name="ce7"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8" office:value-type="string" calcext:value-type="string">
            <text:p><text:a xlink:href="https://www.uneiaparjour.fr/trove/" xlink:type="simple">https://www.uneiaparjour.fr/trove/</text:a></text:p>
          </table:table-cell>
          <table:table-cell table:style-name="ce7" office:value-type="string" calcext:value-type="string">
            <text:p>données</text:p>
          </table:table-cell>
          <table:table-cell table:style-name="ce7" table:number-columns-repeated="5"/>
          <table:table-cell table:style-name="ce20" office:value-type="date" office:date-value="2023-11-29" calcext:value-type="date">
            <text:p>29/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zalize</text:p>
          </table:table-cell>
          <table:table-cell table:style-name="ce7"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8" office:value-type="string" calcext:value-type="string">
            <text:p><text:a xlink:href="https://www.uneiaparjour.fr/quizalize/" xlink:type="simple">https://www.uneiaparjour.fr/quizalize/</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4"/>
          <table:table-cell table:style-name="ce20" office:value-type="date" office:date-value="2023-11-28" calcext:value-type="date">
            <text:p>28/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unno</text:p>
          </table:table-cell>
          <table:table-cell table:style-name="ce7"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8" office:value-type="string" calcext:value-type="string">
            <text:p><text:a xlink:href="https://www.uneiaparjour.fr/dunno/" xlink:type="simple">https://www.uneiaparjour.fr/dunno/</text:a></text:p>
          </table:table-cell>
          <table:table-cell table:style-name="ce7" office:value-type="string" calcext:value-type="string">
            <text:p>quiz et flashcards</text:p>
          </table:table-cell>
          <table:table-cell table:style-name="ce7" table:number-columns-repeated="5"/>
          <table:table-cell table:style-name="ce20" office:value-type="date" office:date-value="2023-11-27" calcext:value-type="date">
            <text:p>27/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arden of AI</text:p>
          </table:table-cell>
          <table:table-cell table:style-name="ce7" office:value-type="string" calcext:value-type="string">
            <text:p>Garden of AI (https://www.gardenofai.xyz) est un générateur IA </text:p>
            <text:p>« universel » à partir d’un prompt : texte, images, applications, jeux, </text:p>
            <text:p>etc. 2 exemples créés : – images N&amp;B : </text:p>
            <text:p>https://www.gardenofai.xyz/?session=Huge-Ravens-Carry – pong : </text:p>
            <text:p>https://www.gardenofai.xyz/?session=Lemon-Streets-Tickle Gratuit et sans </text:p>
            <text:p>compte.</text:p>
          </table:table-cell>
          <table:table-cell table:style-name="ce8" office:value-type="string" calcext:value-type="string">
            <text:p><text:a xlink:href="https://www.uneiaparjour.fr/3182-2/" xlink:type="simple">https://www.uneiaparjour.fr/3182-2/</text:a></text:p>
          </table:table-cell>
          <table:table-cell table:style-name="ce7" office:value-type="string" calcext:value-type="string">
            <text:p>application</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texte</text:p>
          </table:table-cell>
          <table:table-cell table:style-name="ce7" table:number-columns-repeated="2"/>
          <table:table-cell table:style-name="ce20" office:value-type="date" office:date-value="2023-11-26" calcext:value-type="date">
            <text:p>26/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kaso</text:p>
          </table:table-cell>
          <table:table-cell table:style-name="ce7" office:value-type="string" calcext:value-type="string">
            <text:p>Pikaso de @freepik (https://freepik.com/pikaso) génére des images en temps </text:p>
            <text:p>réel à partir de dessins / formes et pictos et/ou prompt. Les formes </text:p>
            <text:p>peuvent être déplacées et l’image améliorée. Version beta sur liste </text:p>
            <text:p>d’attente ou invit. Export images + composition. (code d’invitation – </text:p>
            <text:p>limité – dans ce post : </text:p>
            <text:p>https://x.com/LinusEkenstam/status/1730241429174108440?s=20)</text:p>
          </table:table-cell>
          <table:table-cell table:style-name="ce8" office:value-type="string" calcext:value-type="string">
            <text:p><text:a xlink:href="https://www.uneiaparjour.fr/pikaso/" xlink:type="simple">https://www.uneiaparjour.fr/pikaso/</text:a></text:p>
          </table:table-cell>
          <table:table-cell table:style-name="ce7" office:value-type="string" calcext:value-type="string">
            <text:p>images</text:p>
          </table:table-cell>
          <table:table-cell table:style-name="ce7" table:number-columns-repeated="5"/>
          <table:table-cell table:style-name="ce20" office:value-type="date" office:date-value="2023-11-25" calcext:value-type="date">
            <text:p>25/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DXL turbo</text:p>
          </table:table-cell>
          <table:table-cell table:style-name="ce7" office:value-type="string" calcext:value-type="string">
            <text:p>SDXL turbo (version beta : https://clipdrop.co/stable-diffusion-turbo…) est </text:p>
            <text:p>le dernier modèle de génération d’images de Stable Diffusion @StabilityAI </text:p>
            <text:p>(description :https://stability.ai/news/stability-ai-sdxl-turbo). Images </text:p>
            <text:p>générées en une fraction de seconde et outil d’édition. Gratuit et illimité</text:p>
          </table:table-cell>
          <table:table-cell table:style-name="ce8" office:value-type="string" calcext:value-type="string">
            <text:p><text:a xlink:href="https://www.uneiaparjour.fr/sdxl-turbo/" xlink:type="simple">https://www.uneiaparjour.fr/sdxl-turbo/</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number-columns-repeated="3"/>
          <table:table-cell table:style-name="ce20" office:value-type="date" office:date-value="2023-11-24" calcext:value-type="date">
            <text:p>24/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ibbly</text:p>
          </table:table-cell>
          <table:table-cell table:style-name="ce7" office:value-type="string" calcext:value-type="string">
            <text:p>Gibbly (https://www.gibbly.co/) génére quiz, cours et présentations. Quiz </text:p>
            <text:p>proposés en défis accessibles sans compte depuis l’accueil (test 309751). </text:p>
            <text:p>Multi-niveaux, export ppt avec images libres, création de classe. En beta </text:p>
            <text:p>gratuite.</text:p>
          </table:table-cell>
          <table:table-cell table:style-name="ce8" office:value-type="string" calcext:value-type="string">
            <text:p><text:a xlink:href="https://www.uneiaparjour.fr/gibbly/" xlink:type="simple">https://www.uneiaparjour.fr/gibbly/</text:a></text:p>
          </table:table-cell>
          <table:table-cell table:style-name="ce7" office:value-type="string" calcext:value-type="string">
            <text:p>éducation</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7" table:number-columns-repeated="3"/>
          <table:table-cell table:style-name="ce20" office:value-type="date" office:date-value="2023-11-23" calcext:value-type="date">
            <text:p>23/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rtGen AI</text:p>
          </table:table-cell>
          <table:table-cell table:style-name="ce7"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8" office:value-type="string" calcext:value-type="string">
            <text:p><text:a xlink:href="https://www.uneiaparjour.fr/chartgen-ai/" xlink:type="simple">https://www.uneiaparjour.fr/chartgen-ai/</text:a></text:p>
          </table:table-cell>
          <table:table-cell table:style-name="ce7" office:value-type="string" calcext:value-type="string">
            <text:p>donné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number-columns-repeated="3"/>
          <table:table-cell table:style-name="ce20" office:value-type="date" office:date-value="2023-11-22" calcext:value-type="date">
            <text:p>22/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ello</text:p>
          </table:table-cell>
          <table:table-cell table:style-name="ce7"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8" office:value-type="string" calcext:value-type="string">
            <text:p><text:a xlink:href="https://www.uneiaparjour.fr/vello/" xlink:type="simple">https://www.uneiaparjour.fr/vello/</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usage illimité</text:p>
          </table:table-cell>
          <table:table-cell table:style-name="ce7" table:number-columns-repeated="3"/>
          <table:table-cell table:style-name="ce20" office:value-type="date" office:date-value="2023-11-21" calcext:value-type="date">
            <text:p>21/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utor Ocean</text:p>
          </table:table-cell>
          <table:table-cell table:style-name="ce7"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8" office:value-type="string" calcext:value-type="string">
            <text:p><text:a xlink:href="https://www.uneiaparjour.fr/tutor-ocean/" xlink:type="simple">https://www.uneiaparjour.fr/tutor-ocean/</text:a></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4"/>
          <table:table-cell table:style-name="ce20" office:value-type="date" office:date-value="2023-11-20" calcext:value-type="date">
            <text:p>20/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lides Pilot</text:p>
          </table:table-cell>
          <table:table-cell table:style-name="ce7"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8" office:value-type="string" calcext:value-type="string">
            <text:p><text:a xlink:href="https://www.uneiaparjour.fr/slides-pilot/" xlink:type="simple">https://www.uneiaparjour.fr/slides-pilot/</text:a></text:p>
          </table:table-cell>
          <table:table-cell table:style-name="ce7" office:value-type="string" calcext:value-type="string">
            <text:p>présentation</text:p>
          </table:table-cell>
          <table:table-cell table:style-name="ce7" office:value-type="string" calcext:value-type="string">
            <text:p>texte</text:p>
          </table:table-cell>
          <table:table-cell table:style-name="ce7" table:number-columns-repeated="4"/>
          <table:table-cell table:style-name="ce20" office:value-type="date" office:date-value="2023-11-19" calcext:value-type="date">
            <text:p>19/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ble Vidéo Diffusion</text:p>
          </table:table-cell>
          <table:table-cell table:style-name="ce7"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14" office:value-type="string" calcext:value-type="string">
            <text:p><text:a xlink:href="https://www.uneiaparjour.fr/stable-video-diffusion/" xlink:type="simple">https://www.uneiaparjour.fr/stable-video-diffusion/</text:a></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2"/>
          <table:table-cell table:style-name="ce20" office:value-type="date" office:date-value="2023-11-18" calcext:value-type="date">
            <text:p>18/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yLens</text:p>
          </table:table-cell>
          <table:table-cell table:style-name="ce7" office:value-type="string" calcext:value-type="string">
            <text:p>MyLens (https://mylens.ai) génère des frises chronologiques à partir d’un </text:p>
            <text:p>prompt, simple ou évolué (avec nbre de dates, comparaisons…) Export image </text:p>
            <text:p>(complet et en images Instagram) ou url. Gratuit et illimité. Test via url </text:p>
            <text:p>: </text:p>
            <text:p>https://mylens.ai/lens/chronologie-de-l-intelligence-artificielle-perspectives-europeenne-chinoise-et-americaine-en-20-evenements-cles-bpmqln</text:p>
          </table:table-cell>
          <table:table-cell table:style-name="ce15" office:value-type="string" calcext:value-type="string">
            <text:p>https://www.uneiaparjour.fr/mylens/</text:p>
          </table:table-cell>
          <table:table-cell table:number-columns-repeated="2"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1-17" calcext:value-type="date">
            <text:p>17/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ducates</text:p>
          </table:table-cell>
          <table:table-cell table:style-name="ce7"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7" office:value-type="string" calcext:value-type="string">
            <text:p>https://www.uneiaparjour.fr/educates/</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voix</text:p>
          </table:table-cell>
          <table:table-cell table:style-name="ce7"/>
          <table:table-cell table:style-name="ce17" table:number-columns-repeated="2"/>
          <table:table-cell table:style-name="ce20" office:value-type="date" office:date-value="2023-11-16" calcext:value-type="date">
            <text:p>16/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rellis</text:p>
          </table:table-cell>
          <table:table-cell table:style-name="ce7"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7" office:value-type="string" calcext:value-type="string">
            <text:p>https://www.uneiaparjour.fr/trelli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voix</text:p>
          </table:table-cell>
          <table:table-cell table:style-name="ce7"/>
          <table:table-cell table:style-name="ce17" table:number-columns-repeated="2"/>
          <table:table-cell table:style-name="ce20" office:value-type="date" office:date-value="2023-11-15" calcext:value-type="date">
            <text:p>15/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eeker</text:p>
          </table:table-cell>
          <table:table-cell table:style-name="ce7"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7" office:value-type="string" calcext:value-type="string">
            <text:p>https://www.uneiaparjour.fr/seeker/</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1-14" calcext:value-type="date">
            <text:p>14/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ktochart</text:p>
          </table:table-cell>
          <table:table-cell table:style-name="ce7"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7" office:value-type="string" calcext:value-type="string">
            <text:p>https://www.uneiaparjour.fr/piktochart/</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1-13" calcext:value-type="date">
            <text:p>13/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nkara</text:p>
          </table:table-cell>
          <table:table-cell table:style-name="ce7"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7" office:value-type="string" calcext:value-type="string">
            <text:p>https://www.uneiaparjour.fr/ankar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11-12" calcext:value-type="date">
            <text:p>12/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rbo</text:p>
          </table:table-cell>
          <table:table-cell table:style-name="ce7"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7" office:value-type="string" calcext:value-type="string">
            <text:p>https://www.uneiaparjour.fr/virbo/</text:p>
          </table:table-cell>
          <table:table-cell table:style-name="ce7" office:value-type="string" calcext:value-type="string">
            <text:p>texte</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11-11" calcext:value-type="date">
            <text:p>11/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zualizer de Build Legends</text:p>
          </table:table-cell>
          <table:table-cell table:style-name="ce7" office:value-type="string" calcext:value-type="string">
            <text:p>Vizualizer de Build Legends (https://app.buildlegends.com) génére des </text:p>
            <text:p>histoires de plusieurs chapitres à partir d’un texte à trous, avec images </text:p>
            <text:p>d’illustration. En anglais avec lecture possible et partage par lien. </text:p>
            <text:p>Gratuit et sans compte. Test ici : </text:p>
            <text:p>https://app.buildlegends.com/reader/agFBlhf0y7LXVUzqSnk4?utm_source=visualizer&amp;utm_medium=share</text:p>
          </table:table-cell>
          <table:table-cell table:style-name="ce8" office:value-type="string" calcext:value-type="string">
            <text:p><text:a xlink:href="https://www.uneiaparjour.fr/vizualizer/" xlink:type="simple">https://www.uneiaparjour.fr/vizualizer/</text:a></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1-10" calcext:value-type="date">
            <text:p>10/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llusion Diffusion HQ</text:p>
          </table:table-cell>
          <table:table-cell table:style-name="ce7"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7" office:value-type="string" calcext:value-type="string">
            <text:p>https://www.uneiaparjour.fr/illusion-diffusion-hq/</text:p>
          </table:table-cell>
          <table:table-cell table:style-name="ce7" office:value-type="string" calcext:value-type="string">
            <text:p>images</text:p>
          </table:table-cell>
          <table:table-cell table:style-name="ce7" office:value-type="string" calcext:value-type="string">
            <text:p>open source</text:p>
          </table:table-cell>
          <table:table-cell table:style-name="ce7" table:number-columns-repeated="2"/>
          <table:table-cell table:style-name="ce17" table:number-columns-repeated="2"/>
          <table:table-cell table:style-name="ce20" office:value-type="date" office:date-value="2023-11-09" calcext:value-type="date">
            <text:p>09/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birise</text:p>
          </table:table-cell>
          <table:table-cell table:style-name="ce7"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7" office:value-type="string" calcext:value-type="string">
            <text:p>https://www.uneiaparjour.fr/mobirise/</text:p>
          </table:table-cell>
          <table:table-cell table:style-name="ce7" office:value-type="string" calcext:value-type="string">
            <text:p>site web</text:p>
          </table:table-cell>
          <table:table-cell table:style-name="ce7" table:number-columns-repeated="3"/>
          <table:table-cell table:style-name="ce17" table:number-columns-repeated="2"/>
          <table:table-cell table:style-name="ce20" office:value-type="date" office:date-value="2023-11-08" calcext:value-type="date">
            <text:p>08/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assette</text:p>
          </table:table-cell>
          <table:table-cell table:style-name="ce7"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7" office:value-type="string" calcext:value-type="string">
            <text:p>https://www.uneiaparjour.fr/cassette/</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11-07" calcext:value-type="date">
            <text:p>07/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presentation maker</text:p>
          </table:table-cell>
          <table:table-cell table:style-name="ce7"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 par IA inclus. Test : </text:p>
            <text:p>https://wepik.com/share/9a9709a5-1934-4384-918d-671767d31fd5#rs=link</text:p>
          </table:table-cell>
          <table:table-cell table:style-name="ce7" office:value-type="string" calcext:value-type="string">
            <text:p>https://www.uneiaparjour.fr/ai-presentation-maker/</text:p>
          </table:table-cell>
          <table:table-cell table:style-name="ce7" office:value-type="string" calcext:value-type="string">
            <text:p>présentation</text:p>
          </table:table-cell>
          <table:table-cell table:style-name="ce7" table:number-columns-repeated="3"/>
          <table:table-cell table:style-name="ce17" table:number-columns-repeated="2"/>
          <table:table-cell table:style-name="ce20" office:value-type="date" office:date-value="2023-11-06" calcext:value-type="date">
            <text:p>06/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ooks by Ai</text:p>
          </table:table-cell>
          <table:table-cell table:style-name="ce7"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7" office:value-type="string" calcext:value-type="string">
            <text:p>https://www.uneiaparjour.fr/books-by-ai/</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11-05" calcext:value-type="date">
            <text:p>05/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ebaters</text:p>
          </table:table-cell>
          <table:table-cell table:style-name="ce7"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7" office:value-type="string" calcext:value-type="string">
            <text:p>https://www.uneiaparjour.fr/debaters/</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11-04" calcext:value-type="date">
            <text:p>04/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xtCortex</text:p>
          </table:table-cell>
          <table:table-cell table:style-name="ce7"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7" office:value-type="string" calcext:value-type="string">
            <text:p>https://www.uneiaparjour.fr/1687-2/</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1-03" calcext:value-type="date">
            <text:p>03/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gicwrite</text:p>
          </table:table-cell>
          <table:table-cell table:style-name="ce7"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7" office:value-type="string" calcext:value-type="string">
            <text:p>https://www.uneiaparjour.fr/magicwrite/</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11-02" calcext:value-type="date">
            <text:p>02/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istoryGPT</text:p>
          </table:table-cell>
          <table:table-cell table:style-name="ce7"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7" office:value-type="string" calcext:value-type="string">
            <text:p>https://www.uneiaparjour.fr/historygpt/</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1-01" calcext:value-type="date">
            <text:p>01/11/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asy-Peasy</text:p>
          </table:table-cell>
          <table:table-cell table:style-name="ce7"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7" office:value-type="string" calcext:value-type="string">
            <text:p>https://www.uneiaparjour.fr/easy-peasy/</text:p>
          </table:table-cell>
          <table:table-cell table:style-name="ce7" office:value-type="string" calcext:value-type="string">
            <text:p>docume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0-31" calcext:value-type="date">
            <text:p>31/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ntheon</text:p>
          </table:table-cell>
          <table:table-cell table:style-name="ce7"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7" office:value-type="string" calcext:value-type="string">
            <text:p>https://www.uneiaparjour.fr/pantheon/</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30" calcext:value-type="date">
            <text:p>30/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istillery</text:p>
          </table:table-cell>
          <table:table-cell table:style-name="ce7" office:value-type="string" calcext:value-type="string">
            <text:p>Distillery (https://followfox.ai) : outil de génération d’images avec 100 </text:p>
            <text:p>modèles disponibles </text:p>
            <text:p>(https://distillery-dev.github.io/site/Parameters/lora/lora/#loras-for-sd-15-models…). </text:p>
            <text:p>Augmentation et amélioration d’images, 10 requêtes par jour gratuites sur </text:p>
            <text:p>Discord.</text:p>
          </table:table-cell>
          <table:table-cell table:style-name="ce7" office:value-type="string" calcext:value-type="string">
            <text:p>https://www.uneiaparjour.fr/distillery/</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10-29" calcext:value-type="date">
            <text:p>29/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ame generator</text:p>
          </table:table-cell>
          <table:table-cell table:style-name="ce7"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7" office:value-type="string" calcext:value-type="string">
            <text:p>https://www.uneiaparjour.fr/game-generator/</text:p>
          </table:table-cell>
          <table:table-cell table:style-name="ce7" office:value-type="string" calcext:value-type="string">
            <text:p>images</text:p>
          </table:table-cell>
          <table:table-cell table:style-name="ce7" office:value-type="string" calcext:value-type="string">
            <text:p>jeu vidéo</text:p>
          </table:table-cell>
          <table:table-cell table:style-name="ce7" table:number-columns-repeated="2"/>
          <table:table-cell table:style-name="ce17" table:number-columns-repeated="2"/>
          <table:table-cell table:style-name="ce20" office:value-type="date" office:date-value="2023-10-28" calcext:value-type="date">
            <text:p>28/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ducation Genius</text:p>
          </table:table-cell>
          <table:table-cell table:style-name="ce7"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7" office:value-type="string" calcext:value-type="string">
            <text:p>https://www.uneiaparjour.fr/education-genius/</text:p>
          </table:table-cell>
          <table:table-cell table:style-name="ce7" office:value-type="string" calcext:value-type="string">
            <text:p>éducation</text:p>
          </table:table-cell>
          <table:table-cell table:style-name="ce7" table:number-columns-repeated="3"/>
          <table:table-cell table:style-name="ce17" table:number-columns-repeated="2"/>
          <table:table-cell table:style-name="ce20" office:value-type="date" office:date-value="2023-10-27" calcext:value-type="date">
            <text:p>27/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eedback</text:p>
          </table:table-cell>
          <table:table-cell table:style-name="ce7"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7" office:value-type="string" calcext:value-type="string">
            <text:p>https://www.uneiaparjour.fr/feedback/</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26" calcext:value-type="date">
            <text:p>26/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he Visualizer</text:p>
          </table:table-cell>
          <table:table-cell table:style-name="ce7"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7" office:value-type="string" calcext:value-type="string">
            <text:p>https://www.uneiaparjour.fr/the-visualizer/</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10-25" calcext:value-type="date">
            <text:p>25/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defics</text:p>
          </table:table-cell>
          <table:table-cell table:style-name="ce7"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7" office:value-type="string" calcext:value-type="string">
            <text:p>https://www.uneiaparjour.fr/idefics/</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10-24" calcext:value-type="date">
            <text:p>24/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agine.art</text:p>
          </table:table-cell>
          <table:table-cell table:style-name="ce7" office:value-type="string" calcext:value-type="string">
            <text:p>Imagine (https://imagine.art) génère des images 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7" office:value-type="string" calcext:value-type="string">
            <text:p>https://www.uneiaparjour.fr/imagineart/</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10-23" calcext:value-type="date">
            <text:p>23/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urses</text:p>
          </table:table-cell>
          <table:table-cell table:style-name="ce7"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7" office:value-type="string" calcext:value-type="string">
            <text:p>https://www.uneiaparjour.fr/courses/</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22" calcext:value-type="date">
            <text:p>22/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Xmind Copilot</text:p>
          </table:table-cell>
          <table:table-cell table:style-name="ce7"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7" office:value-type="string" calcext:value-type="string">
            <text:p>https://www.uneiaparjour.fr/xmind-copilot/</text:p>
          </table:table-cell>
          <table:table-cell table:style-name="ce7" office:value-type="string" calcext:value-type="string">
            <text:p>mindmap</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21" calcext:value-type="date">
            <text:p>21/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rph Studio</text:p>
          </table:table-cell>
          <table:table-cell table:style-name="ce7" office:value-type="string" calcext:value-type="string">
            <text:p>Morph Studio (https://morphstudio.xyz) crée de courtes vidéos à partir d’un </text:p>
            <text:p>prompt via Discord. Ajout de détails et plusieurs générations à partir du </text:p>
            <text:p>même prompt possibles. Création de memes et d’images cartoon avec 2 autres </text:p>
            <text:p>bots. Gratuit avec compte Discord.</text:p>
          </table:table-cell>
          <table:table-cell table:style-name="ce7" office:value-type="string" calcext:value-type="string">
            <text:p>https://www.uneiaparjour.fr/morph-studio/</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10-20" calcext:value-type="date">
            <text:p>20/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text:p>
          </table:table-cell>
          <table:table-cell table:style-name="ce7"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7" office:value-type="string" calcext:value-type="string">
            <text:p>https://www.uneiaparjour.fr/pi/</text:p>
          </table:table-cell>
          <table:table-cell table:style-name="ce7" office:value-type="string" calcext:value-type="string">
            <text:p>chatbot</text:p>
          </table:table-cell>
          <table:table-cell table:style-name="ce7" office:value-type="string" calcext:value-type="string">
            <text:p>LLM</text:p>
          </table:table-cell>
          <table:table-cell table:style-name="ce7" table:number-columns-repeated="2"/>
          <table:table-cell table:style-name="ce17" table:number-columns-repeated="2"/>
          <table:table-cell table:style-name="ce20" office:value-type="date" office:date-value="2023-10-19" calcext:value-type="date">
            <text:p>19/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tchgrade</text:p>
          </table:table-cell>
          <table:table-cell table:style-name="ce7"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7" office:value-type="string" calcext:value-type="string">
            <text:p>https://www.uneiaparjour.fr/pitchgrade/</text:p>
          </table:table-cell>
          <table:table-cell table:style-name="ce7" office:value-type="string" calcext:value-type="string">
            <text:p>présent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18" calcext:value-type="date">
            <text:p>18/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hortVideoGen</text:p>
          </table:table-cell>
          <table:table-cell table:style-name="ce7" office:value-type="string" calcext:value-type="string">
            <text:p>ShortVideoGen (https://shortgen.video) génère de courtes vidéos avec </text:p>
            <text:p>musique (maxi 12s) à partir d’un prompt. Choix du nombre d’images/sec. 5 </text:p>
            <text:p>générations gratuites. Tests à 3, 12, 24 images à retrouver ici. On voit </text:p>
            <text:p>par contre bien la source des données !</text:p>
          </table:table-cell>
          <table:table-cell table:style-name="ce7" office:value-type="string" calcext:value-type="string">
            <text:p>https://www.uneiaparjour.fr/shortvideogen/</text:p>
          </table:table-cell>
          <table:table-cell table:style-name="ce7" office:value-type="string" calcext:value-type="string">
            <text:p>musique</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10-17" calcext:value-type="date">
            <text:p>17/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achmate</text:p>
          </table:table-cell>
          <table:table-cell table:style-name="ce7"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7" office:value-type="string" calcext:value-type="string">
            <text:p>https://www.uneiaparjour.fr/teachmate/</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16" calcext:value-type="date">
            <text:p>16/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nsgo</text:p>
          </table:table-cell>
          <table:table-cell table:style-name="ce7" office:value-type="string" calcext:value-type="string">
            <text:p>Lensgo (https://lensgo.ai) génère images 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7" office:value-type="string" calcext:value-type="string">
            <text:p>https://www.uneiaparjour.fr/lensgo/</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10-15" calcext:value-type="date">
            <text:p>15/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orybooks</text:p>
          </table:table-cell>
          <table:table-cell table:style-name="ce7"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7" office:value-type="string" calcext:value-type="string">
            <text:p>https://www.uneiaparjour.fr/storybooks/</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0-14" calcext:value-type="date">
            <text:p>14/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onvalley</text:p>
          </table:table-cell>
          <table:table-cell table:style-name="ce7"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7" office:value-type="string" calcext:value-type="string">
            <text:p>https://www.uneiaparjour.fr/moonvalley/</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10-13" calcext:value-type="date">
            <text:p>13/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impleGPT</text:p>
          </table:table-cell>
          <table:table-cell table:style-name="ce7"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7" office:value-type="string" calcext:value-type="string">
            <text:p>https://www.uneiaparjour.fr/simplegpt/</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10-12" calcext:value-type="date">
            <text:p>12/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pula</text:p>
          </table:table-cell>
          <table:table-cell table:style-name="ce7"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7" office:value-type="string" calcext:value-type="string">
            <text:p>https://www.uneiaparjour.fr/copula/</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0-11" calcext:value-type="date">
            <text:p>11/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va</text:p>
          </table:table-cell>
          <table:table-cell table:style-name="ce7"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7" office:value-type="string" calcext:value-type="string">
            <text:p>https://www.uneiaparjour.fr/aiva/</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10-10" calcext:value-type="date">
            <text:p>10/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izoto</text:p>
          </table:table-cell>
          <table:table-cell table:style-name="ce7" office:value-type="string" calcext:value-type="string">
            <text:p>Zizoto (https://zizoto.com) génère des images avec Stable Diffusion SDXL </text:p>
            <text:p>depuis une appli iOS ou Android. Remix des images, galerie, partage avec </text:p>
            <text:p>prompts visibles et suivi d’autres utilisateurs. Gratuit (avec impression </text:p>
            <text:p>payante d’images)</text:p>
          </table:table-cell>
          <table:table-cell table:style-name="ce7" office:value-type="string" calcext:value-type="string">
            <text:p>https://www.uneiaparjour.fr/zizoto/</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10-09" calcext:value-type="date">
            <text:p>09/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apt</text:p>
          </table:table-cell>
          <table:table-cell table:style-name="ce7"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7" office:value-type="string" calcext:value-type="string">
            <text:p>https://www.uneiaparjour.fr/zapt/</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08" calcext:value-type="date">
            <text:p>08/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aveformer</text:p>
          </table:table-cell>
          <table:table-cell table:style-name="ce7"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7" office:value-type="string" calcext:value-type="string">
            <text:p>https://www.uneiaparjour.fr/waveformer/</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0" office:value-type="date" office:date-value="2023-10-07" calcext:value-type="date">
            <text:p>07/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urseGen</text:p>
          </table:table-cell>
          <table:table-cell table:style-name="ce7"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7" office:value-type="string" calcext:value-type="string">
            <text:p>https://www.uneiaparjour.fr/coursegen/</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06" calcext:value-type="date">
            <text:p>06/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lava</text:p>
          </table:table-cell>
          <table:table-cell table:style-name="ce7"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7" office:value-type="string" calcext:value-type="string">
            <text:p>https://www.uneiaparjour.fr/llav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17" table:number-columns-repeated="2"/>
          <table:table-cell table:style-name="ce20" office:value-type="date" office:date-value="2023-10-05" calcext:value-type="date">
            <text:p>05/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hortbread</text:p>
          </table:table-cell>
          <table:table-cell table:style-name="ce7" office:value-type="string" calcext:value-type="string">
            <text:p>Shortbread (http://shortbread.ai) génère des planches de BD / manga ou de </text:p>
            <text:p>webtoons à partir d’un prompt. Choix du modèle de page, images modifiables, </text:p>
            <text:p>accès aux prompts, textes et bulles éditables. 50 générations gratuites </text:p>
            <text:p>(planche ou image).</text:p>
          </table:table-cell>
          <table:table-cell table:style-name="ce7" office:value-type="string" calcext:value-type="string">
            <text:p>https://www.uneiaparjour.fr/shortbread/</text:p>
          </table:table-cell>
          <table:table-cell table:style-name="ce7" office:value-type="string" calcext:value-type="string">
            <text:p>bande dessinée</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10-04" calcext:value-type="date">
            <text:p>04/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acherAIde</text:p>
          </table:table-cell>
          <table:table-cell table:style-name="ce7"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7" office:value-type="string" calcext:value-type="string">
            <text:p>https://www.uneiaparjour.fr/teacheraide/</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03" calcext:value-type="date">
            <text:p>03/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lush AI</text:p>
          </table:table-cell>
          <table:table-cell table:style-name="ce7"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7" office:value-type="string" calcext:value-type="string">
            <text:p>https://www.uneiaparjour.fr/flush-ai/</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10-02" calcext:value-type="date">
            <text:p>02/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ptBeaver</text:p>
          </table:table-cell>
          <table:table-cell table:style-name="ce7"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7" office:value-type="string" calcext:value-type="string">
            <text:p>https://www.uneiaparjour.fr/gptbeaver/</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10-01" calcext:value-type="date">
            <text:p>01/10/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tedly</text:p>
          </table:table-cell>
          <table:table-cell table:style-name="ce7"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7" office:value-type="string" calcext:value-type="string">
            <text:p>https://www.uneiaparjour.fr/notedly/</text:p>
          </table:table-cell>
          <table:table-cell table:style-name="ce7" office:value-type="string" calcext:value-type="string">
            <text:p>documents</text:p>
          </table:table-cell>
          <table:table-cell table:style-name="ce7" office:value-type="string" calcext:value-type="string">
            <text:p>texte</text:p>
          </table:table-cell>
          <table:table-cell table:style-name="ce7" office:value-type="string" calcext:value-type="string">
            <text:p>youtube</text:p>
          </table:table-cell>
          <table:table-cell table:style-name="ce7"/>
          <table:table-cell table:style-name="ce17" table:number-columns-repeated="2"/>
          <table:table-cell table:style-name="ce20" office:value-type="date" office:date-value="2023-09-30" calcext:value-type="date">
            <text:p>30/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ducatorLab</text:p>
          </table:table-cell>
          <table:table-cell table:style-name="ce7"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7" office:value-type="string" calcext:value-type="string">
            <text:p>https://www.uneiaparjour.fr/educatorlab/</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9-29" calcext:value-type="date">
            <text:p>29/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retch</text:p>
          </table:table-cell>
          <table:table-cell table:style-name="ce7"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7" office:value-type="string" calcext:value-type="string">
            <text:p>https://www.uneiaparjour.fr/stretch/</text:p>
          </table:table-cell>
          <table:table-cell table:style-name="ce7" office:value-type="string" calcext:value-type="string">
            <text:p>éducation</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9-28" calcext:value-type="date">
            <text:p>28/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all-e 3</text:p>
          </table:table-cell>
          <table:table-cell table:style-name="ce7"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8" office:value-type="string" calcext:value-type="string">
            <text:p><text:a xlink:href="https://www.uneiaparjour.fr/dall-e/" xlink:type="simple">https://www.uneiaparjour.fr/dall-e/</text:a></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9-27" calcext:value-type="date">
            <text:p>27/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romox</text:p>
          </table:table-cell>
          <table:table-cell table:style-name="ce7"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7" office:value-type="string" calcext:value-type="string">
            <text:p>https://www.uneiaparjour.fr/chromox/</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09-26" calcext:value-type="date">
            <text:p>26/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abs</text:p>
          </table:table-cell>
          <table:table-cell table:style-name="ce7"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7" office:value-type="string" calcext:value-type="string">
            <text:p>https://www.uneiaparjour.fr/babs/</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9-25" calcext:value-type="date">
            <text:p>25/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cademicGPT</text:p>
          </table:table-cell>
          <table:table-cell table:style-name="ce7"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7" office:value-type="string" calcext:value-type="string">
            <text:p>https://www.uneiaparjour.fr/academicgp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9-24" calcext:value-type="date">
            <text:p>24/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ndisearch</text:p>
          </table:table-cell>
          <table:table-cell table:style-name="ce7"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7" office:value-type="string" calcext:value-type="string">
            <text:p>https://www.uneiaparjour.fr/andisearch/</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9-23" calcext:value-type="date">
            <text:p>23/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gicast</text:p>
          </table:table-cell>
          <table:table-cell table:style-name="ce7"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7" office:value-type="string" calcext:value-type="string">
            <text:p>https://www.uneiaparjour.fr/magicast/</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9-22" calcext:value-type="date">
            <text:p>22/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eebra</text:p>
          </table:table-cell>
          <table:table-cell table:style-name="ce7"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7" office:value-type="string" calcext:value-type="string">
            <text:p>https://www.uneiaparjour.fr/zeebra/</text:p>
          </table:table-cell>
          <table:table-cell table:style-name="ce7" office:value-type="string" calcext:value-type="string">
            <text:p>langues</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youtube</text:p>
          </table:table-cell>
          <table:table-cell table:style-name="ce17" table:number-columns-repeated="2"/>
          <table:table-cell table:style-name="ce20" office:value-type="date" office:date-value="2023-09-21" calcext:value-type="date">
            <text:p>21/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reative</text:p>
          </table:table-cell>
          <table:table-cell table:style-name="ce7" office:value-type="string" calcext:value-type="string">
            <text:p>Qreative (https://qreative.ai) : création de QR code avec génération </text:p>
            <text:p>d’images à partir d’un prompt. Plusieurs modèles, styles et formats. </text:p>
            <text:p>ChatGPT en aide à la formulation de prompts. Gratuit, en version beta sur </text:p>
            <text:p>liste d’attente.</text:p>
          </table:table-cell>
          <table:table-cell table:style-name="ce7" office:value-type="string" calcext:value-type="string">
            <text:p>https://www.uneiaparjour.fr/qreative/</text:p>
          </table:table-cell>
          <table:table-cell table:style-name="ce7" office:value-type="string" calcext:value-type="string">
            <text:p>images</text:p>
          </table:table-cell>
          <table:table-cell table:style-name="ce7" office:value-type="string" calcext:value-type="string">
            <text:p>qr code</text:p>
          </table:table-cell>
          <table:table-cell table:style-name="ce7" table:number-columns-repeated="2"/>
          <table:table-cell table:style-name="ce17" table:number-columns-repeated="2"/>
          <table:table-cell table:style-name="ce20" office:value-type="date" office:date-value="2023-09-20" calcext:value-type="date">
            <text:p>20/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lashcardX</text:p>
          </table:table-cell>
          <table:table-cell table:style-name="ce7"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7" office:value-type="string" calcext:value-type="string">
            <text:p>https://www.uneiaparjour.fr/flashcardx/</text:p>
          </table:table-cell>
          <table:table-cell table:style-name="ce7" office:value-type="string" calcext:value-type="string">
            <text:p>éducation</text:p>
          </table:table-cell>
          <table:table-cell table:style-name="ce7" office:value-type="string" calcext:value-type="string">
            <text:p>open source</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table:table-cell table:style-name="ce17"/>
          <table:table-cell table:style-name="ce20" office:value-type="date" office:date-value="2023-09-19" calcext:value-type="date">
            <text:p>19/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apcut “texte en image”</text:p>
          </table:table-cell>
          <table:table-cell table:style-name="ce7"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7" office:value-type="string" calcext:value-type="string">
            <text:p>https://www.uneiaparjour.fr/capcut-texte-en-image/</text:p>
          </table:table-cell>
          <table:table-cell table:style-name="ce7" office:value-type="string" calcext:value-type="string">
            <text:p>images</text:p>
          </table:table-cell>
          <table:table-cell table:style-name="ce7" office:value-type="string" calcext:value-type="string">
            <text:p>usage illumité</text:p>
          </table:table-cell>
          <table:table-cell table:style-name="ce7" table:number-columns-repeated="2"/>
          <table:table-cell table:style-name="ce17" table:number-columns-repeated="2"/>
          <table:table-cell table:style-name="ce20" office:value-type="date" office:date-value="2023-09-18" calcext:value-type="date">
            <text:p>18/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mind</text:p>
          </table:table-cell>
          <table:table-cell table:style-name="ce7"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7" office:value-type="string" calcext:value-type="string">
            <text:p>https://www.uneiaparjour.fr/chatmind/</text:p>
          </table:table-cell>
          <table:table-cell table:style-name="ce7" office:value-type="string" calcext:value-type="string">
            <text:p>mindmap</text:p>
          </table:table-cell>
          <table:table-cell table:style-name="ce7" table:number-columns-repeated="3"/>
          <table:table-cell table:style-name="ce17" table:number-columns-repeated="2"/>
          <table:table-cell table:style-name="ce20" office:value-type="date" office:date-value="2023-09-17" calcext:value-type="date">
            <text:p>17/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duaide</text:p>
          </table:table-cell>
          <table:table-cell table:style-name="ce7"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7" office:value-type="string" calcext:value-type="string">
            <text:p>https://www.uneiaparjour.fr/eduaide/</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9-16" calcext:value-type="date">
            <text:p>16/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owai</text:p>
          </table:table-cell>
          <table:table-cell table:style-name="ce7"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7" office:value-type="string" calcext:value-type="string">
            <text:p>https://www.uneiaparjour.fr/noowai/</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9-15" calcext:value-type="date">
            <text:p>15/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sk2end</text:p>
          </table:table-cell>
          <table:table-cell table:style-name="ce7"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7" office:value-type="string" calcext:value-type="string">
            <text:p>https://www.uneiaparjour.fr/ask2end-ask2endcom-une-question-posee-sur-un/</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9-14" calcext:value-type="date">
            <text:p>14/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arn.xyz</text:p>
          </table:table-cell>
          <table:table-cell table:style-name="ce7"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7" office:value-type="string" calcext:value-type="string">
            <text:p>https://www.uneiaparjour.fr/learnxyz/</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9-13" calcext:value-type="date">
            <text:p>13/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gma Tutor</text:p>
          </table:table-cell>
          <table:table-cell table:style-name="ce7"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7" office:value-type="string" calcext:value-type="string">
            <text:p>https://www.uneiaparjour.fr/magma-tutor/</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17"/>
          <table:table-cell table:style-name="ce20" office:value-type="date" office:date-value="2023-09-12" calcext:value-type="date">
            <text:p>12/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ble Audio</text:p>
          </table:table-cell>
          <table:table-cell table:style-name="ce7"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7" office:value-type="string" calcext:value-type="string">
            <text:p>https://www.uneiaparjour.fr/stable-audio/</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9-11" calcext:value-type="date">
            <text:p>11/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otpress</text:p>
          </table:table-cell>
          <table:table-cell table:style-name="ce7"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7" office:value-type="string" calcext:value-type="string">
            <text:p>https://www.uneiaparjour.fr/botpress/</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9-10" calcext:value-type="date">
            <text:p>10/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uno</text:p>
          </table:table-cell>
          <table:table-cell table:style-name="ce7"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7" office:value-type="string" calcext:value-type="string">
            <text:p>https://www.uneiaparjour.fr/suno/</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9-09" calcext:value-type="date">
            <text:p>09/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y Lesson Pal</text:p>
          </table:table-cell>
          <table:table-cell table:style-name="ce7"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7" office:value-type="string" calcext:value-type="string">
            <text:p>https://www.uneiaparjour.fr/my-lesson-pal/</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table-cell table:style-name="ce20" office:value-type="date" office:date-value="2023-09-08" calcext:value-type="date">
            <text:p>08/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deo Highlight</text:p>
          </table:table-cell>
          <table:table-cell table:style-name="ce7"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7" office:value-type="string" calcext:value-type="string">
            <text:p>https://www.uneiaparjour.fr/video-highligh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7"/>
          <table:table-cell table:style-name="ce17" table:number-columns-repeated="2"/>
          <table:table-cell table:style-name="ce20" office:value-type="date" office:date-value="2023-09-07" calcext:value-type="date">
            <text:p>07/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ogicballs</text:p>
          </table:table-cell>
          <table:table-cell table:style-name="ce7"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8" office:value-type="string" calcext:value-type="string">
            <text:p><text:a xlink:href="https://www.uneiaparjour.fr/logicballs/" xlink:type="simple">https://www.uneiaparjour.fr/logicballs/</text:a></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9-06" calcext:value-type="date">
            <text:p>06/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dnoz</text:p>
          </table:table-cell>
          <table:table-cell table:style-name="ce7"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7" office:value-type="string" calcext:value-type="string">
            <text:p>https://www.uneiaparjour.fr/vidnoz/</text:p>
          </table:table-cell>
          <table:table-cell table:style-name="ce7" office:value-type="string" calcext:value-type="string">
            <text:p>vidéo</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9-05" calcext:value-type="date">
            <text:p>05/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NBX</text:p>
          </table:table-cell>
          <table:table-cell table:style-name="ce7"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7" office:value-type="string" calcext:value-type="string">
            <text:p>https://www.uneiaparjour.fr/chatnbx/</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LLM</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20" office:value-type="date" office:date-value="2023-09-04" calcext:value-type="date">
            <text:p>04/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uzzicle</text:p>
          </table:table-cell>
          <table:table-cell table:style-name="ce7"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8" office:value-type="string" calcext:value-type="string">
            <text:p><text:a xlink:href="https://www.uneiaparjour.fr/puzzicle/" xlink:type="simple">https://www.uneiaparjour.fr/puzzicle/</text:a></text:p>
          </table:table-cell>
          <table:table-cell table:style-name="ce7" office:value-type="string" calcext:value-type="string">
            <text:p>quiz et flashcards</text:p>
          </table:table-cell>
          <table:table-cell table:style-name="ce7" office:value-type="string" calcext:value-type="string">
            <text:p>youtube</text:p>
          </table:table-cell>
          <table:table-cell table:style-name="ce7" table:number-columns-repeated="2"/>
          <table:table-cell table:style-name="ce17" table:number-columns-repeated="2"/>
          <table:table-cell table:style-name="ce20" office:value-type="date" office:date-value="2023-09-03" calcext:value-type="date">
            <text:p>03/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oc Analyser</text:p>
          </table:table-cell>
          <table:table-cell table:style-name="ce7"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8" office:value-type="string" calcext:value-type="string">
            <text:p><text:a xlink:href="https://www.uneiaparjour.fr/doc-analyser/" xlink:type="simple">https://www.uneiaparjour.fr/doc-analyser/</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9-02" calcext:value-type="date">
            <text:p>02/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5 minutes lesson plan</text:p>
          </table:table-cell>
          <table:table-cell table:style-name="ce7"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7" office:value-type="string" calcext:value-type="string">
            <text:p>https://www.uneiaparjour.fr/5-minutes-lesson-plan/</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9-01" calcext:value-type="date">
            <text:p>01/09/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x</text:p>
          </table:table-cell>
          <table:table-cell table:style-name="ce7"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7" office:value-type="string" calcext:value-type="string">
            <text:p>https://www.uneiaparjour.fr/lex-2/</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8-31" calcext:value-type="date">
            <text:p>31/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egmind</text:p>
          </table:table-cell>
          <table:table-cell table:style-name="ce7" office:value-type="string" calcext:value-type="string">
            <text:p>Segmind (https://segmind.com) regroupe une cinquantaine de modèles d’IA </text:p>
            <text:p>génératives d’images open source dont Stable diffusion ou Kandinsky. Inclut </text:p>
            <text:p>la génération de qr code et un mode image to image. Gratuit (et illimité </text:p>
            <text:p>?), API possible</text:p>
          </table:table-cell>
          <table:table-cell table:style-name="ce7" office:value-type="string" calcext:value-type="string">
            <text:p>https://www.uneiaparjour.fr/segmind-2/</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8-30" calcext:value-type="date">
            <text:p>30/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udiopen</text:p>
          </table:table-cell>
          <table:table-cell table:style-name="ce7"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7" office:value-type="string" calcext:value-type="string">
            <text:p>https://www.uneiaparjour.fr/audiopen/</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8-29" calcext:value-type="date">
            <text:p>29/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repSup</text:p>
          </table:table-cell>
          <table:table-cell table:style-name="ce7"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7" office:value-type="string" calcext:value-type="string">
            <text:p>https://www.uneiaparjour.fr/prepsup/</text:p>
          </table:table-cell>
          <table:table-cell table:style-name="ce7" office:value-type="string" calcext:value-type="string">
            <text:p>documents</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17" table:number-columns-repeated="2"/>
          <table:table-cell table:style-name="ce20" office:value-type="date" office:date-value="2023-08-28" calcext:value-type="date">
            <text:p>28/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ix</text:p>
          </table:table-cell>
          <table:table-cell table:style-name="ce7"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8" office:value-type="string" calcext:value-type="string">
            <text:p><text:a xlink:href="https://www.uneiaparjour.fr/hix/" xlink:type="simple">https://www.uneiaparjour.fr/hix/</text:a></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8-27" calcext:value-type="date">
            <text:p>27/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lair</text:p>
          </table:table-cell>
          <table:table-cell table:style-name="ce7" office:value-type="string" calcext:value-type="string">
            <text:p>Flair (http://flair.ai) met en scène des objets à partir de paramètres </text:p>
            <text:p>définis en effaçant l’arrière-plan pour en générer de nouveaux. Outils </text:p>
            <text:p>d’édition disponibles et ajouts d’éléments. 30 images gratuites. Image pour </text:p>
            <text:p>le test: https://unsplash.com/fr/photos/AmOm6BDUcMM…</text:p>
          </table:table-cell>
          <table:table-cell table:style-name="ce7" office:value-type="string" calcext:value-type="string">
            <text:p>https://www.uneiaparjour.fr/flair/</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8-26" calcext:value-type="date">
            <text:p>26/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rtsio</text:p>
          </table:table-cell>
          <table:table-cell table:style-name="ce7" office:value-type="string" calcext:value-type="string">
            <text:p>Artsio (https://artsio.xyz/create) : outil de génération d’images avec 5 </text:p>
            <text:p>modèles, réglages fins, remix, image to image, agrandissement et galerie de </text:p>
            <text:p>partage. 20 images gratuites par jour.</text:p>
          </table:table-cell>
          <table:table-cell table:style-name="ce7" office:value-type="string" calcext:value-type="string">
            <text:p>https://www.uneiaparjour.fr/artsio/</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8-25" calcext:value-type="date">
            <text:p>25/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rite Tone</text:p>
          </table:table-cell>
          <table:table-cell table:style-name="ce7"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8" office:value-type="string" calcext:value-type="string">
            <text:p><text:a xlink:href="https://www.uneiaparjour.fr/write-tone/" xlink:type="simple">https://www.uneiaparjour.fr/write-tone/</text:a></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8-24" calcext:value-type="date">
            <text:p>24/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deogram</text:p>
          </table:table-cell>
          <table:table-cell table:style-name="ce7" office:value-type="string" calcext:value-type="string">
            <text:p>Ideogram (https://ideogram.ai) : outil de génération d’images capable </text:p>
            <text:p>d’inclure le texte demandé dans le prompt. Galerie proposée et remix </text:p>
            <text:p>possible. Gratuit.</text:p>
          </table:table-cell>
          <table:table-cell table:style-name="ce7" office:value-type="string" calcext:value-type="string">
            <text:p>https://www.uneiaparjour.fr/ideogram/</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8-23" calcext:value-type="date">
            <text:p>23/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loombot</text:p>
          </table:table-cell>
          <table:table-cell table:style-name="ce7"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7" office:value-type="string" calcext:value-type="string">
            <text:p>https://www.uneiaparjour.fr/bloombot/</text:p>
          </table:table-cell>
          <table:table-cell table:style-name="ce7" office:value-type="string" calcext:value-type="string">
            <text:p>chat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8-22" calcext:value-type="date">
            <text:p>22/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ransvibe</text:p>
          </table:table-cell>
          <table:table-cell table:style-name="ce7" office:value-type="string" calcext:value-type="string">
            <text:p>Transvibe (https://transvribe.com) permet l’interrogation d’une vidéo </text:p>
            <text:p>Youtube via un chatbot. Exportation de la transcription possible. Gratuit </text:p>
            <text:p>et sans compte.</text:p>
          </table:table-cell>
          <table:table-cell table:style-name="ce8" office:value-type="string" calcext:value-type="string">
            <text:p><text:a xlink:href="https://www.uneiaparjour.fr/transvibe/" xlink:type="simple">https://www.uneiaparjour.fr/transvibe/</text:a></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youtube</text:p>
          </table:table-cell>
          <table:table-cell table:style-name="ce17"/>
          <table:table-cell table:style-name="ce20" office:value-type="date" office:date-value="2023-08-21" calcext:value-type="date">
            <text:p>21/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agica</text:p>
          </table:table-cell>
          <table:table-cell table:style-name="ce7"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8" office:value-type="string" calcext:value-type="string">
            <text:p><text:a xlink:href="https://www.uneiaparjour.fr/imagica/" xlink:type="simple">https://www.uneiaparjour.fr/imagica/</text:a></text:p>
          </table:table-cell>
          <table:table-cell table:style-name="ce7" office:value-type="string" calcext:value-type="string">
            <text:p>application</text:p>
          </table:table-cell>
          <table:table-cell table:style-name="ce7" table:number-columns-repeated="3"/>
          <table:table-cell table:style-name="ce17" table:number-columns-repeated="2"/>
          <table:table-cell table:style-name="ce20" office:value-type="date" office:date-value="2023-08-20" calcext:value-type="date">
            <text:p>20/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andingsite</text:p>
          </table:table-cell>
          <table:table-cell table:style-name="ce7" office:value-type="string" calcext:value-type="string">
            <text:p>Landingsite (http://landingsite.ai) crée une page web à partir d’un titre, </text:p>
            <text:p>d’une description et d’un modèle. Orienté commerce mais page éditable avec </text:p>
            <text:p>banque d’images gratuites. Gratuit et hébergé pour une page. Test : </text:p>
            <text:p>https://les-ia-gnratives-en-ducation.getlandingsite.com</text:p>
          </table:table-cell>
          <table:table-cell table:style-name="ce7" office:value-type="string" calcext:value-type="string">
            <text:p>https://www.uneiaparjour.fr/landingsite/</text:p>
          </table:table-cell>
          <table:table-cell table:style-name="ce7" office:value-type="string" calcext:value-type="string">
            <text:p>site web</text:p>
          </table:table-cell>
          <table:table-cell table:style-name="ce7" table:number-columns-repeated="3"/>
          <table:table-cell table:style-name="ce17" table:number-columns-repeated="2"/>
          <table:table-cell table:style-name="ce20" office:value-type="date" office:date-value="2023-08-19" calcext:value-type="date">
            <text:p>19/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oblin Tools</text:p>
          </table:table-cell>
          <table:table-cell table:style-name="ce7"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7" office:value-type="string" calcext:value-type="string">
            <text:p>https://www.uneiaparjour.fr/goblin-tools/</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8-18" calcext:value-type="date">
            <text:p>18/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uman generator</text:p>
          </table:table-cell>
          <table:table-cell table:style-name="ce7"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8" office:value-type="string" calcext:value-type="string">
            <text:p><text:a xlink:href="https://www.uneiaparjour.fr/human-generator/" xlink:type="simple">https://www.uneiaparjour.fr/human-generator/</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8-17" calcext:value-type="date">
            <text:p>17/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conAI</text:p>
          </table:table-cell>
          <table:table-cell table:style-name="ce7" office:value-type="string" calcext:value-type="string">
            <text:p>IconAI (iconai.co) génère des icônes à partir d’un prompt, d’un style parmi </text:p>
            <text:p>18 disponibles et d’une couleur dominante. 10 images gratuites, remix </text:p>
            <text:p>possible à partir d’une image existante.</text:p>
          </table:table-cell>
          <table:table-cell table:style-name="ce8" office:value-type="string" calcext:value-type="string">
            <text:p><text:a xlink:href="https://www.uneiaparjour.fr/iconai/" xlink:type="simple">https://www.uneiaparjour.fr/iconai/</text:a></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8-16" calcext:value-type="date">
            <text:p>16/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rtemis</text:p>
          </table:table-cell>
          <table:table-cell table:style-name="ce7"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7" office:value-type="string" calcext:value-type="string">
            <text:p>https://www.uneiaparjour.fr/artemis/</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8-15" calcext:value-type="date">
            <text:p>15/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sson Planner</text:p>
          </table:table-cell>
          <table:table-cell table:style-name="ce7"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7" office:value-type="string" calcext:value-type="string">
            <text:p>https://www.uneiaparjour.fr/lesson-planner/</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8-14" calcext:value-type="date">
            <text:p>14/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emantic Scholar</text:p>
          </table:table-cell>
          <table:table-cell table:style-name="ce7"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7" office:value-type="string" calcext:value-type="string">
            <text:p>https://www.uneiaparjour.fr/semantic-scholar/</text:p>
          </table:table-cell>
          <table:table-cell table:style-name="ce7" office:value-type="string" calcext:value-type="string">
            <text:p>open source</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8-13" calcext:value-type="date">
            <text:p>13/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aizz</text:p>
          </table:table-cell>
          <table:table-cell table:style-name="ce7"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7" office:value-type="string" calcext:value-type="string">
            <text:p>https://www.uneiaparjour.fr/vaizz/</text:p>
          </table:table-cell>
          <table:table-cell table:style-name="ce7" office:value-type="string" calcext:value-type="string">
            <text:p>vidéo</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8-12" calcext:value-type="date">
            <text:p>12/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nsor</text:p>
          </table:table-cell>
          <table:table-cell table:style-name="ce7" office:value-type="string" calcext:value-type="string">
            <text:p>Tensor (https://tensor.art) regroupe une quarantaine de modèles d’IA </text:p>
            <text:p>génératives d’images avec outils d’édition (remix, agrandissement, image to </text:p>
            <text:p>image, détails). Galerie pour inspiration. 100 crédits gratuits par jour (1 </text:p>
            <text:p>image : 1 à 3 crédits pendant le test).</text:p>
          </table:table-cell>
          <table:table-cell table:style-name="ce7" office:value-type="string" calcext:value-type="string">
            <text:p>https://www.uneiaparjour.fr/tensor/</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8-11" calcext:value-type="date">
            <text:p>11/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ayo</text:p>
          </table:table-cell>
          <table:table-cell table:style-name="ce7" office:value-type="string" calcext:value-type="string">
            <text:p>Hayo (https://hayo.com/download), une application mobiles et ordis avec </text:p>
            <text:p>générateurs de texte et d’images (plusieurs modèles pour chacun), prompts </text:p>
            <text:p>libres ou préformatés, analyse de documents, synthèse vocale… 50 crédits </text:p>
            <text:p>texte et 50 crédits images gratuits /jour.</text:p>
          </table:table-cell>
          <table:table-cell table:style-name="ce7" office:value-type="string" calcext:value-type="string">
            <text:p>https://www.uneiaparjour.fr/hayo/</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8-10" calcext:value-type="date">
            <text:p>10/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alknotes</text:p>
          </table:table-cell>
          <table:table-cell table:style-name="ce7"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8" office:value-type="string" calcext:value-type="string">
            <text:p><text:a xlink:href="https://www.uneiaparjour.fr/talknotes/" xlink:type="simple">https://www.uneiaparjour.fr/talknotes/</text:a></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8-09" calcext:value-type="date">
            <text:p>09/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killify</text:p>
          </table:table-cell>
          <table:table-cell table:style-name="ce7"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8" office:value-type="string" calcext:value-type="string">
            <text:p><text:a xlink:href="https://www.uneiaparjour.fr/skillify/" xlink:type="simple">https://www.uneiaparjour.fr/skillify/</text:a></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2"/>
          <table:table-cell table:style-name="ce17" table:number-columns-repeated="2"/>
          <table:table-cell table:style-name="ce20" office:value-type="date" office:date-value="2023-08-08" calcext:value-type="date">
            <text:p>08/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ami</text:p>
          </table:table-cell>
          <table:table-cell table:style-name="ce7" office:value-type="string" calcext:value-type="string">
            <text:p>Cami (https://heycami.ai) : un chatbot avec modèles #exte (GPT4) et images </text:p>
            <text:p>(stable diffusion) dans Whatsapp, avec transcription de l’audio. Gratuit, 5 </text:p>
            <text:p>images /jour et 10 générations de texte, plus que dépassées dans ce test : </text:p>
            <text:p>https://codimd.apps.education.fr/ZJYmjC8SSEmCxfZsNgkpxw?view</text:p>
          </table:table-cell>
          <table:table-cell table:style-name="ce7" office:value-type="string" calcext:value-type="string">
            <text:p>https://www.uneiaparjour.fr/cami/</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8-07" calcext:value-type="date">
            <text:p>07/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kolar</text:p>
          </table:table-cell>
          <table:table-cell table:style-name="ce7"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8" office:value-type="string" calcext:value-type="string">
            <text:p><text:a xlink:href="https://www.uneiaparjour.fr/skolar/" xlink:type="simple">https://www.uneiaparjour.fr/skolar/</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table:table-cell table:style-name="ce17" table:number-columns-repeated="2"/>
          <table:table-cell table:style-name="ce20" office:value-type="date" office:date-value="2023-08-06" calcext:value-type="date">
            <text:p>06/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nker</text:p>
          </table:table-cell>
          <table:table-cell table:style-name="ce7"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7" office:value-type="string" calcext:value-type="string">
            <text:p>https://www.uneiaparjour.fr/conker/</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2"/>
          <table:table-cell table:style-name="ce17" table:number-columns-repeated="2"/>
          <table:table-cell table:style-name="ce20" office:value-type="date" office:date-value="2023-08-05" calcext:value-type="date">
            <text:p>05/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Page</text:p>
          </table:table-cell>
          <table:table-cell table:style-name="ce7"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7" office:value-type="string" calcext:value-type="string">
            <text:p>https://www.uneiaparjour.fr/aipag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17" table:number-columns-repeated="2"/>
          <table:table-cell table:style-name="ce20" office:value-type="date" office:date-value="2023-08-04" calcext:value-type="date">
            <text:p>04/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romind</text:p>
          </table:table-cell>
          <table:table-cell table:style-name="ce7"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8" office:value-type="string" calcext:value-type="string">
            <text:p><text:a xlink:href="https://www.uneiaparjour.fr/promind/" xlink:type="simple">https://www.uneiaparjour.fr/promind/</text:a></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8-03" calcext:value-type="date">
            <text:p>03/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ello History</text:p>
          </table:table-cell>
          <table:table-cell table:style-name="ce7"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7" office:value-type="string" calcext:value-type="string">
            <text:p>https://www.uneiaparjour.fr/hello-history/</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8-02" calcext:value-type="date">
            <text:p>02/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endsteps</text:p>
          </table:table-cell>
          <table:table-cell table:style-name="ce7"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8" office:value-type="string" calcext:value-type="string">
            <text:p><text:a xlink:href="https://www.uneiaparjour.fr/sendsteps/" xlink:type="simple">https://www.uneiaparjour.fr/sendsteps/</text:a></text:p>
          </table:table-cell>
          <table:table-cell table:style-name="ce7" office:value-type="string" calcext:value-type="string">
            <text:p>présentation</text:p>
          </table:table-cell>
          <table:table-cell table:style-name="ce7" table:number-columns-repeated="3"/>
          <table:table-cell table:style-name="ce17" table:number-columns-repeated="2"/>
          <table:table-cell table:style-name="ce20" office:value-type="date" office:date-value="2023-08-01" calcext:value-type="date">
            <text:p>01/08/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xai</text:p>
          </table:table-cell>
          <table:table-cell table:style-name="ce7" office:value-type="string" calcext:value-type="string">
            <text:p>Pixai (https://pixai.art), outil de génération d’images 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7" office:value-type="string" calcext:value-type="string">
            <text:p>https://www.uneiaparjour.fr/pixai/</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7-31" calcext:value-type="date">
            <text:p>31/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enChat</text:p>
          </table:table-cell>
          <table:table-cell table:style-name="ce7"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8" office:value-type="string" calcext:value-type="string">
            <text:p><text:a xlink:href="https://www.uneiaparjour.fr/openchat/" xlink:type="simple">https://www.uneiaparjour.fr/openchat/</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7-30" calcext:value-type="date">
            <text:p>30/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eroscope</text:p>
          </table:table-cell>
          <table:table-cell table:style-name="ce7" office:value-type="string" calcext:value-type="string">
            <text:p>Zeroscope Text-to-video (à retrouver sur Huggingface : </text:p>
            <text:p>https://huggingface.co/spaces/fffiloni/zeroscope…) : un prompt pour une </text:p>
            <text:p>courte vidéo format 16:9. Sans compte.</text:p>
          </table:table-cell>
          <table:table-cell table:style-name="ce7" office:value-type="string" calcext:value-type="string">
            <text:p>https://www.uneiaparjour.fr/zeroscope/</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7-29" calcext:value-type="date">
            <text:p>29/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llustroke</text:p>
          </table:table-cell>
          <table:table-cell table:style-name="ce7"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7" office:value-type="string" calcext:value-type="string">
            <text:p>https://www.uneiaparjour.fr/illustroke/</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7-28" calcext:value-type="date">
            <text:p>28/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gicSchool</text:p>
          </table:table-cell>
          <table:table-cell table:style-name="ce7"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7" office:value-type="string" calcext:value-type="string">
            <text:p>https://www.uneiaparjour.fr/magicschool/</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27" calcext:value-type="date">
            <text:p>27/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ezgo</text:p>
          </table:table-cell>
          <table:table-cell table:style-name="ce7" office:value-type="string" calcext:value-type="string">
            <text:p>Dezgo (https://dezgo.com), plusieurs outils dédiés à la génération d’images </text:p>
            <text:p>dont text to image avec 15 modèles, image to image, inpainting pour changer </text:p>
            <text:p>des éléments, avec nombreux réglages (text to video en beta sur Discord). </text:p>
            <text:p>Compte non obligatoire.</text:p>
          </table:table-cell>
          <table:table-cell table:style-name="ce7" office:value-type="string" calcext:value-type="string">
            <text:p>https://www.uneiaparjour.fr/dezgo/</text:p>
          </table:table-cell>
          <table:table-cell table:style-name="ce7" office:value-type="string" calcext:value-type="string">
            <text:p>images</text:p>
          </table:table-cell>
          <table:table-cell table:style-name="ce7" office:value-type="string" calcext:value-type="string">
            <text:p>sans compte</text:p>
          </table:table-cell>
          <table:table-cell table:style-name="ce7" table:number-columns-repeated="2"/>
          <table:table-cell table:style-name="ce17" table:number-columns-repeated="2"/>
          <table:table-cell table:style-name="ce20" office:value-type="date" office:date-value="2023-07-26" calcext:value-type="date">
            <text:p>26/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inerva</text:p>
          </table:table-cell>
          <table:table-cell table:style-name="ce7" office:value-type="string" calcext:value-type="string">
            <text:p>Minerva (https://academicid.net/minerva-ai) recherche parmi 200M de </text:p>
            <text:p>publications scientifiques et permet de les interroger. 15000 crédits </text:p>
            <text:p>gratuits par mois.</text:p>
          </table:table-cell>
          <table:table-cell table:style-name="ce8" office:value-type="string" calcext:value-type="string">
            <text:p><text:a xlink:href="https://www.uneiaparjour.fr/minerva/" xlink:type="simple">https://www.uneiaparjour.fr/minerva/</text: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7-25" calcext:value-type="date">
            <text:p>25/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LAMA</text:p>
          </table:table-cell>
          <table:table-cell table:style-name="ce7"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8" office:value-type="string" calcext:value-type="string">
            <text:p><text:a xlink:href="https://www.uneiaparjour.fr/llama/" xlink:type="simple">https://www.uneiaparjour.fr/llama/</text:a></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texte</text:p>
          </table:table-cell>
          <table:table-cell table:style-name="ce17" table:number-columns-repeated="2"/>
          <table:table-cell table:style-name="ce20" office:value-type="date" office:date-value="2023-07-24" calcext:value-type="date">
            <text:p>24/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arnbot</text:p>
          </table:table-cell>
          <table:table-cell table:style-name="ce7"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7" office:value-type="string" calcext:value-type="string">
            <text:p>https://www.uneiaparjour.fr/learnbot/</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7-23" calcext:value-type="date">
            <text:p>23/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iffit</text:p>
          </table:table-cell>
          <table:table-cell table:style-name="ce7"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7" office:value-type="string" calcext:value-type="string">
            <text:p>https://www.uneiaparjour.fr/diffit/</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22" calcext:value-type="date">
            <text:p>22/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estionWell</text:p>
          </table:table-cell>
          <table:table-cell table:style-name="ce7"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7" office:value-type="string" calcext:value-type="string">
            <text:p>https://www.uneiaparjour.fr/questionwell-2/</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7-21" calcext:value-type="date">
            <text:p>21/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 Dungeon</text:p>
          </table:table-cell>
          <table:table-cell table:style-name="ce7"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8" office:value-type="string" calcext:value-type="string">
            <text:p><text:a xlink:href="https://www.uneiaparjour.fr/ai-dungeon/" xlink:type="simple">https://www.uneiaparjour.fr/ai-dungeon/</text:a></text:p>
          </table:table-cell>
          <table:table-cell table:style-name="ce7" office:value-type="string" calcext:value-type="string">
            <text:p>jeu vidéo</text:p>
          </table:table-cell>
          <table:table-cell table:style-name="ce7" table:number-columns-repeated="3"/>
          <table:table-cell table:style-name="ce17" table:number-columns-repeated="2"/>
          <table:table-cell table:style-name="ce20" office:value-type="date" office:date-value="2023-07-20" calcext:value-type="date">
            <text:p>20/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emix</text:p>
          </table:table-cell>
          <table:table-cell table:style-name="ce7"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7" office:value-type="string" calcext:value-type="string">
            <text:p>https://www.uneiaparjour.fr/reemix/</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table-cell table:style-name="ce17" table:number-columns-repeated="2"/>
          <table:table-cell table:style-name="ce20" office:value-type="date" office:date-value="2023-07-19" calcext:value-type="date">
            <text:p>19/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thfinder</text:p>
          </table:table-cell>
          <table:table-cell table:style-name="ce7"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8" office:value-type="string" calcext:value-type="string">
            <text:p><text:a xlink:href="https://www.uneiaparjour.fr/pathfinder/" xlink:type="simple">https://www.uneiaparjour.fr/pathfinder/</text:a></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18" calcext:value-type="date">
            <text:p>18/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cispace</text:p>
          </table:table-cell>
          <table:table-cell table:style-name="ce7"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8" office:value-type="string" calcext:value-type="string">
            <text:p><text:a xlink:href="https://www.uneiaparjour.fr/scispace/" xlink:type="simple">https://www.uneiaparjour.fr/scispace/</text:a></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17" table:number-columns-repeated="2"/>
          <table:table-cell table:style-name="ce20" office:value-type="date" office:date-value="2023-07-17" calcext:value-type="date">
            <text:p>17/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ra</text:p>
          </table:table-cell>
          <table:table-cell table:style-name="ce7"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7" office:value-type="string" calcext:value-type="string">
            <text:p>https://www.uneiaparjour.fr/ora/</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7-16" calcext:value-type="date">
            <text:p>16/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enmo</text:p>
          </table:table-cell>
          <table:table-cell table:style-name="ce7" office:value-type="string" calcext:value-type="string">
            <text:p>Genmo (https://genmo.ai) est un outil avec plusieurs modèles d’IA </text:p>
            <text:p>génératives d’images accessibles avec édition possible via un chatbot : </text:p>
            <text:p>image, vidéo, 3D et 360, gif. Version alpha, 100 crédits gratuits par jour </text:p>
            <text:p>(10 générations), génération en direct</text:p>
          </table:table-cell>
          <table:table-cell table:style-name="ce7" office:value-type="string" calcext:value-type="string">
            <text:p>https://www.uneiaparjour.fr/genmo-2/</text:p>
          </table:table-cell>
          <table:table-cell table:style-name="ce7" office:value-type="string" calcext:value-type="string">
            <text:p>images</text:p>
          </table:table-cell>
          <table:table-cell table:style-name="ce7" office:value-type="string" calcext:value-type="string">
            <text:p>images 3D</text:p>
          </table:table-cell>
          <table:table-cell table:style-name="ce7" office:value-type="string" calcext:value-type="string">
            <text:p>vidéo</text:p>
          </table:table-cell>
          <table:table-cell table:style-name="ce7"/>
          <table:table-cell table:style-name="ce17" table:number-columns-repeated="2"/>
          <table:table-cell table:style-name="ce20" office:value-type="date" office:date-value="2023-07-15" calcext:value-type="date">
            <text:p>15/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ble Doodle</text:p>
          </table:table-cell>
          <table:table-cell table:style-name="ce7" office:value-type="string" calcext:value-type="string">
            <text:p>Stable Doodle (https://clipdrop.co/stable-doodle et présentation par </text:p>
            <text:p>@StabilityAI : https://stability.ai/blog/clipdrop-launches-stable-doodle…) </text:p>
            <text:p>génère des images à partir d’un dessin au trait, un prompt et un style. </text:p>
            <text:p>Gratuit, première génération sans compte.</text:p>
          </table:table-cell>
          <table:table-cell table:style-name="ce7" office:value-type="string" calcext:value-type="string">
            <text:p>https://www.uneiaparjour.fr/stable-doodle/</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7-14" calcext:value-type="date">
            <text:p>14/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ursebox</text:p>
          </table:table-cell>
          <table:table-cell table:style-name="ce7"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7" office:value-type="string" calcext:value-type="string">
            <text:p>https://www.uneiaparjour.fr/coursebox/</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7-13" calcext:value-type="date">
            <text:p>13/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ramer</text:p>
          </table:table-cell>
          <table:table-cell table:style-name="ce7"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7" office:value-type="string" calcext:value-type="string">
            <text:p>https://www.uneiaparjour.fr/framer/</text:p>
          </table:table-cell>
          <table:table-cell table:style-name="ce7" office:value-type="string" calcext:value-type="string">
            <text:p>site web</text:p>
          </table:table-cell>
          <table:table-cell table:style-name="ce7" table:number-columns-repeated="3"/>
          <table:table-cell table:style-name="ce17" table:number-columns-repeated="2"/>
          <table:table-cell table:style-name="ce20" office:value-type="date" office:date-value="2023-07-12" calcext:value-type="date">
            <text:p>12/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raw Things</text:p>
          </table:table-cell>
          <table:table-cell table:style-name="ce7" office:value-type="string" calcext:value-type="string">
            <text:p>Draw Things (https://drawthings.ai) : StabbleDiffusion et 45 modèles d’IA </text:p>
            <text:p>génératives d’#images hors ligne, appli iOS. Text / image to image, outils </text:p>
            <text:p>édition, réglages fins. Gratuit et sans compte. Prompt en anglais. + : </text:p>
            <text:p>étapes suivies en direct / – : très long</text:p>
          </table:table-cell>
          <table:table-cell table:style-name="ce7" office:value-type="string" calcext:value-type="string">
            <text:p>https://www.uneiaparjour.fr/draw-things/</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11" calcext:value-type="date">
            <text:p>11/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lor anything</text:p>
          </table:table-cell>
          <table:table-cell table:style-name="ce7" office:value-type="string" calcext:value-type="string">
            <text:p>Une IA générative d’images 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8" office:value-type="string" calcext:value-type="string">
            <text:p><text:a xlink:href="https://www.uneiaparjour.fr/color-anything/" xlink:type="simple">https://www.uneiaparjour.fr/color-anything/</text:a></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10" calcext:value-type="date">
            <text:p>10/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eed.io</text:p>
          </table:table-cell>
          <table:table-cell table:style-name="ce7"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8" office:value-type="string" calcext:value-type="string">
            <text:p><text:a xlink:href="https://www.uneiaparjour.fr/veedio/" xlink:type="simple">https://www.uneiaparjour.fr/veedio/</text:a></text:p>
          </table:table-cell>
          <table:table-cell table:style-name="ce7" office:value-type="string" calcext:value-type="string">
            <text:p>vidéo</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7-09" calcext:value-type="date">
            <text:p>09/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Art</text:p>
          </table:table-cell>
          <table:table-cell table:style-name="ce7" office:value-type="string" calcext:value-type="string">
            <text:p>Re-art (https://reart.devvinay.in) par @vinay_dev_ : outil d’IA génératrice </text:p>
            <text:p>d’images, gratuit et sans compte (basé sur Stable diffusion ?).</text:p>
          </table:table-cell>
          <table:table-cell table:style-name="ce7" office:value-type="string" calcext:value-type="string">
            <text:p>https://www.uneiaparjour.fr/re-art/</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7-08" calcext:value-type="date">
            <text:p>08/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pic</text:p>
          </table:table-cell>
          <table:table-cell table:style-name="ce7" office:value-type="string" calcext:value-type="string">
            <text:p>Ipic (https://ipic.ai) : une IA générative d’images gratuite et sans compte </text:p>
            <text:p>(vu les tests, basée sur Stable diffusion ?). Jusqu’à 5 variations, </text:p>
            <text:p>plusieurs tailles d’images. galerie publique.</text:p>
          </table:table-cell>
          <table:table-cell table:style-name="ce7" office:value-type="string" calcext:value-type="string">
            <text:p>https://www.uneiaparjour.fr/ipic/</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07" calcext:value-type="date">
            <text:p>07/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oryD</text:p>
          </table:table-cell>
          <table:table-cell table:style-name="ce7"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7" office:value-type="string" calcext:value-type="string">
            <text:p>https://www.uneiaparjour.fr/storyd/</text:p>
          </table:table-cell>
          <table:table-cell table:style-name="ce7" office:value-type="string" calcext:value-type="string">
            <text:p>données</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texte</text:p>
          </table:table-cell>
          <table:table-cell table:style-name="ce17" table:number-columns-repeated="2"/>
          <table:table-cell table:style-name="ce20" office:value-type="date" office:date-value="2023-07-06" calcext:value-type="date">
            <text:p>06/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lipdrop</text:p>
          </table:table-cell>
          <table:table-cell table:style-name="ce7" office:value-type="string" calcext:value-type="string">
            <text:p>Clipdrop (https://clipdrop.co) regroupe plusieurs outils dédiés à l’image </text:p>
            <text:p>qui utilisent l’IA. Trois particulièrement génèrent des images : Stable </text:p>
            <text:p>diffusion XL, Reimagine XL et Uncrop (dans l’ordre des captures).</text:p>
          </table:table-cell>
          <table:table-cell table:style-name="ce7" office:value-type="string" calcext:value-type="string">
            <text:p>https://www.uneiaparjour.fr/clip-drop/</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7-05" calcext:value-type="date">
            <text:p>05/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ordtune</text:p>
          </table:table-cell>
          <table:table-cell table:style-name="ce7"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7" office:value-type="string" calcext:value-type="string">
            <text:p>https://www.uneiaparjour.fr/wordtune/</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7-04" calcext:value-type="date">
            <text:p>04/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zzy</text:p>
          </table:table-cell>
          <table:table-cell table:style-name="ce7" office:value-type="string" calcext:value-type="string">
            <text:p>Aizzy (http://aizzy.ai) : une IA générative de texte et une autre d’images </text:p>
            <text:p>dans un même outil avec plusieurs chatbots, interrogation de pdf, de vidéos </text:p>
            <text:p>ou de sites et génération d’images. Gratuit avec nbre limité (non précisé </text:p>
            <text:p>pas visible pendant le test).</text:p>
          </table:table-cell>
          <table:table-cell table:style-name="ce7" office:value-type="string" calcext:value-type="string">
            <text:p>https://www.uneiaparjour.fr/aizzy/</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7-03" calcext:value-type="date">
            <text:p>03/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ollinations</text:p>
          </table:table-cell>
          <table:table-cell table:style-name="ce7" office:value-type="string" calcext:value-type="string">
            <text:p>Pollinations (https://pollinations.ai -&gt; </text:p>
            <text:p>https://replicate.com/pollinations) : IA générative d’images gratuite et </text:p>
            <text:p>sans compte. Une galerie d’images, un emplacement pour un prompt et une </text:p>
            <text:p>image est générée (une par prompt). Tests avec le prompt souvent utilisé de </text:p>
            <text:p>la pochette d’album. Et si ChatGPT 3.5 générait des images gratuitement et </text:p>
            <text:p>en direct dans le chat avec Pollinations ? […]</text:p>
          </table:table-cell>
          <table:table-cell table:style-name="ce7" office:value-type="string" calcext:value-type="string">
            <text:p>https://www.uneiaparjour.fr/pollinations-2/</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7-02" calcext:value-type="date">
            <text:p>02/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ggy</text:p>
          </table:table-cell>
          <table:table-cell table:style-name="ce7"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7" office:value-type="string" calcext:value-type="string">
            <text:p>https://www.uneiaparjour.fr/piggy/</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table-cell table:style-name="ce20" office:value-type="date" office:date-value="2023-07-01" calcext:value-type="date">
            <text:p>01/07/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wee</text:p>
          </table:table-cell>
          <table:table-cell table:style-name="ce7"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7" office:value-type="string" calcext:value-type="string">
            <text:p>https://www.uneiaparjour.fr/twee/</text:p>
          </table:table-cell>
          <table:table-cell table:style-name="ce7" office:value-type="string" calcext:value-type="string">
            <text:p>éducation</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6-30" calcext:value-type="date">
            <text:p>30/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ongshot</text:p>
          </table:table-cell>
          <table:table-cell table:style-name="ce7"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7" office:value-type="string" calcext:value-type="string">
            <text:p>https://www.uneiaparjour.fr/longshot/</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6-29" calcext:value-type="date">
            <text:p>29/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tatbot</text:p>
          </table:table-cell>
          <table:table-cell table:style-name="ce7"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7" office:value-type="string" calcext:value-type="string">
            <text:p>https://www.uneiaparjour.fr/sttatbot/</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6-28" calcext:value-type="date">
            <text:p>28/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aginary Soundscape</text:p>
          </table:table-cell>
          <table:table-cell table:style-name="ce7"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8" office:value-type="string" calcext:value-type="string">
            <text:p><text:a xlink:href="https://www.uneiaparjour.fr/imaginary-soundscape/" xlink:type="simple">https://www.uneiaparjour.fr/imaginary-soundscape/</text:a></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6-27" calcext:value-type="date">
            <text:p>27/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ockimg QRcode</text:p>
          </table:table-cell>
          <table:table-cell table:style-name="ce7" office:value-type="string" calcext:value-type="string">
            <text:p>Des QR codes personnalisés avec une image générée par un prompt ? Stockimg </text:p>
            <text:p>(génération d’images – payant) le propose dans son nouvel outil : </text:p>
            <text:p>https://stockimg.ai/qrcode/. 5 générations gratuites sans compte. Préférer </text:p>
            <text:p>l’anglais et s’inspirer des exemples.</text:p>
          </table:table-cell>
          <table:table-cell table:style-name="ce8" office:value-type="string" calcext:value-type="string">
            <text:p><text:a xlink:href="https://www.uneiaparjour.fr/stockimg-qrcode/" xlink:type="simple">https://www.uneiaparjour.fr/stockimg-qrcode/</text:a></text:p>
          </table:table-cell>
          <table:table-cell table:style-name="ce7" office:value-type="string" calcext:value-type="string">
            <text:p>images</text:p>
          </table:table-cell>
          <table:table-cell table:style-name="ce7" office:value-type="string" calcext:value-type="string">
            <text:p>qr code</text:p>
          </table:table-cell>
          <table:table-cell table:style-name="ce7" table:number-columns-repeated="2"/>
          <table:table-cell table:style-name="ce17" table:number-columns-repeated="2"/>
          <table:table-cell table:style-name="ce20" office:value-type="date" office:date-value="2023-06-26" calcext:value-type="date">
            <text:p>26/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ckCast</text:p>
          </table:table-cell>
          <table:table-cell table:style-name="ce7"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7" office:value-type="string" calcext:value-type="string">
            <text:p>https://www.uneiaparjour.fr/quickcast/</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6-25" calcext:value-type="date">
            <text:p>25/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uripod</text:p>
          </table:table-cell>
          <table:table-cell table:style-name="ce7"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8" office:value-type="string" calcext:value-type="string">
            <text:p><text:a xlink:href="https://www.uneiaparjour.fr/curipod/" xlink:type="simple">https://www.uneiaparjour.fr/curipod/</text:a></text:p>
          </table:table-cell>
          <table:table-cell table:style-name="ce7" office:value-type="string" calcext:value-type="string">
            <text:p>présent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6-24" calcext:value-type="date">
            <text:p>24/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luna</text:p>
          </table:table-cell>
          <table:table-cell table:style-name="ce7"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7" office:value-type="string" calcext:value-type="string">
            <text:p>https://www.uneiaparjour.fr/eluna/</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6-23" calcext:value-type="date">
            <text:p>23/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acherToolsGPT</text:p>
          </table:table-cell>
          <table:table-cell table:style-name="ce7"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8" office:value-type="string" calcext:value-type="string">
            <text:p><text:a xlink:href="https://www.uneiaparjour.fr/teachertoolsgpt/" xlink:type="simple">https://www.uneiaparjour.fr/teachertoolsgpt/</text:a></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6-22" calcext:value-type="date">
            <text:p>22/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ight Eye</text:p>
          </table:table-cell>
          <table:table-cell table:style-name="ce7" office:value-type="string" calcext:value-type="string">
            <text:p>Bright Eye (https://apps.apple.com/us/app/bright-eye/id1593932475) : </text:p>
            <text:p>application iOS gratuite génératrice de texte et d’images et qui propose </text:p>
            <text:p>des mini applications basées sur l’IA.</text:p>
          </table:table-cell>
          <table:table-cell table:style-name="ce8" office:value-type="string" calcext:value-type="string">
            <text:p><text:a xlink:href="https://www.uneiaparjour.fr/bright-eye/" xlink:type="simple">https://www.uneiaparjour.fr/bright-eye/</text:a></text:p>
          </table:table-cell>
          <table:table-cell table:style-name="ce7" office:value-type="string" calcext:value-type="string">
            <text:p>application</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6-21" calcext:value-type="date">
            <text:p>21/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amma</text:p>
          </table:table-cell>
          <table:table-cell table:style-name="ce7"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7" office:value-type="string" calcext:value-type="string">
            <text:p>https://www.uneiaparjour.fr/gamma/</text:p>
          </table:table-cell>
          <table:table-cell table:style-name="ce7" office:value-type="string" calcext:value-type="string">
            <text:p>présentation</text:p>
          </table:table-cell>
          <table:table-cell table:style-name="ce7" table:number-columns-repeated="3"/>
          <table:table-cell table:style-name="ce17" table:number-columns-repeated="2"/>
          <table:table-cell table:style-name="ce20" office:value-type="date" office:date-value="2023-06-20" calcext:value-type="date">
            <text:p>20/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eeze</text:p>
          </table:table-cell>
          <table:table-cell table:style-name="ce7"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7" office:value-type="string" calcext:value-type="string">
            <text:p>https://www.uneiaparjour.fr/breeze/</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6-19" calcext:value-type="date">
            <text:p>19/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uzaic Studio</text:p>
          </table:table-cell>
          <table:table-cell table:style-name="ce7"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7" office:value-type="string" calcext:value-type="string">
            <text:p>https://www.uneiaparjour.fr/muzaic-studio/</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6-18" calcext:value-type="date">
            <text:p>18/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udyflow</text:p>
          </table:table-cell>
          <table:table-cell table:style-name="ce7"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8" office:value-type="string" calcext:value-type="string">
            <text:p><text:a xlink:href="https://www.uneiaparjour.fr/studyflow/" xlink:type="simple">https://www.uneiaparjour.fr/studyflow/</text:a></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6-17" calcext:value-type="date">
            <text:p>17/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tience</text:p>
          </table:table-cell>
          <table:table-cell table:style-name="ce7"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8" office:value-type="string" calcext:value-type="string">
            <text:p><text:a xlink:href="https://www.uneiaparjour.fr/patience/" xlink:type="simple">https://www.uneiaparjour.fr/patience/</text:a></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6-16" calcext:value-type="date">
            <text:p>16/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ypotenuse</text:p>
          </table:table-cell>
          <table:table-cell table:style-name="ce7"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7" office:value-type="string" calcext:value-type="string">
            <text:p>https://www.uneiaparjour.fr/hypotenuse/</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6-15" calcext:value-type="date">
            <text:p>15/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eyer</text:p>
          </table:table-cell>
          <table:table-cell table:style-name="ce7"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8" office:value-type="string" calcext:value-type="string">
            <text:p><text:a xlink:href="https://www.uneiaparjour.fr/meyer/" xlink:type="simple">https://www.uneiaparjour.fr/meyer/</text:a></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6-14" calcext:value-type="date">
            <text:p>14/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ap</text:p>
          </table:table-cell>
          <table:table-cell table:style-name="ce7" office:value-type="string" calcext:value-type="string">
            <text:p>Leap (https://tryleap.ai) outil gratuit d’IA génératives d’images. 6 </text:p>
            <text:p>modèles différents pour la génération d’images et le remix (une image de </text:p>
            <text:p>base chargée avec un prompt), prompt négatif possible, et entraînement de </text:p>
            <text:p>son propre modèle.</text:p>
          </table:table-cell>
          <table:table-cell table:style-name="ce8" office:value-type="string" calcext:value-type="string">
            <text:p><text:a xlink:href="https://www.uneiaparjour.fr/leap/" xlink:type="simple">https://www.uneiaparjour.fr/leap/</text:a></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6-13" calcext:value-type="date">
            <text:p>13/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usicGen</text:p>
          </table:table-cell>
          <table:table-cell table:style-name="ce7"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8" office:value-type="string" calcext:value-type="string">
            <text:p><text:a xlink:href="https://www.uneiaparjour.fr/musicgen/" xlink:type="simple">https://www.uneiaparjour.fr/musicgen/</text:a></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7"/>
          <table:table-cell table:style-name="ce20" office:value-type="date" office:date-value="2023-06-12" calcext:value-type="date">
            <text:p>12/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ecktopus</text:p>
          </table:table-cell>
          <table:table-cell table:style-name="ce7"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7" office:value-type="string" calcext:value-type="string">
            <text:p>https://www.uneiaparjour.fr/decktopus/</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6-11" calcext:value-type="date">
            <text:p>11/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arnt</text:p>
          </table:table-cell>
          <table:table-cell table:style-name="ce7"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7" office:value-type="string" calcext:value-type="string">
            <text:p>https://www.uneiaparjour.fr/learnt/</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6-10" calcext:value-type="date">
            <text:p>10/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reado</text:p>
          </table:table-cell>
          <table:table-cell table:style-name="ce7"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7" office:value-type="string" calcext:value-type="string">
            <text:p>https://www.uneiaparjour.fr/kreado/</text:p>
          </table:table-cell>
          <table:table-cell table:style-name="ce7" office:value-type="string" calcext:value-type="string">
            <text:p>texte</text:p>
          </table:table-cell>
          <table:table-cell table:style-name="ce7" office:value-type="string" calcext:value-type="string">
            <text:p>vidéo</text:p>
          </table:table-cell>
          <table:table-cell table:style-name="ce7" office:value-type="string" calcext:value-type="string">
            <text:p>voix</text:p>
          </table:table-cell>
          <table:table-cell table:style-name="ce7"/>
          <table:table-cell table:style-name="ce17" table:number-columns-repeated="2"/>
          <table:table-cell table:style-name="ce20" office:value-type="date" office:date-value="2023-06-09" calcext:value-type="date">
            <text:p>09/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ookHero</text:p>
          </table:table-cell>
          <table:table-cell table:style-name="ce7"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8" office:value-type="string" calcext:value-type="string">
            <text:p><text:a xlink:href="https://www.uneiaparjour.fr/bookhero/" xlink:type="simple">https://www.uneiaparjour.fr/bookhero/</text:a></text:p>
          </table:table-cell>
          <table:table-cell table:style-name="ce7" office:value-type="string" calcext:value-type="string">
            <text:p>histoires enfants</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6-08" calcext:value-type="date">
            <text:p>08/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itubo</text:p>
          </table:table-cell>
          <table:table-cell table:style-name="ce7" office:value-type="string" calcext:value-type="string">
            <text:p>Aitubo (http://aitubo.ai) : outil regroupant plusieurs modèles d’IA </text:p>
            <text:p>génératrices d’images et outil d’édition. 150 crédits gratuits à </text:p>
            <text:p>l’ouverture puis 50 par jour.</text:p>
          </table:table-cell>
          <table:table-cell table:style-name="ce7" office:value-type="string" calcext:value-type="string">
            <text:p>https://www.uneiaparjour.fr/aitubo/</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6-07" calcext:value-type="date">
            <text:p>07/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lbus</text:p>
          </table:table-cell>
          <table:table-cell table:style-name="ce7"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7" office:value-type="string" calcext:value-type="string">
            <text:p>https://www.uneiaparjour.fr/albus/</text:p>
          </table:table-cell>
          <table:table-cell table:style-name="ce7" office:value-type="string" calcext:value-type="string">
            <text:p>éducation</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6-06" calcext:value-type="date">
            <text:p>06/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ecraft</text:p>
          </table:table-cell>
          <table:table-cell table:style-name="ce7" office:value-type="string" calcext:value-type="string">
            <text:p>Recraft (http://recraft.ai) : outil d’IA génératives d’images permettant la </text:p>
            <text:p>création d’images vectorielles, illustrations 3D, icônes, pictogrammes… </text:p>
            <text:p>Gratuit avec 20 modèles disponibles, modification de l’image, export svg, </text:p>
            <text:p>png et jpg.</text:p>
          </table:table-cell>
          <table:table-cell table:style-name="ce7" office:value-type="string" calcext:value-type="string">
            <text:p>https://www.uneiaparjour.fr/recraft/</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6-05" calcext:value-type="date">
            <text:p>05/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odobot</text:p>
          </table:table-cell>
          <table:table-cell table:style-name="ce7"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7" office:value-type="string" calcext:value-type="string">
            <text:p>https://www.uneiaparjour.fr/todobot/</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6-04" calcext:value-type="date">
            <text:p>04/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ini</text:p>
          </table:table-cell>
          <table:table-cell table:style-name="ce7"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7" office:value-type="string" calcext:value-type="string">
            <text:p>https://www.uneiaparjour.fr/fini-2/</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6-03" calcext:value-type="date">
            <text:p>03/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he infinite drum machine</text:p>
          </table:table-cell>
          <table:table-cell table:style-name="ce7"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7" office:value-type="string" calcext:value-type="string">
            <text:p>https://www.uneiaparjour.fr/the-infinite-drum-machine/</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6-02" calcext:value-type="date">
            <text:p>02/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urseau</text:p>
          </table:table-cell>
          <table:table-cell table:style-name="ce7"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7" office:value-type="string" calcext:value-type="string">
            <text:p>https://www.uneiaparjour.fr/courseau/</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6-01" calcext:value-type="date">
            <text:p>01/06/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enArt</text:p>
          </table:table-cell>
          <table:table-cell table:style-name="ce7"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7" office:value-type="string" calcext:value-type="string">
            <text:p>https://www.uneiaparjour.fr/openart/</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5-31" calcext:value-type="date">
            <text:p>31/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utshell</text:p>
          </table:table-cell>
          <table:table-cell table:style-name="ce7"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7" office:value-type="string" calcext:value-type="string">
            <text:p>https://www.uneiaparjour.fr/nutshell/</text:p>
          </table:table-cell>
          <table:table-cell table:style-name="ce7" office:value-type="string" calcext:value-type="string">
            <text:p>texte</text:p>
          </table:table-cell>
          <table:table-cell table:style-name="ce7" office:value-type="string" calcext:value-type="string">
            <text:p>youtube</text:p>
          </table:table-cell>
          <table:table-cell table:style-name="ce7" table:number-columns-repeated="2"/>
          <table:table-cell table:style-name="ce17" table:number-columns-repeated="2"/>
          <table:table-cell table:style-name="ce20" office:value-type="date" office:date-value="2023-05-30" calcext:value-type="date">
            <text:p>30/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rtflow</text:p>
          </table:table-cell>
          <table:table-cell table:style-name="ce7" office:value-type="string" calcext:value-type="string">
            <text:p>Artflow (http://artflow.ai) : IA générative d’images, images ensuite </text:p>
            <text:p>utilisables pour générer des vidéos courtes avec voix et sous-titrage. </text:p>
            <text:p>Prompts et textes en anglais à privilégier. 100 images et 30 vidéos </text:p>
            <text:p>gratuites par mois.</text:p>
          </table:table-cell>
          <table:table-cell table:style-name="ce7" office:value-type="string" calcext:value-type="string">
            <text:p>https://www.uneiaparjour.fr/artflow/</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05-29" calcext:value-type="date">
            <text:p>29/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rmof</text:p>
          </table:table-cell>
          <table:table-cell table:style-name="ce7"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7" office:value-type="string" calcext:value-type="string">
            <text:p>https://www.uneiaparjour.fr/marmof/</text:p>
          </table:table-cell>
          <table:table-cell table:style-name="ce7" office:value-type="string" calcext:value-type="string">
            <text:p>images</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5-28" calcext:value-type="date">
            <text:p>28/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ze Guru</text:p>
          </table:table-cell>
          <table:table-cell table:style-name="ce7" office:value-type="string" calcext:value-type="string">
            <text:p>Maze Guru (https://maze.guru) : outil d’IA générative d’images web, Discord </text:p>
            <text:p>ou appli iOS et Androïd. Galerie, aide au prompt, styles multiples. Crédits </text:p>
            <text:p>gratuits à l’ouverture (renouvelés toutes les 24h ? – 360 pour moi, une </text:p>
            <text:p>image =1 à 3 crédits).</text:p>
          </table:table-cell>
          <table:table-cell table:style-name="ce7" office:value-type="string" calcext:value-type="string">
            <text:p>https://www.uneiaparjour.fr/maze-guru/</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5-27" calcext:value-type="date">
            <text:p>27/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irefly</text:p>
          </table:table-cell>
          <table:table-cell table:style-name="ce7"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7" office:value-type="string" calcext:value-type="string">
            <text:p>https://www.uneiaparjour.fr/firefly/</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5-26" calcext:value-type="date">
            <text:p>26/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Zoo</text:p>
          </table:table-cell>
          <table:table-cell table:style-name="ce7" office:value-type="string" calcext:value-type="string">
            <text:p>Zoo (https://zoo.replicate.dev) : 7 modèles d’IA génératives d’images (3 </text:p>
            <text:p>stable diffusion, dall-e, kandisky, deepfloyd et material-diffusion) dans </text:p>
            <text:p>le même outil gratuit, sans compte et open source.</text:p>
          </table:table-cell>
          <table:table-cell table:style-name="ce7" office:value-type="string" calcext:value-type="string">
            <text:p>https://www.uneiaparjour.fr/zoo/</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0" office:value-type="date" office:date-value="2023-05-25" calcext:value-type="date">
            <text:p>25/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skbooks</text:p>
          </table:table-cell>
          <table:table-cell table:style-name="ce7"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7" office:value-type="string" calcext:value-type="string">
            <text:p>https://www.uneiaparjour.fr/askbooks-2/</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5-24" calcext:value-type="date">
            <text:p>24/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nica</text:p>
          </table:table-cell>
          <table:table-cell table:style-name="ce7"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7" office:value-type="string" calcext:value-type="string">
            <text:p>https://www.uneiaparjour.fr/monica/</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recherche</text:p>
          </table:table-cell>
          <table:table-cell table:style-name="ce7" office:value-type="string" calcext:value-type="string">
            <text:p>texte</text:p>
          </table:table-cell>
          <table:table-cell table:style-name="ce17" table:number-columns-repeated="2"/>
          <table:table-cell table:style-name="ce20" office:value-type="date" office:date-value="2023-05-23" calcext:value-type="date">
            <text:p>23/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itMind</text:p>
          </table:table-cell>
          <table:table-cell table:style-name="ce7"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7" office:value-type="string" calcext:value-type="string">
            <text:p>https://www.uneiaparjour.fr/gitmind/</text:p>
          </table:table-cell>
          <table:table-cell table:style-name="ce7" office:value-type="string" calcext:value-type="string">
            <text:p>mindmap</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5-22" calcext:value-type="date">
            <text:p>22/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each anything</text:p>
          </table:table-cell>
          <table:table-cell table:style-name="ce7" office:value-type="string" calcext:value-type="string">
            <text:p>Teach anything (https://teach-anything.com) : une question posée avec </text:p>
            <text:p>langue et niveau de réponse choisis et une explication est générée.</text:p>
          </table:table-cell>
          <table:table-cell table:style-name="ce7" office:value-type="string" calcext:value-type="string">
            <text:p>https://www.uneiaparjour.fr/teach-anything-2/</text:p>
          </table:table-cell>
          <table:table-cell table:style-name="ce7" office:value-type="string" calcext:value-type="string">
            <text:p>éducation</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table-cell table:style-name="ce20" office:value-type="date" office:date-value="2023-05-21" calcext:value-type="date">
            <text:p>21/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nversly</text:p>
          </table:table-cell>
          <table:table-cell table:style-name="ce7"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7" office:value-type="string" calcext:value-type="string">
            <text:p>https://www.uneiaparjour.fr/conversly/</text:p>
          </table:table-cell>
          <table:table-cell table:style-name="ce7" office:value-type="string" calcext:value-type="string">
            <text:p>chatbot</text:p>
          </table:table-cell>
          <table:table-cell table:style-name="ce7" office:value-type="string" calcext:value-type="string">
            <text:p>langu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5-20" calcext:value-type="date">
            <text:p>20/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xemplary</text:p>
          </table:table-cell>
          <table:table-cell table:style-name="ce7"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7" office:value-type="string" calcext:value-type="string">
            <text:p>https://www.uneiaparjour.fr/exemplary/</text:p>
          </table:table-cell>
          <table:table-cell table:style-name="ce7" office:value-type="string" calcext:value-type="string">
            <text:p>texte</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05-19" calcext:value-type="date">
            <text:p>19/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reamlike</text:p>
          </table:table-cell>
          <table:table-cell table:style-name="ce7" office:value-type="string" calcext:value-type="string">
            <text:p>Dreamlike (https://dreamlike.art) nouvel outil qui regroupe plusieurs </text:p>
            <text:p>modèles d’IA génératives d’images avec nombreuses options dont l’ajout </text:p>
            <text:p>d’images initiales, prompt négatif, édition et amélioration d’images.</text:p>
          </table:table-cell>
          <table:table-cell table:style-name="ce7" office:value-type="string" calcext:value-type="string">
            <text:p>https://www.uneiaparjour.fr/dreamlike/</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5-18" calcext:value-type="date">
            <text:p>18/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ongR</text:p>
          </table:table-cell>
          <table:table-cell table:style-name="ce7"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7" office:value-type="string" calcext:value-type="string">
            <text:p>https://www.uneiaparjour.fr/songr/</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5-17" calcext:value-type="date">
            <text:p>17/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blecog</text:p>
          </table:table-cell>
          <table:table-cell table:style-name="ce7" office:value-type="string" calcext:value-type="string">
            <text:p>Un nouvel outil d’IA générative d’images : Stablecog </text:p>
            <text:p>(https://stablecog.com). Plusieurs IA dont Stable diffusion disponibles, </text:p>
            <text:p>plusieurs formats et options fines possibles. Test avec le prompt désormais </text:p>
            <text:p>classique de la pochette de disque 😉</text:p>
          </table:table-cell>
          <table:table-cell table:style-name="ce7" office:value-type="string" calcext:value-type="string">
            <text:p>https://www.uneiaparjour.fr/stablecog/</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5-16" calcext:value-type="date">
            <text:p>16/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yeBlankPage</text:p>
          </table:table-cell>
          <table:table-cell table:style-name="ce7"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7" office:value-type="string" calcext:value-type="string">
            <text:p>https://www.uneiaparjour.fr/byeblankpage-2/</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5-15" calcext:value-type="date">
            <text:p>15/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eatBot</text:p>
          </table:table-cell>
          <table:table-cell table:style-name="ce7"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7" office:value-type="string" calcext:value-type="string">
            <text:p>https://www.uneiaparjour.fr/beatbot-2/</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5-14" calcext:value-type="date">
            <text:p>14/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oudly</text:p>
          </table:table-cell>
          <table:table-cell table:style-name="ce7"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7" office:value-type="string" calcext:value-type="string">
            <text:p>https://www.uneiaparjour.fr/loudly/</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5-13" calcext:value-type="date">
            <text:p>13/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lazmapunk</text:p>
          </table:table-cell>
          <table:table-cell table:style-name="ce7"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7" office:value-type="string" calcext:value-type="string">
            <text:p>https://www.uneiaparjour.fr/plazmapunk/</text:p>
          </table:table-cell>
          <table:table-cell table:style-name="ce7" office:value-type="string" calcext:value-type="string">
            <text:p>musique</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table:table-cell table:style-name="ce17" table:number-columns-repeated="2"/>
          <table:table-cell table:style-name="ce20" office:value-type="date" office:date-value="2023-05-12" calcext:value-type="date">
            <text:p>12/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ID</text:p>
          </table:table-cell>
          <table:table-cell table:style-name="ce7"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7" office:value-type="string" calcext:value-type="string">
            <text:p>https://www.uneiaparjour.fr/d-id/</text:p>
          </table:table-cell>
          <table:table-cell table:style-name="ce7" office:value-type="string" calcext:value-type="string">
            <text:p>images</text:p>
          </table:table-cell>
          <table:table-cell table:style-name="ce7" office:value-type="string" calcext:value-type="string">
            <text:p>texte</text:p>
          </table:table-cell>
          <table:table-cell table:style-name="ce7" office:value-type="string" calcext:value-type="string">
            <text:p>vidéo</text:p>
          </table:table-cell>
          <table:table-cell table:style-name="ce7"/>
          <table:table-cell table:style-name="ce17" table:number-columns-repeated="2"/>
          <table:table-cell table:style-name="ce20" office:value-type="date" office:date-value="2023-05-11" calcext:value-type="date">
            <text:p>11/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yppo</text:p>
          </table:table-cell>
          <table:table-cell table:style-name="ce7"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7" office:value-type="string" calcext:value-type="string">
            <text:p>https://www.uneiaparjour.fr/typpo/</text:p>
          </table:table-cell>
          <table:table-cell table:style-name="ce7" office:value-type="string" calcext:value-type="string">
            <text:p>usage illimité</text:p>
          </table:table-cell>
          <table:table-cell table:style-name="ce7" office:value-type="string" calcext:value-type="string">
            <text:p>vidéo</text:p>
          </table:table-cell>
          <table:table-cell table:style-name="ce7" office:value-type="string" calcext:value-type="string">
            <text:p>voix</text:p>
          </table:table-cell>
          <table:table-cell table:style-name="ce7"/>
          <table:table-cell table:style-name="ce17" table:number-columns-repeated="2"/>
          <table:table-cell table:style-name="ce20" office:value-type="date" office:date-value="2023-05-10" calcext:value-type="date">
            <text:p>10/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ofabrain</text:p>
          </table:table-cell>
          <table:table-cell table:style-name="ce7" office:value-type="string" calcext:value-type="string">
            <text:p>Une IA générative d’images 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7" office:value-type="string" calcext:value-type="string">
            <text:p>https://www.uneiaparjour.fr/sofabrain/</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5-09" calcext:value-type="date">
            <text:p>09/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utorAI</text:p>
          </table:table-cell>
          <table:table-cell table:style-name="ce7"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7" office:value-type="string" calcext:value-type="string">
            <text:p>https://www.uneiaparjour.fr/tutorai-2/</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5-08" calcext:value-type="date">
            <text:p>08/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y AI</text:p>
          </table:table-cell>
          <table:table-cell table:style-name="ce7"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7" office:value-type="string" calcext:value-type="string">
            <text:p>https://www.uneiaparjour.fr/my-ai/</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5-07" calcext:value-type="date">
            <text:p>07/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lueWillow</text:p>
          </table:table-cell>
          <table:table-cell table:style-name="ce7" office:value-type="string" calcext:value-type="string">
            <text:p>BlueWillow (https://bluewillow.ai) regroupe plusieurs IA génératives </text:p>
            <text:p>d’images dans un même outil et les mobilise en fonction de la demande </text:p>
            <text:p>exprimée. En beta, depuis Discord avec /imagine, permet l’agrandissement et </text:p>
            <text:p>les variations. Rendus de grande qualité.</text:p>
          </table:table-cell>
          <table:table-cell table:style-name="ce7" office:value-type="string" calcext:value-type="string">
            <text:p>https://www.uneiaparjour.fr/bluewillow-2/</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5-06" calcext:value-type="date">
            <text:p>06/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velFlow</text:p>
          </table:table-cell>
          <table:table-cell table:style-name="ce7"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7" office:value-type="string" calcext:value-type="string">
            <text:p>https://www.uneiaparjour.fr/novelflow/</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5-05" calcext:value-type="date">
            <text:p>05/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omni</text:p>
          </table:table-cell>
          <table:table-cell table:style-name="ce7"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7" office:value-type="string" calcext:value-type="string">
            <text:p>https://www.uneiaparjour.fr/aomni/</text:p>
          </table:table-cell>
          <table:table-cell table:style-name="ce7" office:value-type="string" calcext:value-type="string">
            <text:p>recherche</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5-04" calcext:value-type="date">
            <text:p>04/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Youtube</text:p>
          </table:table-cell>
          <table:table-cell table:style-name="ce7"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7" office:value-type="string" calcext:value-type="string">
            <text:p>https://www.uneiaparjour.fr/chatyoutube/</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5-03" calcext:value-type="date">
            <text:p>03/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entorGPT</text:p>
          </table:table-cell>
          <table:table-cell table:style-name="ce7"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7" office:value-type="string" calcext:value-type="string">
            <text:p>https://www.uneiaparjour.fr/mentorgpt/</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5-02" calcext:value-type="date">
            <text:p>02/05/2023 </text:p>
          </table:table-cell>
          <table:table-cell table:style-name="ce25"/>
          <table:table-cell table:style-name="ce9" table:number-columns-repeated="19"/>
          <table:table-cell table:number-columns-repeated="994"/>
        </table:table-row>
        <table:table-row table:style-name="ro1">
          <table:table-cell table:style-name="ce8" office:value-type="string" calcext:value-type="string">
            <text:p><text:a xlink:href="http://pdf.ai/" xlink:type="simple">Looseleaf / pdf.ai</text:a></text:p>
          </table:table-cell>
          <table:table-cell table:style-name="ce7"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7" office:value-type="string" calcext:value-type="string">
            <text:p>https://www.uneiaparjour.fr/looseleaf/</text:p>
          </table:table-cell>
          <table:table-cell table:style-name="ce7" office:value-type="string" calcext:value-type="string">
            <text:p>chatbot</text:p>
          </table:table-cell>
          <table:table-cell table:style-name="ce7" office:value-type="string" calcext:value-type="string">
            <text:p>documents</text:p>
          </table:table-cell>
          <table:table-cell table:style-name="ce16" office:value-type="string" calcext:value-type="string">
            <text:p>texte</text:p>
          </table:table-cell>
          <table:table-cell table:style-name="ce7"/>
          <table:table-cell table:style-name="ce17" table:number-columns-repeated="2"/>
          <table:table-cell table:style-name="ce20" office:value-type="date" office:date-value="2023-05-01" calcext:value-type="date">
            <text:p>01/05/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rtGPT</text:p>
          </table:table-cell>
          <table:table-cell table:style-name="ce7"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7" office:value-type="string" calcext:value-type="string">
            <text:p>https://www.uneiaparjour.fr/chartgpt/</text:p>
          </table:table-cell>
          <table:table-cell table:style-name="ce7" office:value-type="string" calcext:value-type="string">
            <text:p>données</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4-30" calcext:value-type="date">
            <text:p>30/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locklade Labs</text:p>
          </table:table-cell>
          <table:table-cell table:style-name="ce7" office:value-type="string" calcext:value-type="string">
            <text:p>Un prompt pour créer les images à 360 degrés dans plusieurs styles en </text:p>
            <text:p>quelques secondes ? Voici Blockade labs : https://blockadelabs.com</text:p>
          </table:table-cell>
          <table:table-cell table:style-name="ce7" office:value-type="string" calcext:value-type="string">
            <text:p>https://www.uneiaparjour.fr/blocklade-labs/</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4-29" calcext:value-type="date">
            <text:p>29/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orefront Chat</text:p>
          </table:table-cell>
          <table:table-cell table:style-name="ce7"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7" office:value-type="string" calcext:value-type="string">
            <text:p>https://www.uneiaparjour.fr/forefront-chat/</text:p>
          </table:table-cell>
          <table:table-cell table:style-name="ce7" office:value-type="string" calcext:value-type="string">
            <text:p>chatbot</text:p>
          </table:table-cell>
          <table:table-cell table:style-name="ce7" office:value-type="string" calcext:value-type="string">
            <text:p>image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4-28" calcext:value-type="date">
            <text:p>28/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iniGPT4</text:p>
          </table:table-cell>
          <table:table-cell table:style-name="ce7"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7" office:value-type="string" calcext:value-type="string">
            <text:p>https://www.uneiaparjour.fr/minigpt4-2/</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 </text:p>
          </table:table-cell>
          <table:table-cell table:style-name="ce7" office:value-type="string" calcext:value-type="string">
            <text:p>texte</text:p>
          </table:table-cell>
          <table:table-cell table:style-name="ce17"/>
          <table:table-cell table:style-name="ce20" office:value-type="date" office:date-value="2023-04-27" calcext:value-type="date">
            <text:p>27/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en Assistant</text:p>
          </table:table-cell>
          <table:table-cell table:style-name="ce7"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7" office:value-type="string" calcext:value-type="string">
            <text:p>https://www.uneiaparjour.fr/open-assistant/</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 </text:p>
          </table:table-cell>
          <table:table-cell table:style-name="ce7" office:value-type="string" calcext:value-type="string">
            <text:p>texte</text:p>
          </table:table-cell>
          <table:table-cell table:style-name="ce7"/>
          <table:table-cell table:style-name="ce20" office:value-type="date" office:date-value="2023-04-26" calcext:value-type="date">
            <text:p>26/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Kaiber</text:p>
          </table:table-cell>
          <table:table-cell table:style-name="ce7"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7" office:value-type="string" calcext:value-type="string">
            <text:p>https://www.uneiaparjour.fr/kaiber/</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04-25" calcext:value-type="date">
            <text:p>25/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reative Fabrica</text:p>
          </table:table-cell>
          <table:table-cell table:style-name="ce7" office:value-type="string" calcext:value-type="string">
            <text:p>Deux outils d’IA dédiés à l’image sur un même site : </text:p>
            <text:p>http://creativefabrica.com : – sparkArt : génération d’images à partir d’un </text:p>
            <text:p>prompt https://www.creativefabrica.com/spark/tools/art-generator/ – </text:p>
            <text:p>imagemix : génération d’images à partir d’une image existante : </text:p>
            <text:p>https://www.creativefabrica.com/spark/tools/imagemix/</text:p>
          </table:table-cell>
          <table:table-cell table:style-name="ce7" office:value-type="string" calcext:value-type="string">
            <text:p>https://www.uneiaparjour.fr/creative-fabrica/</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4-24" calcext:value-type="date">
            <text:p>24/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age</text:p>
          </table:table-cell>
          <table:table-cell table:style-name="ce7" office:value-type="string" calcext:value-type="string">
            <text:p>http://Mage.space est un outil de génération d’images basé sur Stable </text:p>
            <text:p>Diffusion. Le prompt peut-être augmenté d’une image de référence. Nombreux </text:p>
            <text:p>paramètres disponibles, galerie avec prompts d’origine pour inspiration</text:p>
          </table:table-cell>
          <table:table-cell table:style-name="ce7" office:value-type="string" calcext:value-type="string">
            <text:p>https://www.uneiaparjour.fr/mage/</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4-23" calcext:value-type="date">
            <text:p>23/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us Clip</text:p>
          </table:table-cell>
          <table:table-cell table:style-name="ce7"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7" office:value-type="string" calcext:value-type="string">
            <text:p>https://www.uneiaparjour.fr/opus-clip/</text:p>
          </table:table-cell>
          <table:table-cell table:style-name="ce7" office:value-type="string" calcext:value-type="string">
            <text:p>vidéo</text:p>
          </table:table-cell>
          <table:table-cell table:style-name="ce7" office:value-type="string" calcext:value-type="string">
            <text:p>youtube</text:p>
          </table:table-cell>
          <table:table-cell table:style-name="ce7" table:number-columns-repeated="2"/>
          <table:table-cell table:style-name="ce17" table:number-columns-repeated="2"/>
          <table:table-cell table:style-name="ce20" office:value-type="date" office:date-value="2023-04-22" calcext:value-type="date">
            <text:p>22/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utoGPT</text:p>
          </table:table-cell>
          <table:table-cell table:style-name="ce7"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7" office:value-type="string" calcext:value-type="string">
            <text:p>https://www.uneiaparjour.fr/autogpt/</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usage illimité </text:p>
          </table:table-cell>
          <table:table-cell table:style-name="ce7"/>
          <table:table-cell table:style-name="ce17" table:number-columns-repeated="2"/>
          <table:table-cell table:style-name="ce20" office:value-type="date" office:date-value="2023-04-21" calcext:value-type="date">
            <text:p>21/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ableLM</text:p>
          </table:table-cell>
          <table:table-cell table:style-name="ce7"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7" office:value-type="string" calcext:value-type="string">
            <text:p>https://www.uneiaparjour.fr/stablelm/</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open source</text:p>
          </table:table-cell>
          <table:table-cell table:style-name="ce7" office:value-type="string" calcext:value-type="string">
            <text:p>usage illimité </text:p>
          </table:table-cell>
          <table:table-cell table:style-name="ce7" office:value-type="string" calcext:value-type="string">
            <text:p>sans compte</text:p>
          </table:table-cell>
          <table:table-cell table:style-name="ce7" office:value-type="string" calcext:value-type="string">
            <text:p>texte</text:p>
          </table:table-cell>
          <table:table-cell table:style-name="ce20" office:value-type="date" office:date-value="2023-04-20" calcext:value-type="date">
            <text:p>20/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nstant Art</text:p>
          </table:table-cell>
          <table:table-cell table:style-name="ce7" office:value-type="string" calcext:value-type="string">
            <text:p>Instant art (https://instantart.io) : 25 modèles d’IA génératives d’images </text:p>
            <text:p>basés sur stable diffusion disponibles gratuitement, accès aux images déjà </text:p>
            <text:p>générées et à leur prompt, une dizaine de dimensions possibles.</text:p>
          </table:table-cell>
          <table:table-cell table:style-name="ce7" office:value-type="string" calcext:value-type="string">
            <text:p>https://www.uneiaparjour.fr/instant-art/</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4-19" calcext:value-type="date">
            <text:p>19/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ingGPT</text:p>
          </table:table-cell>
          <table:table-cell table:style-name="ce7"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7" office:value-type="string" calcext:value-type="string">
            <text:p>https://www.uneiaparjour.fr/binggpt/</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usage illimité </text:p>
          </table:table-cell>
          <table:table-cell table:style-name="ce7" office:value-type="string" calcext:value-type="string">
            <text:p>sans compte</text:p>
          </table:table-cell>
          <table:table-cell table:style-name="ce17" table:number-columns-repeated="2"/>
          <table:table-cell table:style-name="ce20" office:value-type="date" office:date-value="2023-04-18" calcext:value-type="date">
            <text:p>18/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lume AI</text:p>
          </table:table-cell>
          <table:table-cell table:style-name="ce7"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7" office:value-type="string" calcext:value-type="string">
            <text:p>https://www.uneiaparjour.fr/plume-ai/</text:p>
          </table:table-cell>
          <table:table-cell table:style-name="ce7" office:value-type="string" calcext:value-type="string">
            <text:p>texte</text:p>
          </table:table-cell>
          <table:table-cell table:style-name="ce7" office:value-type="string" calcext:value-type="string">
            <text:p>open source</text:p>
          </table:table-cell>
          <table:table-cell table:style-name="ce7" office:value-type="string" calcext:value-type="string">
            <text:p>usage illimité </text:p>
          </table:table-cell>
          <table:table-cell table:style-name="ce7" office:value-type="string" calcext:value-type="string">
            <text:p>sans compte</text:p>
          </table:table-cell>
          <table:table-cell table:style-name="ce17" table:number-columns-repeated="2"/>
          <table:table-cell table:style-name="ce20" office:value-type="date" office:date-value="2023-04-17" calcext:value-type="date">
            <text:p>17/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y AskAI</text:p>
          </table:table-cell>
          <table:table-cell table:style-name="ce7"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7" office:value-type="string" calcext:value-type="string">
            <text:p>https://www.uneiaparjour.fr/my-askai/</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4-16" calcext:value-type="date">
            <text:p>16/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hesive</text:p>
          </table:table-cell>
          <table:table-cell table:style-name="ce7"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7" office:value-type="string" calcext:value-type="string">
            <text:p>https://www.uneiaparjour.fr/cohesive-2/</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4-15" calcext:value-type="date">
            <text:p>15/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Designer</text:p>
          </table:table-cell>
          <table:table-cell table:style-name="ce7" office:value-type="string" calcext:value-type="string">
            <text:p>Microsoft prépare son outil de création graphique, Designer </text:p>
            <text:p>https://designer.microsoft.com (accès sur liste d’attente) : génération </text:p>
            <text:p>d’idées à partir d’un prompt, génération d’images et propositions de mise </text:p>
            <text:p>en page en lien avec la création.</text:p>
          </table:table-cell>
          <table:table-cell table:style-name="ce7" office:value-type="string" calcext:value-type="string">
            <text:p>https://www.uneiaparjour.fr/designer/</text:p>
          </table:table-cell>
          <table:table-cell table:style-name="ce7" office:value-type="string" calcext:value-type="string">
            <text:p>images</text:p>
          </table:table-cell>
          <table:table-cell table:style-name="ce7" office:value-type="string" calcext:value-type="string">
            <text:p>présentation</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4-14" calcext:value-type="date">
            <text:p>14/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erb Art</text:p>
          </table:table-cell>
          <table:table-cell table:style-name="ce7" office:value-type="string" calcext:value-type="string">
            <text:p>http://Verb.art : une IA qui génère des images à partir de la </text:p>
            <text:p>reconnaissance vocale. Application iOS et Androïd.</text:p>
          </table:table-cell>
          <table:table-cell table:style-name="ce7" office:value-type="string" calcext:value-type="string">
            <text:p>https://www.uneiaparjour.fr/verb-art/</text:p>
          </table:table-cell>
          <table:table-cell table:style-name="ce7" office:value-type="string" calcext:value-type="string">
            <text:p>images</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4-13" calcext:value-type="date">
            <text:p>13/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rancher</text:p>
          </table:table-cell>
          <table:table-cell table:style-name="ce7"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7" office:value-type="string" calcext:value-type="string">
            <text:p>https://www.uneiaparjour.fr/brancher/</text:p>
          </table:table-cell>
          <table:table-cell table:style-name="ce7" office:value-type="string" calcext:value-type="string">
            <text:p>appli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4-12" calcext:value-type="date">
            <text:p>12/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urse AI</text:p>
          </table:table-cell>
          <table:table-cell table:style-name="ce7"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7" office:value-type="string" calcext:value-type="string">
            <text:p>https://www.uneiaparjour.fr/course-ai/</text:p>
          </table:table-cell>
          <table:table-cell table:style-name="ce7" office:value-type="string" calcext:value-type="string">
            <text:p>éducation</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4-11" calcext:value-type="date">
            <text:p>11/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ight Cafe</text:p>
          </table:table-cell>
          <table:table-cell table:style-name="ce7" office:value-type="string" calcext:value-type="string">
            <text:p>Un nouvel outil proposant plusieurs IA génératives d’images dont Dall-e ou </text:p>
            <text:p>la prochaine version de Stable Diffusion, SDBX, avec des aides à la </text:p>
            <text:p>rédaction de prompts : https://nightcafe.studio</text:p>
          </table:table-cell>
          <table:table-cell table:style-name="ce7" office:value-type="string" calcext:value-type="string">
            <text:p>https://www.uneiaparjour.fr/night-cafe/</text:p>
          </table:table-cell>
          <table:table-cell table:style-name="ce7" office:value-type="string" calcext:value-type="string">
            <text:p>images</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4-10" calcext:value-type="date">
            <text:p>10/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oundraw</text:p>
          </table:table-cell>
          <table:table-cell table:style-name="ce7"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7" office:value-type="string" calcext:value-type="string">
            <text:p>https://www.uneiaparjour.fr/soundraw/</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4-09" calcext:value-type="date">
            <text:p>09/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UseChatGPT</text:p>
          </table:table-cell>
          <table:table-cell table:style-name="ce7"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7" office:value-type="string" calcext:value-type="string">
            <text:p>https://www.uneiaparjour.fr/usechatgpt/</text:p>
          </table:table-cell>
          <table:table-cell table:style-name="ce7" office:value-type="string" calcext:value-type="string">
            <text:p>site web</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4-08" calcext:value-type="date">
            <text:p>08/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base</text:p>
          </table:table-cell>
          <table:table-cell table:style-name="ce7"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7" office:value-type="string" calcext:value-type="string">
            <text:p>https://www.uneiaparjour.fr/chatbase-grace-a-chatbase-httpchatbaseco/</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4-07" calcext:value-type="date">
            <text:p>07/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edtime Story</text:p>
          </table:table-cell>
          <table:table-cell table:style-name="ce7"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7" office:value-type="string" calcext:value-type="string">
            <text:p>https://www.uneiaparjour.fr/bedtime-story/</text:p>
          </table:table-cell>
          <table:table-cell table:style-name="ce7" office:value-type="string" calcext:value-type="string">
            <text:p>histoires enfants</text:p>
          </table:table-cell>
          <table:table-cell table:style-name="ce7" office:value-type="string" calcext:value-type="string">
            <text:p>images </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4-06" calcext:value-type="date">
            <text:p>06/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eve</text:p>
          </table:table-cell>
          <table:table-cell table:style-name="ce7"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7" office:value-type="string" calcext:value-type="string">
            <text:p>https://www.uneiaparjour.fr/steve/</text:p>
          </table:table-cell>
          <table:table-cell table:style-name="ce7" office:value-type="string" calcext:value-type="string">
            <text:p>musique</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04-05" calcext:value-type="date">
            <text:p>05/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cenario</text:p>
          </table:table-cell>
          <table:table-cell table:style-name="ce7" office:value-type="string" calcext:value-type="string">
            <text:p>45 IA génératives d’images (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7" office:value-type="string" calcext:value-type="string">
            <text:p>https://www.uneiaparjour.fr/scenario-45-ia-generatives-dimages-dont-stable/</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4-04" calcext:value-type="date">
            <text:p>04/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udioGPT</text:p>
          </table:table-cell>
          <table:table-cell table:style-name="ce7"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7" office:value-type="string" calcext:value-type="string">
            <text:p>https://www.uneiaparjour.fr/studiogpt/</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4-03" calcext:value-type="date">
            <text:p>03/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tory Wizard</text:p>
          </table:table-cell>
          <table:table-cell table:style-name="ce7" office:value-type="string" calcext:value-type="string">
            <text:p>Choix d’un personnage principal, description rapide et @StorywizardAIcrée </text:p>
            <text:p>une histoire illustrée avec texte et images éditables. Un test « brut » ici </text:p>
            <text:p>: http://storywizard.ai/s/fea67bb38b Une histoire gratuite par compte. </text:p>
            <text:p>http://storywizard.ai</text:p>
          </table:table-cell>
          <table:table-cell table:style-name="ce7" office:value-type="string" calcext:value-type="string">
            <text:p>https://www.uneiaparjour.fr/story-wizard/</text:p>
          </table:table-cell>
          <table:table-cell table:style-name="ce7" office:value-type="string" calcext:value-type="string">
            <text:p>histoires enfants</text:p>
          </table:table-cell>
          <table:table-cell table:style-name="ce7" office:value-type="string" calcext:value-type="string">
            <text:p>images </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4-02" calcext:value-type="date">
            <text:p>02/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Quiz Wizard</text:p>
          </table:table-cell>
          <table:table-cell table:style-name="ce7"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7" office:value-type="string" calcext:value-type="string">
            <text:p>https://www.uneiaparjour.fr/un-quiz-genere-a-partir-dun-document-ou-dun/</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4-01" calcext:value-type="date">
            <text:p>01/04/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en1 de Runway</text:p>
          </table:table-cell>
          <table:table-cell table:style-name="ce7"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7" office:value-type="string" calcext:value-type="string">
            <text:p>https://www.uneiaparjour.fr/gen1-de-runway/</text:p>
          </table:table-cell>
          <table:table-cell table:style-name="ce7" office:value-type="string" calcext:value-type="string">
            <text:p>vidéo</text:p>
          </table:table-cell>
          <table:table-cell table:style-name="ce7" table:number-columns-repeated="3"/>
          <table:table-cell table:style-name="ce17" table:number-columns-repeated="2"/>
          <table:table-cell table:style-name="ce20" office:value-type="date" office:date-value="2023-03-31" calcext:value-type="date">
            <text:p>31/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atbird</text:p>
          </table:table-cell>
          <table:table-cell table:style-name="ce7" office:value-type="string" calcext:value-type="string">
            <text:p>15 IA génératives d’images qui produisent à partir d’un seul prompt, dans </text:p>
            <text:p>un outil unique : voici Catbird ! https://catbird.ai</text:p>
          </table:table-cell>
          <table:table-cell table:style-name="ce7" office:value-type="string" calcext:value-type="string">
            <text:p>https://www.uneiaparjour.fr/catbird/</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3-30" calcext:value-type="date">
            <text:p>30/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ype</text:p>
          </table:table-cell>
          <table:table-cell table:style-name="ce7" office:value-type="string" calcext:value-type="string">
            <text:p>Type : une IA générative de texte avec outil de mise en page. http://type.ai</text:p>
          </table:table-cell>
          <table:table-cell table:style-name="ce7" office:value-type="string" calcext:value-type="string">
            <text:p>https://www.uneiaparjour.fr/type-type-une-ia-generative-de-texte-avec-outil/</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3-29" calcext:value-type="date">
            <text:p>29/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ttypdf</text:p>
          </table:table-cell>
          <table:table-cell table:style-name="ce7" office:value-type="string" calcext:value-type="string">
            <text:p>Questionner un pdf ? Chattypdf ! Prompt en français accepté, réponse en </text:p>
            <text:p>anglais. https://www.chattypdf.com</text:p>
          </table:table-cell>
          <table:table-cell table:style-name="ce7" office:value-type="string" calcext:value-type="string">
            <text:p>https://www.uneiaparjour.fr/chattypdf/</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3-28" calcext:value-type="date">
            <text:p>28/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laylistai</text:p>
          </table:table-cell>
          <table:table-cell table:style-name="ce7"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7" office:value-type="string" calcext:value-type="string">
            <text:p>https://www.uneiaparjour.fr/playlistai/</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3-27" calcext:value-type="date">
            <text:p>27/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GPTGO</text:p>
          </table:table-cell>
          <table:table-cell table:style-name="ce7"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7" office:value-type="string" calcext:value-type="string">
            <text:p>https://www.uneiaparjour.fr/gptgo/</text:p>
          </table:table-cell>
          <table:table-cell table:style-name="ce7" office:value-type="string" calcext:value-type="string">
            <text:p>recherch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3-26" calcext:value-type="date">
            <text:p>26/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onardo</text:p>
          </table:table-cell>
          <table:table-cell table:style-name="ce7" office:value-type="string" calcext:value-type="string">
            <text:p>@LeonardoAi_ : générateur d’images à partir de plus de 20 modèles d’IA, </text:p>
            <text:p>aide au prompt, outil de composition et possibilité d’entraîner sa propre </text:p>
            <text:p>IA partageable ensuite. https://leonardo.ai</text:p>
          </table:table-cell>
          <table:table-cell table:style-name="ce7" office:value-type="string" calcext:value-type="string">
            <text:p>https://www.uneiaparjour.fr/leonardo/</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3-25" calcext:value-type="date">
            <text:p>25/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Opéra</text:p>
          </table:table-cell>
          <table:table-cell table:style-name="ce7"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7" office:value-type="string" calcext:value-type="string">
            <text:p>https://www.uneiaparjour.fr/opera/</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3-24" calcext:value-type="date">
            <text:p>24/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licit</text:p>
          </table:table-cell>
          <table:table-cell table:style-name="ce7"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7" office:value-type="string" calcext:value-type="string">
            <text:p>https://www.uneiaparjour.fr/elicit/</text:p>
          </table:table-cell>
          <table:table-cell table:style-name="ce7" office:value-type="string" calcext:value-type="string">
            <text:p>documents</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3-23" calcext:value-type="date">
            <text:p>23/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erplexity</text:p>
          </table:table-cell>
          <table:table-cell table:style-name="ce7" office:value-type="string" calcext:value-type="string">
            <text:p>Perplexity, entre moteur de recherche et IA générative de texte, résumé </text:p>
            <text:p>possible et interrogation des résultats. https://perplexity.ai</text:p>
          </table:table-cell>
          <table:table-cell table:style-name="ce7" office:value-type="string" calcext:value-type="string">
            <text:p>https://www.uneiaparjour.fr/perplexity/</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office:value-type="string" calcext:value-type="string">
            <text:p>chatbot</text:p>
          </table:table-cell>
          <table:table-cell table:style-name="ce17" table:number-columns-repeated="2"/>
          <table:table-cell table:style-name="ce20" office:value-type="date" office:date-value="2023-03-22" calcext:value-type="date">
            <text:p>22/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at.dev</text:p>
          </table:table-cell>
          <table:table-cell table:style-name="ce7"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7" office:value-type="string" calcext:value-type="string">
            <text:p>https://www.uneiaparjour.fr/natdev-tester-25-ia-generatives-de-texte-dont/</text:p>
          </table:table-cell>
          <table:table-cell table:style-name="ce7" office:value-type="string" calcext:value-type="string">
            <text:p>archives</text:p>
          </table:table-cell>
          <table:table-cell table:style-name="ce7" table:number-columns-repeated="3"/>
          <table:table-cell table:style-name="ce17" table:number-columns-repeated="2"/>
          <table:table-cell table:style-name="ce20" office:value-type="date" office:date-value="2023-03-21" calcext:value-type="date">
            <text:p>21/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agine</text:p>
          </table:table-cell>
          <table:table-cell table:style-name="ce7" office:value-type="string" calcext:value-type="string">
            <text:p>“Imagine” de @MagicStudio : IA générative d’images avec édition du prompt, </text:p>
            <text:p>gomme et suppression d’arrière-plan possibles. </text:p>
            <text:p>https://magicstudio.com/fr/imagine</text:p>
          </table:table-cell>
          <table:table-cell table:style-name="ce7" office:value-type="string" calcext:value-type="string">
            <text:p>https://www.uneiaparjour.fr/imagine/</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3-20" calcext:value-type="date">
            <text:p>20/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udo</text:p>
          </table:table-cell>
          <table:table-cell table:style-name="ce7"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7" office:value-type="string" calcext:value-type="string">
            <text:p>https://www.uneiaparjour.fr/ludo/</text:p>
          </table:table-cell>
          <table:table-cell table:style-name="ce7" office:value-type="string" calcext:value-type="string">
            <text:p>images</text:p>
          </table:table-cell>
          <table:table-cell table:style-name="ce7" office:value-type="string" calcext:value-type="string">
            <text:p>jeu vidéo</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3-19" calcext:value-type="date">
            <text:p>19/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oomy</text:p>
          </table:table-cell>
          <table:table-cell table:style-name="ce7"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7" office:value-type="string" calcext:value-type="string">
            <text:p>https://www.uneiaparjour.fr/boomy/</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3-18" calcext:value-type="date">
            <text:p>18/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Bing</text:p>
          </table:table-cell>
          <table:table-cell table:style-name="ce7"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7" office:value-type="string" calcext:value-type="string">
            <text:p>https://www.uneiaparjour.fr/bing/</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usage illimité</text:p>
          </table:table-cell>
          <table:table-cell table:style-name="ce7"/>
          <table:table-cell table:style-name="ce17" table:number-columns-repeated="2"/>
          <table:table-cell table:style-name="ce20" office:value-type="date" office:date-value="2023-03-17" calcext:value-type="date">
            <text:p>17/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ytr</text:p>
          </table:table-cell>
          <table:table-cell table:style-name="ce7"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7" office:value-type="string" calcext:value-type="string">
            <text:p>https://www.uneiaparjour.fr/rytr/</text:p>
          </table:table-cell>
          <table:table-cell table:style-name="ce7" office:value-type="string" calcext:value-type="string">
            <text:p>texte</text:p>
          </table:table-cell>
          <table:table-cell table:style-name="ce7" table:number-columns-repeated="3"/>
          <table:table-cell table:style-name="ce17" table:number-columns-repeated="2"/>
          <table:table-cell table:style-name="ce20" office:value-type="date" office:date-value="2023-03-16" calcext:value-type="date">
            <text:p>16/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odulo AI assistant</text:p>
          </table:table-cell>
          <table:table-cell table:style-name="ce7"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7" office:value-type="string" calcext:value-type="string">
            <text:p>https://www.uneiaparjour.fr/modulo-ai-assistant/</text:p>
          </table:table-cell>
          <table:table-cell table:style-name="ce7" office:value-type="string" calcext:value-type="string">
            <text:p>éducation</text:p>
          </table:table-cell>
          <table:table-cell table:style-name="ce7" table:number-columns-repeated="3"/>
          <table:table-cell table:style-name="ce17" table:number-columns-repeated="2"/>
          <table:table-cell table:style-name="ce20" office:value-type="date" office:date-value="2023-03-15" calcext:value-type="date">
            <text:p>15/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Nolej</text:p>
          </table:table-cell>
          <table:table-cell table:style-name="ce7"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7" office:value-type="string" calcext:value-type="string">
            <text:p>https://www.uneiaparjour.fr/nolej/</text:p>
          </table:table-cell>
          <table:table-cell table:style-name="ce7" office:value-type="string" calcext:value-type="string">
            <text:p>éducation</text:p>
          </table:table-cell>
          <table:table-cell table:style-name="ce7" office:value-type="string" calcext:value-type="string">
            <text:p>quiz et flashcards</text:p>
          </table:table-cell>
          <table:table-cell table:style-name="ce7" table:number-columns-repeated="2"/>
          <table:table-cell table:style-name="ce17" table:number-columns-repeated="2"/>
          <table:table-cell table:style-name="ce20" office:value-type="date" office:date-value="2023-03-14" calcext:value-type="date">
            <text:p>14/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unway ML</text:p>
          </table:table-cell>
          <table:table-cell table:style-name="ce7" office:value-type="string" calcext:value-type="string">
            <text:p>30 outils tournés vers l’image (fixe ou animée), de la création à la </text:p>
            <text:p>modification, réunis en un seul endroit : bonne visite de @runwayml ! </text:p>
            <text:p>https://runwayml.com</text:p>
          </table:table-cell>
          <table:table-cell table:style-name="ce7" office:value-type="string" calcext:value-type="string">
            <text:p>https://www.uneiaparjour.fr/runway-ml/</text:p>
          </table:table-cell>
          <table:table-cell table:style-name="ce7" office:value-type="string" calcext:value-type="string">
            <text:p>images</text:p>
          </table:table-cell>
          <table:table-cell table:style-name="ce7" office:value-type="string" calcext:value-type="string">
            <text:p>vidéo</text:p>
          </table:table-cell>
          <table:table-cell table:style-name="ce7" table:number-columns-repeated="2"/>
          <table:table-cell table:style-name="ce17" table:number-columns-repeated="2"/>
          <table:table-cell table:style-name="ce20" office:value-type="date" office:date-value="2023-03-13" calcext:value-type="date">
            <text:p>13/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mgCreator</text:p>
          </table:table-cell>
          <table:table-cell table:style-name="ce7" office:value-type="string" calcext:value-type="string">
            <text:p>Imgcreator : génération d’images, outils de mise en page et de retouche et </text:p>
            <text:p>ajouts de détails dans l’image. https://imgcreator.zmo.ai/ai-designer</text:p>
          </table:table-cell>
          <table:table-cell table:style-name="ce7" office:value-type="string" calcext:value-type="string">
            <text:p>https://www.uneiaparjour.fr/imgcreator/</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3-12" calcext:value-type="date">
            <text:p>12/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himsical</text:p>
          </table:table-cell>
          <table:table-cell table:style-name="ce7" office:value-type="string" calcext:value-type="string">
            <text:p>Avec Whimsical, créez des cartes heuristiques à partir d’un sujet-prompt </text:p>
            <text:p>central, puis branche par branche l’IA génère des idées. </text:p>
            <text:p>http://whimsical.com</text:p>
          </table:table-cell>
          <table:table-cell table:style-name="ce7" office:value-type="string" calcext:value-type="string">
            <text:p>https://www.uneiaparjour.fr/whimsical/</text:p>
          </table:table-cell>
          <table:table-cell table:style-name="ce7" office:value-type="string" calcext:value-type="string">
            <text:p>mindmap</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3-11" calcext:value-type="date">
            <text:p>11/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ody</text:p>
          </table:table-cell>
          <table:table-cell table:style-name="ce7"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7" office:value-type="string" calcext:value-type="string">
            <text:p>https://www.uneiaparjour.fr/cody/</text:p>
          </table:table-cell>
          <table:table-cell table:style-name="ce7" office:value-type="string" calcext:value-type="string">
            <text:p>chatbot</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3-10" calcext:value-type="date">
            <text:p>10/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ucidpic</text:p>
          </table:table-cell>
          <table:table-cell table:style-name="ce7" office:value-type="string" calcext:value-type="string">
            <text:p>Pour créer des portraits paramétrables de personnes qui n’existent pas, </text:p>
            <text:p>libres de droits, pour illustrer des documents : Lucidpic. </text:p>
            <text:p>https://lucidpic.com</text:p>
          </table:table-cell>
          <table:table-cell table:style-name="ce7" office:value-type="string" calcext:value-type="string">
            <text:p>https://www.uneiaparjour.fr/lucidpic/</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3-09" calcext:value-type="date">
            <text:p>09/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WebChatGPT</text:p>
          </table:table-cell>
          <table:table-cell table:style-name="ce7"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7" office:value-type="string" calcext:value-type="string">
            <text:p>https://www.uneiaparjour.fr/webchatgpt/</text:p>
          </table:table-cell>
          <table:table-cell table:style-name="ce7" office:value-type="string" calcext:value-type="string">
            <text:p>chatbot</text:p>
          </table:table-cell>
          <table:table-cell table:style-name="ce7" office:value-type="string" calcext:value-type="string">
            <text:p>open sourc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3-08" calcext:value-type="date">
            <text:p>08/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Yippity</text:p>
          </table:table-cell>
          <table:table-cell table:style-name="ce7"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7" office:value-type="string" calcext:value-type="string">
            <text:p>https://www.uneiaparjour.fr/un-texte-jusqua-10000-caracteres-ou-une-url-et-2/</text:p>
          </table:table-cell>
          <table:table-cell table:style-name="ce7" office:value-type="string" calcext:value-type="string">
            <text:p>quiz et flashcards</text:p>
          </table:table-cell>
          <table:table-cell table:style-name="ce7" office:value-type="string" calcext:value-type="string">
            <text:p>texte</text:p>
          </table:table-cell>
          <table:table-cell table:style-name="ce7" table:number-columns-repeated="2"/>
          <table:table-cell table:style-name="ce17" table:number-columns-repeated="2"/>
          <table:table-cell table:style-name="ce20" office:value-type="date" office:date-value="2023-03-07" calcext:value-type="date">
            <text:p>07/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Endless Visual Novel</text:p>
          </table:table-cell>
          <table:table-cell table:style-name="ce7"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7" office:value-type="string" calcext:value-type="string">
            <text:p>https://www.uneiaparjour.fr/endless-visual-novel-2/</text:p>
          </table:table-cell>
          <table:table-cell table:style-name="ce7" office:value-type="string" calcext:value-type="string">
            <text:p>jeu vidéo</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3-06" calcext:value-type="date">
            <text:p>06/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Vizcom</text:p>
          </table:table-cell>
          <table:table-cell table:style-name="ce7" office:value-type="string" calcext:value-type="string">
            <text:p>En combinant dessin et prompt, Vizcom crée des images en rendu 3D que l’on </text:p>
            <text:p>peut faire évoluer à chaque changement du dessin ou de l’instruction. </text:p>
            <text:p>https://vizcom.ai</text:p>
          </table:table-cell>
          <table:table-cell table:style-name="ce7" office:value-type="string" calcext:value-type="string">
            <text:p>https://www.uneiaparjour.fr/vizcom-2/</text:p>
          </table:table-cell>
          <table:table-cell table:style-name="ce7" office:value-type="string" calcext:value-type="string">
            <text:p>images</text:p>
          </table:table-cell>
          <table:table-cell table:style-name="ce7" office:value-type="string" calcext:value-type="string">
            <text:p>images 3D</text:p>
          </table:table-cell>
          <table:table-cell table:style-name="ce7" table:number-columns-repeated="2"/>
          <table:table-cell table:style-name="ce17" table:number-columns-repeated="2"/>
          <table:table-cell table:style-name="ce20" office:value-type="date" office:date-value="2023-03-05" calcext:value-type="date">
            <text:p>05/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aint by Text</text:p>
          </table:table-cell>
          <table:table-cell table:style-name="ce7" office:value-type="string" calcext:value-type="string">
            <text:p>Paint by text, l’édition d’images à partir d’une requête texte. </text:p>
            <text:p>https://paintbytext.chat</text:p>
          </table:table-cell>
          <table:table-cell table:style-name="ce7" office:value-type="string" calcext:value-type="string">
            <text:p>https://www.uneiaparjour.fr/paint-by-text-2/</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0" office:value-type="date" office:date-value="2023-03-04" calcext:value-type="date">
            <text:p>04/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Humata</text:p>
          </table:table-cell>
          <table:table-cell table:style-name="ce7"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7" office:value-type="string" calcext:value-type="string">
            <text:p>https://www.uneiaparjour.fr/humata-2/</text:p>
          </table:table-cell>
          <table:table-cell table:style-name="ce7" office:value-type="string" calcext:value-type="string">
            <text:p>chatbot</text:p>
          </table:table-cell>
          <table:table-cell table:style-name="ce7" office:value-type="string" calcext:value-type="string">
            <text:p>documents</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3-03" calcext:value-type="date">
            <text:p>03/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Ayoa</text:p>
          </table:table-cell>
          <table:table-cell table:style-name="ce7"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7" office:value-type="string" calcext:value-type="string">
            <text:p>https://www.uneiaparjour.fr/ayoa/</text:p>
          </table:table-cell>
          <table:table-cell table:style-name="ce7" office:value-type="string" calcext:value-type="string">
            <text:p>images</text:p>
          </table:table-cell>
          <table:table-cell table:style-name="ce7" office:value-type="string" calcext:value-type="string">
            <text:p>mindmap</text:p>
          </table:table-cell>
          <table:table-cell table:style-name="ce7" office:value-type="string" calcext:value-type="string">
            <text:p>texte</text:p>
          </table:table-cell>
          <table:table-cell table:style-name="ce7"/>
          <table:table-cell table:style-name="ce17" table:number-columns-repeated="2"/>
          <table:table-cell table:style-name="ce20" office:value-type="date" office:date-value="2023-03-02" calcext:value-type="date">
            <text:p>02/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Invideo</text:p>
          </table:table-cell>
          <table:table-cell table:style-name="ce7"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7" office:value-type="string" calcext:value-type="string">
            <text:p>https://www.uneiaparjour.fr/invideo-2/</text:p>
          </table:table-cell>
          <table:table-cell table:style-name="ce7" office:value-type="string" calcext:value-type="string">
            <text:p>vidéo</text:p>
          </table:table-cell>
          <table:table-cell table:style-name="ce7" table:number-columns-repeated="3"/>
          <table:table-cell table:style-name="ce17" table:number-columns-repeated="2"/>
          <table:table-cell table:style-name="ce20" office:value-type="date" office:date-value="2023-03-01" calcext:value-type="date">
            <text:p>01/03/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Character</text:p>
          </table:table-cell>
          <table:table-cell table:style-name="ce7"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7" office:value-type="string" calcext:value-type="string">
            <text:p>https://www.uneiaparjour.fr/characterai/</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7" table:number-columns-repeated="2"/>
          <table:table-cell table:style-name="ce17" table:number-columns-repeated="2"/>
          <table:table-cell table:style-name="ce20" office:value-type="date" office:date-value="2023-02-28" calcext:value-type="date">
            <text:p>28/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Riffusion</text:p>
          </table:table-cell>
          <table:table-cell table:style-name="ce7" office:value-type="string" calcext:value-type="string">
            <text:p>Envie d’une playlist de musiques qui n’existent pas encore créées au gré </text:p>
            <text:p>des envies ? Riffusion est prêt à accueillir nos prompts. </text:p>
            <text:p>https://riffusion.com</text:p>
          </table:table-cell>
          <table:table-cell table:style-name="ce7" office:value-type="string" calcext:value-type="string">
            <text:p>https://www.uneiaparjour.fr/riffusion/</text:p>
          </table:table-cell>
          <table:table-cell table:style-name="ce7" office:value-type="string" calcext:value-type="string">
            <text:p>musique</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0" office:value-type="date" office:date-value="2023-02-27" calcext:value-type="date">
            <text:p>27/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Scribble Diffusion</text:p>
          </table:table-cell>
          <table:table-cell table:style-name="ce7" office:value-type="string" calcext:value-type="string">
            <text:p>Un dessin à main levé précisé par un prompt et Scribble Diffusion nous </text:p>
            <text:p>propose une image. Open source. https://scribblediffusion.com/</text:p>
          </table:table-cell>
          <table:table-cell table:style-name="ce7" office:value-type="string" calcext:value-type="string">
            <text:p>https://www.uneiaparjour.fr/scribble-diffusion/</text:p>
          </table:table-cell>
          <table:table-cell table:style-name="ce7" office:value-type="string" calcext:value-type="string">
            <text:p>images</text:p>
          </table:table-cell>
          <table:table-cell table:style-name="ce7" office:value-type="string" calcext:value-type="string">
            <text:p>open source</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17" table:number-columns-repeated="2"/>
          <table:table-cell table:style-name="ce20" office:value-type="date" office:date-value="2023-02-26" calcext:value-type="date">
            <text:p>26/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ixo</text:p>
          </table:table-cell>
          <table:table-cell table:style-name="ce7"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7" office:value-type="string" calcext:value-type="string">
            <text:p>https://www.uneiaparjour.fr/prompt-20-secondes-1-page-web-redigee-et/</text:p>
          </table:table-cell>
          <table:table-cell table:style-name="ce7" office:value-type="string" calcext:value-type="string">
            <text:p>site web</text:p>
          </table:table-cell>
          <table:table-cell table:style-name="ce7" table:number-columns-repeated="3"/>
          <table:table-cell table:style-name="ce17" table:number-columns-repeated="2"/>
          <table:table-cell table:style-name="ce20" office:value-type="date" office:date-value="2023-02-25" calcext:value-type="date">
            <text:p>25/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YouChat</text:p>
          </table:table-cell>
          <table:table-cell table:style-name="ce7"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7" office:value-type="string" calcext:value-type="string">
            <text:p>https://www.uneiaparjour.fr/youchat/</text:p>
          </table:table-cell>
          <table:table-cell table:style-name="ce7" office:value-type="string" calcext:value-type="string">
            <text:p>chatbot</text:p>
          </table:table-cell>
          <table:table-cell table:style-name="ce7" office:value-type="string" calcext:value-type="string">
            <text:p>recherche</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2-24" calcext:value-type="date">
            <text:p>24/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Tome</text:p>
          </table:table-cell>
          <table:table-cell table:style-name="ce7" office:value-type="string" calcext:value-type="string">
            <text:p>Une requête détaillée = une présentation textes et images, c’est Tome. </text:p>
            <text:p>https://tome.app/</text:p>
          </table:table-cell>
          <table:table-cell table:style-name="ce7" office:value-type="string" calcext:value-type="string">
            <text:p>https://www.uneiaparjour.fr/tome-2/</text:p>
          </table:table-cell>
          <table:table-cell table:style-name="ce7" office:value-type="string" calcext:value-type="string">
            <text:p>présentation</text:p>
          </table:table-cell>
          <table:table-cell table:style-name="ce7" table:number-columns-repeated="3"/>
          <table:table-cell table:style-name="ce17" table:number-columns-repeated="2"/>
          <table:table-cell table:style-name="ce20" office:value-type="date" office:date-value="2023-02-23" calcext:value-type="date">
            <text:p>23/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Lexica</text:p>
          </table:table-cell>
          <table:table-cell table:style-name="ce7" office:value-type="string" calcext:value-type="string">
            <text:p>Lexica, IA génératrice d’images basée sur Stable diffusion et galerie. </text:p>
            <text:p>https://lexica.art/</text:p>
          </table:table-cell>
          <table:table-cell table:style-name="ce7" office:value-type="string" calcext:value-type="string">
            <text:p>https://www.uneiaparjour.fr/lexica/</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2-22" calcext:value-type="date">
            <text:p>22/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Fliki</text:p>
          </table:table-cell>
          <table:table-cell table:style-name="ce7" office:value-type="string" calcext:value-type="string">
            <text:p>Un texte transformé en vidéo avec voix et sous-titrage grâce à l’IA ? </text:p>
            <text:p>@fliki_ai https://fliki.ai/</text:p>
          </table:table-cell>
          <table:table-cell table:style-name="ce7" office:value-type="string" calcext:value-type="string">
            <text:p>https://www.uneiaparjour.fr/flikiai/</text:p>
          </table:table-cell>
          <table:table-cell table:style-name="ce7" office:value-type="string" calcext:value-type="string">
            <text:p>texte</text:p>
          </table:table-cell>
          <table:table-cell table:style-name="ce7" office:value-type="string" calcext:value-type="string">
            <text:p>voix</text:p>
          </table:table-cell>
          <table:table-cell table:style-name="ce7" table:number-columns-repeated="2"/>
          <table:table-cell table:style-name="ce17" table:number-columns-repeated="2"/>
          <table:table-cell table:style-name="ce20" office:value-type="date" office:date-value="2023-02-21" calcext:value-type="date">
            <text:p>21/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urf</text:p>
          </table:table-cell>
          <table:table-cell table:style-name="ce7" office:value-type="string" calcext:value-type="string">
            <text:p>Utiliser l’IA pour transcrire et dire des textes dans 120 voix et avec </text:p>
            <text:p>différents tons, vitesses etc. ? @MURFAISTUDIO https://murf.ai/</text:p>
          </table:table-cell>
          <table:table-cell table:style-name="ce7" office:value-type="string" calcext:value-type="string">
            <text:p>https://www.uneiaparjour.fr/murfai-2/</text:p>
          </table:table-cell>
          <table:table-cell table:style-name="ce7" office:value-type="string" calcext:value-type="string">
            <text:p>voix</text:p>
          </table:table-cell>
          <table:table-cell table:style-name="ce7" table:number-columns-repeated="3"/>
          <table:table-cell table:style-name="ce17" table:number-columns-repeated="2"/>
          <table:table-cell table:style-name="ce20" office:value-type="date" office:date-value="2023-02-20" calcext:value-type="date">
            <text:p>20/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layground</text:p>
          </table:table-cell>
          <table:table-cell table:style-name="ce7" office:value-type="string" calcext:value-type="string">
            <text:p>Une IA génératrice d’images boostée d’outils de retouches d’images et d’une </text:p>
            <text:p>galerie ouverte au remix, c’est @playground_ai Free AI image generator: </text:p>
            <text:p>Art, Social Media, Marketing | Playground AI</text:p>
          </table:table-cell>
          <table:table-cell table:style-name="ce7" office:value-type="string" calcext:value-type="string">
            <text:p>https://www.uneiaparjour.fr/playground/</text:p>
          </table:table-cell>
          <table:table-cell table:style-name="ce7" office:value-type="string" calcext:value-type="string">
            <text:p>images</text:p>
          </table:table-cell>
          <table:table-cell table:style-name="ce7" table:number-columns-repeated="3"/>
          <table:table-cell table:style-name="ce17" table:number-columns-repeated="2"/>
          <table:table-cell table:style-name="ce20" office:value-type="date" office:date-value="2023-02-19" calcext:value-type="date">
            <text:p>19/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Mubert</text:p>
          </table:table-cell>
          <table:table-cell table:style-name="ce7" office:value-type="string" calcext:value-type="string">
            <text:p>Un peu de musique générée via une requête textuelle ? Voici @mubertapp, 25 </text:p>
            <text:p>générations gratuites par mois. https://mubert.com/</text:p>
          </table:table-cell>
          <table:table-cell table:style-name="ce7" office:value-type="string" calcext:value-type="string">
            <text:p>https://www.uneiaparjour.fr/un-peu-de-musique-generee-via-une-requete/</text:p>
          </table:table-cell>
          <table:table-cell table:style-name="ce7" office:value-type="string" calcext:value-type="string">
            <text:p>musique</text:p>
          </table:table-cell>
          <table:table-cell table:style-name="ce7" table:number-columns-repeated="3"/>
          <table:table-cell table:style-name="ce17" table:number-columns-repeated="2"/>
          <table:table-cell table:style-name="ce20" office:value-type="date" office:date-value="2023-02-18" calcext:value-type="date">
            <text:p>18/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oe</text:p>
          </table:table-cell>
          <table:table-cell table:style-name="ce7" office:value-type="string" calcext:value-type="string">
            <text:p>Pas une mais 3 IA pour cette 2ème découverte : Poe par @Quora qui regroupe </text:p>
            <text:p>trois IA conversationnelles Poe – Fast, Helpful AI Chat</text:p>
          </table:table-cell>
          <table:table-cell table:style-name="ce7" office:value-type="string" calcext:value-type="string">
            <text:p>https://www.uneiaparjour.fr/pas-une-mais-3-ia-pour-cette-2eme-decouverte-poe-2/</text:p>
          </table:table-cell>
          <table:table-cell table:style-name="ce7" office:value-type="string" calcext:value-type="string">
            <text:p>chatbot</text:p>
          </table:table-cell>
          <table:table-cell table:style-name="ce7" office:value-type="string" calcext:value-type="string">
            <text:p>LLM</text:p>
          </table:table-cell>
          <table:table-cell table:style-name="ce7" office:value-type="string" calcext:value-type="string">
            <text:p>texte</text:p>
          </table:table-cell>
          <table:table-cell table:style-name="ce7" office:value-type="string" calcext:value-type="string">
            <text:p>usage illimité</text:p>
          </table:table-cell>
          <table:table-cell table:style-name="ce17" table:number-columns-repeated="2"/>
          <table:table-cell table:style-name="ce20" office:value-type="date" office:date-value="2023-02-17" calcext:value-type="date">
            <text:p>17/02/2023 </text:p>
          </table:table-cell>
          <table:table-cell table:style-name="ce25"/>
          <table:table-cell table:style-name="ce9" table:number-columns-repeated="19"/>
          <table:table-cell table:number-columns-repeated="994"/>
        </table:table-row>
        <table:table-row table:style-name="ro1">
          <table:table-cell table:style-name="ce7" office:value-type="string" calcext:value-type="string">
            <text:p>PicFinder</text:p>
          </table:table-cell>
          <table:table-cell table:style-name="ce7"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7" office:value-type="string" calcext:value-type="string">
            <text:p>https://www.uneiaparjour.fr/chaque-jour-nous-decouvrons-de-nouvelles-ia-2/</text:p>
          </table:table-cell>
          <table:table-cell table:style-name="ce7" office:value-type="string" calcext:value-type="string">
            <text:p>images</text:p>
          </table:table-cell>
          <table:table-cell table:style-name="ce7" office:value-type="string" calcext:value-type="string">
            <text:p>sans compte</text:p>
          </table:table-cell>
          <table:table-cell table:style-name="ce7" office:value-type="string" calcext:value-type="string">
            <text:p>usage illimité</text:p>
          </table:table-cell>
          <table:table-cell table:style-name="ce7"/>
          <table:table-cell table:style-name="ce18" table:number-columns-repeated="2"/>
          <table:table-cell table:style-name="ce20" office:value-type="date" office:date-value="2023-02-16" calcext:value-type="date">
            <text:p>16/02/2023 </text:p>
          </table:table-cell>
          <table:table-cell table:style-name="ce25"/>
          <table:table-cell table:style-name="ce9" table:number-columns-repeated="19"/>
          <table:table-cell table:number-columns-repeated="994"/>
        </table:table-row>
        <table:table-row table:style-name="ro1" table:number-rows-repeated="450">
          <table:table-cell table:style-name="ce9" table:number-columns-repeated="9"/>
          <table:table-cell table:style-name="ce21"/>
          <table:table-cell table:style-name="ce26"/>
          <table:table-cell table:style-name="ce9" table:number-columns-repeated="19"/>
          <table:table-cell table:number-columns-repeated="994"/>
        </table:table-row>
        <table:table-row table:style-name="ro2" table:number-rows-repeated="1047324">
          <table:table-cell table:number-columns-repeated="1024"/>
        </table:table-row>
        <table:table-row table:style-name="ro2">
          <table:table-cell table:number-columns-repeated="1024"/>
        </table:table-row>
        <table:named-expressions>
          <table:named-range table:name="_xlnm._FilterDatabase" table:base-cell-address="$Note.$A$1" table:cell-range-address="$Base.$A$1:.$AD$801"/>
        </table:named-expressions>
      </table:table>
      <table:named-expressions/>
      <table:database-ranges>
        <table:database-range table:name="__Anonymous_Sheet_DB__1" table:target-range-address="Base.A1:Base.AD8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month/>
      <number:year/>
      <number:hours/>
      <number:minutes/>
    </number:date-style>
    <number:date-style style:name="N12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127">
      <number:day number:style="long"/>
      <number:text>/</number:text>
      <number:month number:style="long"/>
      <number:text>/</number:text>
      <number:year number:style="long"/>
      <number:text> </number:text>
    </number:date-style>
    <number:date-style style:name="N128">
      <number:day number:style="long"/>
      <number:text>/</number:text>
      <number:month number:style="long"/>
      <number:text>/</number:text>
      <number:year number:style="long"/>
    </number:date-style>
    <number:date-style style:name="N129">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 style:display-name="PageStyle_Note" style:page-layout-name="Mpm3">
      <style:header style:display="false"/>
      <style:header-left style:display="false"/>
      <style:footer style:display="false"/>
      <style:footer-left style:display="false"/>
    </style:master-page>
    <style:master-page style:name="PageStyle_5f_Base" style:display-name="PageStyle_Ba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998" meta:object-count="2"/>
    <meta:generator>LibreOfficeDev/6.0.5.2$Linux_X86_64 LibreOffice_project/</meta:generator>
  </office:meta>
</office:document-meta>
</file>